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1.032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90b" table:style-name="ta1">
        <table:shapes>
          <draw:frame draw:z-index="0" draw:style-name="gr1" draw:text-style-name="P1" svg:width="9.678in" svg:height="8.2614in" svg:x="6.8232in" svg:y="0.3972in">
            <draw:object draw:notify-on-update-of-ranges="c90b.G11:c90b.G11 c90b.A13:c90b.A529 c90b.C13:c90b.C13 c90b.C13:c90b.C529 c90b.E13:c90b.E13 c90b.E13:c90b.E5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irframe: C90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: 0.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: 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d: 0.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u: 0.0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Min: 0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Max: 0.7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LimMin: 0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LimMax: 0.5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dSpeed: 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: 0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oint: 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etpoi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0.158203" calcext:value-type="float">
            <text:p>0.158203</text:p>
          </table:table-cell>
          <table:table-cell office:value-type="float" office:value="-2.75516" calcext:value-type="float">
            <text:p>-2.75516</text:p>
          </table:table-cell>
          <table:table-cell office:value-type="float" office:value="177.755" calcext:value-type="float">
            <text:p>177.755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89.8155" calcext:value-type="float">
            <text:p>-89.8155</text:p>
          </table:table-cell>
        </table:table-row>
        <table:table-row table:style-name="ro1">
          <table:table-cell office:value-type="float" office:value="0.268555" calcext:value-type="float">
            <text:p>0.268555</text:p>
          </table:table-cell>
          <table:table-cell office:value-type="float" office:value="-2.7462" calcext:value-type="float">
            <text:p>-2.7462</text:p>
          </table:table-cell>
          <table:table-cell office:value-type="float" office:value="177.746" calcext:value-type="float">
            <text:p>177.746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27.1714" calcext:value-type="float">
            <text:p>-27.1714</text:p>
          </table:table-cell>
        </table:table-row>
        <table:table-row table:style-name="ro1">
          <table:table-cell office:value-type="float" office:value="0.379395" calcext:value-type="float">
            <text:p>0.379395</text:p>
          </table:table-cell>
          <table:table-cell office:value-type="float" office:value="-2.7366" calcext:value-type="float">
            <text:p>-2.7366</text:p>
          </table:table-cell>
          <table:table-cell office:value-type="float" office:value="177.737" calcext:value-type="float">
            <text:p>177.737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8.26155" calcext:value-type="float">
            <text:p>-8.26155</text:p>
          </table:table-cell>
        </table:table-row>
        <table:table-row table:style-name="ro1">
          <table:table-cell office:value-type="float" office:value="0.490967" calcext:value-type="float">
            <text:p>0.490967</text:p>
          </table:table-cell>
          <table:table-cell office:value-type="float" office:value="-2.72633" calcext:value-type="float">
            <text:p>-2.72633</text:p>
          </table:table-cell>
          <table:table-cell office:value-type="float" office:value="177.726" calcext:value-type="float">
            <text:p>177.726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2.52429" calcext:value-type="float">
            <text:p>-2.52429</text:p>
          </table:table-cell>
        </table:table-row>
        <table:table-row table:style-name="ro1">
          <table:table-cell office:value-type="float" office:value="0.606689" calcext:value-type="float">
            <text:p>0.606689</text:p>
          </table:table-cell>
          <table:table-cell office:value-type="float" office:value="-2.71478" calcext:value-type="float">
            <text:p>-2.71478</text:p>
          </table:table-cell>
          <table:table-cell office:value-type="float" office:value="177.715" calcext:value-type="float">
            <text:p>177.715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794704" calcext:value-type="float">
            <text:p>-0.794704</text:p>
          </table:table-cell>
        </table:table-row>
        <table:table-row table:style-name="ro1">
          <table:table-cell office:value-type="float" office:value="0.715576" calcext:value-type="float">
            <text:p>0.715576</text:p>
          </table:table-cell>
          <table:table-cell office:value-type="float" office:value="-2.70329" calcext:value-type="float">
            <text:p>-2.70329</text:p>
          </table:table-cell>
          <table:table-cell office:value-type="float" office:value="177.703" calcext:value-type="float">
            <text:p>177.703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220568" calcext:value-type="float">
            <text:p>-0.220568</text:p>
          </table:table-cell>
        </table:table-row>
        <table:table-row table:style-name="ro1">
          <table:table-cell office:value-type="float" office:value="0.821533" calcext:value-type="float">
            <text:p>0.821533</text:p>
          </table:table-cell>
          <table:table-cell office:value-type="float" office:value="-2.69142" calcext:value-type="float">
            <text:p>-2.69142</text:p>
          </table:table-cell>
          <table:table-cell office:value-type="float" office:value="177.691" calcext:value-type="float">
            <text:p>177.691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474654" calcext:value-type="float">
            <text:p>-0.0474654</text:p>
          </table:table-cell>
        </table:table-row>
        <table:table-row table:style-name="ro1">
          <table:table-cell office:value-type="float" office:value="0.928223" calcext:value-type="float">
            <text:p>0.928223</text:p>
          </table:table-cell>
          <table:table-cell office:value-type="float" office:value="-2.67871" calcext:value-type="float">
            <text:p>-2.67871</text:p>
          </table:table-cell>
          <table:table-cell office:value-type="float" office:value="177.679" calcext:value-type="float">
            <text:p>177.679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0318694" calcext:value-type="float">
            <text:p>0.00318694</text:p>
          </table:table-cell>
        </table:table-row>
        <table:table-row table:style-name="ro1">
          <table:table-cell office:value-type="float" office:value="1.03638" calcext:value-type="float">
            <text:p>1.03638</text:p>
          </table:table-cell>
          <table:table-cell office:value-type="float" office:value="-2.66502" calcext:value-type="float">
            <text:p>-2.66502</text:p>
          </table:table-cell>
          <table:table-cell office:value-type="float" office:value="177.665" calcext:value-type="float">
            <text:p>177.665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92246" calcext:value-type="float">
            <text:p>0.0192246</text:p>
          </table:table-cell>
        </table:table-row>
        <table:table-row table:style-name="ro1">
          <table:table-cell office:value-type="float" office:value="1.14233" calcext:value-type="float">
            <text:p>1.14233</text:p>
          </table:table-cell>
          <table:table-cell office:value-type="float" office:value="-2.65094" calcext:value-type="float">
            <text:p>-2.65094</text:p>
          </table:table-cell>
          <table:table-cell office:value-type="float" office:value="177.651" calcext:value-type="float">
            <text:p>177.651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4375" calcext:value-type="float">
            <text:p>0.024375</text:p>
          </table:table-cell>
        </table:table-row>
        <table:table-row table:style-name="ro1">
          <table:table-cell office:value-type="float" office:value="1.24683" calcext:value-type="float">
            <text:p>1.24683</text:p>
          </table:table-cell>
          <table:table-cell office:value-type="float" office:value="-2.63618" calcext:value-type="float">
            <text:p>-2.63618</text:p>
          </table:table-cell>
          <table:table-cell office:value-type="float" office:value="177.636" calcext:value-type="float">
            <text:p>177.636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67825" calcext:value-type="float">
            <text:p>0.0267825</text:p>
          </table:table-cell>
        </table:table-row>
        <table:table-row table:style-name="ro1">
          <table:table-cell office:value-type="float" office:value="1.35059" calcext:value-type="float">
            <text:p>1.35059</text:p>
          </table:table-cell>
          <table:table-cell office:value-type="float" office:value="-2.62086" calcext:value-type="float">
            <text:p>-2.62086</text:p>
          </table:table-cell>
          <table:table-cell office:value-type="float" office:value="177.621" calcext:value-type="float">
            <text:p>177.621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83312" calcext:value-type="float">
            <text:p>0.0283312</text:p>
          </table:table-cell>
        </table:table-row>
        <table:table-row table:style-name="ro1">
          <table:table-cell office:value-type="float" office:value="1.45605" calcext:value-type="float">
            <text:p>1.45605</text:p>
          </table:table-cell>
          <table:table-cell office:value-type="float" office:value="-2.60458" calcext:value-type="float">
            <text:p>-2.60458</text:p>
          </table:table-cell>
          <table:table-cell office:value-type="float" office:value="177.605" calcext:value-type="float">
            <text:p>177.605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99929" calcext:value-type="float">
            <text:p>0.0299929</text:p>
          </table:table-cell>
        </table:table-row>
        <table:table-row table:style-name="ro1">
          <table:table-cell office:value-type="float" office:value="1.5686" calcext:value-type="float">
            <text:p>1.5686</text:p>
          </table:table-cell>
          <table:table-cell office:value-type="float" office:value="-2.58635" calcext:value-type="float">
            <text:p>-2.58635</text:p>
          </table:table-cell>
          <table:table-cell office:value-type="float" office:value="177.586" calcext:value-type="float">
            <text:p>177.586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29371" calcext:value-type="float">
            <text:p>0.0329371</text:p>
          </table:table-cell>
        </table:table-row>
        <table:table-row table:style-name="ro1">
          <table:table-cell office:value-type="float" office:value="1.67554" calcext:value-type="float">
            <text:p>1.67554</text:p>
          </table:table-cell>
          <table:table-cell office:value-type="float" office:value="-2.5683" calcext:value-type="float">
            <text:p>-2.5683</text:p>
          </table:table-cell>
          <table:table-cell office:value-type="float" office:value="177.568" calcext:value-type="float">
            <text:p>177.568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36" calcext:value-type="float">
            <text:p>0.0336</text:p>
          </table:table-cell>
        </table:table-row>
        <table:table-row table:style-name="ro1">
          <table:table-cell office:value-type="float" office:value="1.7832" calcext:value-type="float">
            <text:p>1.7832</text:p>
          </table:table-cell>
          <table:table-cell office:value-type="float" office:value="-2.54932" calcext:value-type="float">
            <text:p>-2.54932</text:p>
          </table:table-cell>
          <table:table-cell office:value-type="float" office:value="177.549" calcext:value-type="float">
            <text:p>177.549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5114" calcext:value-type="float">
            <text:p>0.035114</text:p>
          </table:table-cell>
        </table:table-row>
        <table:table-row table:style-name="ro1">
          <table:table-cell office:value-type="float" office:value="1.89282" calcext:value-type="float">
            <text:p>1.89282</text:p>
          </table:table-cell>
          <table:table-cell office:value-type="float" office:value="-2.52921" calcext:value-type="float">
            <text:p>-2.52921</text:p>
          </table:table-cell>
          <table:table-cell office:value-type="float" office:value="177.529" calcext:value-type="float">
            <text:p>177.529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675" calcext:value-type="float">
            <text:p>0.03675</text:p>
          </table:table-cell>
        </table:table-row>
        <table:table-row table:style-name="ro1">
          <table:table-cell office:value-type="float" office:value="2.00098" calcext:value-type="float">
            <text:p>2.00098</text:p>
          </table:table-cell>
          <table:table-cell office:value-type="float" office:value="-2.5085" calcext:value-type="float">
            <text:p>-2.5085</text:p>
          </table:table-cell>
          <table:table-cell office:value-type="float" office:value="177.508" calcext:value-type="float">
            <text:p>177.508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81428" calcext:value-type="float">
            <text:p>0.0381428</text:p>
          </table:table-cell>
        </table:table-row>
        <table:table-row table:style-name="ro1">
          <table:table-cell office:value-type="float" office:value="2.10889" calcext:value-type="float">
            <text:p>2.10889</text:p>
          </table:table-cell>
          <table:table-cell office:value-type="float" office:value="-2.48691" calcext:value-type="float">
            <text:p>-2.48691</text:p>
          </table:table-cell>
          <table:table-cell office:value-type="float" office:value="177.487" calcext:value-type="float">
            <text:p>177.487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400174" calcext:value-type="float">
            <text:p>0.0400174</text:p>
          </table:table-cell>
        </table:table-row>
        <table:table-row table:style-name="ro1">
          <table:table-cell office:value-type="float" office:value="2.22021" calcext:value-type="float">
            <text:p>2.22021</text:p>
          </table:table-cell>
          <table:table-cell office:value-type="float" office:value="-2.46371" calcext:value-type="float">
            <text:p>-2.46371</text:p>
          </table:table-cell>
          <table:table-cell office:value-type="float" office:value="177.464" calcext:value-type="float">
            <text:p>177.464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428504" calcext:value-type="float">
            <text:p>0.0428504</text:p>
          </table:table-cell>
        </table:table-row>
        <table:table-row table:style-name="ro1">
          <table:table-cell office:value-type="float" office:value="2.32837" calcext:value-type="float">
            <text:p>2.32837</text:p>
          </table:table-cell>
          <table:table-cell office:value-type="float" office:value="-2.4402" calcext:value-type="float">
            <text:p>-2.4402</text:p>
          </table:table-cell>
          <table:table-cell office:value-type="float" office:value="177.44" calcext:value-type="float">
            <text:p>177.44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437167" calcext:value-type="float">
            <text:p>0.0437167</text:p>
          </table:table-cell>
        </table:table-row>
        <table:table-row table:style-name="ro1">
          <table:table-cell office:value-type="float" office:value="2.43652" calcext:value-type="float">
            <text:p>2.43652</text:p>
          </table:table-cell>
          <table:table-cell office:value-type="float" office:value="-2.41566" calcext:value-type="float">
            <text:p>-2.41566</text:p>
          </table:table-cell>
          <table:table-cell office:value-type="float" office:value="177.416" calcext:value-type="float">
            <text:p>177.416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451749" calcext:value-type="float">
            <text:p>0.0451749</text:p>
          </table:table-cell>
        </table:table-row>
        <table:table-row table:style-name="ro1">
          <table:table-cell office:value-type="float" office:value="2.54565" calcext:value-type="float">
            <text:p>2.54565</text:p>
          </table:table-cell>
          <table:table-cell office:value-type="float" office:value="-2.38982" calcext:value-type="float">
            <text:p>-2.38982</text:p>
          </table:table-cell>
          <table:table-cell office:value-type="float" office:value="177.39" calcext:value-type="float">
            <text:p>177.39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475996" calcext:value-type="float">
            <text:p>0.0475996</text:p>
          </table:table-cell>
        </table:table-row>
        <table:table-row table:style-name="ro1">
          <table:table-cell office:value-type="float" office:value="2.65601" calcext:value-type="float">
            <text:p>2.65601</text:p>
          </table:table-cell>
          <table:table-cell office:value-type="float" office:value="-2.36266" calcext:value-type="float">
            <text:p>-2.36266</text:p>
          </table:table-cell>
          <table:table-cell office:value-type="float" office:value="177.363" calcext:value-type="float">
            <text:p>177.363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501469" calcext:value-type="float">
            <text:p>0.0501469</text:p>
          </table:table-cell>
        </table:table-row>
        <table:table-row table:style-name="ro1">
          <table:table-cell office:value-type="float" office:value="2.7688" calcext:value-type="float">
            <text:p>2.7688</text:p>
          </table:table-cell>
          <table:table-cell office:value-type="float" office:value="-2.3336" calcext:value-type="float">
            <text:p>-2.3336</text:p>
          </table:table-cell>
          <table:table-cell office:value-type="float" office:value="177.334" calcext:value-type="float">
            <text:p>177.334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530568" calcext:value-type="float">
            <text:p>0.0530568</text:p>
          </table:table-cell>
        </table:table-row>
        <table:table-row table:style-name="ro1">
          <table:table-cell office:value-type="float" office:value="2.87817" calcext:value-type="float">
            <text:p>2.87817</text:p>
          </table:table-cell>
          <table:table-cell office:value-type="float" office:value="-2.30434" calcext:value-type="float">
            <text:p>-2.30434</text:p>
          </table:table-cell>
          <table:table-cell office:value-type="float" office:value="177.304" calcext:value-type="float">
            <text:p>177.304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54459" calcext:value-type="float">
            <text:p>0.054459</text:p>
          </table:table-cell>
        </table:table-row>
        <table:table-row table:style-name="ro1">
          <table:table-cell office:value-type="float" office:value="2.98462" calcext:value-type="float">
            <text:p>2.98462</text:p>
          </table:table-cell>
          <table:table-cell office:value-type="float" office:value="-2.27467" calcext:value-type="float">
            <text:p>-2.27467</text:p>
          </table:table-cell>
          <table:table-cell office:value-type="float" office:value="177.275" calcext:value-type="float">
            <text:p>177.275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553931" calcext:value-type="float">
            <text:p>0.0553931</text:p>
          </table:table-cell>
        </table:table-row>
        <table:table-row table:style-name="ro1">
          <table:table-cell office:value-type="float" office:value="3.0957" calcext:value-type="float">
            <text:p>3.0957</text:p>
          </table:table-cell>
          <table:table-cell office:value-type="float" office:value="-2.24274" calcext:value-type="float">
            <text:p>-2.24274</text:p>
          </table:table-cell>
          <table:table-cell office:value-type="float" office:value="177.243" calcext:value-type="float">
            <text:p>177.243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586197" calcext:value-type="float">
            <text:p>0.0586197</text:p>
          </table:table-cell>
        </table:table-row>
        <table:table-row table:style-name="ro1">
          <table:table-cell office:value-type="float" office:value="3.21094" calcext:value-type="float">
            <text:p>3.21094</text:p>
          </table:table-cell>
          <table:table-cell office:value-type="float" office:value="-2.20807" calcext:value-type="float">
            <text:p>-2.20807</text:p>
          </table:table-cell>
          <table:table-cell office:value-type="float" office:value="177.208" calcext:value-type="float">
            <text:p>177.208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625603" calcext:value-type="float">
            <text:p>0.0625603</text:p>
          </table:table-cell>
        </table:table-row>
        <table:table-row table:style-name="ro1">
          <table:table-cell office:value-type="float" office:value="3.32446" calcext:value-type="float">
            <text:p>3.32446</text:p>
          </table:table-cell>
          <table:table-cell office:value-type="float" office:value="-2.17265" calcext:value-type="float">
            <text:p>-2.17265</text:p>
          </table:table-cell>
          <table:table-cell office:value-type="float" office:value="177.173" calcext:value-type="float">
            <text:p>177.173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650008" calcext:value-type="float">
            <text:p>0.0650008</text:p>
          </table:table-cell>
        </table:table-row>
        <table:table-row table:style-name="ro1">
          <table:table-cell office:value-type="float" office:value="3.44165" calcext:value-type="float">
            <text:p>3.44165</text:p>
          </table:table-cell>
          <table:table-cell office:value-type="float" office:value="-2.13478" calcext:value-type="float">
            <text:p>-2.13478</text:p>
          </table:table-cell>
          <table:table-cell office:value-type="float" office:value="177.135" calcext:value-type="float">
            <text:p>177.135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699723" calcext:value-type="float">
            <text:p>0.0699723</text:p>
          </table:table-cell>
        </table:table-row>
        <table:table-row table:style-name="ro1">
          <table:table-cell office:value-type="float" office:value="3.56079" calcext:value-type="float">
            <text:p>3.56079</text:p>
          </table:table-cell>
          <table:table-cell office:value-type="float" office:value="-2.09467" calcext:value-type="float">
            <text:p>-2.09467</text:p>
          </table:table-cell>
          <table:table-cell office:value-type="float" office:value="177.095" calcext:value-type="float">
            <text:p>177.095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731817" calcext:value-type="float">
            <text:p>0.0731817</text:p>
          </table:table-cell>
        </table:table-row>
        <table:table-row table:style-name="ro1">
          <table:table-cell office:value-type="float" office:value="3.67529" calcext:value-type="float">
            <text:p>3.67529</text:p>
          </table:table-cell>
          <table:table-cell office:value-type="float" office:value="-2.05473" calcext:value-type="float">
            <text:p>-2.05473</text:p>
          </table:table-cell>
          <table:table-cell office:value-type="float" office:value="177.055" calcext:value-type="float">
            <text:p>177.055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743981" calcext:value-type="float">
            <text:p>0.0743981</text:p>
          </table:table-cell>
        </table:table-row>
        <table:table-row table:style-name="ro1">
          <table:table-cell office:value-type="float" office:value="3.78906" calcext:value-type="float">
            <text:p>3.78906</text:p>
          </table:table-cell>
          <table:table-cell office:value-type="float" office:value="-2.01346" calcext:value-type="float">
            <text:p>-2.01346</text:p>
          </table:table-cell>
          <table:table-cell office:value-type="float" office:value="177.013" calcext:value-type="float">
            <text:p>177.013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767176" calcext:value-type="float">
            <text:p>0.0767176</text:p>
          </table:table-cell>
        </table:table-row>
        <table:table-row table:style-name="ro1">
          <table:table-cell office:value-type="float" office:value="3.90674" calcext:value-type="float">
            <text:p>3.90674</text:p>
          </table:table-cell>
          <table:table-cell office:value-type="float" office:value="-1.96921" calcext:value-type="float">
            <text:p>-1.96921</text:p>
          </table:table-cell>
          <table:table-cell office:value-type="float" office:value="176.969" calcext:value-type="float">
            <text:p>176.969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791541" calcext:value-type="float">
            <text:p>0.0791541</text:p>
          </table:table-cell>
        </table:table-row>
        <table:table-row table:style-name="ro1">
          <table:table-cell office:value-type="float" office:value="4.01221" calcext:value-type="float">
            <text:p>4.01221</text:p>
          </table:table-cell>
          <table:table-cell office:value-type="float" office:value="-1.92819" calcext:value-type="float">
            <text:p>-1.92819</text:p>
          </table:table-cell>
          <table:table-cell office:value-type="float" office:value="176.928" calcext:value-type="float">
            <text:p>176.928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778899" calcext:value-type="float">
            <text:p>0.0778899</text:p>
          </table:table-cell>
        </table:table-row>
        <table:table-row table:style-name="ro1">
          <table:table-cell office:value-type="float" office:value="4.11719" calcext:value-type="float">
            <text:p>4.11719</text:p>
          </table:table-cell>
          <table:table-cell office:value-type="float" office:value="-1.88617" calcext:value-type="float">
            <text:p>-1.88617</text:p>
          </table:table-cell>
          <table:table-cell office:value-type="float" office:value="176.886" calcext:value-type="float">
            <text:p>176.886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785493" calcext:value-type="float">
            <text:p>0.0785493</text:p>
          </table:table-cell>
        </table:table-row>
        <table:table-row table:style-name="ro1">
          <table:table-cell office:value-type="float" office:value="4.23364" calcext:value-type="float">
            <text:p>4.23364</text:p>
          </table:table-cell>
          <table:table-cell office:value-type="float" office:value="-1.83745" calcext:value-type="float">
            <text:p>-1.83745</text:p>
          </table:table-cell>
          <table:table-cell office:value-type="float" office:value="176.837" calcext:value-type="float">
            <text:p>176.837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884335" calcext:value-type="float">
            <text:p>0.0884335</text:p>
          </table:table-cell>
        </table:table-row>
        <table:table-row table:style-name="ro1">
          <table:table-cell office:value-type="float" office:value="4.34521" calcext:value-type="float">
            <text:p>4.34521</text:p>
          </table:table-cell>
          <table:table-cell office:value-type="float" office:value="-1.78966" calcext:value-type="float">
            <text:p>-1.78966</text:p>
          </table:table-cell>
          <table:table-cell office:value-type="float" office:value="176.79" calcext:value-type="float">
            <text:p>176.79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880655" calcext:value-type="float">
            <text:p>0.0880655</text:p>
          </table:table-cell>
        </table:table-row>
        <table:table-row table:style-name="ro1">
          <table:table-cell office:value-type="float" office:value="4.4502" calcext:value-type="float">
            <text:p>4.4502</text:p>
          </table:table-cell>
          <table:table-cell office:value-type="float" office:value="-1.74326" calcext:value-type="float">
            <text:p>-1.74326</text:p>
          </table:table-cell>
          <table:table-cell office:value-type="float" office:value="176.743" calcext:value-type="float">
            <text:p>176.743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873241" calcext:value-type="float">
            <text:p>0.0873241</text:p>
          </table:table-cell>
        </table:table-row>
        <table:table-row table:style-name="ro1">
          <table:table-cell office:value-type="float" office:value="4.56226" calcext:value-type="float">
            <text:p>4.56226</text:p>
          </table:table-cell>
          <table:table-cell office:value-type="float" office:value="-1.69234" calcext:value-type="float">
            <text:p>-1.69234</text:p>
          </table:table-cell>
          <table:table-cell office:value-type="float" office:value="176.692" calcext:value-type="float">
            <text:p>176.692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937591" calcext:value-type="float">
            <text:p>0.0937591</text:p>
          </table:table-cell>
        </table:table-row>
        <table:table-row table:style-name="ro1">
          <table:table-cell office:value-type="float" office:value="4.67944" calcext:value-type="float">
            <text:p>4.67944</text:p>
          </table:table-cell>
          <table:table-cell office:value-type="float" office:value="-1.63724" calcext:value-type="float">
            <text:p>-1.63724</text:p>
          </table:table-cell>
          <table:table-cell office:value-type="float" office:value="176.637" calcext:value-type="float">
            <text:p>176.637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100148" calcext:value-type="float">
            <text:p>0.100148</text:p>
          </table:table-cell>
        </table:table-row>
        <table:table-row table:style-name="ro1">
          <table:table-cell office:value-type="float" office:value="4.80005" calcext:value-type="float">
            <text:p>4.80005</text:p>
          </table:table-cell>
          <table:table-cell office:value-type="float" office:value="-1.57896" calcext:value-type="float">
            <text:p>-1.57896</text:p>
          </table:table-cell>
          <table:table-cell office:value-type="float" office:value="176.579" calcext:value-type="float">
            <text:p>176.579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106755" calcext:value-type="float">
            <text:p>0.106755</text:p>
          </table:table-cell>
        </table:table-row>
        <table:table-row table:style-name="ro1">
          <table:table-cell office:value-type="float" office:value="4.92627" calcext:value-type="float">
            <text:p>4.92627</text:p>
          </table:table-cell>
          <table:table-cell office:value-type="float" office:value="-1.51579" calcext:value-type="float">
            <text:p>-1.51579</text:p>
          </table:table-cell>
          <table:table-cell office:value-type="float" office:value="176.516" calcext:value-type="float">
            <text:p>176.516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114348" calcext:value-type="float">
            <text:p>0.114348</text:p>
          </table:table-cell>
        </table:table-row>
        <table:table-row table:style-name="ro1">
          <table:table-cell office:value-type="float" office:value="5.02954" calcext:value-type="float">
            <text:p>5.02954</text:p>
          </table:table-cell>
          <table:table-cell office:value-type="float" office:value="-1.46263" calcext:value-type="float">
            <text:p>-1.46263</text:p>
          </table:table-cell>
          <table:table-cell office:value-type="float" office:value="176.463" calcext:value-type="float">
            <text:p>176.463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104392" calcext:value-type="float">
            <text:p>0.104392</text:p>
          </table:table-cell>
        </table:table-row>
        <table:table-row table:style-name="ro1">
          <table:table-cell office:value-type="float" office:value="5.1416" calcext:value-type="float">
            <text:p>5.1416</text:p>
          </table:table-cell>
          <table:table-cell office:value-type="float" office:value="-1.40349" calcext:value-type="float">
            <text:p>-1.40349</text:p>
          </table:table-cell>
          <table:table-cell office:value-type="float" office:value="176.403" calcext:value-type="float">
            <text:p>176.403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109216" calcext:value-type="float">
            <text:p>0.109216</text:p>
          </table:table-cell>
        </table:table-row>
        <table:table-row table:style-name="ro1">
          <table:table-cell office:value-type="float" office:value="5.2561" calcext:value-type="float">
            <text:p>5.2561</text:p>
          </table:table-cell>
          <table:table-cell office:value-type="float" office:value="-1.3416" calcext:value-type="float">
            <text:p>-1.3416</text:p>
          </table:table-cell>
          <table:table-cell office:value-type="float" office:value="176.342" calcext:value-type="float">
            <text:p>176.342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113933" calcext:value-type="float">
            <text:p>0.113933</text:p>
          </table:table-cell>
        </table:table-row>
        <table:table-row table:style-name="ro1">
          <table:table-cell office:value-type="float" office:value="5.3689" calcext:value-type="float">
            <text:p>5.3689</text:p>
          </table:table-cell>
          <table:table-cell office:value-type="float" office:value="-1.27907" calcext:value-type="float">
            <text:p>-1.27907</text:p>
          </table:table-cell>
          <table:table-cell office:value-type="float" office:value="176.279" calcext:value-type="float">
            <text:p>176.279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116609" calcext:value-type="float">
            <text:p>0.116609</text:p>
          </table:table-cell>
        </table:table-row>
        <table:table-row table:style-name="ro1">
          <table:table-cell office:value-type="float" office:value="5.48169" calcext:value-type="float">
            <text:p>5.48169</text:p>
          </table:table-cell>
          <table:table-cell office:value-type="float" office:value="-1.21481" calcext:value-type="float">
            <text:p>-1.21481</text:p>
          </table:table-cell>
          <table:table-cell office:value-type="float" office:value="176.215" calcext:value-type="float">
            <text:p>176.215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119221" calcext:value-type="float">
            <text:p>0.119221</text:p>
          </table:table-cell>
        </table:table-row>
        <table:table-row table:style-name="ro1">
          <table:table-cell office:value-type="float" office:value="5.59985" calcext:value-type="float">
            <text:p>5.59985</text:p>
          </table:table-cell>
          <table:table-cell office:value-type="float" office:value="-1.14597" calcext:value-type="float">
            <text:p>-1.14597</text:p>
          </table:table-cell>
          <table:table-cell office:value-type="float" office:value="176.146" calcext:value-type="float">
            <text:p>176.146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126137" calcext:value-type="float">
            <text:p>0.126137</text:p>
          </table:table-cell>
        </table:table-row>
        <table:table-row table:style-name="ro1">
          <table:table-cell office:value-type="float" office:value="5.71094" calcext:value-type="float">
            <text:p>5.71094</text:p>
          </table:table-cell>
          <table:table-cell office:value-type="float" office:value="-1.07986" calcext:value-type="float">
            <text:p>-1.07986</text:p>
          </table:table-cell>
          <table:table-cell office:value-type="float" office:value="176.08" calcext:value-type="float">
            <text:p>176.08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124838" calcext:value-type="float">
            <text:p>0.124838</text:p>
          </table:table-cell>
        </table:table-row>
        <table:table-row table:style-name="ro1">
          <table:table-cell office:value-type="float" office:value="5.82666" calcext:value-type="float">
            <text:p>5.82666</text:p>
          </table:table-cell>
          <table:table-cell office:value-type="float" office:value="-1.00919" calcext:value-type="float">
            <text:p>-1.00919</text:p>
          </table:table-cell>
          <table:table-cell office:value-type="float" office:value="176.009" calcext:value-type="float">
            <text:p>176.009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131369" calcext:value-type="float">
            <text:p>0.131369</text:p>
          </table:table-cell>
        </table:table-row>
        <table:table-row table:style-name="ro1">
          <table:table-cell office:value-type="float" office:value="5.93286" calcext:value-type="float">
            <text:p>5.93286</text:p>
          </table:table-cell>
          <table:table-cell office:value-type="float" office:value="-0.942963" calcext:value-type="float">
            <text:p>-0.942963</text:p>
          </table:table-cell>
          <table:table-cell office:value-type="float" office:value="175.943" calcext:value-type="float">
            <text:p>175.943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12658" calcext:value-type="float">
            <text:p>0.12658</text:p>
          </table:table-cell>
        </table:table-row>
        <table:table-row table:style-name="ro1">
          <table:table-cell office:value-type="float" office:value="6.04053" calcext:value-type="float">
            <text:p>6.04053</text:p>
          </table:table-cell>
          <table:table-cell office:value-type="float" office:value="-0.874512" calcext:value-type="float">
            <text:p>-0.874512</text:p>
          </table:table-cell>
          <table:table-cell office:value-type="float" office:value="175.875" calcext:value-type="float">
            <text:p>175.875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127888" calcext:value-type="float">
            <text:p>0.127888</text:p>
          </table:table-cell>
        </table:table-row>
        <table:table-row table:style-name="ro1">
          <table:table-cell office:value-type="float" office:value="6.14453" calcext:value-type="float">
            <text:p>6.14453</text:p>
          </table:table-cell>
          <table:table-cell office:value-type="float" office:value="-0.807037" calcext:value-type="float">
            <text:p>-0.807037</text:p>
          </table:table-cell>
          <table:table-cell office:value-type="float" office:value="175.807" calcext:value-type="float">
            <text:p>175.807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126951" calcext:value-type="float">
            <text:p>0.126951</text:p>
          </table:table-cell>
        </table:table-row>
        <table:table-row table:style-name="ro1">
          <table:table-cell office:value-type="float" office:value="6.26562" calcext:value-type="float">
            <text:p>6.26562</text:p>
          </table:table-cell>
          <table:table-cell office:value-type="float" office:value="-0.726929" calcext:value-type="float">
            <text:p>-0.726929</text:p>
          </table:table-cell>
          <table:table-cell office:value-type="float" office:value="175.727" calcext:value-type="float">
            <text:p>175.727</text:p>
          </table:table-cell>
          <table:table-cell office:value-type="float" office:value="0.0690616" calcext:value-type="float">
            <text:p>0.0690616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142639" calcext:value-type="float">
            <text:p>0.142639</text:p>
          </table:table-cell>
        </table:table-row>
        <table:table-row table:style-name="ro1">
          <table:table-cell office:value-type="float" office:value="6.37378" calcext:value-type="float">
            <text:p>6.37378</text:p>
          </table:table-cell>
          <table:table-cell office:value-type="float" office:value="-0.653793" calcext:value-type="float">
            <text:p>-0.653793</text:p>
          </table:table-cell>
          <table:table-cell office:value-type="float" office:value="175.654" calcext:value-type="float">
            <text:p>175.654</text:p>
          </table:table-cell>
          <table:table-cell office:value-type="float" office:value="0.0777234" calcext:value-type="float">
            <text:p>0.0777234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138868" calcext:value-type="float">
            <text:p>0.138868</text:p>
          </table:table-cell>
        </table:table-row>
        <table:table-row table:style-name="ro1">
          <table:table-cell office:value-type="float" office:value="6.48364" calcext:value-type="float">
            <text:p>6.48364</text:p>
          </table:table-cell>
          <table:table-cell office:value-type="float" office:value="-0.578064" calcext:value-type="float">
            <text:p>-0.578064</text:p>
          </table:table-cell>
          <table:table-cell office:value-type="float" office:value="175.578" calcext:value-type="float">
            <text:p>175.578</text:p>
          </table:table-cell>
          <table:table-cell office:value-type="float" office:value="0.0927628" calcext:value-type="float">
            <text:p>0.0927628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141034" calcext:value-type="float">
            <text:p>0.141034</text:p>
          </table:table-cell>
        </table:table-row>
        <table:table-row table:style-name="ro1">
          <table:table-cell office:value-type="float" office:value="6.60059" calcext:value-type="float">
            <text:p>6.60059</text:p>
          </table:table-cell>
          <table:table-cell office:value-type="float" office:value="-0.496063" calcext:value-type="float">
            <text:p>-0.496063</text:p>
          </table:table-cell>
          <table:table-cell office:value-type="float" office:value="175.496" calcext:value-type="float">
            <text:p>175.496</text:p>
          </table:table-cell>
          <table:table-cell office:value-type="float" office:value="0.115504" calcext:value-type="float">
            <text:p>0.115504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149835" calcext:value-type="float">
            <text:p>0.149835</text:p>
          </table:table-cell>
        </table:table-row>
        <table:table-row table:style-name="ro1">
          <table:table-cell office:value-type="float" office:value="6.71802" calcext:value-type="float">
            <text:p>6.71802</text:p>
          </table:table-cell>
          <table:table-cell office:value-type="float" office:value="-0.412064" calcext:value-type="float">
            <text:p>-0.412064</text:p>
          </table:table-cell>
          <table:table-cell office:value-type="float" office:value="175.412" calcext:value-type="float">
            <text:p>175.412</text:p>
          </table:table-cell>
          <table:table-cell office:value-type="float" office:value="0.135466" calcext:value-type="float">
            <text:p>0.135466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155517" calcext:value-type="float">
            <text:p>0.155517</text:p>
          </table:table-cell>
        </table:table-row>
        <table:table-row table:style-name="ro1">
          <table:table-cell office:value-type="float" office:value="6.82983" calcext:value-type="float">
            <text:p>6.82983</text:p>
          </table:table-cell>
          <table:table-cell office:value-type="float" office:value="-0.330521" calcext:value-type="float">
            <text:p>-0.330521</text:p>
          </table:table-cell>
          <table:table-cell office:value-type="float" office:value="175.331" calcext:value-type="float">
            <text:p>175.331</text:p>
          </table:table-cell>
          <table:table-cell office:value-type="float" office:value="0.147536" calcext:value-type="float">
            <text:p>0.147536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153724" calcext:value-type="float">
            <text:p>0.153724</text:p>
          </table:table-cell>
        </table:table-row>
        <table:table-row table:style-name="ro1">
          <table:table-cell office:value-type="float" office:value="6.93726" calcext:value-type="float">
            <text:p>6.93726</text:p>
          </table:table-cell>
          <table:table-cell office:value-type="float" office:value="-0.251129" calcext:value-type="float">
            <text:p>-0.251129</text:p>
          </table:table-cell>
          <table:table-cell office:value-type="float" office:value="175.251" calcext:value-type="float">
            <text:p>175.251</text:p>
          </table:table-cell>
          <table:table-cell office:value-type="float" office:value="0.157924" calcext:value-type="float">
            <text:p>0.157924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150616" calcext:value-type="float">
            <text:p>0.150616</text:p>
          </table:table-cell>
        </table:table-row>
        <table:table-row table:style-name="ro1">
          <table:table-cell office:value-type="float" office:value="7.04565" calcext:value-type="float">
            <text:p>7.04565</text:p>
          </table:table-cell>
          <table:table-cell office:value-type="float" office:value="-0.169525" calcext:value-type="float">
            <text:p>-0.169525</text:p>
          </table:table-cell>
          <table:table-cell office:value-type="float" office:value="175.17" calcext:value-type="float">
            <text:p>175.17</text:p>
          </table:table-cell>
          <table:table-cell office:value-type="float" office:value="0.17415" calcext:value-type="float">
            <text:p>0.17415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15297" calcext:value-type="float">
            <text:p>0.15297</text:p>
          </table:table-cell>
        </table:table-row>
        <table:table-row table:style-name="ro1">
          <table:table-cell office:value-type="float" office:value="7.15405" calcext:value-type="float">
            <text:p>7.15405</text:p>
          </table:table-cell>
          <table:table-cell office:value-type="float" office:value="-0.0865021" calcext:value-type="float">
            <text:p>-0.0865021</text:p>
          </table:table-cell>
          <table:table-cell office:value-type="float" office:value="175.087" calcext:value-type="float">
            <text:p>175.087</text:p>
          </table:table-cell>
          <table:table-cell office:value-type="float" office:value="0.190122" calcext:value-type="float">
            <text:p>0.190122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154827" calcext:value-type="float">
            <text:p>0.154827</text:p>
          </table:table-cell>
        </table:table-row>
        <table:table-row table:style-name="ro1">
          <table:table-cell office:value-type="float" office:value="7.2605" calcext:value-type="float">
            <text:p>7.2605</text:p>
          </table:table-cell>
          <table:table-cell office:value-type="float" office:value="-0.00369263" calcext:value-type="float">
            <text:p>-0.00369263</text:p>
          </table:table-cell>
          <table:table-cell office:value-type="float" office:value="175.004" calcext:value-type="float">
            <text:p>175.004</text:p>
          </table:table-cell>
          <table:table-cell office:value-type="float" office:value="0.204759" calcext:value-type="float">
            <text:p>0.204759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155387" calcext:value-type="float">
            <text:p>0.155387</text:p>
          </table:table-cell>
        </table:table-row>
        <table:table-row table:style-name="ro1">
          <table:table-cell office:value-type="float" office:value="7.37231" calcext:value-type="float">
            <text:p>7.37231</text:p>
          </table:table-cell>
          <table:table-cell office:value-type="float" office:value="0.0846558" calcext:value-type="float">
            <text:p>0.0846558</text:p>
          </table:table-cell>
          <table:table-cell office:value-type="float" office:value="174.915" calcext:value-type="float">
            <text:p>174.915</text:p>
          </table:table-cell>
          <table:table-cell office:value-type="float" office:value="0.227403" calcext:value-type="float">
            <text:p>0.227403</text:p>
          </table:table-cell>
          <table:table-cell office:value-type="float" office:value="175" calcext:value-type="float">
            <text:p>175</text:p>
          </table:table-cell>
          <table:table-cell office:value-type="float" office:value="0.0504521" calcext:value-type="float">
            <text:p>0.0504521</text:p>
          </table:table-cell>
          <table:table-cell office:value-type="float" office:value="0.162559" calcext:value-type="float">
            <text:p>0.162559</text:p>
          </table:table-cell>
        </table:table-row>
        <table:table-row table:style-name="ro1">
          <table:table-cell office:value-type="float" office:value="7.48438" calcext:value-type="float">
            <text:p>7.48438</text:p>
          </table:table-cell>
          <table:table-cell office:value-type="float" office:value="0.174545" calcext:value-type="float">
            <text:p>0.174545</text:p>
          </table:table-cell>
          <table:table-cell office:value-type="float" office:value="174.825" calcext:value-type="float">
            <text:p>174.825</text:p>
          </table:table-cell>
          <table:table-cell office:value-type="float" office:value="0.248232" calcext:value-type="float">
            <text:p>0.248232</text:p>
          </table:table-cell>
          <table:table-cell office:value-type="float" office:value="175" calcext:value-type="float">
            <text:p>175</text:p>
          </table:table-cell>
          <table:table-cell office:value-type="float" office:value="0.0519042" calcext:value-type="float">
            <text:p>0.0519042</text:p>
          </table:table-cell>
          <table:table-cell office:value-type="float" office:value="0.166655" calcext:value-type="float">
            <text:p>0.166655</text:p>
          </table:table-cell>
        </table:table-row>
        <table:table-row table:style-name="ro1">
          <table:table-cell office:value-type="float" office:value="7.59717" calcext:value-type="float">
            <text:p>7.59717</text:p>
          </table:table-cell>
          <table:table-cell office:value-type="float" office:value="0.266602" calcext:value-type="float">
            <text:p>0.266602</text:p>
          </table:table-cell>
          <table:table-cell office:value-type="float" office:value="174.733" calcext:value-type="float">
            <text:p>174.733</text:p>
          </table:table-cell>
          <table:table-cell office:value-type="float" office:value="0.271113" calcext:value-type="float">
            <text:p>0.271113</text:p>
          </table:table-cell>
          <table:table-cell office:value-type="float" office:value="175" calcext:value-type="float">
            <text:p>175</text:p>
          </table:table-cell>
          <table:table-cell office:value-type="float" office:value="0.0543913" calcext:value-type="float">
            <text:p>0.0543913</text:p>
          </table:table-cell>
          <table:table-cell office:value-type="float" office:value="0.171399" calcext:value-type="float">
            <text:p>0.171399</text:p>
          </table:table-cell>
        </table:table-row>
        <table:table-row table:style-name="ro1">
          <table:table-cell office:value-type="float" office:value="7.71118" calcext:value-type="float">
            <text:p>7.71118</text:p>
          </table:table-cell>
          <table:table-cell office:value-type="float" office:value="0.360947" calcext:value-type="float">
            <text:p>0.360947</text:p>
          </table:table-cell>
          <table:table-cell office:value-type="float" office:value="174.639" calcext:value-type="float">
            <text:p>174.639</text:p>
          </table:table-cell>
          <table:table-cell office:value-type="float" office:value="0.294651" calcext:value-type="float">
            <text:p>0.294651</text:p>
          </table:table-cell>
          <table:table-cell office:value-type="float" office:value="175" calcext:value-type="float">
            <text:p>175</text:p>
          </table:table-cell>
          <table:table-cell office:value-type="float" office:value="0.0579669" calcext:value-type="float">
            <text:p>0.0579669</text:p>
          </table:table-cell>
          <table:table-cell office:value-type="float" office:value="0.175323" calcext:value-type="float">
            <text:p>0.175323</text:p>
          </table:table-cell>
        </table:table-row>
        <table:table-row table:style-name="ro1">
          <table:table-cell office:value-type="float" office:value="7.83032" calcext:value-type="float">
            <text:p>7.83032</text:p>
          </table:table-cell>
          <table:table-cell office:value-type="float" office:value="0.461029" calcext:value-type="float">
            <text:p>0.461029</text:p>
          </table:table-cell>
          <table:table-cell office:value-type="float" office:value="174.539" calcext:value-type="float">
            <text:p>174.539</text:p>
          </table:table-cell>
          <table:table-cell office:value-type="float" office:value="0.324226" calcext:value-type="float">
            <text:p>0.324226</text:p>
          </table:table-cell>
          <table:table-cell office:value-type="float" office:value="175" calcext:value-type="float">
            <text:p>175</text:p>
          </table:table-cell>
          <table:table-cell office:value-type="float" office:value="0.062862" calcext:value-type="float">
            <text:p>0.062862</text:p>
          </table:table-cell>
          <table:table-cell office:value-type="float" office:value="0.182989" calcext:value-type="float">
            <text:p>0.182989</text:p>
          </table:table-cell>
        </table:table-row>
        <table:table-row table:style-name="ro1">
          <table:table-cell office:value-type="float" office:value="7.93384" calcext:value-type="float">
            <text:p>7.93384</text:p>
          </table:table-cell>
          <table:table-cell office:value-type="float" office:value="0.549179" calcext:value-type="float">
            <text:p>0.549179</text:p>
          </table:table-cell>
          <table:table-cell office:value-type="float" office:value="174.451" calcext:value-type="float">
            <text:p>174.451</text:p>
          </table:table-cell>
          <table:table-cell office:value-type="float" office:value="0.33039" calcext:value-type="float">
            <text:p>0.33039</text:p>
          </table:table-cell>
          <table:table-cell office:value-type="float" office:value="175" calcext:value-type="float">
            <text:p>175</text:p>
          </table:table-cell>
          <table:table-cell office:value-type="float" office:value="0.0680902" calcext:value-type="float">
            <text:p>0.0680902</text:p>
          </table:table-cell>
          <table:table-cell office:value-type="float" office:value="0.16894" calcext:value-type="float">
            <text:p>0.16894</text:p>
          </table:table-cell>
        </table:table-row>
        <table:table-row table:style-name="ro1">
          <table:table-cell office:value-type="float" office:value="8.05078" calcext:value-type="float">
            <text:p>8.05078</text:p>
          </table:table-cell>
          <table:table-cell office:value-type="float" office:value="0.650238" calcext:value-type="float">
            <text:p>0.650238</text:p>
          </table:table-cell>
          <table:table-cell office:value-type="float" office:value="174.35" calcext:value-type="float">
            <text:p>174.35</text:p>
          </table:table-cell>
          <table:table-cell office:value-type="float" office:value="0.370678" calcext:value-type="float">
            <text:p>0.370678</text:p>
          </table:table-cell>
          <table:table-cell office:value-type="float" office:value="175" calcext:value-type="float">
            <text:p>175</text:p>
          </table:table-cell>
          <table:table-cell office:value-type="float" office:value="0.0751021" calcext:value-type="float">
            <text:p>0.0751021</text:p>
          </table:table-cell>
          <table:table-cell office:value-type="float" office:value="0.185036" calcext:value-type="float">
            <text:p>0.185036</text:p>
          </table:table-cell>
        </table:table-row>
        <table:table-row table:style-name="ro1">
          <table:table-cell office:value-type="float" office:value="8.16577" calcext:value-type="float">
            <text:p>8.16577</text:p>
          </table:table-cell>
          <table:table-cell office:value-type="float" office:value="0.750961" calcext:value-type="float">
            <text:p>0.750961</text:p>
          </table:table-cell>
          <table:table-cell office:value-type="float" office:value="174.249" calcext:value-type="float">
            <text:p>174.249</text:p>
          </table:table-cell>
          <table:table-cell office:value-type="float" office:value="0.392004" calcext:value-type="float">
            <text:p>0.392004</text:p>
          </table:table-cell>
          <table:table-cell office:value-type="float" office:value="175" calcext:value-type="float">
            <text:p>175</text:p>
          </table:table-cell>
          <table:table-cell office:value-type="float" office:value="0.0831563" calcext:value-type="float">
            <text:p>0.0831563</text:p>
          </table:table-cell>
          <table:table-cell office:value-type="float" office:value="0.181185" calcext:value-type="float">
            <text:p>0.181185</text:p>
          </table:table-cell>
        </table:table-row>
        <table:table-row table:style-name="ro1">
          <table:table-cell office:value-type="float" office:value="8.28345" calcext:value-type="float">
            <text:p>8.28345</text:p>
          </table:table-cell>
          <table:table-cell office:value-type="float" office:value="0.855286" calcext:value-type="float">
            <text:p>0.855286</text:p>
          </table:table-cell>
          <table:table-cell office:value-type="float" office:value="174.145" calcext:value-type="float">
            <text:p>174.145</text:p>
          </table:table-cell>
          <table:table-cell office:value-type="float" office:value="0.42466" calcext:value-type="float">
            <text:p>0.42466</text:p>
          </table:table-cell>
          <table:table-cell office:value-type="float" office:value="175" calcext:value-type="float">
            <text:p>175</text:p>
          </table:table-cell>
          <table:table-cell office:value-type="float" office:value="0.0926064" calcext:value-type="float">
            <text:p>0.0926064</text:p>
          </table:table-cell>
          <table:table-cell office:value-type="float" office:value="0.186655" calcext:value-type="float">
            <text:p>0.186655</text:p>
          </table:table-cell>
        </table:table-row>
        <table:table-row table:style-name="ro1">
          <table:table-cell office:value-type="float" office:value="8.40552" calcext:value-type="float">
            <text:p>8.40552</text:p>
          </table:table-cell>
          <table:table-cell office:value-type="float" office:value="0.965118" calcext:value-type="float">
            <text:p>0.965118</text:p>
          </table:table-cell>
          <table:table-cell office:value-type="float" office:value="174.035" calcext:value-type="float">
            <text:p>174.035</text:p>
          </table:table-cell>
          <table:table-cell office:value-type="float" office:value="0.467319" calcext:value-type="float">
            <text:p>0.467319</text:p>
          </table:table-cell>
          <table:table-cell office:value-type="float" office:value="175" calcext:value-type="float">
            <text:p>175</text:p>
          </table:table-cell>
          <table:table-cell office:value-type="float" office:value="0.103717" calcext:value-type="float">
            <text:p>0.103717</text:p>
          </table:table-cell>
          <table:table-cell office:value-type="float" office:value="0.199532" calcext:value-type="float">
            <text:p>0.199532</text:p>
          </table:table-cell>
        </table:table-row>
        <table:table-row table:style-name="ro1">
          <table:table-cell office:value-type="float" office:value="8.53198" calcext:value-type="float">
            <text:p>8.53198</text:p>
          </table:table-cell>
          <table:table-cell office:value-type="float" office:value="1.07999" calcext:value-type="float">
            <text:p>1.07999</text:p>
          </table:table-cell>
          <table:table-cell office:value-type="float" office:value="173.92" calcext:value-type="float">
            <text:p>173.92</text:p>
          </table:table-cell>
          <table:table-cell office:value-type="float" office:value="0.510104" calcext:value-type="float">
            <text:p>0.510104</text:p>
          </table:table-cell>
          <table:table-cell office:value-type="float" office:value="175" calcext:value-type="float">
            <text:p>175</text:p>
          </table:table-cell>
          <table:table-cell office:value-type="float" office:value="0.116647" calcext:value-type="float">
            <text:p>0.116647</text:p>
          </table:table-cell>
          <table:table-cell office:value-type="float" office:value="0.209859" calcext:value-type="float">
            <text:p>0.209859</text:p>
          </table:table-cell>
        </table:table-row>
        <table:table-row table:style-name="ro1">
          <table:table-cell office:value-type="float" office:value="8.66162" calcext:value-type="float">
            <text:p>8.66162</text:p>
          </table:table-cell>
          <table:table-cell office:value-type="float" office:value="1.19844" calcext:value-type="float">
            <text:p>1.19844</text:p>
          </table:table-cell>
          <table:table-cell office:value-type="float" office:value="173.802" calcext:value-type="float">
            <text:p>173.802</text:p>
          </table:table-cell>
          <table:table-cell office:value-type="float" office:value="0.552762" calcext:value-type="float">
            <text:p>0.552762</text:p>
          </table:table-cell>
          <table:table-cell office:value-type="float" office:value="175" calcext:value-type="float">
            <text:p>175</text:p>
          </table:table-cell>
          <table:table-cell office:value-type="float" office:value="0.131416" calcext:value-type="float">
            <text:p>0.131416</text:p>
          </table:table-cell>
          <table:table-cell office:value-type="float" office:value="0.217611" calcext:value-type="float">
            <text:p>0.217611</text:p>
          </table:table-cell>
        </table:table-row>
        <table:table-row table:style-name="ro1">
          <table:table-cell office:value-type="float" office:value="8.78931" calcext:value-type="float">
            <text:p>8.78931</text:p>
          </table:table-cell>
          <table:table-cell office:value-type="float" office:value="1.31511" calcext:value-type="float">
            <text:p>1.31511</text:p>
          </table:table-cell>
          <table:table-cell office:value-type="float" office:value="173.685" calcext:value-type="float">
            <text:p>173.685</text:p>
          </table:table-cell>
          <table:table-cell office:value-type="float" office:value="0.58975" calcext:value-type="float">
            <text:p>0.58975</text:p>
          </table:table-cell>
          <table:table-cell office:value-type="float" office:value="175" calcext:value-type="float">
            <text:p>175</text:p>
          </table:table-cell>
          <table:table-cell office:value-type="float" office:value="0.147464" calcext:value-type="float">
            <text:p>0.147464</text:p>
          </table:table-cell>
          <table:table-cell office:value-type="float" office:value="0.218718" calcext:value-type="float">
            <text:p>0.218718</text:p>
          </table:table-cell>
        </table:table-row>
        <table:table-row table:style-name="ro1">
          <table:table-cell office:value-type="float" office:value="8.92041" calcext:value-type="float">
            <text:p>8.92041</text:p>
          </table:table-cell>
          <table:table-cell office:value-type="float" office:value="1.43343" calcext:value-type="float">
            <text:p>1.43343</text:p>
          </table:table-cell>
          <table:table-cell office:value-type="float" office:value="173.567" calcext:value-type="float">
            <text:p>173.567</text:p>
          </table:table-cell>
          <table:table-cell office:value-type="float" office:value="0.629333" calcext:value-type="float">
            <text:p>0.629333</text:p>
          </table:table-cell>
          <table:table-cell office:value-type="float" office:value="175" calcext:value-type="float">
            <text:p>175</text:p>
          </table:table-cell>
          <table:table-cell office:value-type="float" office:value="0.165483" calcext:value-type="float">
            <text:p>0.165483</text:p>
          </table:table-cell>
          <table:table-cell office:value-type="float" office:value="0.220168" calcext:value-type="float">
            <text:p>0.220168</text:p>
          </table:table-cell>
        </table:table-row>
        <table:table-row table:style-name="ro1">
          <table:table-cell office:value-type="float" office:value="9.04858" calcext:value-type="float">
            <text:p>9.04858</text:p>
          </table:table-cell>
          <table:table-cell office:value-type="float" office:value="1.54575" calcext:value-type="float">
            <text:p>1.54575</text:p>
          </table:table-cell>
          <table:table-cell office:value-type="float" office:value="173.454" calcext:value-type="float">
            <text:p>173.454</text:p>
          </table:table-cell>
          <table:table-cell office:value-type="float" office:value="0.661284" calcext:value-type="float">
            <text:p>0.661284</text:p>
          </table:table-cell>
          <table:table-cell office:value-type="float" office:value="175" calcext:value-type="float">
            <text:p>175</text:p>
          </table:table-cell>
          <table:table-cell office:value-type="float" office:value="0.184579" calcext:value-type="float">
            <text:p>0.184579</text:p>
          </table:table-cell>
          <table:table-cell office:value-type="float" office:value="0.213929" calcext:value-type="float">
            <text:p>0.213929</text:p>
          </table:table-cell>
        </table:table-row>
        <table:table-row table:style-name="ro1">
          <table:table-cell office:value-type="float" office:value="9.17725" calcext:value-type="float">
            <text:p>9.17725</text:p>
          </table:table-cell>
          <table:table-cell office:value-type="float" office:value="1.65393" calcext:value-type="float">
            <text:p>1.65393</text:p>
          </table:table-cell>
          <table:table-cell office:value-type="float" office:value="173.346" calcext:value-type="float">
            <text:p>173.346</text:p>
          </table:table-cell>
          <table:table-cell office:value-type="float" office:value="0.691981" calcext:value-type="float">
            <text:p>0.691981</text:p>
          </table:table-cell>
          <table:table-cell office:value-type="float" office:value="175" calcext:value-type="float">
            <text:p>175</text:p>
          </table:table-cell>
          <table:table-cell office:value-type="float" office:value="0.205167" calcext:value-type="float">
            <text:p>0.205167</text:p>
          </table:table-cell>
          <table:table-cell office:value-type="float" office:value="0.205645" calcext:value-type="float">
            <text:p>0.205645</text:p>
          </table:table-cell>
        </table:table-row>
        <table:table-row table:style-name="ro1">
          <table:table-cell office:value-type="float" office:value="9.30566" calcext:value-type="float">
            <text:p>9.30566</text:p>
          </table:table-cell>
          <table:table-cell office:value-type="float" office:value="1.75508" calcext:value-type="float">
            <text:p>1.75508</text:p>
          </table:table-cell>
          <table:table-cell office:value-type="float" office:value="173.245" calcext:value-type="float">
            <text:p>173.245</text:p>
          </table:table-cell>
          <table:table-cell office:value-type="float" office:value="0.720486" calcext:value-type="float">
            <text:p>0.720486</text:p>
          </table:table-cell>
          <table:table-cell office:value-type="float" office:value="175" calcext:value-type="float">
            <text:p>175</text:p>
          </table:table-cell>
          <table:table-cell office:value-type="float" office:value="0.227062" calcext:value-type="float">
            <text:p>0.227062</text:p>
          </table:table-cell>
          <table:table-cell office:value-type="float" office:value="0.195061" calcext:value-type="float">
            <text:p>0.195061</text:p>
          </table:table-cell>
        </table:table-row>
        <table:table-row table:style-name="ro1">
          <table:table-cell office:value-type="float" office:value="9.42114" calcext:value-type="float">
            <text:p>9.42114</text:p>
          </table:table-cell>
          <table:table-cell office:value-type="float" office:value="1.83905" calcext:value-type="float">
            <text:p>1.83905</text:p>
          </table:table-cell>
          <table:table-cell office:value-type="float" office:value="173.161" calcext:value-type="float">
            <text:p>173.161</text:p>
          </table:table-cell>
          <table:table-cell office:value-type="float" office:value="0.731373" calcext:value-type="float">
            <text:p>0.731373</text:p>
          </table:table-cell>
          <table:table-cell office:value-type="float" office:value="175" calcext:value-type="float">
            <text:p>175</text:p>
          </table:table-cell>
          <table:table-cell office:value-type="float" office:value="0.247819" calcext:value-type="float">
            <text:p>0.247819</text:p>
          </table:table-cell>
          <table:table-cell office:value-type="float" office:value="0.170915" calcext:value-type="float">
            <text:p>0.170915</text:p>
          </table:table-cell>
        </table:table-row>
        <table:table-row table:style-name="ro1">
          <table:table-cell office:value-type="float" office:value="9.54932" calcext:value-type="float">
            <text:p>9.54932</text:p>
          </table:table-cell>
          <table:table-cell office:value-type="float" office:value="1.92232" calcext:value-type="float">
            <text:p>1.92232</text:p>
          </table:table-cell>
          <table:table-cell office:value-type="float" office:value="173.078" calcext:value-type="float">
            <text:p>173.078</text:p>
          </table:table-cell>
          <table:table-cell office:value-type="float" office:value="0.758929" calcext:value-type="float">
            <text:p>0.758929</text:p>
          </table:table-cell>
          <table:table-cell office:value-type="float" office:value="175" calcext:value-type="float">
            <text:p>175</text:p>
          </table:table-cell>
          <table:table-cell office:value-type="float" office:value="0.271934" calcext:value-type="float">
            <text:p>0.271934</text:p>
          </table:table-cell>
          <table:table-cell office:value-type="float" office:value="0.160201" calcext:value-type="float">
            <text:p>0.160201</text:p>
          </table:table-cell>
        </table:table-row>
        <table:table-row table:style-name="ro1">
          <table:table-cell office:value-type="float" office:value="9.66284" calcext:value-type="float">
            <text:p>9.66284</text:p>
          </table:table-cell>
          <table:table-cell office:value-type="float" office:value="1.98621" calcext:value-type="float">
            <text:p>1.98621</text:p>
          </table:table-cell>
          <table:table-cell office:value-type="float" office:value="173.014" calcext:value-type="float">
            <text:p>173.014</text:p>
          </table:table-cell>
          <table:table-cell office:value-type="float" office:value="0.765" calcext:value-type="float">
            <text:p>0.765</text:p>
          </table:table-cell>
          <table:table-cell office:value-type="float" office:value="175" calcext:value-type="float">
            <text:p>175</text:p>
          </table:table-cell>
          <table:table-cell office:value-type="float" office:value="0.294127" calcext:value-type="float">
            <text:p>0.294127</text:p>
          </table:table-cell>
          <table:table-cell office:value-type="float" office:value="0.133333" calcext:value-type="float">
            <text:p>0.133333</text:p>
          </table:table-cell>
        </table:table-row>
        <table:table-row table:style-name="ro1">
          <table:table-cell office:value-type="float" office:value="9.78955" calcext:value-type="float">
            <text:p>9.78955</text:p>
          </table:table-cell>
          <table:table-cell office:value-type="float" office:value="2.04504" calcext:value-type="float">
            <text:p>2.04504</text:p>
          </table:table-cell>
          <table:table-cell office:value-type="float" office:value="172.955" calcext:value-type="float">
            <text:p>172.955</text:p>
          </table:table-cell>
          <table:table-cell office:value-type="float" office:value="0.765" calcext:value-type="float">
            <text:p>0.765</text:p>
          </table:table-cell>
          <table:table-cell office:value-type="float" office:value="175" calcext:value-type="float">
            <text:p>175</text:p>
          </table:table-cell>
          <table:table-cell office:value-type="float" office:value="0.319677" calcext:value-type="float">
            <text:p>0.319677</text:p>
          </table:table-cell>
          <table:table-cell office:value-type="float" office:value="0.117428" calcext:value-type="float">
            <text:p>0.117428</text:p>
          </table:table-cell>
        </table:table-row>
        <table:table-row table:style-name="ro1">
          <table:table-cell office:value-type="float" office:value="9.90576" calcext:value-type="float">
            <text:p>9.90576</text:p>
          </table:table-cell>
          <table:table-cell office:value-type="float" office:value="2.086" calcext:value-type="float">
            <text:p>2.086</text:p>
          </table:table-cell>
          <table:table-cell office:value-type="float" office:value="172.914" calcext:value-type="float">
            <text:p>172.914</text:p>
          </table:table-cell>
          <table:table-cell office:value-type="float" office:value="0.765" calcext:value-type="float">
            <text:p>0.765</text:p>
          </table:table-cell>
          <table:table-cell office:value-type="float" office:value="175" calcext:value-type="float">
            <text:p>175</text:p>
          </table:table-cell>
          <table:table-cell office:value-type="float" office:value="0.34369" calcext:value-type="float">
            <text:p>0.34369</text:p>
          </table:table-cell>
          <table:table-cell office:value-type="float" office:value="0.0899135" calcext:value-type="float">
            <text:p>0.0899135</text:p>
          </table:table-cell>
        </table:table-row>
        <table:table-row table:style-name="ro1">
          <table:table-cell office:value-type="float" office:value="10.033" calcext:value-type="float">
            <text:p>10.033</text:p>
          </table:table-cell>
          <table:table-cell office:value-type="float" office:value="2.11552" calcext:value-type="float">
            <text:p>2.11552</text:p>
          </table:table-cell>
          <table:table-cell office:value-type="float" office:value="172.884" calcext:value-type="float">
            <text:p>172.884</text:p>
          </table:table-cell>
          <table:table-cell office:value-type="float" office:value="0.765" calcext:value-type="float">
            <text:p>0.765</text:p>
          </table:table-cell>
          <table:table-cell office:value-type="float" office:value="175" calcext:value-type="float">
            <text:p>175</text:p>
          </table:table-cell>
          <table:table-cell office:value-type="float" office:value="0.370424" calcext:value-type="float">
            <text:p>0.370424</text:p>
          </table:table-cell>
          <table:table-cell office:value-type="float" office:value="0.0666325" calcext:value-type="float">
            <text:p>0.0666325</text:p>
          </table:table-cell>
        </table:table-row>
        <table:table-row table:style-name="ro1">
          <table:table-cell office:value-type="float" office:value="10.1479" calcext:value-type="float">
            <text:p>10.1479</text:p>
          </table:table-cell>
          <table:table-cell office:value-type="float" office:value="2.12779" calcext:value-type="float">
            <text:p>2.12779</text:p>
          </table:table-cell>
          <table:table-cell office:value-type="float" office:value="172.872" calcext:value-type="float">
            <text:p>172.872</text:p>
          </table:table-cell>
          <table:table-cell office:value-type="float" office:value="0.765" calcext:value-type="float">
            <text:p>0.765</text:p>
          </table:table-cell>
          <table:table-cell office:value-type="float" office:value="175" calcext:value-type="float">
            <text:p>175</text:p>
          </table:table-cell>
          <table:table-cell office:value-type="float" office:value="0.394831" calcext:value-type="float">
            <text:p>0.394831</text:p>
          </table:table-cell>
          <table:table-cell office:value-type="float" office:value="0.033902" calcext:value-type="float">
            <text:p>0.033902</text:p>
          </table:table-cell>
        </table:table-row>
        <table:table-row table:style-name="ro1">
          <table:table-cell office:value-type="float" office:value="10.2515" calcext:value-type="float">
            <text:p>10.2515</text:p>
          </table:table-cell>
          <table:table-cell office:value-type="float" office:value="2.12671" calcext:value-type="float">
            <text:p>2.12671</text:p>
          </table:table-cell>
          <table:table-cell office:value-type="float" office:value="172.873" calcext:value-type="float">
            <text:p>172.873</text:p>
          </table:table-cell>
          <table:table-cell office:value-type="float" office:value="0.765" calcext:value-type="float">
            <text:p>0.765</text:p>
          </table:table-cell>
          <table:table-cell office:value-type="float" office:value="175" calcext:value-type="float">
            <text:p>175</text:p>
          </table:table-cell>
          <table:table-cell office:value-type="float" office:value="0.416859" calcext:value-type="float">
            <text:p>0.416859</text:p>
          </table:table-cell>
          <table:table-cell office:value-type="float" office:value="0.00669941" calcext:value-type="float">
            <text:p>0.00669941</text:p>
          </table:table-cell>
        </table:table-row>
        <table:table-row table:style-name="ro1">
          <table:table-cell office:value-type="float" office:value="10.3599" calcext:value-type="float">
            <text:p>10.3599</text:p>
          </table:table-cell>
          <table:table-cell office:value-type="float" office:value="2.11305" calcext:value-type="float">
            <text:p>2.11305</text:p>
          </table:table-cell>
          <table:table-cell office:value-type="float" office:value="172.887" calcext:value-type="float">
            <text:p>172.887</text:p>
          </table:table-cell>
          <table:table-cell office:value-type="float" office:value="0.765" calcext:value-type="float">
            <text:p>0.765</text:p>
          </table:table-cell>
          <table:table-cell office:value-type="float" office:value="175" calcext:value-type="float">
            <text:p>175</text:p>
          </table:table-cell>
          <table:table-cell office:value-type="float" office:value="0.439847" calcext:value-type="float">
            <text:p>0.439847</text:p>
          </table:table-cell>
          <table:table-cell office:value-type="float" office:value="-0.0171861" calcext:value-type="float">
            <text:p>-0.0171861</text:p>
          </table:table-cell>
        </table:table-row>
        <table:table-row table:style-name="ro1">
          <table:table-cell office:value-type="float" office:value="10.4644" calcext:value-type="float">
            <text:p>10.4644</text:p>
          </table:table-cell>
          <table:table-cell office:value-type="float" office:value="2.08801" calcext:value-type="float">
            <text:p>2.08801</text:p>
          </table:table-cell>
          <table:table-cell office:value-type="float" office:value="172.912" calcext:value-type="float">
            <text:p>172.912</text:p>
          </table:table-cell>
          <table:table-cell office:value-type="float" office:value="0.765" calcext:value-type="float">
            <text:p>0.765</text:p>
          </table:table-cell>
          <table:table-cell office:value-type="float" office:value="175" calcext:value-type="float">
            <text:p>175</text:p>
          </table:table-cell>
          <table:table-cell office:value-type="float" office:value="0.461804" calcext:value-type="float">
            <text:p>0.461804</text:p>
          </table:table-cell>
          <table:table-cell office:value-type="float" office:value="-0.039859" calcext:value-type="float">
            <text:p>-0.039859</text:p>
          </table:table-cell>
        </table:table-row>
        <table:table-row table:style-name="ro1">
          <table:table-cell office:value-type="float" office:value="10.5669" calcext:value-type="float">
            <text:p>10.5669</text:p>
          </table:table-cell>
          <table:table-cell office:value-type="float" office:value="2.05235" calcext:value-type="float">
            <text:p>2.05235</text:p>
          </table:table-cell>
          <table:table-cell office:value-type="float" office:value="172.948" calcext:value-type="float">
            <text:p>172.948</text:p>
          </table:table-cell>
          <table:table-cell office:value-type="float" office:value="0.765" calcext:value-type="float">
            <text:p>0.765</text:p>
          </table:table-cell>
          <table:table-cell office:value-type="float" office:value="175" calcext:value-type="float">
            <text:p>175</text:p>
          </table:table-cell>
          <table:table-cell office:value-type="float" office:value="0.483038" calcext:value-type="float">
            <text:p>0.483038</text:p>
          </table:table-cell>
          <table:table-cell office:value-type="float" office:value="-0.0606699" calcext:value-type="float">
            <text:p>-0.0606699</text:p>
          </table:table-cell>
        </table:table-row>
        <table:table-row table:style-name="ro1">
          <table:table-cell office:value-type="float" office:value="10.6763" calcext:value-type="float">
            <text:p>10.6763</text:p>
          </table:table-cell>
          <table:table-cell office:value-type="float" office:value="2.00233" calcext:value-type="float">
            <text:p>2.00233</text:p>
          </table:table-cell>
          <table:table-cell office:value-type="float" office:value="172.998" calcext:value-type="float">
            <text:p>172.998</text:p>
          </table:table-cell>
          <table:table-cell office:value-type="float" office:value="0.760079" calcext:value-type="float">
            <text:p>0.760079</text:p>
          </table:table-cell>
          <table:table-cell office:value-type="float" office:value="175" calcext:value-type="float">
            <text:p>175</text:p>
          </table:table-cell>
          <table:table-cell office:value-type="float" office:value="0.50522" calcext:value-type="float">
            <text:p>0.50522</text:p>
          </table:table-cell>
          <table:table-cell office:value-type="float" office:value="-0.0855381" calcext:value-type="float">
            <text:p>-0.0855381</text:p>
          </table:table-cell>
        </table:table-row>
        <table:table-row table:style-name="ro1">
          <table:table-cell office:value-type="float" office:value="10.7839" calcext:value-type="float">
            <text:p>10.7839</text:p>
          </table:table-cell>
          <table:table-cell office:value-type="float" office:value="1.94185" calcext:value-type="float">
            <text:p>1.94185</text:p>
          </table:table-cell>
          <table:table-cell office:value-type="float" office:value="173.058" calcext:value-type="float">
            <text:p>173.058</text:p>
          </table:table-cell>
          <table:table-cell office:value-type="float" office:value="0.750659" calcext:value-type="float">
            <text:p>0.750659</text:p>
          </table:table-cell>
          <table:table-cell office:value-type="float" office:value="175" calcext:value-type="float">
            <text:p>175</text:p>
          </table:table-cell>
          <table:table-cell office:value-type="float" office:value="0.526461" calcext:value-type="float">
            <text:p>0.526461</text:p>
          </table:table-cell>
          <table:table-cell office:value-type="float" office:value="-0.105916" calcext:value-type="float">
            <text:p>-0.105916</text:p>
          </table:table-cell>
        </table:table-row>
        <table:table-row table:style-name="ro1">
          <table:table-cell office:value-type="float" office:value="10.8936" calcext:value-type="float">
            <text:p>10.8936</text:p>
          </table:table-cell>
          <table:table-cell office:value-type="float" office:value="1.86931" calcext:value-type="float">
            <text:p>1.86931</text:p>
          </table:table-cell>
          <table:table-cell office:value-type="float" office:value="173.131" calcext:value-type="float">
            <text:p>173.131</text:p>
          </table:table-cell>
          <table:table-cell office:value-type="float" office:value="0.73765" calcext:value-type="float">
            <text:p>0.73765</text:p>
          </table:table-cell>
          <table:table-cell office:value-type="float" office:value="175" calcext:value-type="float">
            <text:p>175</text:p>
          </table:table-cell>
          <table:table-cell office:value-type="float" office:value="0.547357" calcext:value-type="float">
            <text:p>0.547357</text:p>
          </table:table-cell>
          <table:table-cell office:value-type="float" office:value="-0.127489" calcext:value-type="float">
            <text:p>-0.127489</text:p>
          </table:table-cell>
        </table:table-row>
        <table:table-row table:style-name="ro1">
          <table:table-cell office:value-type="float" office:value="11.0015" calcext:value-type="float">
            <text:p>11.0015</text:p>
          </table:table-cell>
          <table:table-cell office:value-type="float" office:value="1.78812" calcext:value-type="float">
            <text:p>1.78812</text:p>
          </table:table-cell>
          <table:table-cell office:value-type="float" office:value="173.212" calcext:value-type="float">
            <text:p>173.212</text:p>
          </table:table-cell>
          <table:table-cell office:value-type="float" office:value="0.712994" calcext:value-type="float">
            <text:p>0.712994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145986" calcext:value-type="float">
            <text:p>-0.145986</text:p>
          </table:table-cell>
        </table:table-row>
        <table:table-row table:style-name="ro1">
          <table:table-cell office:value-type="float" office:value="11.1106" calcext:value-type="float">
            <text:p>11.1106</text:p>
          </table:table-cell>
          <table:table-cell office:value-type="float" office:value="1.69675" calcext:value-type="float">
            <text:p>1.69675</text:p>
          </table:table-cell>
          <table:table-cell office:value-type="float" office:value="173.303" calcext:value-type="float">
            <text:p>173.303</text:p>
          </table:table-cell>
          <table:table-cell office:value-type="float" office:value="0.679201" calcext:value-type="float">
            <text:p>0.679201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164246" calcext:value-type="float">
            <text:p>-0.164246</text:p>
          </table:table-cell>
        </table:table-row>
        <table:table-row table:style-name="ro1">
          <table:table-cell office:value-type="float" office:value="11.2209" calcext:value-type="float">
            <text:p>11.2209</text:p>
          </table:table-cell>
          <table:table-cell office:value-type="float" office:value="1.59598" calcext:value-type="float">
            <text:p>1.59598</text:p>
          </table:table-cell>
          <table:table-cell office:value-type="float" office:value="173.404" calcext:value-type="float">
            <text:p>173.404</text:p>
          </table:table-cell>
          <table:table-cell office:value-type="float" office:value="0.645025" calcext:value-type="float">
            <text:p>0.645025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181291" calcext:value-type="float">
            <text:p>-0.181291</text:p>
          </table:table-cell>
        </table:table-row>
        <table:table-row table:style-name="ro1">
          <table:table-cell office:value-type="float" office:value="11.3281" calcext:value-type="float">
            <text:p>11.3281</text:p>
          </table:table-cell>
          <table:table-cell office:value-type="float" office:value="1.49149" calcext:value-type="float">
            <text:p>1.49149</text:p>
          </table:table-cell>
          <table:table-cell office:value-type="float" office:value="173.509" calcext:value-type="float">
            <text:p>173.509</text:p>
          </table:table-cell>
          <table:table-cell office:value-type="float" office:value="0.61671" calcext:value-type="float">
            <text:p>0.61671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191843" calcext:value-type="float">
            <text:p>-0.191843</text:p>
          </table:table-cell>
        </table:table-row>
        <table:table-row table:style-name="ro1">
          <table:table-cell office:value-type="float" office:value="11.4351" calcext:value-type="float">
            <text:p>11.4351</text:p>
          </table:table-cell>
          <table:table-cell office:value-type="float" office:value="1.38203" calcext:value-type="float">
            <text:p>1.38203</text:p>
          </table:table-cell>
          <table:table-cell office:value-type="float" office:value="173.618" calcext:value-type="float">
            <text:p>173.618</text:p>
          </table:table-cell>
          <table:table-cell office:value-type="float" office:value="0.588149" calcext:value-type="float">
            <text:p>0.588149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01797" calcext:value-type="float">
            <text:p>-0.201797</text:p>
          </table:table-cell>
        </table:table-row>
        <table:table-row table:style-name="ro1">
          <table:table-cell office:value-type="float" office:value="11.5435" calcext:value-type="float">
            <text:p>11.5435</text:p>
          </table:table-cell>
          <table:table-cell office:value-type="float" office:value="1.26704" calcext:value-type="float">
            <text:p>1.26704</text:p>
          </table:table-cell>
          <table:table-cell office:value-type="float" office:value="173.733" calcext:value-type="float">
            <text:p>173.733</text:p>
          </table:table-cell>
          <table:table-cell office:value-type="float" office:value="0.559076" calcext:value-type="float">
            <text:p>0.559076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11322" calcext:value-type="float">
            <text:p>-0.211322</text:p>
          </table:table-cell>
        </table:table-row>
        <table:table-row table:style-name="ro1">
          <table:table-cell office:value-type="float" office:value="11.6528" calcext:value-type="float">
            <text:p>11.6528</text:p>
          </table:table-cell>
          <table:table-cell office:value-type="float" office:value="1.14922" calcext:value-type="float">
            <text:p>1.14922</text:p>
          </table:table-cell>
          <table:table-cell office:value-type="float" office:value="173.851" calcext:value-type="float">
            <text:p>173.851</text:p>
          </table:table-cell>
          <table:table-cell office:value-type="float" office:value="0.531969" calcext:value-type="float">
            <text:p>0.531969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18397" calcext:value-type="float">
            <text:p>-0.218397</text:p>
          </table:table-cell>
        </table:table-row>
        <table:table-row table:style-name="ro1">
          <table:table-cell office:value-type="float" office:value="11.7642" calcext:value-type="float">
            <text:p>11.7642</text:p>
          </table:table-cell>
          <table:table-cell office:value-type="float" office:value="1.0284" calcext:value-type="float">
            <text:p>1.0284</text:p>
          </table:table-cell>
          <table:table-cell office:value-type="float" office:value="173.972" calcext:value-type="float">
            <text:p>173.972</text:p>
          </table:table-cell>
          <table:table-cell office:value-type="float" office:value="0.50498" calcext:value-type="float">
            <text:p>0.50498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24847" calcext:value-type="float">
            <text:p>-0.224847</text:p>
          </table:table-cell>
        </table:table-row>
        <table:table-row table:style-name="ro1">
          <table:table-cell office:value-type="float" office:value="11.8774" calcext:value-type="float">
            <text:p>11.8774</text:p>
          </table:table-cell>
          <table:table-cell office:value-type="float" office:value="0.90686" calcext:value-type="float">
            <text:p>0.90686</text:p>
          </table:table-cell>
          <table:table-cell office:value-type="float" office:value="174.093" calcext:value-type="float">
            <text:p>174.093</text:p>
          </table:table-cell>
          <table:table-cell office:value-type="float" office:value="0.481859" calcext:value-type="float">
            <text:p>0.481859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27307" calcext:value-type="float">
            <text:p>-0.227307</text:p>
          </table:table-cell>
        </table:table-row>
        <table:table-row table:style-name="ro1">
          <table:table-cell office:value-type="float" office:value="11.9854" calcext:value-type="float">
            <text:p>11.9854</text:p>
          </table:table-cell>
          <table:table-cell office:value-type="float" office:value="0.794388" calcext:value-type="float">
            <text:p>0.794388</text:p>
          </table:table-cell>
          <table:table-cell office:value-type="float" office:value="174.206" calcext:value-type="float">
            <text:p>174.206</text:p>
          </table:table-cell>
          <table:table-cell office:value-type="float" office:value="0.474867" calcext:value-type="float">
            <text:p>0.474867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15179" calcext:value-type="float">
            <text:p>-0.215179</text:p>
          </table:table-cell>
        </table:table-row>
        <table:table-row table:style-name="ro1">
          <table:table-cell office:value-type="float" office:value="12.095" calcext:value-type="float">
            <text:p>12.095</text:p>
          </table:table-cell>
          <table:table-cell office:value-type="float" office:value="0.684952" calcext:value-type="float">
            <text:p>0.684952</text:p>
          </table:table-cell>
          <table:table-cell office:value-type="float" office:value="174.315" calcext:value-type="float">
            <text:p>174.315</text:p>
          </table:table-cell>
          <table:table-cell office:value-type="float" office:value="0.464378" calcext:value-type="float">
            <text:p>0.464378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07064" calcext:value-type="float">
            <text:p>-0.207064</text:p>
          </table:table-cell>
        </table:table-row>
        <table:table-row table:style-name="ro1">
          <table:table-cell office:value-type="float" office:value="12.2053" calcext:value-type="float">
            <text:p>12.2053</text:p>
          </table:table-cell>
          <table:table-cell office:value-type="float" office:value="0.58107" calcext:value-type="float">
            <text:p>0.58107</text:p>
          </table:table-cell>
          <table:table-cell office:value-type="float" office:value="174.419" calcext:value-type="float">
            <text:p>174.419</text:p>
          </table:table-cell>
          <table:table-cell office:value-type="float" office:value="0.455188" calcext:value-type="float">
            <text:p>0.455188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198594" calcext:value-type="float">
            <text:p>-0.198594</text:p>
          </table:table-cell>
        </table:table-row>
        <table:table-row table:style-name="ro1">
          <table:table-cell office:value-type="float" office:value="12.324" calcext:value-type="float">
            <text:p>12.324</text:p>
          </table:table-cell>
          <table:table-cell office:value-type="float" office:value="0.478088" calcext:value-type="float">
            <text:p>0.478088</text:p>
          </table:table-cell>
          <table:table-cell office:value-type="float" office:value="174.522" calcext:value-type="float">
            <text:p>174.522</text:p>
          </table:table-cell>
          <table:table-cell office:value-type="float" office:value="0.44048" calcext:value-type="float">
            <text:p>0.44048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195795" calcext:value-type="float">
            <text:p>-0.195795</text:p>
          </table:table-cell>
        </table:table-row>
        <table:table-row table:style-name="ro1">
          <table:table-cell office:value-type="float" office:value="12.4336" calcext:value-type="float">
            <text:p>12.4336</text:p>
          </table:table-cell>
          <table:table-cell office:value-type="float" office:value="0.392166" calcext:value-type="float">
            <text:p>0.392166</text:p>
          </table:table-cell>
          <table:table-cell office:value-type="float" office:value="174.608" calcext:value-type="float">
            <text:p>174.608</text:p>
          </table:table-cell>
          <table:table-cell office:value-type="float" office:value="0.452154" calcext:value-type="float">
            <text:p>0.452154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169514" calcext:value-type="float">
            <text:p>-0.169514</text:p>
          </table:table-cell>
        </table:table-row>
        <table:table-row table:style-name="ro1">
          <table:table-cell office:value-type="float" office:value="12.5427" calcext:value-type="float">
            <text:p>12.5427</text:p>
          </table:table-cell>
          <table:table-cell office:value-type="float" office:value="0.316696" calcext:value-type="float">
            <text:p>0.316696</text:p>
          </table:table-cell>
          <table:table-cell office:value-type="float" office:value="174.683" calcext:value-type="float">
            <text:p>174.683</text:p>
          </table:table-cell>
          <table:table-cell office:value-type="float" office:value="0.460123" calcext:value-type="float">
            <text:p>0.460123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148716" calcext:value-type="float">
            <text:p>-0.148716</text:p>
          </table:table-cell>
        </table:table-row>
        <table:table-row table:style-name="ro1">
          <table:table-cell office:value-type="float" office:value="12.6519" calcext:value-type="float">
            <text:p>12.6519</text:p>
          </table:table-cell>
          <table:table-cell office:value-type="float" office:value="0.251678" calcext:value-type="float">
            <text:p>0.251678</text:p>
          </table:table-cell>
          <table:table-cell office:value-type="float" office:value="174.748" calcext:value-type="float">
            <text:p>174.748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129035" calcext:value-type="float">
            <text:p>-0.129035</text:p>
          </table:table-cell>
        </table:table-row>
        <table:table-row table:style-name="ro1">
          <table:table-cell office:value-type="float" office:value="12.76" calcext:value-type="float">
            <text:p>12.76</text:p>
          </table:table-cell>
          <table:table-cell office:value-type="float" office:value="0.197845" calcext:value-type="float">
            <text:p>0.197845</text:p>
          </table:table-cell>
          <table:table-cell office:value-type="float" office:value="174.802" calcext:value-type="float">
            <text:p>174.802</text:p>
          </table:table-cell>
          <table:table-cell office:value-type="float" office:value="0.48074" calcext:value-type="float">
            <text:p>0.48074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107893" calcext:value-type="float">
            <text:p>-0.107893</text:p>
          </table:table-cell>
        </table:table-row>
        <table:table-row table:style-name="ro1">
          <table:table-cell office:value-type="float" office:value="12.8689" calcext:value-type="float">
            <text:p>12.8689</text:p>
          </table:table-cell>
          <table:table-cell office:value-type="float" office:value="0.154694" calcext:value-type="float">
            <text:p>0.154694</text:p>
          </table:table-cell>
          <table:table-cell office:value-type="float" office:value="174.845" calcext:value-type="float">
            <text:p>174.845</text:p>
          </table:table-cell>
          <table:table-cell office:value-type="float" office:value="0.493403" calcext:value-type="float">
            <text:p>0.493403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878952" calcext:value-type="float">
            <text:p>-0.0878952</text:p>
          </table:table-cell>
        </table:table-row>
        <table:table-row table:style-name="ro1">
          <table:table-cell office:value-type="float" office:value="12.9792" calcext:value-type="float">
            <text:p>12.9792</text:p>
          </table:table-cell>
          <table:table-cell office:value-type="float" office:value="0.12207" calcext:value-type="float">
            <text:p>0.12207</text:p>
          </table:table-cell>
          <table:table-cell office:value-type="float" office:value="174.878" calcext:value-type="float">
            <text:p>174.878</text:p>
          </table:table-cell>
          <table:table-cell office:value-type="float" office:value="0.507443" calcext:value-type="float">
            <text:p>0.507443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683085" calcext:value-type="float">
            <text:p>-0.0683085</text:p>
          </table:table-cell>
        </table:table-row>
        <table:table-row table:style-name="ro1">
          <table:table-cell office:value-type="float" office:value="13.0886" calcext:value-type="float">
            <text:p>13.0886</text:p>
          </table:table-cell>
          <table:table-cell office:value-type="float" office:value="0.100449" calcext:value-type="float">
            <text:p>0.100449</text:p>
          </table:table-cell>
          <table:table-cell office:value-type="float" office:value="174.9" calcext:value-type="float">
            <text:p>174.9</text:p>
          </table:table-cell>
          <table:table-cell office:value-type="float" office:value="0.524272" calcext:value-type="float">
            <text:p>0.524272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478044" calcext:value-type="float">
            <text:p>-0.0478044</text:p>
          </table:table-cell>
        </table:table-row>
        <table:table-row table:style-name="ro1">
          <table:table-cell office:value-type="float" office:value="13.1992" calcext:value-type="float">
            <text:p>13.1992</text:p>
          </table:table-cell>
          <table:table-cell office:value-type="float" office:value="0.0889435" calcext:value-type="float">
            <text:p>0.0889435</text:p>
          </table:table-cell>
          <table:table-cell office:value-type="float" office:value="174.911" calcext:value-type="float">
            <text:p>174.911</text:p>
          </table:table-cell>
          <table:table-cell office:value-type="float" office:value="0.541675" calcext:value-type="float">
            <text:p>0.541675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84459" calcext:value-type="float">
            <text:p>-0.0284459</text:p>
          </table:table-cell>
        </table:table-row>
        <table:table-row table:style-name="ro1">
          <table:table-cell office:value-type="float" office:value="13.3093" calcext:value-type="float">
            <text:p>13.3093</text:p>
          </table:table-cell>
          <table:table-cell office:value-type="float" office:value="0.0872955" calcext:value-type="float">
            <text:p>0.0872955</text:p>
          </table:table-cell>
          <table:table-cell office:value-type="float" office:value="174.913" calcext:value-type="float">
            <text:p>174.913</text:p>
          </table:table-cell>
          <table:table-cell office:value-type="float" office:value="0.559956" calcext:value-type="float">
            <text:p>0.559956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98845" calcext:value-type="float">
            <text:p>-0.0098845</text:p>
          </table:table-cell>
        </table:table-row>
        <table:table-row table:style-name="ro1">
          <table:table-cell office:value-type="float" office:value="13.4189" calcext:value-type="float">
            <text:p>13.4189</text:p>
          </table:table-cell>
          <table:table-cell office:value-type="float" office:value="0.0944061" calcext:value-type="float">
            <text:p>0.0944061</text:p>
          </table:table-cell>
          <table:table-cell office:value-type="float" office:value="174.906" calcext:value-type="float">
            <text:p>174.906</text:p>
          </table:table-cell>
          <table:table-cell office:value-type="float" office:value="0.578218" calcext:value-type="float">
            <text:p>0.578218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716929" calcext:value-type="float">
            <text:p>0.00716929</text:p>
          </table:table-cell>
        </table:table-row>
        <table:table-row table:style-name="ro1">
          <table:table-cell office:value-type="float" office:value="13.5278" calcext:value-type="float">
            <text:p>13.5278</text:p>
          </table:table-cell>
          <table:table-cell office:value-type="float" office:value="0.109253" calcext:value-type="float">
            <text:p>0.109253</text:p>
          </table:table-cell>
          <table:table-cell office:value-type="float" office:value="174.891" calcext:value-type="float">
            <text:p>174.891</text:p>
          </table:table-cell>
          <table:table-cell office:value-type="float" office:value="0.59597" calcext:value-type="float">
            <text:p>0.59597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23974" calcext:value-type="float">
            <text:p>0.0223974</text:p>
          </table:table-cell>
        </table:table-row>
        <table:table-row table:style-name="ro1">
          <table:table-cell office:value-type="float" office:value="13.6367" calcext:value-type="float">
            <text:p>13.6367</text:p>
          </table:table-cell>
          <table:table-cell office:value-type="float" office:value="0.130875" calcext:value-type="float">
            <text:p>0.130875</text:p>
          </table:table-cell>
          <table:table-cell office:value-type="float" office:value="174.869" calcext:value-type="float">
            <text:p>174.869</text:p>
          </table:table-cell>
          <table:table-cell office:value-type="float" office:value="0.612891" calcext:value-type="float">
            <text:p>0.612891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0.0356428" calcext:value-type="float">
            <text:p>0.0356428</text:p>
          </table:table-cell>
        </table:table-row>
        <table:table-row table:style-name="ro1">
          <table:table-cell office:value-type="float" office:value="13.7483" calcext:value-type="float">
            <text:p>13.7483</text:p>
          </table:table-cell>
          <table:table-cell office:value-type="float" office:value="0.15889" calcext:value-type="float">
            <text:p>0.15889</text:p>
          </table:table-cell>
          <table:table-cell office:value-type="float" office:value="174.841" calcext:value-type="float">
            <text:p>174.841</text:p>
          </table:table-cell>
          <table:table-cell office:value-type="float" office:value="0.629928" calcext:value-type="float">
            <text:p>0.629928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0.0479171" calcext:value-type="float">
            <text:p>0.0479171</text:p>
          </table:table-cell>
        </table:table-row>
        <table:table-row table:style-name="ro1">
          <table:table-cell office:value-type="float" office:value="13.8618" calcext:value-type="float">
            <text:p>13.8618</text:p>
          </table:table-cell>
          <table:table-cell office:value-type="float" office:value="0.192261" calcext:value-type="float">
            <text:p>0.192261</text:p>
          </table:table-cell>
          <table:table-cell office:value-type="float" office:value="174.808" calcext:value-type="float">
            <text:p>174.808</text:p>
          </table:table-cell>
          <table:table-cell office:value-type="float" office:value="0.645785" calcext:value-type="float">
            <text:p>0.645785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0.0581011" calcext:value-type="float">
            <text:p>0.0581011</text:p>
          </table:table-cell>
        </table:table-row>
        <table:table-row table:style-name="ro1">
          <table:table-cell office:value-type="float" office:value="13.9736" calcext:value-type="float">
            <text:p>13.9736</text:p>
          </table:table-cell>
          <table:table-cell office:value-type="float" office:value="0.228745" calcext:value-type="float">
            <text:p>0.228745</text:p>
          </table:table-cell>
          <table:table-cell office:value-type="float" office:value="174.771" calcext:value-type="float">
            <text:p>174.771</text:p>
          </table:table-cell>
          <table:table-cell office:value-type="float" office:value="0.659079" calcext:value-type="float">
            <text:p>0.659079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0.0651921" calcext:value-type="float">
            <text:p>0.0651921</text:p>
          </table:table-cell>
        </table:table-row>
        <table:table-row table:style-name="ro1">
          <table:table-cell office:value-type="float" office:value="14.0845" calcext:value-type="float">
            <text:p>14.0845</text:p>
          </table:table-cell>
          <table:table-cell office:value-type="float" office:value="0.267075" calcext:value-type="float">
            <text:p>0.267075</text:p>
          </table:table-cell>
          <table:table-cell office:value-type="float" office:value="174.733" calcext:value-type="float">
            <text:p>174.733</text:p>
          </table:table-cell>
          <table:table-cell office:value-type="float" office:value="0.670296" calcext:value-type="float">
            <text:p>0.670296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0.0698932" calcext:value-type="float">
            <text:p>0.0698932</text:p>
          </table:table-cell>
        </table:table-row>
        <table:table-row table:style-name="ro1">
          <table:table-cell office:value-type="float" office:value="14.1941" calcext:value-type="float">
            <text:p>14.1941</text:p>
          </table:table-cell>
          <table:table-cell office:value-type="float" office:value="0.306061" calcext:value-type="float">
            <text:p>0.306061</text:p>
          </table:table-cell>
          <table:table-cell office:value-type="float" office:value="174.694" calcext:value-type="float">
            <text:p>174.694</text:p>
          </table:table-cell>
          <table:table-cell office:value-type="float" office:value="0.679332" calcext:value-type="float">
            <text:p>0.679332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0.0723017" calcext:value-type="float">
            <text:p>0.0723017</text:p>
          </table:table-cell>
        </table:table-row>
        <table:table-row table:style-name="ro1">
          <table:table-cell office:value-type="float" office:value="14.3088" calcext:value-type="float">
            <text:p>14.3088</text:p>
          </table:table-cell>
          <table:table-cell office:value-type="float" office:value="0.346817" calcext:value-type="float">
            <text:p>0.346817</text:p>
          </table:table-cell>
          <table:table-cell office:value-type="float" office:value="174.653" calcext:value-type="float">
            <text:p>174.653</text:p>
          </table:table-cell>
          <table:table-cell office:value-type="float" office:value="0.689019" calcext:value-type="float">
            <text:p>0.689019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0.0750602" calcext:value-type="float">
            <text:p>0.0750602</text:p>
          </table:table-cell>
        </table:table-row>
        <table:table-row table:style-name="ro1">
          <table:table-cell office:value-type="float" office:value="14.4297" calcext:value-type="float">
            <text:p>14.4297</text:p>
          </table:table-cell>
          <table:table-cell office:value-type="float" office:value="0.387985" calcext:value-type="float">
            <text:p>0.387985</text:p>
          </table:table-cell>
          <table:table-cell office:value-type="float" office:value="174.612" calcext:value-type="float">
            <text:p>174.612</text:p>
          </table:table-cell>
          <table:table-cell office:value-type="float" office:value="0.697016" calcext:value-type="float">
            <text:p>0.697016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0.0760586" calcext:value-type="float">
            <text:p>0.0760586</text:p>
          </table:table-cell>
        </table:table-row>
        <table:table-row table:style-name="ro1">
          <table:table-cell office:value-type="float" office:value="14.5391" calcext:value-type="float">
            <text:p>14.5391</text:p>
          </table:table-cell>
          <table:table-cell office:value-type="float" office:value="0.42244" calcext:value-type="float">
            <text:p>0.42244</text:p>
          </table:table-cell>
          <table:table-cell office:value-type="float" office:value="174.578" calcext:value-type="float">
            <text:p>174.578</text:p>
          </table:table-cell>
          <table:table-cell office:value-type="float" office:value="0.69424" calcext:value-type="float">
            <text:p>0.69424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0.0674252" calcext:value-type="float">
            <text:p>0.0674252</text:p>
          </table:table-cell>
        </table:table-row>
        <table:table-row table:style-name="ro1">
          <table:table-cell office:value-type="float" office:value="14.6509" calcext:value-type="float">
            <text:p>14.6509</text:p>
          </table:table-cell>
          <table:table-cell office:value-type="float" office:value="0.454102" calcext:value-type="float">
            <text:p>0.454102</text:p>
          </table:table-cell>
          <table:table-cell office:value-type="float" office:value="174.546" calcext:value-type="float">
            <text:p>174.546</text:p>
          </table:table-cell>
          <table:table-cell office:value-type="float" office:value="0.69353" calcext:value-type="float">
            <text:p>0.69353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0.0613324" calcext:value-type="float">
            <text:p>0.0613324</text:p>
          </table:table-cell>
        </table:table-row>
        <table:table-row table:style-name="ro1">
          <table:table-cell office:value-type="float" office:value="14.7634" calcext:value-type="float">
            <text:p>14.7634</text:p>
          </table:table-cell>
          <table:table-cell office:value-type="float" office:value="0.481506" calcext:value-type="float">
            <text:p>0.481506</text:p>
          </table:table-cell>
          <table:table-cell office:value-type="float" office:value="174.518" calcext:value-type="float">
            <text:p>174.518</text:p>
          </table:table-cell>
          <table:table-cell office:value-type="float" office:value="0.690813" calcext:value-type="float">
            <text:p>0.690813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0.0539566" calcext:value-type="float">
            <text:p>0.0539566</text:p>
          </table:table-cell>
        </table:table-row>
        <table:table-row table:style-name="ro1">
          <table:table-cell office:value-type="float" office:value="14.8772" calcext:value-type="float">
            <text:p>14.8772</text:p>
          </table:table-cell>
          <table:table-cell office:value-type="float" office:value="0.504166" calcext:value-type="float">
            <text:p>0.504166</text:p>
          </table:table-cell>
          <table:table-cell office:value-type="float" office:value="174.496" calcext:value-type="float">
            <text:p>174.496</text:p>
          </table:table-cell>
          <table:table-cell office:value-type="float" office:value="0.686531" calcext:value-type="float">
            <text:p>0.686531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0.0458233" calcext:value-type="float">
            <text:p>0.0458233</text:p>
          </table:table-cell>
        </table:table-row>
        <table:table-row table:style-name="ro1">
          <table:table-cell office:value-type="float" office:value="14.9885" calcext:value-type="float">
            <text:p>14.9885</text:p>
          </table:table-cell>
          <table:table-cell office:value-type="float" office:value="0.520859" calcext:value-type="float">
            <text:p>0.520859</text:p>
          </table:table-cell>
          <table:table-cell office:value-type="float" office:value="174.479" calcext:value-type="float">
            <text:p>174.479</text:p>
          </table:table-cell>
          <table:table-cell office:value-type="float" office:value="0.678739" calcext:value-type="float">
            <text:p>0.678739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0.0351925" calcext:value-type="float">
            <text:p>0.0351925</text:p>
          </table:table-cell>
        </table:table-row>
        <table:table-row table:style-name="ro1">
          <table:table-cell office:value-type="float" office:value="15.0989" calcext:value-type="float">
            <text:p>15.0989</text:p>
          </table:table-cell>
          <table:table-cell office:value-type="float" office:value="0.531982" calcext:value-type="float">
            <text:p>0.531982</text:p>
          </table:table-cell>
          <table:table-cell office:value-type="float" office:value="174.468" calcext:value-type="float">
            <text:p>174.468</text:p>
          </table:table-cell>
          <table:table-cell office:value-type="float" office:value="0.669955" calcext:value-type="float">
            <text:p>0.669955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45183" calcext:value-type="float">
            <text:p>0.0245183</text:p>
          </table:table-cell>
        </table:table-row>
        <table:table-row table:style-name="ro1">
          <table:table-cell office:value-type="float" office:value="15.2104" calcext:value-type="float">
            <text:p>15.2104</text:p>
          </table:table-cell>
          <table:table-cell office:value-type="float" office:value="0.537811" calcext:value-type="float">
            <text:p>0.537811</text:p>
          </table:table-cell>
          <table:table-cell office:value-type="float" office:value="174.462" calcext:value-type="float">
            <text:p>174.462</text:p>
          </table:table-cell>
          <table:table-cell office:value-type="float" office:value="0.660912" calcext:value-type="float">
            <text:p>0.660912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0.0144836" calcext:value-type="float">
            <text:p>0.0144836</text:p>
          </table:table-cell>
        </table:table-row>
        <table:table-row table:style-name="ro1">
          <table:table-cell office:value-type="float" office:value="15.3186" calcext:value-type="float">
            <text:p>15.3186</text:p>
          </table:table-cell>
          <table:table-cell office:value-type="float" office:value="0.538284" calcext:value-type="float">
            <text:p>0.538284</text:p>
          </table:table-cell>
          <table:table-cell office:value-type="float" office:value="174.462" calcext:value-type="float">
            <text:p>174.462</text:p>
          </table:table-cell>
          <table:table-cell office:value-type="float" office:value="0.650919" calcext:value-type="float">
            <text:p>0.650919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441116" calcext:value-type="float">
            <text:p>0.00441116</text:p>
          </table:table-cell>
        </table:table-row>
        <table:table-row table:style-name="ro1">
          <table:table-cell office:value-type="float" office:value="15.4292" calcext:value-type="float">
            <text:p>15.4292</text:p>
          </table:table-cell>
          <table:table-cell office:value-type="float" office:value="0.533981" calcext:value-type="float">
            <text:p>0.533981</text:p>
          </table:table-cell>
          <table:table-cell office:value-type="float" office:value="174.466" calcext:value-type="float">
            <text:p>174.466</text:p>
          </table:table-cell>
          <table:table-cell office:value-type="float" office:value="0.641035" calcext:value-type="float">
            <text:p>0.641035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74229" calcext:value-type="float">
            <text:p>-0.00474229</text:p>
          </table:table-cell>
        </table:table-row>
        <table:table-row table:style-name="ro1">
          <table:table-cell office:value-type="float" office:value="15.542" calcext:value-type="float">
            <text:p>15.542</text:p>
          </table:table-cell>
          <table:table-cell office:value-type="float" office:value="0.524796" calcext:value-type="float">
            <text:p>0.524796</text:p>
          </table:table-cell>
          <table:table-cell office:value-type="float" office:value="174.475" calcext:value-type="float">
            <text:p>174.475</text:p>
          </table:table-cell>
          <table:table-cell office:value-type="float" office:value="0.63047" calcext:value-type="float">
            <text:p>0.63047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37448" calcext:value-type="float">
            <text:p>-0.0137448</text:p>
          </table:table-cell>
        </table:table-row>
        <table:table-row table:style-name="ro1">
          <table:table-cell office:value-type="float" office:value="15.6545" calcext:value-type="float">
            <text:p>15.6545</text:p>
          </table:table-cell>
          <table:table-cell office:value-type="float" office:value="0.511597" calcext:value-type="float">
            <text:p>0.511597</text:p>
          </table:table-cell>
          <table:table-cell office:value-type="float" office:value="174.488" calcext:value-type="float">
            <text:p>174.488</text:p>
          </table:table-cell>
          <table:table-cell office:value-type="float" office:value="0.620262" calcext:value-type="float">
            <text:p>0.620262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17095" calcext:value-type="float">
            <text:p>-0.0217095</text:p>
          </table:table-cell>
        </table:table-row>
        <table:table-row table:style-name="ro1">
          <table:table-cell office:value-type="float" office:value="15.7695" calcext:value-type="float">
            <text:p>15.7695</text:p>
          </table:table-cell>
          <table:table-cell office:value-type="float" office:value="0.4944" calcext:value-type="float">
            <text:p>0.4944</text:p>
          </table:table-cell>
          <table:table-cell office:value-type="float" office:value="174.506" calcext:value-type="float">
            <text:p>174.506</text:p>
          </table:table-cell>
          <table:table-cell office:value-type="float" office:value="0.609873" calcext:value-type="float">
            <text:p>0.609873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91754" calcext:value-type="float">
            <text:p>-0.0291754</text:p>
          </table:table-cell>
        </table:table-row>
        <table:table-row table:style-name="ro1">
          <table:table-cell office:value-type="float" office:value="15.8835" calcext:value-type="float">
            <text:p>15.8835</text:p>
          </table:table-cell>
          <table:table-cell office:value-type="float" office:value="0.474548" calcext:value-type="float">
            <text:p>0.474548</text:p>
          </table:table-cell>
          <table:table-cell office:value-type="float" office:value="174.525" calcext:value-type="float">
            <text:p>174.525</text:p>
          </table:table-cell>
          <table:table-cell office:value-type="float" office:value="0.600716" calcext:value-type="float">
            <text:p>0.600716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349574" calcext:value-type="float">
            <text:p>-0.0349574</text:p>
          </table:table-cell>
        </table:table-row>
        <table:table-row table:style-name="ro1">
          <table:table-cell office:value-type="float" office:value="16.0105" calcext:value-type="float">
            <text:p>16.0105</text:p>
          </table:table-cell>
          <table:table-cell office:value-type="float" office:value="0.449951" calcext:value-type="float">
            <text:p>0.449951</text:p>
          </table:table-cell>
          <table:table-cell office:value-type="float" office:value="174.55" calcext:value-type="float">
            <text:p>174.55</text:p>
          </table:table-cell>
          <table:table-cell office:value-type="float" office:value="0.589102" calcext:value-type="float">
            <text:p>0.589102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423902" calcext:value-type="float">
            <text:p>-0.0423902</text:p>
          </table:table-cell>
        </table:table-row>
        <table:table-row table:style-name="ro1">
          <table:table-cell office:value-type="float" office:value="16.1238" calcext:value-type="float">
            <text:p>16.1238</text:p>
          </table:table-cell>
          <table:table-cell office:value-type="float" office:value="0.426682" calcext:value-type="float">
            <text:p>0.426682</text:p>
          </table:table-cell>
          <table:table-cell office:value-type="float" office:value="174.573" calcext:value-type="float">
            <text:p>174.573</text:p>
          </table:table-cell>
          <table:table-cell office:value-type="float" office:value="0.584148" calcext:value-type="float">
            <text:p>0.584148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433877" calcext:value-type="float">
            <text:p>-0.0433877</text:p>
          </table:table-cell>
        </table:table-row>
        <table:table-row table:style-name="ro1">
          <table:table-cell office:value-type="float" office:value="16.2361" calcext:value-type="float">
            <text:p>16.2361</text:p>
          </table:table-cell>
          <table:table-cell office:value-type="float" office:value="0.403061" calcext:value-type="float">
            <text:p>0.403061</text:p>
          </table:table-cell>
          <table:table-cell office:value-type="float" office:value="174.597" calcext:value-type="float">
            <text:p>174.597</text:p>
          </table:table-cell>
          <table:table-cell office:value-type="float" office:value="0.579628" calcext:value-type="float">
            <text:p>0.579628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43892" calcext:value-type="float">
            <text:p>-0.043892</text:p>
          </table:table-cell>
        </table:table-row>
        <table:table-row table:style-name="ro1">
          <table:table-cell office:value-type="float" office:value="16.3484" calcext:value-type="float">
            <text:p>16.3484</text:p>
          </table:table-cell>
          <table:table-cell office:value-type="float" office:value="0.379578" calcext:value-type="float">
            <text:p>0.379578</text:p>
          </table:table-cell>
          <table:table-cell office:value-type="float" office:value="174.62" calcext:value-type="float">
            <text:p>174.62</text:p>
          </table:table-cell>
          <table:table-cell office:value-type="float" office:value="0.575419" calcext:value-type="float">
            <text:p>0.575419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441096" calcext:value-type="float">
            <text:p>-0.0441096</text:p>
          </table:table-cell>
        </table:table-row>
        <table:table-row table:style-name="ro1">
          <table:table-cell office:value-type="float" office:value="16.4626" calcext:value-type="float">
            <text:p>16.4626</text:p>
          </table:table-cell>
          <table:table-cell office:value-type="float" office:value="0.356567" calcext:value-type="float">
            <text:p>0.356567</text:p>
          </table:table-cell>
          <table:table-cell office:value-type="float" office:value="174.643" calcext:value-type="float">
            <text:p>174.643</text:p>
          </table:table-cell>
          <table:table-cell office:value-type="float" office:value="0.572573" calcext:value-type="float">
            <text:p>0.572573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430431" calcext:value-type="float">
            <text:p>-0.0430431</text:p>
          </table:table-cell>
        </table:table-row>
        <table:table-row table:style-name="ro1">
          <table:table-cell office:value-type="float" office:value="16.574" calcext:value-type="float">
            <text:p>16.574</text:p>
          </table:table-cell>
          <table:table-cell office:value-type="float" office:value="0.335617" calcext:value-type="float">
            <text:p>0.335617</text:p>
          </table:table-cell>
          <table:table-cell office:value-type="float" office:value="174.664" calcext:value-type="float">
            <text:p>174.664</text:p>
          </table:table-cell>
          <table:table-cell office:value-type="float" office:value="0.571616" calcext:value-type="float">
            <text:p>0.571616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404385" calcext:value-type="float">
            <text:p>-0.0404385</text:p>
          </table:table-cell>
        </table:table-row>
        <table:table-row table:style-name="ro1">
          <table:table-cell office:value-type="float" office:value="16.6899" calcext:value-type="float">
            <text:p>16.6899</text:p>
          </table:table-cell>
          <table:table-cell office:value-type="float" office:value="0.315674" calcext:value-type="float">
            <text:p>0.315674</text:p>
          </table:table-cell>
          <table:table-cell office:value-type="float" office:value="174.684" calcext:value-type="float">
            <text:p>174.684</text:p>
          </table:table-cell>
          <table:table-cell office:value-type="float" office:value="0.570432" calcext:value-type="float">
            <text:p>0.570432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382329" calcext:value-type="float">
            <text:p>-0.0382329</text:p>
          </table:table-cell>
        </table:table-row>
        <table:table-row table:style-name="ro1">
          <table:table-cell office:value-type="float" office:value="16.8069" calcext:value-type="float">
            <text:p>16.8069</text:p>
          </table:table-cell>
          <table:table-cell office:value-type="float" office:value="0.298019" calcext:value-type="float">
            <text:p>0.298019</text:p>
          </table:table-cell>
          <table:table-cell office:value-type="float" office:value="174.702" calcext:value-type="float">
            <text:p>174.702</text:p>
          </table:table-cell>
          <table:table-cell office:value-type="float" office:value="0.571084" calcext:value-type="float">
            <text:p>0.571084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345798" calcext:value-type="float">
            <text:p>-0.0345798</text:p>
          </table:table-cell>
        </table:table-row>
        <table:table-row table:style-name="ro1">
          <table:table-cell office:value-type="float" office:value="16.9192" calcext:value-type="float">
            <text:p>16.9192</text:p>
          </table:table-cell>
          <table:table-cell office:value-type="float" office:value="0.283844" calcext:value-type="float">
            <text:p>0.283844</text:p>
          </table:table-cell>
          <table:table-cell office:value-type="float" office:value="174.716" calcext:value-type="float">
            <text:p>174.716</text:p>
          </table:table-cell>
          <table:table-cell office:value-type="float" office:value="0.574339" calcext:value-type="float">
            <text:p>0.574339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89147" calcext:value-type="float">
            <text:p>-0.0289147</text:p>
          </table:table-cell>
        </table:table-row>
        <table:table-row table:style-name="ro1">
          <table:table-cell office:value-type="float" office:value="17.0376" calcext:value-type="float">
            <text:p>17.0376</text:p>
          </table:table-cell>
          <table:table-cell office:value-type="float" office:value="0.272003" calcext:value-type="float">
            <text:p>0.272003</text:p>
          </table:table-cell>
          <table:table-cell office:value-type="float" office:value="174.728" calcext:value-type="float">
            <text:p>174.728</text:p>
          </table:table-cell>
          <table:table-cell office:value-type="float" office:value="0.577141" calcext:value-type="float">
            <text:p>0.577141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41" calcext:value-type="float">
            <text:p>-0.0241</text:p>
          </table:table-cell>
        </table:table-row>
        <table:table-row table:style-name="ro1">
          <table:table-cell office:value-type="float" office:value="17.155" calcext:value-type="float">
            <text:p>17.155</text:p>
          </table:table-cell>
          <table:table-cell office:value-type="float" office:value="0.26355" calcext:value-type="float">
            <text:p>0.26355</text:p>
          </table:table-cell>
          <table:table-cell office:value-type="float" office:value="174.736" calcext:value-type="float">
            <text:p>174.736</text:p>
          </table:table-cell>
          <table:table-cell office:value-type="float" office:value="0.581568" calcext:value-type="float">
            <text:p>0.581568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82351" calcext:value-type="float">
            <text:p>-0.0182351</text:p>
          </table:table-cell>
        </table:table-row>
        <table:table-row table:style-name="ro1">
          <table:table-cell office:value-type="float" office:value="17.2805" calcext:value-type="float">
            <text:p>17.2805</text:p>
          </table:table-cell>
          <table:table-cell office:value-type="float" office:value="0.258209" calcext:value-type="float">
            <text:p>0.258209</text:p>
          </table:table-cell>
          <table:table-cell office:value-type="float" office:value="174.742" calcext:value-type="float">
            <text:p>174.742</text:p>
          </table:table-cell>
          <table:table-cell office:value-type="float" office:value="0.586172" calcext:value-type="float">
            <text:p>0.586172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27234" calcext:value-type="float">
            <text:p>-0.0127234</text:p>
          </table:table-cell>
        </table:table-row>
        <table:table-row table:style-name="ro1">
          <table:table-cell office:value-type="float" office:value="17.3987" calcext:value-type="float">
            <text:p>17.3987</text:p>
          </table:table-cell>
          <table:table-cell office:value-type="float" office:value="0.256546" calcext:value-type="float">
            <text:p>0.256546</text:p>
          </table:table-cell>
          <table:table-cell office:value-type="float" office:value="174.743" calcext:value-type="float">
            <text:p>174.743</text:p>
          </table:table-cell>
          <table:table-cell office:value-type="float" office:value="0.592559" calcext:value-type="float">
            <text:p>0.592559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605351" calcext:value-type="float">
            <text:p>-0.00605351</text:p>
          </table:table-cell>
        </table:table-row>
        <table:table-row table:style-name="ro1">
          <table:table-cell office:value-type="float" office:value="17.5168" calcext:value-type="float">
            <text:p>17.5168</text:p>
          </table:table-cell>
          <table:table-cell office:value-type="float" office:value="0.258026" calcext:value-type="float">
            <text:p>0.258026</text:p>
          </table:table-cell>
          <table:table-cell office:value-type="float" office:value="174.742" calcext:value-type="float">
            <text:p>174.742</text:p>
          </table:table-cell>
          <table:table-cell office:value-type="float" office:value="0.599042" calcext:value-type="float">
            <text:p>0.599042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177665" calcext:value-type="float">
            <text:p>0.000177665</text:p>
          </table:table-cell>
        </table:table-row>
        <table:table-row table:style-name="ro1">
          <table:table-cell office:value-type="float" office:value="17.6328" calcext:value-type="float">
            <text:p>17.6328</text:p>
          </table:table-cell>
          <table:table-cell office:value-type="float" office:value="0.262238" calcext:value-type="float">
            <text:p>0.262238</text:p>
          </table:table-cell>
          <table:table-cell office:value-type="float" office:value="174.738" calcext:value-type="float">
            <text:p>174.738</text:p>
          </table:table-cell>
          <table:table-cell office:value-type="float" office:value="0.605128" calcext:value-type="float">
            <text:p>0.605128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554781" calcext:value-type="float">
            <text:p>0.00554781</text:p>
          </table:table-cell>
        </table:table-row>
        <table:table-row table:style-name="ro1">
          <table:table-cell office:value-type="float" office:value="17.7429" calcext:value-type="float">
            <text:p>17.7429</text:p>
          </table:table-cell>
          <table:table-cell office:value-type="float" office:value="0.268463" calcext:value-type="float">
            <text:p>0.268463</text:p>
          </table:table-cell>
          <table:table-cell office:value-type="float" office:value="174.732" calcext:value-type="float">
            <text:p>174.732</text:p>
          </table:table-cell>
          <table:table-cell office:value-type="float" office:value="0.610657" calcext:value-type="float">
            <text:p>0.610657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0.0100184" calcext:value-type="float">
            <text:p>0.0100184</text:p>
          </table:table-cell>
        </table:table-row>
        <table:table-row table:style-name="ro1">
          <table:table-cell office:value-type="float" office:value="17.8508" calcext:value-type="float">
            <text:p>17.8508</text:p>
          </table:table-cell>
          <table:table-cell office:value-type="float" office:value="0.276413" calcext:value-type="float">
            <text:p>0.276413</text:p>
          </table:table-cell>
          <table:table-cell office:value-type="float" office:value="174.724" calcext:value-type="float">
            <text:p>174.724</text:p>
          </table:table-cell>
          <table:table-cell office:value-type="float" office:value="0.615564" calcext:value-type="float">
            <text:p>0.615564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0.013574" calcext:value-type="float">
            <text:p>0.013574</text:p>
          </table:table-cell>
        </table:table-row>
        <table:table-row table:style-name="ro1">
          <table:table-cell office:value-type="float" office:value="17.9626" calcext:value-type="float">
            <text:p>17.9626</text:p>
          </table:table-cell>
          <table:table-cell office:value-type="float" office:value="0.286316" calcext:value-type="float">
            <text:p>0.286316</text:p>
          </table:table-cell>
          <table:table-cell office:value-type="float" office:value="174.714" calcext:value-type="float">
            <text:p>174.714</text:p>
          </table:table-cell>
          <table:table-cell office:value-type="float" office:value="0.620861" calcext:value-type="float">
            <text:p>0.620861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0.017187" calcext:value-type="float">
            <text:p>0.017187</text:p>
          </table:table-cell>
        </table:table-row>
        <table:table-row table:style-name="ro1">
          <table:table-cell office:value-type="float" office:value="18.0732" calcext:value-type="float">
            <text:p>18.0732</text:p>
          </table:table-cell>
          <table:table-cell office:value-type="float" office:value="0.29718" calcext:value-type="float">
            <text:p>0.29718</text:p>
          </table:table-cell>
          <table:table-cell office:value-type="float" office:value="174.703" calcext:value-type="float">
            <text:p>174.703</text:p>
          </table:table-cell>
          <table:table-cell office:value-type="float" office:value="0.625094" calcext:value-type="float">
            <text:p>0.625094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0.0195731" calcext:value-type="float">
            <text:p>0.0195731</text:p>
          </table:table-cell>
        </table:table-row>
        <table:table-row table:style-name="ro1">
          <table:table-cell office:value-type="float" office:value="18.1887" calcext:value-type="float">
            <text:p>18.1887</text:p>
          </table:table-cell>
          <table:table-cell office:value-type="float" office:value="0.309235" calcext:value-type="float">
            <text:p>0.309235</text:p>
          </table:table-cell>
          <table:table-cell office:value-type="float" office:value="174.691" calcext:value-type="float">
            <text:p>174.691</text:p>
          </table:table-cell>
          <table:table-cell office:value-type="float" office:value="0.629234" calcext:value-type="float">
            <text:p>0.629234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16642" calcext:value-type="float">
            <text:p>0.0216642</text:p>
          </table:table-cell>
        </table:table-row>
        <table:table-row table:style-name="ro1">
          <table:table-cell office:value-type="float" office:value="18.3044" calcext:value-type="float">
            <text:p>18.3044</text:p>
          </table:table-cell>
          <table:table-cell office:value-type="float" office:value="0.321625" calcext:value-type="float">
            <text:p>0.321625</text:p>
          </table:table-cell>
          <table:table-cell office:value-type="float" office:value="174.678" calcext:value-type="float">
            <text:p>174.678</text:p>
          </table:table-cell>
          <table:table-cell office:value-type="float" office:value="0.632312" calcext:value-type="float">
            <text:p>0.632312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26358" calcext:value-type="float">
            <text:p>0.0226358</text:p>
          </table:table-cell>
        </table:table-row>
        <table:table-row table:style-name="ro1">
          <table:table-cell office:value-type="float" office:value="18.4395" calcext:value-type="float">
            <text:p>18.4395</text:p>
          </table:table-cell>
          <table:table-cell office:value-type="float" office:value="0.335938" calcext:value-type="float">
            <text:p>0.335938</text:p>
          </table:table-cell>
          <table:table-cell office:value-type="float" office:value="174.664" calcext:value-type="float">
            <text:p>174.664</text:p>
          </table:table-cell>
          <table:table-cell office:value-type="float" office:value="0.637593" calcext:value-type="float">
            <text:p>0.637593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54832" calcext:value-type="float">
            <text:p>0.0254832</text:p>
          </table:table-cell>
        </table:table-row>
        <table:table-row table:style-name="ro1">
          <table:table-cell office:value-type="float" office:value="18.5571" calcext:value-type="float">
            <text:p>18.5571</text:p>
          </table:table-cell>
          <table:table-cell office:value-type="float" office:value="0.347656" calcext:value-type="float">
            <text:p>0.347656</text:p>
          </table:table-cell>
          <table:table-cell office:value-type="float" office:value="174.652" calcext:value-type="float">
            <text:p>174.652</text:p>
          </table:table-cell>
          <table:table-cell office:value-type="float" office:value="0.637139" calcext:value-type="float">
            <text:p>0.637139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30379" calcext:value-type="float">
            <text:p>0.0230379</text:p>
          </table:table-cell>
        </table:table-row>
        <table:table-row table:style-name="ro1">
          <table:table-cell office:value-type="float" office:value="18.6731" calcext:value-type="float">
            <text:p>18.6731</text:p>
          </table:table-cell>
          <table:table-cell office:value-type="float" office:value="0.357986" calcext:value-type="float">
            <text:p>0.357986</text:p>
          </table:table-cell>
          <table:table-cell office:value-type="float" office:value="174.642" calcext:value-type="float">
            <text:p>174.642</text:p>
          </table:table-cell>
          <table:table-cell office:value-type="float" office:value="0.636236" calcext:value-type="float">
            <text:p>0.636236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03781" calcext:value-type="float">
            <text:p>0.0203781</text:p>
          </table:table-cell>
        </table:table-row>
        <table:table-row table:style-name="ro1">
          <table:table-cell office:value-type="float" office:value="18.7896" calcext:value-type="float">
            <text:p>18.7896</text:p>
          </table:table-cell>
          <table:table-cell office:value-type="float" office:value="0.366806" calcext:value-type="float">
            <text:p>0.366806</text:p>
          </table:table-cell>
          <table:table-cell office:value-type="float" office:value="174.633" calcext:value-type="float">
            <text:p>174.633</text:p>
          </table:table-cell>
          <table:table-cell office:value-type="float" office:value="0.634935" calcext:value-type="float">
            <text:p>0.634935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0.0175779" calcext:value-type="float">
            <text:p>0.0175779</text:p>
          </table:table-cell>
        </table:table-row>
        <table:table-row table:style-name="ro1">
          <table:table-cell office:value-type="float" office:value="18.8997" calcext:value-type="float">
            <text:p>18.8997</text:p>
          </table:table-cell>
          <table:table-cell office:value-type="float" office:value="0.37326" calcext:value-type="float">
            <text:p>0.37326</text:p>
          </table:table-cell>
          <table:table-cell office:value-type="float" office:value="174.627" calcext:value-type="float">
            <text:p>174.627</text:p>
          </table:table-cell>
          <table:table-cell office:value-type="float" office:value="0.632029" calcext:value-type="float">
            <text:p>0.632029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0.0135751" calcext:value-type="float">
            <text:p>0.0135751</text:p>
          </table:table-cell>
        </table:table-row>
        <table:table-row table:style-name="ro1">
          <table:table-cell office:value-type="float" office:value="19.011" calcext:value-type="float">
            <text:p>19.011</text:p>
          </table:table-cell>
          <table:table-cell office:value-type="float" office:value="0.377716" calcext:value-type="float">
            <text:p>0.377716</text:p>
          </table:table-cell>
          <table:table-cell office:value-type="float" office:value="174.622" calcext:value-type="float">
            <text:p>174.622</text:p>
          </table:table-cell>
          <table:table-cell office:value-type="float" office:value="0.628942" calcext:value-type="float">
            <text:p>0.628942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972995" calcext:value-type="float">
            <text:p>0.00972995</text:p>
          </table:table-cell>
        </table:table-row>
        <table:table-row table:style-name="ro1">
          <table:table-cell office:value-type="float" office:value="19.1191" calcext:value-type="float">
            <text:p>19.1191</text:p>
          </table:table-cell>
          <table:table-cell office:value-type="float" office:value="0.379974" calcext:value-type="float">
            <text:p>0.379974</text:p>
          </table:table-cell>
          <table:table-cell office:value-type="float" office:value="174.62" calcext:value-type="float">
            <text:p>174.62</text:p>
          </table:table-cell>
          <table:table-cell office:value-type="float" office:value="0.625246" calcext:value-type="float">
            <text:p>0.625246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564996" calcext:value-type="float">
            <text:p>0.00564996</text:p>
          </table:table-cell>
        </table:table-row>
        <table:table-row table:style-name="ro1">
          <table:table-cell office:value-type="float" office:value="19.2295" calcext:value-type="float">
            <text:p>19.2295</text:p>
          </table:table-cell>
          <table:table-cell office:value-type="float" office:value="0.380005" calcext:value-type="float">
            <text:p>0.380005</text:p>
          </table:table-cell>
          <table:table-cell office:value-type="float" office:value="174.62" calcext:value-type="float">
            <text:p>174.62</text:p>
          </table:table-cell>
          <table:table-cell office:value-type="float" office:value="0.621153" calcext:value-type="float">
            <text:p>0.621153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55187" calcext:value-type="float">
            <text:p>0.00155187</text:p>
          </table:table-cell>
        </table:table-row>
        <table:table-row table:style-name="ro1">
          <table:table-cell office:value-type="float" office:value="19.3394" calcext:value-type="float">
            <text:p>19.3394</text:p>
          </table:table-cell>
          <table:table-cell office:value-type="float" office:value="0.377884" calcext:value-type="float">
            <text:p>0.377884</text:p>
          </table:table-cell>
          <table:table-cell office:value-type="float" office:value="174.622" calcext:value-type="float">
            <text:p>174.622</text:p>
          </table:table-cell>
          <table:table-cell office:value-type="float" office:value="0.616714" calcext:value-type="float">
            <text:p>0.616714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252676" calcext:value-type="float">
            <text:p>-0.00252676</text:p>
          </table:table-cell>
        </table:table-row>
        <table:table-row table:style-name="ro1">
          <table:table-cell office:value-type="float" office:value="19.4551" calcext:value-type="float">
            <text:p>19.4551</text:p>
          </table:table-cell>
          <table:table-cell office:value-type="float" office:value="0.373337" calcext:value-type="float">
            <text:p>0.373337</text:p>
          </table:table-cell>
          <table:table-cell office:value-type="float" office:value="174.627" calcext:value-type="float">
            <text:p>174.627</text:p>
          </table:table-cell>
          <table:table-cell office:value-type="float" office:value="0.611661" calcext:value-type="float">
            <text:p>0.611661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680609" calcext:value-type="float">
            <text:p>-0.00680609</text:p>
          </table:table-cell>
        </table:table-row>
        <table:table-row table:style-name="ro1">
          <table:table-cell office:value-type="float" office:value="19.5691" calcext:value-type="float">
            <text:p>19.5691</text:p>
          </table:table-cell>
          <table:table-cell office:value-type="float" office:value="0.366714" calcext:value-type="float">
            <text:p>0.366714</text:p>
          </table:table-cell>
          <table:table-cell office:value-type="float" office:value="174.633" calcext:value-type="float">
            <text:p>174.633</text:p>
          </table:table-cell>
          <table:table-cell office:value-type="float" office:value="0.606526" calcext:value-type="float">
            <text:p>0.606526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08155" calcext:value-type="float">
            <text:p>-0.0108155</text:p>
          </table:table-cell>
        </table:table-row>
        <table:table-row table:style-name="ro1">
          <table:table-cell office:value-type="float" office:value="19.6858" calcext:value-type="float">
            <text:p>19.6858</text:p>
          </table:table-cell>
          <table:table-cell office:value-type="float" office:value="0.357819" calcext:value-type="float">
            <text:p>0.357819</text:p>
          </table:table-cell>
          <table:table-cell office:value-type="float" office:value="174.642" calcext:value-type="float">
            <text:p>174.642</text:p>
          </table:table-cell>
          <table:table-cell office:value-type="float" office:value="0.600848" calcext:value-type="float">
            <text:p>0.600848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49807" calcext:value-type="float">
            <text:p>-0.0149807</text:p>
          </table:table-cell>
        </table:table-row>
        <table:table-row table:style-name="ro1">
          <table:table-cell office:value-type="float" office:value="19.802" calcext:value-type="float">
            <text:p>19.802</text:p>
          </table:table-cell>
          <table:table-cell office:value-type="float" office:value="0.347031" calcext:value-type="float">
            <text:p>0.347031</text:p>
          </table:table-cell>
          <table:table-cell office:value-type="float" office:value="174.653" calcext:value-type="float">
            <text:p>174.653</text:p>
          </table:table-cell>
          <table:table-cell office:value-type="float" office:value="0.595291" calcext:value-type="float">
            <text:p>0.595291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87045" calcext:value-type="float">
            <text:p>-0.0187045</text:p>
          </table:table-cell>
        </table:table-row>
        <table:table-row table:style-name="ro1">
          <table:table-cell office:value-type="float" office:value="19.9155" calcext:value-type="float">
            <text:p>19.9155</text:p>
          </table:table-cell>
          <table:table-cell office:value-type="float" office:value="0.334854" calcext:value-type="float">
            <text:p>0.334854</text:p>
          </table:table-cell>
          <table:table-cell office:value-type="float" office:value="174.665" calcext:value-type="float">
            <text:p>174.665</text:p>
          </table:table-cell>
          <table:table-cell office:value-type="float" office:value="0.590246" calcext:value-type="float">
            <text:p>0.590246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16787" calcext:value-type="float">
            <text:p>-0.0216787</text:p>
          </table:table-cell>
        </table:table-row>
        <table:table-row table:style-name="ro1">
          <table:table-cell office:value-type="float" office:value="20.0293" calcext:value-type="float">
            <text:p>20.0293</text:p>
          </table:table-cell>
          <table:table-cell office:value-type="float" office:value="0.321487" calcext:value-type="float">
            <text:p>0.321487</text:p>
          </table:table-cell>
          <table:table-cell office:value-type="float" office:value="174.679" calcext:value-type="float">
            <text:p>174.679</text:p>
          </table:table-cell>
          <table:table-cell office:value-type="float" office:value="0.585666" calcext:value-type="float">
            <text:p>0.585666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39865" calcext:value-type="float">
            <text:p>-0.0239865</text:p>
          </table:table-cell>
        </table:table-row>
        <table:table-row table:style-name="ro1">
          <table:table-cell office:value-type="float" office:value="20.1426" calcext:value-type="float">
            <text:p>20.1426</text:p>
          </table:table-cell>
          <table:table-cell office:value-type="float" office:value="0.307129" calcext:value-type="float">
            <text:p>0.307129</text:p>
          </table:table-cell>
          <table:table-cell office:value-type="float" office:value="174.693" calcext:value-type="float">
            <text:p>174.693</text:p>
          </table:table-cell>
          <table:table-cell office:value-type="float" office:value="0.581114" calcext:value-type="float">
            <text:p>0.581114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60977" calcext:value-type="float">
            <text:p>-0.0260977</text:p>
          </table:table-cell>
        </table:table-row>
        <table:table-row table:style-name="ro1">
          <table:table-cell office:value-type="float" office:value="20.2561" calcext:value-type="float">
            <text:p>20.2561</text:p>
          </table:table-cell>
          <table:table-cell office:value-type="float" office:value="0.292007" calcext:value-type="float">
            <text:p>0.292007</text:p>
          </table:table-cell>
          <table:table-cell office:value-type="float" office:value="174.708" calcext:value-type="float">
            <text:p>174.708</text:p>
          </table:table-cell>
          <table:table-cell office:value-type="float" office:value="0.576937" calcext:value-type="float">
            <text:p>0.576937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77045" calcext:value-type="float">
            <text:p>-0.0277045</text:p>
          </table:table-cell>
        </table:table-row>
        <table:table-row table:style-name="ro1">
          <table:table-cell office:value-type="float" office:value="20.3701" calcext:value-type="float">
            <text:p>20.3701</text:p>
          </table:table-cell>
          <table:table-cell office:value-type="float" office:value="0.276306" calcext:value-type="float">
            <text:p>0.276306</text:p>
          </table:table-cell>
          <table:table-cell office:value-type="float" office:value="174.724" calcext:value-type="float">
            <text:p>174.724</text:p>
          </table:table-cell>
          <table:table-cell office:value-type="float" office:value="0.573052" calcext:value-type="float">
            <text:p>0.573052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89201" calcext:value-type="float">
            <text:p>-0.0289201</text:p>
          </table:table-cell>
        </table:table-row>
        <table:table-row table:style-name="ro1">
          <table:table-cell office:value-type="float" office:value="20.489" calcext:value-type="float">
            <text:p>20.489</text:p>
          </table:table-cell>
          <table:table-cell office:value-type="float" office:value="0.259933" calcext:value-type="float">
            <text:p>0.259933</text:p>
          </table:table-cell>
          <table:table-cell office:value-type="float" office:value="174.74" calcext:value-type="float">
            <text:p>174.74</text:p>
          </table:table-cell>
          <table:table-cell office:value-type="float" office:value="0.569415" calcext:value-type="float">
            <text:p>0.569415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97733" calcext:value-type="float">
            <text:p>-0.0297733</text:p>
          </table:table-cell>
        </table:table-row>
        <table:table-row table:style-name="ro1">
          <table:table-cell office:value-type="float" office:value="20.5967" calcext:value-type="float">
            <text:p>20.5967</text:p>
          </table:table-cell>
          <table:table-cell office:value-type="float" office:value="0.245209" calcext:value-type="float">
            <text:p>0.245209</text:p>
          </table:table-cell>
          <table:table-cell office:value-type="float" office:value="174.755" calcext:value-type="float">
            <text:p>174.755</text:p>
          </table:table-cell>
          <table:table-cell office:value-type="float" office:value="0.56846" calcext:value-type="float">
            <text:p>0.56846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8226" calcext:value-type="float">
            <text:p>-0.028226</text:p>
          </table:table-cell>
        </table:table-row>
        <table:table-row table:style-name="ro1">
          <table:table-cell office:value-type="float" office:value="20.7034" calcext:value-type="float">
            <text:p>20.7034</text:p>
          </table:table-cell>
          <table:table-cell office:value-type="float" office:value="0.230896" calcext:value-type="float">
            <text:p>0.230896</text:p>
          </table:table-cell>
          <table:table-cell office:value-type="float" office:value="174.769" calcext:value-type="float">
            <text:p>174.769</text:p>
          </table:table-cell>
          <table:table-cell office:value-type="float" office:value="0.567087" calcext:value-type="float">
            <text:p>0.567087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71657" calcext:value-type="float">
            <text:p>-0.0271657</text:p>
          </table:table-cell>
        </table:table-row>
        <table:table-row table:style-name="ro1">
          <table:table-cell office:value-type="float" office:value="20.8162" calcext:value-type="float">
            <text:p>20.8162</text:p>
          </table:table-cell>
          <table:table-cell office:value-type="float" office:value="0.216309" calcext:value-type="float">
            <text:p>0.216309</text:p>
          </table:table-cell>
          <table:table-cell office:value-type="float" office:value="174.784" calcext:value-type="float">
            <text:p>174.784</text:p>
          </table:table-cell>
          <table:table-cell office:value-type="float" office:value="0.56439" calcext:value-type="float">
            <text:p>0.56439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73821" calcext:value-type="float">
            <text:p>-0.0273821</text:p>
          </table:table-cell>
        </table:table-row>
        <table:table-row table:style-name="ro1">
          <table:table-cell office:value-type="float" office:value="20.9297" calcext:value-type="float">
            <text:p>20.9297</text:p>
          </table:table-cell>
          <table:table-cell office:value-type="float" office:value="0.202499" calcext:value-type="float">
            <text:p>0.202499</text:p>
          </table:table-cell>
          <table:table-cell office:value-type="float" office:value="174.798" calcext:value-type="float">
            <text:p>174.798</text:p>
          </table:table-cell>
          <table:table-cell office:value-type="float" office:value="0.563197" calcext:value-type="float">
            <text:p>0.563197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62276" calcext:value-type="float">
            <text:p>-0.0262276</text:p>
          </table:table-cell>
        </table:table-row>
        <table:table-row table:style-name="ro1">
          <table:table-cell office:value-type="float" office:value="21.0391" calcext:value-type="float">
            <text:p>21.0391</text:p>
          </table:table-cell>
          <table:table-cell office:value-type="float" office:value="0.19014" calcext:value-type="float">
            <text:p>0.19014</text:p>
          </table:table-cell>
          <table:table-cell office:value-type="float" office:value="174.81" calcext:value-type="float">
            <text:p>174.81</text:p>
          </table:table-cell>
          <table:table-cell office:value-type="float" office:value="0.563193" calcext:value-type="float">
            <text:p>0.563193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41306" calcext:value-type="float">
            <text:p>-0.0241306</text:p>
          </table:table-cell>
        </table:table-row>
        <table:table-row table:style-name="ro1">
          <table:table-cell office:value-type="float" office:value="21.1523" calcext:value-type="float">
            <text:p>21.1523</text:p>
          </table:table-cell>
          <table:table-cell office:value-type="float" office:value="0.178253" calcext:value-type="float">
            <text:p>0.178253</text:p>
          </table:table-cell>
          <table:table-cell office:value-type="float" office:value="174.822" calcext:value-type="float">
            <text:p>174.822</text:p>
          </table:table-cell>
          <table:table-cell office:value-type="float" office:value="0.562376" calcext:value-type="float">
            <text:p>0.562376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29268" calcext:value-type="float">
            <text:p>-0.0229268</text:p>
          </table:table-cell>
        </table:table-row>
        <table:table-row table:style-name="ro1">
          <table:table-cell office:value-type="float" office:value="21.2671" calcext:value-type="float">
            <text:p>21.2671</text:p>
          </table:table-cell>
          <table:table-cell office:value-type="float" office:value="0.167282" calcext:value-type="float">
            <text:p>0.167282</text:p>
          </table:table-cell>
          <table:table-cell office:value-type="float" office:value="174.833" calcext:value-type="float">
            <text:p>174.833</text:p>
          </table:table-cell>
          <table:table-cell office:value-type="float" office:value="0.562186" calcext:value-type="float">
            <text:p>0.562186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12522" calcext:value-type="float">
            <text:p>-0.0212522</text:p>
          </table:table-cell>
        </table:table-row>
        <table:table-row table:style-name="ro1">
          <table:table-cell office:value-type="float" office:value="21.3826" calcext:value-type="float">
            <text:p>21.3826</text:p>
          </table:table-cell>
          <table:table-cell office:value-type="float" office:value="0.157455" calcext:value-type="float">
            <text:p>0.157455</text:p>
          </table:table-cell>
          <table:table-cell office:value-type="float" office:value="174.843" calcext:value-type="float">
            <text:p>174.843</text:p>
          </table:table-cell>
          <table:table-cell office:value-type="float" office:value="0.562522" calcext:value-type="float">
            <text:p>0.562522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92453" calcext:value-type="float">
            <text:p>-0.0192453</text:p>
          </table:table-cell>
        </table:table-row>
        <table:table-row table:style-name="ro1">
          <table:table-cell office:value-type="float" office:value="21.5007" calcext:value-type="float">
            <text:p>21.5007</text:p>
          </table:table-cell>
          <table:table-cell office:value-type="float" office:value="0.148666" calcext:value-type="float">
            <text:p>0.148666</text:p>
          </table:table-cell>
          <table:table-cell office:value-type="float" office:value="174.851" calcext:value-type="float">
            <text:p>174.851</text:p>
          </table:table-cell>
          <table:table-cell office:value-type="float" office:value="0.563186" calcext:value-type="float">
            <text:p>0.563186</text:p>
          </table:table-cell>
          <table:table-cell office:value-type="float" office:value="175" calcext:value-type="float">
            <text:p>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70873" calcext:value-type="float">
            <text:p>-0.0170873</text:p>
          </table:table-cell>
        </table:table-row>
        <table:table-row table:style-name="ro1">
          <table:table-cell office:value-type="float" office:value="21.6125" calcext:value-type="float">
            <text:p>21.6125</text:p>
          </table:table-cell>
          <table:table-cell office:value-type="float" office:value="1.1414" calcext:value-type="float">
            <text:p>1.1414</text:p>
          </table:table-cell>
          <table:table-cell office:value-type="float" office:value="174.859" calcext:value-type="float">
            <text:p>174.859</text:p>
          </table:table-cell>
          <table:table-cell office:value-type="float" office:value="0.734406" calcext:value-type="float">
            <text:p>0.734406</text:p>
          </table:table-cell>
          <table:table-cell office:value-type="float" office:value="176" calcext:value-type="float">
            <text:p>17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46326" calcext:value-type="float">
            <text:p>-0.0146326</text:p>
          </table:table-cell>
        </table:table-row>
        <table:table-row table:style-name="ro1">
          <table:table-cell office:value-type="float" office:value="21.7275" calcext:value-type="float">
            <text:p>21.7275</text:p>
          </table:table-cell>
          <table:table-cell office:value-type="float" office:value="1.13509" calcext:value-type="float">
            <text:p>1.13509</text:p>
          </table:table-cell>
          <table:table-cell office:value-type="float" office:value="174.865" calcext:value-type="float">
            <text:p>174.865</text:p>
          </table:table-cell>
          <table:table-cell office:value-type="float" office:value="0.735294" calcext:value-type="float">
            <text:p>0.735294</text:p>
          </table:table-cell>
          <table:table-cell office:value-type="float" office:value="176" calcext:value-type="float">
            <text:p>17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26706" calcext:value-type="float">
            <text:p>-0.0126706</text:p>
          </table:table-cell>
        </table:table-row>
        <table:table-row table:style-name="ro1">
          <table:table-cell office:value-type="float" office:value="21.8452" calcext:value-type="float">
            <text:p>21.8452</text:p>
          </table:table-cell>
          <table:table-cell office:value-type="float" office:value="1.12944" calcext:value-type="float">
            <text:p>1.12944</text:p>
          </table:table-cell>
          <table:table-cell office:value-type="float" office:value="174.871" calcext:value-type="float">
            <text:p>174.871</text:p>
          </table:table-cell>
          <table:table-cell office:value-type="float" office:value="0.735777" calcext:value-type="float">
            <text:p>0.735777</text:p>
          </table:table-cell>
          <table:table-cell office:value-type="float" office:value="176" calcext:value-type="float">
            <text:p>17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12277" calcext:value-type="float">
            <text:p>-0.0112277</text:p>
          </table:table-cell>
        </table:table-row>
        <table:table-row table:style-name="ro1">
          <table:table-cell office:value-type="float" office:value="21.9607" calcext:value-type="float">
            <text:p>21.9607</text:p>
          </table:table-cell>
          <table:table-cell office:value-type="float" office:value="1.12395" calcext:value-type="float">
            <text:p>1.12395</text:p>
          </table:table-cell>
          <table:table-cell office:value-type="float" office:value="174.876" calcext:value-type="float">
            <text:p>174.876</text:p>
          </table:table-cell>
          <table:table-cell office:value-type="float" office:value="0.73543" calcext:value-type="float">
            <text:p>0.73543</text:p>
          </table:table-cell>
          <table:table-cell office:value-type="float" office:value="176" calcext:value-type="float">
            <text:p>17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06411" calcext:value-type="float">
            <text:p>-0.0106411</text:p>
          </table:table-cell>
        </table:table-row>
        <table:table-row table:style-name="ro1">
          <table:table-cell office:value-type="float" office:value="22.0781" calcext:value-type="float">
            <text:p>22.0781</text:p>
          </table:table-cell>
          <table:table-cell office:value-type="float" office:value="2.11687" calcext:value-type="float">
            <text:p>2.11687</text:p>
          </table:table-cell>
          <table:table-cell office:value-type="float" office:value="174.883" calcext:value-type="float">
            <text:p>174.883</text:p>
          </table:table-cell>
          <table:table-cell office:value-type="float" office:value="0.765" calcext:value-type="float">
            <text:p>0.765</text:p>
          </table:table-cell>
          <table:table-cell office:value-type="float" office:value="177" calcext:value-type="float">
            <text:p>17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26465" calcext:value-type="float">
            <text:p>-0.0126465</text:p>
          </table:table-cell>
        </table:table-row>
        <table:table-row table:style-name="ro1">
          <table:table-cell office:value-type="float" office:value="22.1941" calcext:value-type="float">
            <text:p>22.1941</text:p>
          </table:table-cell>
          <table:table-cell office:value-type="float" office:value="8.10695" calcext:value-type="float">
            <text:p>8.10695</text:p>
          </table:table-cell>
          <table:table-cell office:value-type="float" office:value="174.893" calcext:value-type="float">
            <text:p>174.893</text:p>
          </table:table-cell>
          <table:table-cell office:value-type="float" office:value="0.765" calcext:value-type="float">
            <text:p>0.765</text:p>
          </table:table-cell>
          <table:table-cell office:value-type="float" office:value="183" calcext:value-type="float">
            <text:p>183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69809" calcext:value-type="float">
            <text:p>-0.0169809</text:p>
          </table:table-cell>
        </table:table-row>
        <table:table-row table:style-name="ro1">
          <table:table-cell office:value-type="float" office:value="22.3098" calcext:value-type="float">
            <text:p>22.3098</text:p>
          </table:table-cell>
          <table:table-cell office:value-type="float" office:value="10.0927" calcext:value-type="float">
            <text:p>10.0927</text:p>
          </table:table-cell>
          <table:table-cell office:value-type="float" office:value="174.907" calcext:value-type="float">
            <text:p>174.907</text:p>
          </table:table-cell>
          <table:table-cell office:value-type="float" office:value="0.765" calcext:value-type="float">
            <text:p>0.765</text:p>
          </table:table-cell>
          <table:table-cell office:value-type="float" office:value="185" calcext:value-type="float">
            <text:p>18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41292" calcext:value-type="float">
            <text:p>-0.0241292</text:p>
          </table:table-cell>
        </table:table-row>
        <table:table-row table:style-name="ro1">
          <table:table-cell office:value-type="float" office:value="22.4243" calcext:value-type="float">
            <text:p>22.4243</text:p>
          </table:table-cell>
          <table:table-cell office:value-type="float" office:value="10.0727" calcext:value-type="float">
            <text:p>10.0727</text:p>
          </table:table-cell>
          <table:table-cell office:value-type="float" office:value="174.927" calcext:value-type="float">
            <text:p>174.927</text:p>
          </table:table-cell>
          <table:table-cell office:value-type="float" office:value="0.765" calcext:value-type="float">
            <text:p>0.765</text:p>
          </table:table-cell>
          <table:table-cell office:value-type="float" office:value="185" calcext:value-type="float">
            <text:p>18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338374" calcext:value-type="float">
            <text:p>-0.0338374</text:p>
          </table:table-cell>
        </table:table-row>
        <table:table-row table:style-name="ro1">
          <table:table-cell office:value-type="float" office:value="22.5437" calcext:value-type="float">
            <text:p>22.5437</text:p>
          </table:table-cell>
          <table:table-cell office:value-type="float" office:value="10.0446" calcext:value-type="float">
            <text:p>10.0446</text:p>
          </table:table-cell>
          <table:table-cell office:value-type="float" office:value="174.955" calcext:value-type="float">
            <text:p>174.955</text:p>
          </table:table-cell>
          <table:table-cell office:value-type="float" office:value="0.765" calcext:value-type="float">
            <text:p>0.765</text:p>
          </table:table-cell>
          <table:table-cell office:value-type="float" office:value="185" calcext:value-type="float">
            <text:p>18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467667" calcext:value-type="float">
            <text:p>-0.0467667</text:p>
          </table:table-cell>
        </table:table-row>
        <table:table-row table:style-name="ro1">
          <table:table-cell office:value-type="float" office:value="22.6541" calcext:value-type="float">
            <text:p>22.6541</text:p>
          </table:table-cell>
          <table:table-cell office:value-type="float" office:value="10.0112" calcext:value-type="float">
            <text:p>10.0112</text:p>
          </table:table-cell>
          <table:table-cell office:value-type="float" office:value="174.989" calcext:value-type="float">
            <text:p>174.989</text:p>
          </table:table-cell>
          <table:table-cell office:value-type="float" office:value="0.765" calcext:value-type="float">
            <text:p>0.765</text:p>
          </table:table-cell>
          <table:table-cell office:value-type="float" office:value="185" calcext:value-type="float">
            <text:p>18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584849" calcext:value-type="float">
            <text:p>-0.0584849</text:p>
          </table:table-cell>
        </table:table-row>
        <table:table-row table:style-name="ro1">
          <table:table-cell office:value-type="float" office:value="22.7634" calcext:value-type="float">
            <text:p>22.7634</text:p>
          </table:table-cell>
          <table:table-cell office:value-type="float" office:value="10.9703" calcext:value-type="float">
            <text:p>10.9703</text:p>
          </table:table-cell>
          <table:table-cell office:value-type="float" office:value="175.03" calcext:value-type="float">
            <text:p>175.03</text:p>
          </table:table-cell>
          <table:table-cell office:value-type="float" office:value="0.765" calcext:value-type="float">
            <text:p>0.765</text:p>
          </table:table-cell>
          <table:table-cell office:value-type="float" office:value="186" calcext:value-type="float">
            <text:p>18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715969" calcext:value-type="float">
            <text:p>-0.0715969</text:p>
          </table:table-cell>
        </table:table-row>
        <table:table-row table:style-name="ro1">
          <table:table-cell office:value-type="float" office:value="22.8748" calcext:value-type="float">
            <text:p>22.8748</text:p>
          </table:table-cell>
          <table:table-cell office:value-type="float" office:value="10.9203" calcext:value-type="float">
            <text:p>10.9203</text:p>
          </table:table-cell>
          <table:table-cell office:value-type="float" office:value="175.08" calcext:value-type="float">
            <text:p>175.08</text:p>
          </table:table-cell>
          <table:table-cell office:value-type="float" office:value="0.765" calcext:value-type="float">
            <text:p>0.765</text:p>
          </table:table-cell>
          <table:table-cell office:value-type="float" office:value="186" calcext:value-type="float">
            <text:p>18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874111" calcext:value-type="float">
            <text:p>-0.0874111</text:p>
          </table:table-cell>
        </table:table-row>
        <table:table-row table:style-name="ro1">
          <table:table-cell office:value-type="float" office:value="22.9849" calcext:value-type="float">
            <text:p>22.9849</text:p>
          </table:table-cell>
          <table:table-cell office:value-type="float" office:value="10.8625" calcext:value-type="float">
            <text:p>10.8625</text:p>
          </table:table-cell>
          <table:table-cell office:value-type="float" office:value="175.138" calcext:value-type="float">
            <text:p>175.138</text:p>
          </table:table-cell>
          <table:table-cell office:value-type="float" office:value="0.765" calcext:value-type="float">
            <text:p>0.765</text:p>
          </table:table-cell>
          <table:table-cell office:value-type="float" office:value="186" calcext:value-type="float">
            <text:p>18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102648" calcext:value-type="float">
            <text:p>-0.102648</text:p>
          </table:table-cell>
        </table:table-row>
        <table:table-row table:style-name="ro1">
          <table:table-cell office:value-type="float" office:value="23.0969" calcext:value-type="float">
            <text:p>23.0969</text:p>
          </table:table-cell>
          <table:table-cell office:value-type="float" office:value="10.795" calcext:value-type="float">
            <text:p>10.795</text:p>
          </table:table-cell>
          <table:table-cell office:value-type="float" office:value="175.205" calcext:value-type="float">
            <text:p>175.205</text:p>
          </table:table-cell>
          <table:table-cell office:value-type="float" office:value="0.765" calcext:value-type="float">
            <text:p>0.765</text:p>
          </table:table-cell>
          <table:table-cell office:value-type="float" office:value="186" calcext:value-type="float">
            <text:p>18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12002" calcext:value-type="float">
            <text:p>-0.12002</text:p>
          </table:table-cell>
        </table:table-row>
        <table:table-row table:style-name="ro1">
          <table:table-cell office:value-type="float" office:value="23.2083" calcext:value-type="float">
            <text:p>23.2083</text:p>
          </table:table-cell>
          <table:table-cell office:value-type="float" office:value="11.7196" calcext:value-type="float">
            <text:p>11.7196</text:p>
          </table:table-cell>
          <table:table-cell office:value-type="float" office:value="175.28" calcext:value-type="float">
            <text:p>175.28</text:p>
          </table:table-cell>
          <table:table-cell office:value-type="float" office:value="0.765" calcext:value-type="float">
            <text:p>0.765</text:p>
          </table:table-cell>
          <table:table-cell office:value-type="float" office:value="187" calcext:value-type="float">
            <text:p>18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135837" calcext:value-type="float">
            <text:p>-0.135837</text:p>
          </table:table-cell>
        </table:table-row>
        <table:table-row table:style-name="ro1">
          <table:table-cell office:value-type="float" office:value="23.3188" calcext:value-type="float">
            <text:p>23.3188</text:p>
          </table:table-cell>
          <table:table-cell office:value-type="float" office:value="11.6364" calcext:value-type="float">
            <text:p>11.6364</text:p>
          </table:table-cell>
          <table:table-cell office:value-type="float" office:value="175.364" calcext:value-type="float">
            <text:p>175.364</text:p>
          </table:table-cell>
          <table:table-cell office:value-type="float" office:value="0.765" calcext:value-type="float">
            <text:p>0.765</text:p>
          </table:table-cell>
          <table:table-cell office:value-type="float" office:value="187" calcext:value-type="float">
            <text:p>18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149837" calcext:value-type="float">
            <text:p>-0.149837</text:p>
          </table:table-cell>
        </table:table-row>
        <table:table-row table:style-name="ro1">
          <table:table-cell office:value-type="float" office:value="23.4297" calcext:value-type="float">
            <text:p>23.4297</text:p>
          </table:table-cell>
          <table:table-cell office:value-type="float" office:value="12.5452" calcext:value-type="float">
            <text:p>12.5452</text:p>
          </table:table-cell>
          <table:table-cell office:value-type="float" office:value="175.455" calcext:value-type="float">
            <text:p>175.455</text:p>
          </table:table-cell>
          <table:table-cell office:value-type="float" office:value="0.765" calcext:value-type="float">
            <text:p>0.765</text:p>
          </table:table-cell>
          <table:table-cell office:value-type="float" office:value="188" calcext:value-type="float">
            <text:p>188</text:p>
          </table:table-cell>
          <table:table-cell office:value-type="float" office:value="0.555" calcext:value-type="float">
            <text:p>0.555</text:p>
          </table:table-cell>
          <table:table-cell office:value-type="float" office:value="-0.164805" calcext:value-type="float">
            <text:p>-0.164805</text:p>
          </table:table-cell>
        </table:table-row>
        <table:table-row table:style-name="ro1">
          <table:table-cell office:value-type="float" office:value="23.543" calcext:value-type="float">
            <text:p>23.543</text:p>
          </table:table-cell>
          <table:table-cell office:value-type="float" office:value="13.4444" calcext:value-type="float">
            <text:p>13.4444</text:p>
          </table:table-cell>
          <table:table-cell office:value-type="float" office:value="175.556" calcext:value-type="float">
            <text:p>175.556</text:p>
          </table:table-cell>
          <table:table-cell office:value-type="float" office:value="0.765" calcext:value-type="float">
            <text:p>0.765</text:p>
          </table:table-cell>
          <table:table-cell office:value-type="float" office:value="189" calcext:value-type="float">
            <text:p>189</text:p>
          </table:table-cell>
          <table:table-cell office:value-type="float" office:value="0.555" calcext:value-type="float">
            <text:p>0.555</text:p>
          </table:table-cell>
          <table:table-cell office:value-type="float" office:value="-0.18212" calcext:value-type="float">
            <text:p>-0.18212</text:p>
          </table:table-cell>
        </table:table-row>
        <table:table-row table:style-name="ro1">
          <table:table-cell office:value-type="float" office:value="23.6541" calcext:value-type="float">
            <text:p>23.6541</text:p>
          </table:table-cell>
          <table:table-cell office:value-type="float" office:value="13.3384" calcext:value-type="float">
            <text:p>13.3384</text:p>
          </table:table-cell>
          <table:table-cell office:value-type="float" office:value="175.662" calcext:value-type="float">
            <text:p>175.662</text:p>
          </table:table-cell>
          <table:table-cell office:value-type="float" office:value="0.765" calcext:value-type="float">
            <text:p>0.765</text:p>
          </table:table-cell>
          <table:table-cell office:value-type="float" office:value="189" calcext:value-type="float">
            <text:p>189</text:p>
          </table:table-cell>
          <table:table-cell office:value-type="float" office:value="0.555" calcext:value-type="float">
            <text:p>0.555</text:p>
          </table:table-cell>
          <table:table-cell office:value-type="float" office:value="-0.194721" calcext:value-type="float">
            <text:p>-0.194721</text:p>
          </table:table-cell>
        </table:table-row>
        <table:table-row table:style-name="ro1">
          <table:table-cell office:value-type="float" office:value="23.7656" calcext:value-type="float">
            <text:p>23.7656</text:p>
          </table:table-cell>
          <table:table-cell office:value-type="float" office:value="14.2256" calcext:value-type="float">
            <text:p>14.2256</text:p>
          </table:table-cell>
          <table:table-cell office:value-type="float" office:value="175.774" calcext:value-type="float">
            <text:p>175.774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06975" calcext:value-type="float">
            <text:p>-0.206975</text:p>
          </table:table-cell>
        </table:table-row>
        <table:table-row table:style-name="ro1">
          <table:table-cell office:value-type="float" office:value="23.8796" calcext:value-type="float">
            <text:p>23.8796</text:p>
          </table:table-cell>
          <table:table-cell office:value-type="float" office:value="14.104" calcext:value-type="float">
            <text:p>14.104</text:p>
          </table:table-cell>
          <table:table-cell office:value-type="float" office:value="175.896" calcext:value-type="float">
            <text:p>175.896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20679" calcext:value-type="float">
            <text:p>-0.220679</text:p>
          </table:table-cell>
        </table:table-row>
        <table:table-row table:style-name="ro1">
          <table:table-cell office:value-type="float" office:value="23.9915" calcext:value-type="float">
            <text:p>23.9915</text:p>
          </table:table-cell>
          <table:table-cell office:value-type="float" office:value="13.9793" calcext:value-type="float">
            <text:p>13.9793</text:p>
          </table:table-cell>
          <table:table-cell office:value-type="float" office:value="176.021" calcext:value-type="float">
            <text:p>176.021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29643" calcext:value-type="float">
            <text:p>-0.229643</text:p>
          </table:table-cell>
        </table:table-row>
        <table:table-row table:style-name="ro1">
          <table:table-cell office:value-type="float" office:value="24.1047" calcext:value-type="float">
            <text:p>24.1047</text:p>
          </table:table-cell>
          <table:table-cell office:value-type="float" office:value="13.8479" calcext:value-type="float">
            <text:p>13.8479</text:p>
          </table:table-cell>
          <table:table-cell office:value-type="float" office:value="176.152" calcext:value-type="float">
            <text:p>176.152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42891" calcext:value-type="float">
            <text:p>-0.242891</text:p>
          </table:table-cell>
        </table:table-row>
        <table:table-row table:style-name="ro1">
          <table:table-cell office:value-type="float" office:value="24.2153" calcext:value-type="float">
            <text:p>24.2153</text:p>
          </table:table-cell>
          <table:table-cell office:value-type="float" office:value="13.715" calcext:value-type="float">
            <text:p>13.715</text:p>
          </table:table-cell>
          <table:table-cell office:value-type="float" office:value="176.285" calcext:value-type="float">
            <text:p>176.285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48139" calcext:value-type="float">
            <text:p>-0.248139</text:p>
          </table:table-cell>
        </table:table-row>
        <table:table-row table:style-name="ro1">
          <table:table-cell office:value-type="float" office:value="24.3245" calcext:value-type="float">
            <text:p>24.3245</text:p>
          </table:table-cell>
          <table:table-cell office:value-type="float" office:value="13.5801" calcext:value-type="float">
            <text:p>13.5801</text:p>
          </table:table-cell>
          <table:table-cell office:value-type="float" office:value="176.42" calcext:value-type="float">
            <text:p>176.42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51753" calcext:value-type="float">
            <text:p>-0.251753</text:p>
          </table:table-cell>
        </table:table-row>
        <table:table-row table:style-name="ro1">
          <table:table-cell office:value-type="float" office:value="24.4346" calcext:value-type="float">
            <text:p>24.4346</text:p>
          </table:table-cell>
          <table:table-cell office:value-type="float" office:value="13.4408" calcext:value-type="float">
            <text:p>13.4408</text:p>
          </table:table-cell>
          <table:table-cell office:value-type="float" office:value="176.559" calcext:value-type="float">
            <text:p>176.559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58766" calcext:value-type="float">
            <text:p>-0.258766</text:p>
          </table:table-cell>
        </table:table-row>
        <table:table-row table:style-name="ro1">
          <table:table-cell office:value-type="float" office:value="24.5503" calcext:value-type="float">
            <text:p>24.5503</text:p>
          </table:table-cell>
          <table:table-cell office:value-type="float" office:value="13.2906" calcext:value-type="float">
            <text:p>13.2906</text:p>
          </table:table-cell>
          <table:table-cell office:value-type="float" office:value="176.709" calcext:value-type="float">
            <text:p>176.709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75085" calcext:value-type="float">
            <text:p>-0.275085</text:p>
          </table:table-cell>
        </table:table-row>
        <table:table-row table:style-name="ro1">
          <table:table-cell office:value-type="float" office:value="24.6594" calcext:value-type="float">
            <text:p>24.6594</text:p>
          </table:table-cell>
          <table:table-cell office:value-type="float" office:value="13.1467" calcext:value-type="float">
            <text:p>13.1467</text:p>
          </table:table-cell>
          <table:table-cell office:value-type="float" office:value="176.853" calcext:value-type="float">
            <text:p>176.853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73538" calcext:value-type="float">
            <text:p>-0.273538</text:p>
          </table:table-cell>
        </table:table-row>
        <table:table-row table:style-name="ro1">
          <table:table-cell office:value-type="float" office:value="24.7737" calcext:value-type="float">
            <text:p>24.7737</text:p>
          </table:table-cell>
          <table:table-cell office:value-type="float" office:value="12.9935" calcext:value-type="float">
            <text:p>12.9935</text:p>
          </table:table-cell>
          <table:table-cell office:value-type="float" office:value="177.006" calcext:value-type="float">
            <text:p>177.006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83158" calcext:value-type="float">
            <text:p>-0.283158</text:p>
          </table:table-cell>
        </table:table-row>
        <table:table-row table:style-name="ro1">
          <table:table-cell office:value-type="float" office:value="24.8887" calcext:value-type="float">
            <text:p>24.8887</text:p>
          </table:table-cell>
          <table:table-cell office:value-type="float" office:value="12.8374" calcext:value-type="float">
            <text:p>12.8374</text:p>
          </table:table-cell>
          <table:table-cell office:value-type="float" office:value="177.163" calcext:value-type="float">
            <text:p>177.163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8984" calcext:value-type="float">
            <text:p>-0.28984</text:p>
          </table:table-cell>
        </table:table-row>
        <table:table-row table:style-name="ro1">
          <table:table-cell office:value-type="float" office:value="25.0029" calcext:value-type="float">
            <text:p>25.0029</text:p>
          </table:table-cell>
          <table:table-cell office:value-type="float" office:value="12.6804" calcext:value-type="float">
            <text:p>12.6804</text:p>
          </table:table-cell>
          <table:table-cell office:value-type="float" office:value="177.32" calcext:value-type="float">
            <text:p>177.32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92346" calcext:value-type="float">
            <text:p>-0.292346</text:p>
          </table:table-cell>
        </table:table-row>
        <table:table-row table:style-name="ro1">
          <table:table-cell office:value-type="float" office:value="25.1187" calcext:value-type="float">
            <text:p>25.1187</text:p>
          </table:table-cell>
          <table:table-cell office:value-type="float" office:value="12.5202" calcext:value-type="float">
            <text:p>12.5202</text:p>
          </table:table-cell>
          <table:table-cell office:value-type="float" office:value="177.48" calcext:value-type="float">
            <text:p>177.48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96989" calcext:value-type="float">
            <text:p>-0.296989</text:p>
          </table:table-cell>
        </table:table-row>
        <table:table-row table:style-name="ro1">
          <table:table-cell office:value-type="float" office:value="25.2329" calcext:value-type="float">
            <text:p>25.2329</text:p>
          </table:table-cell>
          <table:table-cell office:value-type="float" office:value="12.3607" calcext:value-type="float">
            <text:p>12.3607</text:p>
          </table:table-cell>
          <table:table-cell office:value-type="float" office:value="177.639" calcext:value-type="float">
            <text:p>177.639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99173" calcext:value-type="float">
            <text:p>-0.299173</text:p>
          </table:table-cell>
        </table:table-row>
        <table:table-row table:style-name="ro1">
          <table:table-cell office:value-type="float" office:value="25.3503" calcext:value-type="float">
            <text:p>25.3503</text:p>
          </table:table-cell>
          <table:table-cell office:value-type="float" office:value="12.1962" calcext:value-type="float">
            <text:p>12.1962</text:p>
          </table:table-cell>
          <table:table-cell office:value-type="float" office:value="177.804" calcext:value-type="float">
            <text:p>177.804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303441" calcext:value-type="float">
            <text:p>-0.303441</text:p>
          </table:table-cell>
        </table:table-row>
        <table:table-row table:style-name="ro1">
          <table:table-cell office:value-type="float" office:value="25.4622" calcext:value-type="float">
            <text:p>25.4622</text:p>
          </table:table-cell>
          <table:table-cell office:value-type="float" office:value="12.0386" calcext:value-type="float">
            <text:p>12.0386</text:p>
          </table:table-cell>
          <table:table-cell office:value-type="float" office:value="177.961" calcext:value-type="float">
            <text:p>177.961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93628" calcext:value-type="float">
            <text:p>-0.293628</text:p>
          </table:table-cell>
        </table:table-row>
        <table:table-row table:style-name="ro1">
          <table:table-cell office:value-type="float" office:value="25.5664" calcext:value-type="float">
            <text:p>25.5664</text:p>
          </table:table-cell>
          <table:table-cell office:value-type="float" office:value="11.8916" calcext:value-type="float">
            <text:p>11.8916</text:p>
          </table:table-cell>
          <table:table-cell office:value-type="float" office:value="178.108" calcext:value-type="float">
            <text:p>178.108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79098" calcext:value-type="float">
            <text:p>-0.279098</text:p>
          </table:table-cell>
        </table:table-row>
        <table:table-row table:style-name="ro1">
          <table:table-cell office:value-type="float" office:value="25.6973" calcext:value-type="float">
            <text:p>25.6973</text:p>
          </table:table-cell>
          <table:table-cell office:value-type="float" office:value="11.7066" calcext:value-type="float">
            <text:p>11.7066</text:p>
          </table:table-cell>
          <table:table-cell office:value-type="float" office:value="178.293" calcext:value-type="float">
            <text:p>178.293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32126" calcext:value-type="float">
            <text:p>-0.32126</text:p>
          </table:table-cell>
        </table:table-row>
        <table:table-row table:style-name="ro1">
          <table:table-cell office:value-type="float" office:value="25.8132" calcext:value-type="float">
            <text:p>25.8132</text:p>
          </table:table-cell>
          <table:table-cell office:value-type="float" office:value="11.5423" calcext:value-type="float">
            <text:p>11.5423</text:p>
          </table:table-cell>
          <table:table-cell office:value-type="float" office:value="178.458" calcext:value-type="float">
            <text:p>178.458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304061" calcext:value-type="float">
            <text:p>-0.304061</text:p>
          </table:table-cell>
        </table:table-row>
        <table:table-row table:style-name="ro1">
          <table:table-cell office:value-type="float" office:value="25.9292" calcext:value-type="float">
            <text:p>25.9292</text:p>
          </table:table-cell>
          <table:table-cell office:value-type="float" office:value="11.3781" calcext:value-type="float">
            <text:p>11.3781</text:p>
          </table:table-cell>
          <table:table-cell office:value-type="float" office:value="178.622" calcext:value-type="float">
            <text:p>178.622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310589" calcext:value-type="float">
            <text:p>-0.310589</text:p>
          </table:table-cell>
        </table:table-row>
        <table:table-row table:style-name="ro1">
          <table:table-cell office:value-type="float" office:value="26.0581" calcext:value-type="float">
            <text:p>26.0581</text:p>
          </table:table-cell>
          <table:table-cell office:value-type="float" office:value="11.1959" calcext:value-type="float">
            <text:p>11.1959</text:p>
          </table:table-cell>
          <table:table-cell office:value-type="float" office:value="178.804" calcext:value-type="float">
            <text:p>178.804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330162" calcext:value-type="float">
            <text:p>-0.330162</text:p>
          </table:table-cell>
        </table:table-row>
        <table:table-row table:style-name="ro1">
          <table:table-cell office:value-type="float" office:value="26.1873" calcext:value-type="float">
            <text:p>26.1873</text:p>
          </table:table-cell>
          <table:table-cell office:value-type="float" office:value="11.0133" calcext:value-type="float">
            <text:p>11.0133</text:p>
          </table:table-cell>
          <table:table-cell office:value-type="float" office:value="178.987" calcext:value-type="float">
            <text:p>178.987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338788" calcext:value-type="float">
            <text:p>-0.338788</text:p>
          </table:table-cell>
        </table:table-row>
        <table:table-row table:style-name="ro1">
          <table:table-cell office:value-type="float" office:value="26.3049" calcext:value-type="float">
            <text:p>26.3049</text:p>
          </table:table-cell>
          <table:table-cell office:value-type="float" office:value="10.847" calcext:value-type="float">
            <text:p>10.847</text:p>
          </table:table-cell>
          <table:table-cell office:value-type="float" office:value="179.153" calcext:value-type="float">
            <text:p>179.153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324316" calcext:value-type="float">
            <text:p>-0.324316</text:p>
          </table:table-cell>
        </table:table-row>
        <table:table-row table:style-name="ro1">
          <table:table-cell office:value-type="float" office:value="26.4243" calcext:value-type="float">
            <text:p>26.4243</text:p>
          </table:table-cell>
          <table:table-cell office:value-type="float" office:value="10.6788" calcext:value-type="float">
            <text:p>10.6788</text:p>
          </table:table-cell>
          <table:table-cell office:value-type="float" office:value="179.321" calcext:value-type="float">
            <text:p>179.321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313604" calcext:value-type="float">
            <text:p>-0.313604</text:p>
          </table:table-cell>
        </table:table-row>
        <table:table-row table:style-name="ro1">
          <table:table-cell office:value-type="float" office:value="26.5374" calcext:value-type="float">
            <text:p>26.5374</text:p>
          </table:table-cell>
          <table:table-cell office:value-type="float" office:value="10.5201" calcext:value-type="float">
            <text:p>10.5201</text:p>
          </table:table-cell>
          <table:table-cell office:value-type="float" office:value="179.48" calcext:value-type="float">
            <text:p>179.48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95085" calcext:value-type="float">
            <text:p>-0.295085</text:p>
          </table:table-cell>
        </table:table-row>
        <table:table-row table:style-name="ro1">
          <table:table-cell office:value-type="float" office:value="26.6575" calcext:value-type="float">
            <text:p>26.6575</text:p>
          </table:table-cell>
          <table:table-cell office:value-type="float" office:value="10.3516" calcext:value-type="float">
            <text:p>10.3516</text:p>
          </table:table-cell>
          <table:table-cell office:value-type="float" office:value="179.648" calcext:value-type="float">
            <text:p>179.648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309688" calcext:value-type="float">
            <text:p>-0.309688</text:p>
          </table:table-cell>
        </table:table-row>
        <table:table-row table:style-name="ro1">
          <table:table-cell office:value-type="float" office:value="26.7822" calcext:value-type="float">
            <text:p>26.7822</text:p>
          </table:table-cell>
          <table:table-cell office:value-type="float" office:value="10.1773" calcext:value-type="float">
            <text:p>10.1773</text:p>
          </table:table-cell>
          <table:table-cell office:value-type="float" office:value="179.823" calcext:value-type="float">
            <text:p>179.823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321124" calcext:value-type="float">
            <text:p>-0.321124</text:p>
          </table:table-cell>
        </table:table-row>
        <table:table-row table:style-name="ro1">
          <table:table-cell office:value-type="float" office:value="26.9031" calcext:value-type="float">
            <text:p>26.9031</text:p>
          </table:table-cell>
          <table:table-cell office:value-type="float" office:value="10.0092" calcext:value-type="float">
            <text:p>10.0092</text:p>
          </table:table-cell>
          <table:table-cell office:value-type="float" office:value="179.991" calcext:value-type="float">
            <text:p>179.991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315954" calcext:value-type="float">
            <text:p>-0.315954</text:p>
          </table:table-cell>
        </table:table-row>
        <table:table-row table:style-name="ro1">
          <table:table-cell office:value-type="float" office:value="27.0261" calcext:value-type="float">
            <text:p>27.0261</text:p>
          </table:table-cell>
          <table:table-cell office:value-type="float" office:value="9.83855" calcext:value-type="float">
            <text:p>9.83855</text:p>
          </table:table-cell>
          <table:table-cell office:value-type="float" office:value="180.161" calcext:value-type="float">
            <text:p>180.161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317976" calcext:value-type="float">
            <text:p>-0.317976</text:p>
          </table:table-cell>
        </table:table-row>
        <table:table-row table:style-name="ro1">
          <table:table-cell office:value-type="float" office:value="27.1494" calcext:value-type="float">
            <text:p>27.1494</text:p>
          </table:table-cell>
          <table:table-cell office:value-type="float" office:value="9.66791" calcext:value-type="float">
            <text:p>9.66791</text:p>
          </table:table-cell>
          <table:table-cell office:value-type="float" office:value="180.332" calcext:value-type="float">
            <text:p>180.332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320017" calcext:value-type="float">
            <text:p>-0.320017</text:p>
          </table:table-cell>
        </table:table-row>
        <table:table-row table:style-name="ro1">
          <table:table-cell office:value-type="float" office:value="27.2747" calcext:value-type="float">
            <text:p>27.2747</text:p>
          </table:table-cell>
          <table:table-cell office:value-type="float" office:value="9.49547" calcext:value-type="float">
            <text:p>9.49547</text:p>
          </table:table-cell>
          <table:table-cell office:value-type="float" office:value="180.505" calcext:value-type="float">
            <text:p>180.505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322109" calcext:value-type="float">
            <text:p>-0.322109</text:p>
          </table:table-cell>
        </table:table-row>
        <table:table-row table:style-name="ro1">
          <table:table-cell office:value-type="float" office:value="27.4038" calcext:value-type="float">
            <text:p>27.4038</text:p>
          </table:table-cell>
          <table:table-cell office:value-type="float" office:value="9.31841" calcext:value-type="float">
            <text:p>9.31841</text:p>
          </table:table-cell>
          <table:table-cell office:value-type="float" office:value="180.682" calcext:value-type="float">
            <text:p>180.682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327495" calcext:value-type="float">
            <text:p>-0.327495</text:p>
          </table:table-cell>
        </table:table-row>
        <table:table-row table:style-name="ro1">
          <table:table-cell office:value-type="float" office:value="27.5332" calcext:value-type="float">
            <text:p>27.5332</text:p>
          </table:table-cell>
          <table:table-cell office:value-type="float" office:value="9.14198" calcext:value-type="float">
            <text:p>9.14198</text:p>
          </table:table-cell>
          <table:table-cell office:value-type="float" office:value="180.858" calcext:value-type="float">
            <text:p>180.858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329192" calcext:value-type="float">
            <text:p>-0.329192</text:p>
          </table:table-cell>
        </table:table-row>
        <table:table-row table:style-name="ro1">
          <table:table-cell office:value-type="float" office:value="27.6621" calcext:value-type="float">
            <text:p>27.6621</text:p>
          </table:table-cell>
          <table:table-cell office:value-type="float" office:value="8.96703" calcext:value-type="float">
            <text:p>8.96703</text:p>
          </table:table-cell>
          <table:table-cell office:value-type="float" office:value="181.033" calcext:value-type="float">
            <text:p>181.033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328416" calcext:value-type="float">
            <text:p>-0.328416</text:p>
          </table:table-cell>
        </table:table-row>
        <table:table-row table:style-name="ro1">
          <table:table-cell office:value-type="float" office:value="27.7795" calcext:value-type="float">
            <text:p>27.7795</text:p>
          </table:table-cell>
          <table:table-cell office:value-type="float" office:value="8.80815" calcext:value-type="float">
            <text:p>8.80815</text:p>
          </table:table-cell>
          <table:table-cell office:value-type="float" office:value="181.192" calcext:value-type="float">
            <text:p>181.192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311222" calcext:value-type="float">
            <text:p>-0.311222</text:p>
          </table:table-cell>
        </table:table-row>
        <table:table-row table:style-name="ro1">
          <table:table-cell office:value-type="float" office:value="27.8811" calcext:value-type="float">
            <text:p>27.8811</text:p>
          </table:table-cell>
          <table:table-cell office:value-type="float" office:value="8.67163" calcext:value-type="float">
            <text:p>8.67163</text:p>
          </table:table-cell>
          <table:table-cell office:value-type="float" office:value="181.328" calcext:value-type="float">
            <text:p>181.328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70514" calcext:value-type="float">
            <text:p>-0.270514</text:p>
          </table:table-cell>
        </table:table-row>
        <table:table-row table:style-name="ro1">
          <table:table-cell office:value-type="float" office:value="27.9849" calcext:value-type="float">
            <text:p>27.9849</text:p>
          </table:table-cell>
          <table:table-cell office:value-type="float" office:value="8.53244" calcext:value-type="float">
            <text:p>8.53244</text:p>
          </table:table-cell>
          <table:table-cell office:value-type="float" office:value="181.468" calcext:value-type="float">
            <text:p>181.468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63441" calcext:value-type="float">
            <text:p>-0.263441</text:p>
          </table:table-cell>
        </table:table-row>
        <table:table-row table:style-name="ro1">
          <table:table-cell office:value-type="float" office:value="28.0979" calcext:value-type="float">
            <text:p>28.0979</text:p>
          </table:table-cell>
          <table:table-cell office:value-type="float" office:value="8.38135" calcext:value-type="float">
            <text:p>8.38135</text:p>
          </table:table-cell>
          <table:table-cell office:value-type="float" office:value="181.619" calcext:value-type="float">
            <text:p>181.619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76244" calcext:value-type="float">
            <text:p>-0.276244</text:p>
          </table:table-cell>
        </table:table-row>
        <table:table-row table:style-name="ro1">
          <table:table-cell office:value-type="float" office:value="28.2131" calcext:value-type="float">
            <text:p>28.2131</text:p>
          </table:table-cell>
          <table:table-cell office:value-type="float" office:value="8.22841" calcext:value-type="float">
            <text:p>8.22841</text:p>
          </table:table-cell>
          <table:table-cell office:value-type="float" office:value="181.772" calcext:value-type="float">
            <text:p>181.772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83618" calcext:value-type="float">
            <text:p>-0.283618</text:p>
          </table:table-cell>
        </table:table-row>
        <table:table-row table:style-name="ro1">
          <table:table-cell office:value-type="float" office:value="28.3296" calcext:value-type="float">
            <text:p>28.3296</text:p>
          </table:table-cell>
          <table:table-cell office:value-type="float" office:value="8.07451" calcext:value-type="float">
            <text:p>8.07451</text:p>
          </table:table-cell>
          <table:table-cell office:value-type="float" office:value="181.925" calcext:value-type="float">
            <text:p>181.925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86582" calcext:value-type="float">
            <text:p>-0.286582</text:p>
          </table:table-cell>
        </table:table-row>
        <table:table-row table:style-name="ro1">
          <table:table-cell office:value-type="float" office:value="28.4453" calcext:value-type="float">
            <text:p>28.4453</text:p>
          </table:table-cell>
          <table:table-cell office:value-type="float" office:value="7.92235" calcext:value-type="float">
            <text:p>7.92235</text:p>
          </table:table-cell>
          <table:table-cell office:value-type="float" office:value="182.078" calcext:value-type="float">
            <text:p>182.078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86297" calcext:value-type="float">
            <text:p>-0.286297</text:p>
          </table:table-cell>
        </table:table-row>
        <table:table-row table:style-name="ro1">
          <table:table-cell office:value-type="float" office:value="28.563" calcext:value-type="float">
            <text:p>28.563</text:p>
          </table:table-cell>
          <table:table-cell office:value-type="float" office:value="7.76862" calcext:value-type="float">
            <text:p>7.76862</text:p>
          </table:table-cell>
          <table:table-cell office:value-type="float" office:value="182.231" calcext:value-type="float">
            <text:p>182.231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89204" calcext:value-type="float">
            <text:p>-0.289204</text:p>
          </table:table-cell>
        </table:table-row>
        <table:table-row table:style-name="ro1">
          <table:table-cell office:value-type="float" office:value="28.6775" calcext:value-type="float">
            <text:p>28.6775</text:p>
          </table:table-cell>
          <table:table-cell office:value-type="float" office:value="7.61978" calcext:value-type="float">
            <text:p>7.61978</text:p>
          </table:table-cell>
          <table:table-cell office:value-type="float" office:value="182.38" calcext:value-type="float">
            <text:p>182.38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82182" calcext:value-type="float">
            <text:p>-0.282182</text:p>
          </table:table-cell>
        </table:table-row>
        <table:table-row table:style-name="ro1">
          <table:table-cell office:value-type="float" office:value="28.7954" calcext:value-type="float">
            <text:p>28.7954</text:p>
          </table:table-cell>
          <table:table-cell office:value-type="float" office:value="7.46718" calcext:value-type="float">
            <text:p>7.46718</text:p>
          </table:table-cell>
          <table:table-cell office:value-type="float" office:value="182.533" calcext:value-type="float">
            <text:p>182.533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85124" calcext:value-type="float">
            <text:p>-0.285124</text:p>
          </table:table-cell>
        </table:table-row>
        <table:table-row table:style-name="ro1">
          <table:table-cell office:value-type="float" office:value="28.9116" calcext:value-type="float">
            <text:p>28.9116</text:p>
          </table:table-cell>
          <table:table-cell office:value-type="float" office:value="7.31775" calcext:value-type="float">
            <text:p>7.31775</text:p>
          </table:table-cell>
          <table:table-cell office:value-type="float" office:value="182.682" calcext:value-type="float">
            <text:p>182.682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82321" calcext:value-type="float">
            <text:p>-0.282321</text:p>
          </table:table-cell>
        </table:table-row>
        <table:table-row table:style-name="ro1">
          <table:table-cell office:value-type="float" office:value="29.0251" calcext:value-type="float">
            <text:p>29.0251</text:p>
          </table:table-cell>
          <table:table-cell office:value-type="float" office:value="7.17273" calcext:value-type="float">
            <text:p>7.17273</text:p>
          </table:table-cell>
          <table:table-cell office:value-type="float" office:value="182.827" calcext:value-type="float">
            <text:p>182.827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75145" calcext:value-type="float">
            <text:p>-0.275145</text:p>
          </table:table-cell>
        </table:table-row>
        <table:table-row table:style-name="ro1">
          <table:table-cell office:value-type="float" office:value="29.1396" calcext:value-type="float">
            <text:p>29.1396</text:p>
          </table:table-cell>
          <table:table-cell office:value-type="float" office:value="7.02713" calcext:value-type="float">
            <text:p>7.02713</text:p>
          </table:table-cell>
          <table:table-cell office:value-type="float" office:value="182.973" calcext:value-type="float">
            <text:p>182.973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73112" calcext:value-type="float">
            <text:p>-0.273112</text:p>
          </table:table-cell>
        </table:table-row>
        <table:table-row table:style-name="ro1">
          <table:table-cell office:value-type="float" office:value="29.2544" calcext:value-type="float">
            <text:p>29.2544</text:p>
          </table:table-cell>
          <table:table-cell office:value-type="float" office:value="6.88219" calcext:value-type="float">
            <text:p>6.88219</text:p>
          </table:table-cell>
          <table:table-cell office:value-type="float" office:value="183.118" calcext:value-type="float">
            <text:p>183.118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72071" calcext:value-type="float">
            <text:p>-0.272071</text:p>
          </table:table-cell>
        </table:table-row>
        <table:table-row table:style-name="ro1">
          <table:table-cell office:value-type="float" office:value="29.3701" calcext:value-type="float">
            <text:p>29.3701</text:p>
          </table:table-cell>
          <table:table-cell office:value-type="float" office:value="6.7365" calcext:value-type="float">
            <text:p>6.7365</text:p>
          </table:table-cell>
          <table:table-cell office:value-type="float" office:value="183.264" calcext:value-type="float">
            <text:p>183.264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72697" calcext:value-type="float">
            <text:p>-0.272697</text:p>
          </table:table-cell>
        </table:table-row>
        <table:table-row table:style-name="ro1">
          <table:table-cell office:value-type="float" office:value="29.4839" calcext:value-type="float">
            <text:p>29.4839</text:p>
          </table:table-cell>
          <table:table-cell office:value-type="float" office:value="6.59428" calcext:value-type="float">
            <text:p>6.59428</text:p>
          </table:table-cell>
          <table:table-cell office:value-type="float" office:value="183.406" calcext:value-type="float">
            <text:p>183.406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6787" calcext:value-type="float">
            <text:p>-0.26787</text:p>
          </table:table-cell>
        </table:table-row>
        <table:table-row table:style-name="ro1">
          <table:table-cell office:value-type="float" office:value="29.5977" calcext:value-type="float">
            <text:p>29.5977</text:p>
          </table:table-cell>
          <table:table-cell office:value-type="float" office:value="6.45261" calcext:value-type="float">
            <text:p>6.45261</text:p>
          </table:table-cell>
          <table:table-cell office:value-type="float" office:value="183.547" calcext:value-type="float">
            <text:p>183.547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66329" calcext:value-type="float">
            <text:p>-0.266329</text:p>
          </table:table-cell>
        </table:table-row>
        <table:table-row table:style-name="ro1">
          <table:table-cell office:value-type="float" office:value="29.7117" calcext:value-type="float">
            <text:p>29.7117</text:p>
          </table:table-cell>
          <table:table-cell office:value-type="float" office:value="6.31131" calcext:value-type="float">
            <text:p>6.31131</text:p>
          </table:table-cell>
          <table:table-cell office:value-type="float" office:value="183.689" calcext:value-type="float">
            <text:p>183.689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65405" calcext:value-type="float">
            <text:p>-0.265405</text:p>
          </table:table-cell>
        </table:table-row>
        <table:table-row table:style-name="ro1">
          <table:table-cell office:value-type="float" office:value="29.8259" calcext:value-type="float">
            <text:p>29.8259</text:p>
          </table:table-cell>
          <table:table-cell office:value-type="float" office:value="6.16992" calcext:value-type="float">
            <text:p>6.16992</text:p>
          </table:table-cell>
          <table:table-cell office:value-type="float" office:value="183.83" calcext:value-type="float">
            <text:p>183.83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64875" calcext:value-type="float">
            <text:p>-0.264875</text:p>
          </table:table-cell>
        </table:table-row>
        <table:table-row table:style-name="ro1">
          <table:table-cell office:value-type="float" office:value="29.9414" calcext:value-type="float">
            <text:p>29.9414</text:p>
          </table:table-cell>
          <table:table-cell office:value-type="float" office:value="6.02786" calcext:value-type="float">
            <text:p>6.02786</text:p>
          </table:table-cell>
          <table:table-cell office:value-type="float" office:value="183.972" calcext:value-type="float">
            <text:p>183.972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65701" calcext:value-type="float">
            <text:p>-0.265701</text:p>
          </table:table-cell>
        </table:table-row>
        <table:table-row table:style-name="ro1">
          <table:table-cell office:value-type="float" office:value="30.0554" calcext:value-type="float">
            <text:p>30.0554</text:p>
          </table:table-cell>
          <table:table-cell office:value-type="float" office:value="5.88844" calcext:value-type="float">
            <text:p>5.88844</text:p>
          </table:table-cell>
          <table:table-cell office:value-type="float" office:value="184.112" calcext:value-type="float">
            <text:p>184.112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63124" calcext:value-type="float">
            <text:p>-0.263124</text:p>
          </table:table-cell>
        </table:table-row>
        <table:table-row table:style-name="ro1">
          <table:table-cell office:value-type="float" office:value="30.1694" calcext:value-type="float">
            <text:p>30.1694</text:p>
          </table:table-cell>
          <table:table-cell office:value-type="float" office:value="5.74933" calcext:value-type="float">
            <text:p>5.74933</text:p>
          </table:table-cell>
          <table:table-cell office:value-type="float" office:value="184.251" calcext:value-type="float">
            <text:p>184.251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61245" calcext:value-type="float">
            <text:p>-0.261245</text:p>
          </table:table-cell>
        </table:table-row>
        <table:table-row table:style-name="ro1">
          <table:table-cell office:value-type="float" office:value="30.2881" calcext:value-type="float">
            <text:p>30.2881</text:p>
          </table:table-cell>
          <table:table-cell office:value-type="float" office:value="5.6049" calcext:value-type="float">
            <text:p>5.6049</text:p>
          </table:table-cell>
          <table:table-cell office:value-type="float" office:value="184.395" calcext:value-type="float">
            <text:p>184.395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68888" calcext:value-type="float">
            <text:p>-0.268888</text:p>
          </table:table-cell>
        </table:table-row>
        <table:table-row table:style-name="ro1">
          <table:table-cell office:value-type="float" office:value="30.3999" calcext:value-type="float">
            <text:p>30.3999</text:p>
          </table:table-cell>
          <table:table-cell office:value-type="float" office:value="5.46927" calcext:value-type="float">
            <text:p>5.46927</text:p>
          </table:table-cell>
          <table:table-cell office:value-type="float" office:value="184.531" calcext:value-type="float">
            <text:p>184.531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59638" calcext:value-type="float">
            <text:p>-0.259638</text:p>
          </table:table-cell>
        </table:table-row>
        <table:table-row table:style-name="ro1">
          <table:table-cell office:value-type="float" office:value="30.5266" calcext:value-type="float">
            <text:p>30.5266</text:p>
          </table:table-cell>
          <table:table-cell office:value-type="float" office:value="5.31624" calcext:value-type="float">
            <text:p>5.31624</text:p>
          </table:table-cell>
          <table:table-cell office:value-type="float" office:value="184.684" calcext:value-type="float">
            <text:p>184.684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76157" calcext:value-type="float">
            <text:p>-0.276157</text:p>
          </table:table-cell>
        </table:table-row>
        <table:table-row table:style-name="ro1">
          <table:table-cell office:value-type="float" office:value="30.646" calcext:value-type="float">
            <text:p>30.646</text:p>
          </table:table-cell>
          <table:table-cell office:value-type="float" office:value="5.17255" calcext:value-type="float">
            <text:p>5.17255</text:p>
          </table:table-cell>
          <table:table-cell office:value-type="float" office:value="184.827" calcext:value-type="float">
            <text:p>184.827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66616" calcext:value-type="float">
            <text:p>-0.266616</text:p>
          </table:table-cell>
        </table:table-row>
        <table:table-row table:style-name="ro1">
          <table:table-cell office:value-type="float" office:value="30.7583" calcext:value-type="float">
            <text:p>30.7583</text:p>
          </table:table-cell>
          <table:table-cell office:value-type="float" office:value="5.03778" calcext:value-type="float">
            <text:p>5.03778</text:p>
          </table:table-cell>
          <table:table-cell office:value-type="float" office:value="184.962" calcext:value-type="float">
            <text:p>184.962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57461" calcext:value-type="float">
            <text:p>-0.257461</text:p>
          </table:table-cell>
        </table:table-row>
        <table:table-row table:style-name="ro1">
          <table:table-cell office:value-type="float" office:value="30.8745" calcext:value-type="float">
            <text:p>30.8745</text:p>
          </table:table-cell>
          <table:table-cell office:value-type="float" office:value="4.89886" calcext:value-type="float">
            <text:p>4.89886</text:p>
          </table:table-cell>
          <table:table-cell office:value-type="float" office:value="185.101" calcext:value-type="float">
            <text:p>185.101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58053" calcext:value-type="float">
            <text:p>-0.258053</text:p>
          </table:table-cell>
        </table:table-row>
        <table:table-row table:style-name="ro1">
          <table:table-cell office:value-type="float" office:value="30.9839" calcext:value-type="float">
            <text:p>30.9839</text:p>
          </table:table-cell>
          <table:table-cell office:value-type="float" office:value="4.76857" calcext:value-type="float">
            <text:p>4.76857</text:p>
          </table:table-cell>
          <table:table-cell office:value-type="float" office:value="185.231" calcext:value-type="float">
            <text:p>185.231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48287" calcext:value-type="float">
            <text:p>-0.248287</text:p>
          </table:table-cell>
        </table:table-row>
        <table:table-row table:style-name="ro1">
          <table:table-cell office:value-type="float" office:value="31.0928" calcext:value-type="float">
            <text:p>31.0928</text:p>
          </table:table-cell>
          <table:table-cell office:value-type="float" office:value="4.63931" calcext:value-type="float">
            <text:p>4.63931</text:p>
          </table:table-cell>
          <table:table-cell office:value-type="float" office:value="185.361" calcext:value-type="float">
            <text:p>185.361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42988" calcext:value-type="float">
            <text:p>-0.242988</text:p>
          </table:table-cell>
        </table:table-row>
        <table:table-row table:style-name="ro1">
          <table:table-cell office:value-type="float" office:value="31.2046" calcext:value-type="float">
            <text:p>31.2046</text:p>
          </table:table-cell>
          <table:table-cell office:value-type="float" office:value="4.50697" calcext:value-type="float">
            <text:p>4.50697</text:p>
          </table:table-cell>
          <table:table-cell office:value-type="float" office:value="185.493" calcext:value-type="float">
            <text:p>185.493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4751" calcext:value-type="float">
            <text:p>-0.24751</text:p>
          </table:table-cell>
        </table:table-row>
        <table:table-row table:style-name="ro1">
          <table:table-cell office:value-type="float" office:value="31.3167" calcext:value-type="float">
            <text:p>31.3167</text:p>
          </table:table-cell>
          <table:table-cell office:value-type="float" office:value="4.37494" calcext:value-type="float">
            <text:p>4.37494</text:p>
          </table:table-cell>
          <table:table-cell office:value-type="float" office:value="185.625" calcext:value-type="float">
            <text:p>185.625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47688" calcext:value-type="float">
            <text:p>-0.247688</text:p>
          </table:table-cell>
        </table:table-row>
        <table:table-row table:style-name="ro1">
          <table:table-cell office:value-type="float" office:value="31.428" calcext:value-type="float">
            <text:p>31.428</text:p>
          </table:table-cell>
          <table:table-cell office:value-type="float" office:value="4.24397" calcext:value-type="float">
            <text:p>4.24397</text:p>
          </table:table-cell>
          <table:table-cell office:value-type="float" office:value="185.756" calcext:value-type="float">
            <text:p>185.756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46708" calcext:value-type="float">
            <text:p>-0.246708</text:p>
          </table:table-cell>
        </table:table-row>
        <table:table-row table:style-name="ro1">
          <table:table-cell office:value-type="float" office:value="31.5386" calcext:value-type="float">
            <text:p>31.5386</text:p>
          </table:table-cell>
          <table:table-cell office:value-type="float" office:value="4.11436" calcext:value-type="float">
            <text:p>4.11436</text:p>
          </table:table-cell>
          <table:table-cell office:value-type="float" office:value="185.886" calcext:value-type="float">
            <text:p>185.886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4304" calcext:value-type="float">
            <text:p>-0.24304</text:p>
          </table:table-cell>
        </table:table-row>
        <table:table-row table:style-name="ro1">
          <table:table-cell office:value-type="float" office:value="31.6475" calcext:value-type="float">
            <text:p>31.6475</text:p>
          </table:table-cell>
          <table:table-cell office:value-type="float" office:value="3.98717" calcext:value-type="float">
            <text:p>3.98717</text:p>
          </table:table-cell>
          <table:table-cell office:value-type="float" office:value="186.013" calcext:value-type="float">
            <text:p>186.013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39301" calcext:value-type="float">
            <text:p>-0.239301</text:p>
          </table:table-cell>
        </table:table-row>
        <table:table-row table:style-name="ro1">
          <table:table-cell office:value-type="float" office:value="31.7542" calcext:value-type="float">
            <text:p>31.7542</text:p>
          </table:table-cell>
          <table:table-cell office:value-type="float" office:value="3.86292" calcext:value-type="float">
            <text:p>3.86292</text:p>
          </table:table-cell>
          <table:table-cell office:value-type="float" office:value="186.137" calcext:value-type="float">
            <text:p>186.137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35353" calcext:value-type="float">
            <text:p>-0.235353</text:p>
          </table:table-cell>
        </table:table-row>
        <table:table-row table:style-name="ro1">
          <table:table-cell office:value-type="float" office:value="31.8621" calcext:value-type="float">
            <text:p>31.8621</text:p>
          </table:table-cell>
          <table:table-cell office:value-type="float" office:value="3.73756" calcext:value-type="float">
            <text:p>3.73756</text:p>
          </table:table-cell>
          <table:table-cell office:value-type="float" office:value="186.262" calcext:value-type="float">
            <text:p>186.262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35251" calcext:value-type="float">
            <text:p>-0.235251</text:p>
          </table:table-cell>
        </table:table-row>
        <table:table-row table:style-name="ro1">
          <table:table-cell office:value-type="float" office:value="31.9709" calcext:value-type="float">
            <text:p>31.9709</text:p>
          </table:table-cell>
          <table:table-cell office:value-type="float" office:value="3.61157" calcext:value-type="float">
            <text:p>3.61157</text:p>
          </table:table-cell>
          <table:table-cell office:value-type="float" office:value="186.388" calcext:value-type="float">
            <text:p>186.388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37548" calcext:value-type="float">
            <text:p>-0.237548</text:p>
          </table:table-cell>
        </table:table-row>
        <table:table-row table:style-name="ro1">
          <table:table-cell office:value-type="float" office:value="32.0774" calcext:value-type="float">
            <text:p>32.0774</text:p>
          </table:table-cell>
          <table:table-cell office:value-type="float" office:value="3.48868" calcext:value-type="float">
            <text:p>3.48868</text:p>
          </table:table-cell>
          <table:table-cell office:value-type="float" office:value="186.511" calcext:value-type="float">
            <text:p>186.511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32618" calcext:value-type="float">
            <text:p>-0.232618</text:p>
          </table:table-cell>
        </table:table-row>
        <table:table-row table:style-name="ro1">
          <table:table-cell office:value-type="float" office:value="32.1887" calcext:value-type="float">
            <text:p>32.1887</text:p>
          </table:table-cell>
          <table:table-cell office:value-type="float" office:value="3.36098" calcext:value-type="float">
            <text:p>3.36098</text:p>
          </table:table-cell>
          <table:table-cell office:value-type="float" office:value="186.639" calcext:value-type="float">
            <text:p>186.639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37614" calcext:value-type="float">
            <text:p>-0.237614</text:p>
          </table:table-cell>
        </table:table-row>
        <table:table-row table:style-name="ro1">
          <table:table-cell office:value-type="float" office:value="32.3145" calcext:value-type="float">
            <text:p>32.3145</text:p>
          </table:table-cell>
          <table:table-cell office:value-type="float" office:value="3.21677" calcext:value-type="float">
            <text:p>3.21677</text:p>
          </table:table-cell>
          <table:table-cell office:value-type="float" office:value="186.783" calcext:value-type="float">
            <text:p>186.783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61821" calcext:value-type="float">
            <text:p>-0.261821</text:p>
          </table:table-cell>
        </table:table-row>
        <table:table-row table:style-name="ro1">
          <table:table-cell office:value-type="float" office:value="32.4294" calcext:value-type="float">
            <text:p>32.4294</text:p>
          </table:table-cell>
          <table:table-cell office:value-type="float" office:value="3.08553" calcext:value-type="float">
            <text:p>3.08553</text:p>
          </table:table-cell>
          <table:table-cell office:value-type="float" office:value="186.914" calcext:value-type="float">
            <text:p>186.914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51876" calcext:value-type="float">
            <text:p>-0.251876</text:p>
          </table:table-cell>
        </table:table-row>
        <table:table-row table:style-name="ro1">
          <table:table-cell office:value-type="float" office:value="32.5474" calcext:value-type="float">
            <text:p>32.5474</text:p>
          </table:table-cell>
          <table:table-cell office:value-type="float" office:value="2.95168" calcext:value-type="float">
            <text:p>2.95168</text:p>
          </table:table-cell>
          <table:table-cell office:value-type="float" office:value="187.048" calcext:value-type="float">
            <text:p>187.048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51511" calcext:value-type="float">
            <text:p>-0.251511</text:p>
          </table:table-cell>
        </table:table-row>
        <table:table-row table:style-name="ro1">
          <table:table-cell office:value-type="float" office:value="32.6616" calcext:value-type="float">
            <text:p>32.6616</text:p>
          </table:table-cell>
          <table:table-cell office:value-type="float" office:value="2.82228" calcext:value-type="float">
            <text:p>2.82228</text:p>
          </table:table-cell>
          <table:table-cell office:value-type="float" office:value="187.178" calcext:value-type="float">
            <text:p>187.178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43872" calcext:value-type="float">
            <text:p>-0.243872</text:p>
          </table:table-cell>
        </table:table-row>
        <table:table-row table:style-name="ro1">
          <table:table-cell office:value-type="float" office:value="32.7712" calcext:value-type="float">
            <text:p>32.7712</text:p>
          </table:table-cell>
          <table:table-cell office:value-type="float" office:value="2.69878" calcext:value-type="float">
            <text:p>2.69878</text:p>
          </table:table-cell>
          <table:table-cell office:value-type="float" office:value="187.301" calcext:value-type="float">
            <text:p>187.301</text:p>
          </table:table-cell>
          <table:table-cell office:value-type="float" office:value="0.765" calcext:value-type="float">
            <text:p>0.7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35015" calcext:value-type="float">
            <text:p>-0.235015</text:p>
          </table:table-cell>
        </table:table-row>
        <table:table-row table:style-name="ro1">
          <table:table-cell office:value-type="float" office:value="32.8801" calcext:value-type="float">
            <text:p>32.8801</text:p>
          </table:table-cell>
          <table:table-cell office:value-type="float" office:value="2.57622" calcext:value-type="float">
            <text:p>2.57622</text:p>
          </table:table-cell>
          <table:table-cell office:value-type="float" office:value="187.424" calcext:value-type="float">
            <text:p>187.424</text:p>
          </table:table-cell>
          <table:table-cell office:value-type="float" office:value="0.761476" calcext:value-type="float">
            <text:p>0.761476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31481" calcext:value-type="float">
            <text:p>-0.231481</text:p>
          </table:table-cell>
        </table:table-row>
        <table:table-row table:style-name="ro1">
          <table:table-cell office:value-type="float" office:value="32.989" calcext:value-type="float">
            <text:p>32.989</text:p>
          </table:table-cell>
          <table:table-cell office:value-type="float" office:value="2.45422" calcext:value-type="float">
            <text:p>2.45422</text:p>
          </table:table-cell>
          <table:table-cell office:value-type="float" office:value="187.546" calcext:value-type="float">
            <text:p>187.546</text:p>
          </table:table-cell>
          <table:table-cell office:value-type="float" office:value="0.742424" calcext:value-type="float">
            <text:p>0.742424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29794" calcext:value-type="float">
            <text:p>-0.229794</text:p>
          </table:table-cell>
        </table:table-row>
        <table:table-row table:style-name="ro1">
          <table:table-cell office:value-type="float" office:value="33.0957" calcext:value-type="float">
            <text:p>33.0957</text:p>
          </table:table-cell>
          <table:table-cell office:value-type="float" office:value="2.33482" calcext:value-type="float">
            <text:p>2.33482</text:p>
          </table:table-cell>
          <table:table-cell office:value-type="float" office:value="187.665" calcext:value-type="float">
            <text:p>187.665</text:p>
          </table:table-cell>
          <table:table-cell office:value-type="float" office:value="0.726061" calcext:value-type="float">
            <text:p>0.726061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25859" calcext:value-type="float">
            <text:p>-0.225859</text:p>
          </table:table-cell>
        </table:table-row>
        <table:table-row table:style-name="ro1">
          <table:table-cell office:value-type="float" office:value="33.2026" calcext:value-type="float">
            <text:p>33.2026</text:p>
          </table:table-cell>
          <table:table-cell office:value-type="float" office:value="2.21561" calcext:value-type="float">
            <text:p>2.21561</text:p>
          </table:table-cell>
          <table:table-cell office:value-type="float" office:value="187.784" calcext:value-type="float">
            <text:p>187.784</text:p>
          </table:table-cell>
          <table:table-cell office:value-type="float" office:value="0.708064" calcext:value-type="float">
            <text:p>0.708064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23589" calcext:value-type="float">
            <text:p>-0.223589</text:p>
          </table:table-cell>
        </table:table-row>
        <table:table-row table:style-name="ro1">
          <table:table-cell office:value-type="float" office:value="33.311" calcext:value-type="float">
            <text:p>33.311</text:p>
          </table:table-cell>
          <table:table-cell office:value-type="float" office:value="2.09499" calcext:value-type="float">
            <text:p>2.09499</text:p>
          </table:table-cell>
          <table:table-cell office:value-type="float" office:value="187.905" calcext:value-type="float">
            <text:p>187.905</text:p>
          </table:table-cell>
          <table:table-cell office:value-type="float" office:value="0.686114" calcext:value-type="float">
            <text:p>0.686114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25033" calcext:value-type="float">
            <text:p>-0.225033</text:p>
          </table:table-cell>
        </table:table-row>
        <table:table-row table:style-name="ro1">
          <table:table-cell office:value-type="float" office:value="33.4209" calcext:value-type="float">
            <text:p>33.4209</text:p>
          </table:table-cell>
          <table:table-cell office:value-type="float" office:value="1.97359" calcext:value-type="float">
            <text:p>1.97359</text:p>
          </table:table-cell>
          <table:table-cell office:value-type="float" office:value="188.026" calcext:value-type="float">
            <text:p>188.026</text:p>
          </table:table-cell>
          <table:table-cell office:value-type="float" office:value="0.664933" calcext:value-type="float">
            <text:p>0.664933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25577" calcext:value-type="float">
            <text:p>-0.225577</text:p>
          </table:table-cell>
        </table:table-row>
        <table:table-row table:style-name="ro1">
          <table:table-cell office:value-type="float" office:value="33.5288" calcext:value-type="float">
            <text:p>33.5288</text:p>
          </table:table-cell>
          <table:table-cell office:value-type="float" office:value="1.85516" calcext:value-type="float">
            <text:p>1.85516</text:p>
          </table:table-cell>
          <table:table-cell office:value-type="float" office:value="188.145" calcext:value-type="float">
            <text:p>188.145</text:p>
          </table:table-cell>
          <table:table-cell office:value-type="float" office:value="0.647079" calcext:value-type="float">
            <text:p>0.647079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23299" calcext:value-type="float">
            <text:p>-0.223299</text:p>
          </table:table-cell>
        </table:table-row>
        <table:table-row table:style-name="ro1">
          <table:table-cell office:value-type="float" office:value="33.6365" calcext:value-type="float">
            <text:p>33.6365</text:p>
          </table:table-cell>
          <table:table-cell office:value-type="float" office:value="1.73883" calcext:value-type="float">
            <text:p>1.73883</text:p>
          </table:table-cell>
          <table:table-cell office:value-type="float" office:value="188.261" calcext:value-type="float">
            <text:p>188.261</text:p>
          </table:table-cell>
          <table:table-cell office:value-type="float" office:value="0.630481" calcext:value-type="float">
            <text:p>0.630481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2012" calcext:value-type="float">
            <text:p>-0.22012</text:p>
          </table:table-cell>
        </table:table-row>
        <table:table-row table:style-name="ro1">
          <table:table-cell office:value-type="float" office:value="33.7432" calcext:value-type="float">
            <text:p>33.7432</text:p>
          </table:table-cell>
          <table:table-cell office:value-type="float" office:value="1.62537" calcext:value-type="float">
            <text:p>1.62537</text:p>
          </table:table-cell>
          <table:table-cell office:value-type="float" office:value="188.375" calcext:value-type="float">
            <text:p>188.375</text:p>
          </table:table-cell>
          <table:table-cell office:value-type="float" office:value="0.616633" calcext:value-type="float">
            <text:p>0.616633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14679" calcext:value-type="float">
            <text:p>-0.214679</text:p>
          </table:table-cell>
        </table:table-row>
        <table:table-row table:style-name="ro1">
          <table:table-cell office:value-type="float" office:value="33.8499" calcext:value-type="float">
            <text:p>33.8499</text:p>
          </table:table-cell>
          <table:table-cell office:value-type="float" office:value="1.51474" calcext:value-type="float">
            <text:p>1.51474</text:p>
          </table:table-cell>
          <table:table-cell office:value-type="float" office:value="188.485" calcext:value-type="float">
            <text:p>188.485</text:p>
          </table:table-cell>
          <table:table-cell office:value-type="float" office:value="0.603123" calcext:value-type="float">
            <text:p>0.603123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09383" calcext:value-type="float">
            <text:p>-0.209383</text:p>
          </table:table-cell>
        </table:table-row>
        <table:table-row table:style-name="ro1">
          <table:table-cell office:value-type="float" office:value="33.957" calcext:value-type="float">
            <text:p>33.957</text:p>
          </table:table-cell>
          <table:table-cell office:value-type="float" office:value="1.4071" calcext:value-type="float">
            <text:p>1.4071</text:p>
          </table:table-cell>
          <table:table-cell office:value-type="float" office:value="188.593" calcext:value-type="float">
            <text:p>188.593</text:p>
          </table:table-cell>
          <table:table-cell office:value-type="float" office:value="0.589916" calcext:value-type="float">
            <text:p>0.589916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04291" calcext:value-type="float">
            <text:p>-0.204291</text:p>
          </table:table-cell>
        </table:table-row>
        <table:table-row table:style-name="ro1">
          <table:table-cell office:value-type="float" office:value="34.0688" calcext:value-type="float">
            <text:p>34.0688</text:p>
          </table:table-cell>
          <table:table-cell office:value-type="float" office:value="1.29909" calcext:value-type="float">
            <text:p>1.29909</text:p>
          </table:table-cell>
          <table:table-cell office:value-type="float" office:value="188.701" calcext:value-type="float">
            <text:p>188.701</text:p>
          </table:table-cell>
          <table:table-cell office:value-type="float" office:value="0.572604" calcext:value-type="float">
            <text:p>0.572604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03241" calcext:value-type="float">
            <text:p>-0.203241</text:p>
          </table:table-cell>
        </table:table-row>
        <table:table-row table:style-name="ro1">
          <table:table-cell office:value-type="float" office:value="34.1819" calcext:value-type="float">
            <text:p>34.1819</text:p>
          </table:table-cell>
          <table:table-cell office:value-type="float" office:value="1.19502" calcext:value-type="float">
            <text:p>1.19502</text:p>
          </table:table-cell>
          <table:table-cell office:value-type="float" office:value="188.805" calcext:value-type="float">
            <text:p>188.805</text:p>
          </table:table-cell>
          <table:table-cell office:value-type="float" office:value="0.561516" calcext:value-type="float">
            <text:p>0.561516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196638" calcext:value-type="float">
            <text:p>-0.196638</text:p>
          </table:table-cell>
        </table:table-row>
        <table:table-row table:style-name="ro1">
          <table:table-cell office:value-type="float" office:value="34.2954" calcext:value-type="float">
            <text:p>34.2954</text:p>
          </table:table-cell>
          <table:table-cell office:value-type="float" office:value="1.09654" calcext:value-type="float">
            <text:p>1.09654</text:p>
          </table:table-cell>
          <table:table-cell office:value-type="float" office:value="188.903" calcext:value-type="float">
            <text:p>188.903</text:p>
          </table:table-cell>
          <table:table-cell office:value-type="float" office:value="0.553646" calcext:value-type="float">
            <text:p>0.553646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187766" calcext:value-type="float">
            <text:p>-0.187766</text:p>
          </table:table-cell>
        </table:table-row>
        <table:table-row table:style-name="ro1">
          <table:table-cell office:value-type="float" office:value="34.4089" calcext:value-type="float">
            <text:p>34.4089</text:p>
          </table:table-cell>
          <table:table-cell office:value-type="float" office:value="1.00478" calcext:value-type="float">
            <text:p>1.00478</text:p>
          </table:table-cell>
          <table:table-cell office:value-type="float" office:value="188.995" calcext:value-type="float">
            <text:p>188.995</text:p>
          </table:table-cell>
          <table:table-cell office:value-type="float" office:value="0.549057" calcext:value-type="float">
            <text:p>0.549057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176755" calcext:value-type="float">
            <text:p>-0.176755</text:p>
          </table:table-cell>
        </table:table-row>
        <table:table-row table:style-name="ro1">
          <table:table-cell office:value-type="float" office:value="34.5249" calcext:value-type="float">
            <text:p>34.5249</text:p>
          </table:table-cell>
          <table:table-cell office:value-type="float" office:value="0.918274" calcext:value-type="float">
            <text:p>0.918274</text:p>
          </table:table-cell>
          <table:table-cell office:value-type="float" office:value="189.082" calcext:value-type="float">
            <text:p>189.082</text:p>
          </table:table-cell>
          <table:table-cell office:value-type="float" office:value="0.545287" calcext:value-type="float">
            <text:p>0.545287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165819" calcext:value-type="float">
            <text:p>-0.165819</text:p>
          </table:table-cell>
        </table:table-row>
        <table:table-row table:style-name="ro1">
          <table:table-cell office:value-type="float" office:value="34.6431" calcext:value-type="float">
            <text:p>34.6431</text:p>
          </table:table-cell>
          <table:table-cell office:value-type="float" office:value="0.838318" calcext:value-type="float">
            <text:p>0.838318</text:p>
          </table:table-cell>
          <table:table-cell office:value-type="float" office:value="189.162" calcext:value-type="float">
            <text:p>189.162</text:p>
          </table:table-cell>
          <table:table-cell office:value-type="float" office:value="0.541933" calcext:value-type="float">
            <text:p>0.541933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155581" calcext:value-type="float">
            <text:p>-0.155581</text:p>
          </table:table-cell>
        </table:table-row>
        <table:table-row table:style-name="ro1">
          <table:table-cell office:value-type="float" office:value="34.7505" calcext:value-type="float">
            <text:p>34.7505</text:p>
          </table:table-cell>
          <table:table-cell office:value-type="float" office:value="0.7733" calcext:value-type="float">
            <text:p>0.7733</text:p>
          </table:table-cell>
          <table:table-cell office:value-type="float" office:value="189.227" calcext:value-type="float">
            <text:p>189.227</text:p>
          </table:table-cell>
          <table:table-cell office:value-type="float" office:value="0.555185" calcext:value-type="float">
            <text:p>0.55518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131276" calcext:value-type="float">
            <text:p>-0.131276</text:p>
          </table:table-cell>
        </table:table-row>
        <table:table-row table:style-name="ro1">
          <table:table-cell office:value-type="float" office:value="34.8579" calcext:value-type="float">
            <text:p>34.8579</text:p>
          </table:table-cell>
          <table:table-cell office:value-type="float" office:value="0.715378" calcext:value-type="float">
            <text:p>0.715378</text:p>
          </table:table-cell>
          <table:table-cell office:value-type="float" office:value="189.285" calcext:value-type="float">
            <text:p>189.285</text:p>
          </table:table-cell>
          <table:table-cell office:value-type="float" office:value="0.56204" calcext:value-type="float">
            <text:p>0.56204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114574" calcext:value-type="float">
            <text:p>-0.114574</text:p>
          </table:table-cell>
        </table:table-row>
        <table:table-row table:style-name="ro1">
          <table:table-cell office:value-type="float" office:value="34.9675" calcext:value-type="float">
            <text:p>34.9675</text:p>
          </table:table-cell>
          <table:table-cell office:value-type="float" office:value="0.663666" calcext:value-type="float">
            <text:p>0.663666</text:p>
          </table:table-cell>
          <table:table-cell office:value-type="float" office:value="189.336" calcext:value-type="float">
            <text:p>189.336</text:p>
          </table:table-cell>
          <table:table-cell office:value-type="float" office:value="0.566713" calcext:value-type="float">
            <text:p>0.566713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101111" calcext:value-type="float">
            <text:p>-0.101111</text:p>
          </table:table-cell>
        </table:table-row>
        <table:table-row table:style-name="ro1">
          <table:table-cell office:value-type="float" office:value="35.0757" calcext:value-type="float">
            <text:p>35.0757</text:p>
          </table:table-cell>
          <table:table-cell office:value-type="float" office:value="0.619843" calcext:value-type="float">
            <text:p>0.619843</text:p>
          </table:table-cell>
          <table:table-cell office:value-type="float" office:value="189.38" calcext:value-type="float">
            <text:p>189.38</text:p>
          </table:table-cell>
          <table:table-cell office:value-type="float" office:value="0.573137" calcext:value-type="float">
            <text:p>0.573137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87236" calcext:value-type="float">
            <text:p>-0.087236</text:p>
          </table:table-cell>
        </table:table-row>
        <table:table-row table:style-name="ro1">
          <table:table-cell office:value-type="float" office:value="35.1882" calcext:value-type="float">
            <text:p>35.1882</text:p>
          </table:table-cell>
          <table:table-cell office:value-type="float" office:value="0.581528" calcext:value-type="float">
            <text:p>0.581528</text:p>
          </table:table-cell>
          <table:table-cell office:value-type="float" office:value="189.418" calcext:value-type="float">
            <text:p>189.418</text:p>
          </table:table-cell>
          <table:table-cell office:value-type="float" office:value="0.577945" calcext:value-type="float">
            <text:p>0.57794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759145" calcext:value-type="float">
            <text:p>-0.0759145</text:p>
          </table:table-cell>
        </table:table-row>
        <table:table-row table:style-name="ro1">
          <table:table-cell office:value-type="float" office:value="35.3015" calcext:value-type="float">
            <text:p>35.3015</text:p>
          </table:table-cell>
          <table:table-cell office:value-type="float" office:value="0.550125" calcext:value-type="float">
            <text:p>0.550125</text:p>
          </table:table-cell>
          <table:table-cell office:value-type="float" office:value="189.45" calcext:value-type="float">
            <text:p>189.45</text:p>
          </table:table-cell>
          <table:table-cell office:value-type="float" office:value="0.584931" calcext:value-type="float">
            <text:p>0.584931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6359" calcext:value-type="float">
            <text:p>-0.06359</text:p>
          </table:table-cell>
        </table:table-row>
        <table:table-row table:style-name="ro1">
          <table:table-cell office:value-type="float" office:value="35.4141" calcext:value-type="float">
            <text:p>35.4141</text:p>
          </table:table-cell>
          <table:table-cell office:value-type="float" office:value="0.525452" calcext:value-type="float">
            <text:p>0.525452</text:p>
          </table:table-cell>
          <table:table-cell office:value-type="float" office:value="189.475" calcext:value-type="float">
            <text:p>189.475</text:p>
          </table:table-cell>
          <table:table-cell office:value-type="float" office:value="0.593309" calcext:value-type="float">
            <text:p>0.593309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510176" calcext:value-type="float">
            <text:p>-0.0510176</text:p>
          </table:table-cell>
        </table:table-row>
        <table:table-row table:style-name="ro1">
          <table:table-cell office:value-type="float" office:value="35.5327" calcext:value-type="float">
            <text:p>35.5327</text:p>
          </table:table-cell>
          <table:table-cell office:value-type="float" office:value="0.505859" calcext:value-type="float">
            <text:p>0.505859</text:p>
          </table:table-cell>
          <table:table-cell office:value-type="float" office:value="189.494" calcext:value-type="float">
            <text:p>189.494</text:p>
          </table:table-cell>
          <table:table-cell office:value-type="float" office:value="0.599868" calcext:value-type="float">
            <text:p>0.599868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411284" calcext:value-type="float">
            <text:p>-0.0411284</text:p>
          </table:table-cell>
        </table:table-row>
        <table:table-row table:style-name="ro1">
          <table:table-cell office:value-type="float" office:value="35.6409" calcext:value-type="float">
            <text:p>35.6409</text:p>
          </table:table-cell>
          <table:table-cell office:value-type="float" office:value="0.492966" calcext:value-type="float">
            <text:p>0.492966</text:p>
          </table:table-cell>
          <table:table-cell office:value-type="float" office:value="189.507" calcext:value-type="float">
            <text:p>189.507</text:p>
          </table:table-cell>
          <table:table-cell office:value-type="float" office:value="0.61005" calcext:value-type="float">
            <text:p>0.6100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87539" calcext:value-type="float">
            <text:p>-0.0287539</text:p>
          </table:table-cell>
        </table:table-row>
        <table:table-row table:style-name="ro1">
          <table:table-cell office:value-type="float" office:value="35.7517" calcext:value-type="float">
            <text:p>35.7517</text:p>
          </table:table-cell>
          <table:table-cell office:value-type="float" office:value="0.484039" calcext:value-type="float">
            <text:p>0.484039</text:p>
          </table:table-cell>
          <table:table-cell office:value-type="float" office:value="189.516" calcext:value-type="float">
            <text:p>189.516</text:p>
          </table:table-cell>
          <table:table-cell office:value-type="float" office:value="0.617089" calcext:value-type="float">
            <text:p>0.617089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01981" calcext:value-type="float">
            <text:p>-0.0201981</text:p>
          </table:table-cell>
        </table:table-row>
        <table:table-row table:style-name="ro1">
          <table:table-cell office:value-type="float" office:value="35.8677" calcext:value-type="float">
            <text:p>35.8677</text:p>
          </table:table-cell>
          <table:table-cell office:value-type="float" office:value="0.478729" calcext:value-type="float">
            <text:p>0.478729</text:p>
          </table:table-cell>
          <table:table-cell office:value-type="float" office:value="189.521" calcext:value-type="float">
            <text:p>189.521</text:p>
          </table:table-cell>
          <table:table-cell office:value-type="float" office:value="0.623464" calcext:value-type="float">
            <text:p>0.623464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29205" calcext:value-type="float">
            <text:p>-0.0129205</text:p>
          </table:table-cell>
        </table:table-row>
        <table:table-row table:style-name="ro1">
          <table:table-cell office:value-type="float" office:value="35.9736" calcext:value-type="float">
            <text:p>35.9736</text:p>
          </table:table-cell>
          <table:table-cell office:value-type="float" office:value="0.476654" calcext:value-type="float">
            <text:p>0.476654</text:p>
          </table:table-cell>
          <table:table-cell office:value-type="float" office:value="189.523" calcext:value-type="float">
            <text:p>189.523</text:p>
          </table:table-cell>
          <table:table-cell office:value-type="float" office:value="0.629757" calcext:value-type="float">
            <text:p>0.629757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627372" calcext:value-type="float">
            <text:p>-0.00627372</text:p>
          </table:table-cell>
        </table:table-row>
        <table:table-row table:style-name="ro1">
          <table:table-cell office:value-type="float" office:value="36.0852" calcext:value-type="float">
            <text:p>36.0852</text:p>
          </table:table-cell>
          <table:table-cell office:value-type="float" office:value="0.476624" calcext:value-type="float">
            <text:p>0.476624</text:p>
          </table:table-cell>
          <table:table-cell office:value-type="float" office:value="189.523" calcext:value-type="float">
            <text:p>189.523</text:p>
          </table:table-cell>
          <table:table-cell office:value-type="float" office:value="0.634252" calcext:value-type="float">
            <text:p>0.634252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77448" calcext:value-type="float">
            <text:p>-0.00177448</text:p>
          </table:table-cell>
        </table:table-row>
        <table:table-row table:style-name="ro1">
          <table:table-cell office:value-type="float" office:value="36.1953" calcext:value-type="float">
            <text:p>36.1953</text:p>
          </table:table-cell>
          <table:table-cell office:value-type="float" office:value="0.478195" calcext:value-type="float">
            <text:p>0.478195</text:p>
          </table:table-cell>
          <table:table-cell office:value-type="float" office:value="189.522" calcext:value-type="float">
            <text:p>189.522</text:p>
          </table:table-cell>
          <table:table-cell office:value-type="float" office:value="0.637913" calcext:value-type="float">
            <text:p>0.637913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61995" calcext:value-type="float">
            <text:p>0.00161995</text:p>
          </table:table-cell>
        </table:table-row>
        <table:table-row table:style-name="ro1">
          <table:table-cell office:value-type="float" office:value="36.3035" calcext:value-type="float">
            <text:p>36.3035</text:p>
          </table:table-cell>
          <table:table-cell office:value-type="float" office:value="0.480515" calcext:value-type="float">
            <text:p>0.480515</text:p>
          </table:table-cell>
          <table:table-cell office:value-type="float" office:value="189.519" calcext:value-type="float">
            <text:p>189.519</text:p>
          </table:table-cell>
          <table:table-cell office:value-type="float" office:value="0.640323" calcext:value-type="float">
            <text:p>0.640323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63507" calcext:value-type="float">
            <text:p>0.00363507</text:p>
          </table:table-cell>
        </table:table-row>
        <table:table-row table:style-name="ro1">
          <table:table-cell office:value-type="float" office:value="36.4121" calcext:value-type="float">
            <text:p>36.4121</text:p>
          </table:table-cell>
          <table:table-cell office:value-type="float" office:value="0.483215" calcext:value-type="float">
            <text:p>0.483215</text:p>
          </table:table-cell>
          <table:table-cell office:value-type="float" office:value="189.517" calcext:value-type="float">
            <text:p>189.517</text:p>
          </table:table-cell>
          <table:table-cell office:value-type="float" office:value="0.641792" calcext:value-type="float">
            <text:p>0.641792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464542" calcext:value-type="float">
            <text:p>0.00464542</text:p>
          </table:table-cell>
        </table:table-row>
        <table:table-row table:style-name="ro1">
          <table:table-cell office:value-type="float" office:value="36.5298" calcext:value-type="float">
            <text:p>36.5298</text:p>
          </table:table-cell>
          <table:table-cell office:value-type="float" office:value="0.485809" calcext:value-type="float">
            <text:p>0.485809</text:p>
          </table:table-cell>
          <table:table-cell office:value-type="float" office:value="189.514" calcext:value-type="float">
            <text:p>189.514</text:p>
          </table:table-cell>
          <table:table-cell office:value-type="float" office:value="0.642268" calcext:value-type="float">
            <text:p>0.642268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468086" calcext:value-type="float">
            <text:p>0.00468086</text:p>
          </table:table-cell>
        </table:table-row>
        <table:table-row table:style-name="ro1">
          <table:table-cell office:value-type="float" office:value="36.6472" calcext:value-type="float">
            <text:p>36.6472</text:p>
          </table:table-cell>
          <table:table-cell office:value-type="float" office:value="0.487457" calcext:value-type="float">
            <text:p>0.487457</text:p>
          </table:table-cell>
          <table:table-cell office:value-type="float" office:value="189.513" calcext:value-type="float">
            <text:p>189.513</text:p>
          </table:table-cell>
          <table:table-cell office:value-type="float" office:value="0.641363" calcext:value-type="float">
            <text:p>0.641363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49533" calcext:value-type="float">
            <text:p>0.00349533</text:p>
          </table:table-cell>
        </table:table-row>
        <table:table-row table:style-name="ro1">
          <table:table-cell office:value-type="float" office:value="36.7588" calcext:value-type="float">
            <text:p>36.7588</text:p>
          </table:table-cell>
          <table:table-cell office:value-type="float" office:value="0.487808" calcext:value-type="float">
            <text:p>0.487808</text:p>
          </table:table-cell>
          <table:table-cell office:value-type="float" office:value="189.512" calcext:value-type="float">
            <text:p>189.512</text:p>
          </table:table-cell>
          <table:table-cell office:value-type="float" office:value="0.639307" calcext:value-type="float">
            <text:p>0.639307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37956" calcext:value-type="float">
            <text:p>0.00137956</text:p>
          </table:table-cell>
        </table:table-row>
        <table:table-row table:style-name="ro1">
          <table:table-cell office:value-type="float" office:value="36.8728" calcext:value-type="float">
            <text:p>36.8728</text:p>
          </table:table-cell>
          <table:table-cell office:value-type="float" office:value="0.486526" calcext:value-type="float">
            <text:p>0.486526</text:p>
          </table:table-cell>
          <table:table-cell office:value-type="float" office:value="189.513" calcext:value-type="float">
            <text:p>189.513</text:p>
          </table:table-cell>
          <table:table-cell office:value-type="float" office:value="0.636346" calcext:value-type="float">
            <text:p>0.636346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36316" calcext:value-type="float">
            <text:p>-0.00136316</text:p>
          </table:table-cell>
        </table:table-row>
        <table:table-row table:style-name="ro1">
          <table:table-cell office:value-type="float" office:value="36.9883" calcext:value-type="float">
            <text:p>36.9883</text:p>
          </table:table-cell>
          <table:table-cell office:value-type="float" office:value="0.483185" calcext:value-type="float">
            <text:p>0.483185</text:p>
          </table:table-cell>
          <table:table-cell office:value-type="float" office:value="189.517" calcext:value-type="float">
            <text:p>189.517</text:p>
          </table:table-cell>
          <table:table-cell office:value-type="float" office:value="0.632258" calcext:value-type="float">
            <text:p>0.632258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8832" calcext:value-type="float">
            <text:p>-0.0048832</text:p>
          </table:table-cell>
        </table:table-row>
        <table:table-row table:style-name="ro1">
          <table:table-cell office:value-type="float" office:value="37.1008" calcext:value-type="float">
            <text:p>37.1008</text:p>
          </table:table-cell>
          <table:table-cell office:value-type="float" office:value="0.477753" calcext:value-type="float">
            <text:p>0.477753</text:p>
          </table:table-cell>
          <table:table-cell office:value-type="float" office:value="189.522" calcext:value-type="float">
            <text:p>189.522</text:p>
          </table:table-cell>
          <table:table-cell office:value-type="float" office:value="0.627492" calcext:value-type="float">
            <text:p>0.627492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872565" calcext:value-type="float">
            <text:p>-0.00872565</text:p>
          </table:table-cell>
        </table:table-row>
        <table:table-row table:style-name="ro1">
          <table:table-cell office:value-type="float" office:value="37.2314" calcext:value-type="float">
            <text:p>37.2314</text:p>
          </table:table-cell>
          <table:table-cell office:value-type="float" office:value="0.468643" calcext:value-type="float">
            <text:p>0.468643</text:p>
          </table:table-cell>
          <table:table-cell office:value-type="float" office:value="189.531" calcext:value-type="float">
            <text:p>189.531</text:p>
          </table:table-cell>
          <table:table-cell office:value-type="float" office:value="0.620717" calcext:value-type="float">
            <text:p>0.620717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39524" calcext:value-type="float">
            <text:p>-0.0139524</text:p>
          </table:table-cell>
        </table:table-row>
        <table:table-row table:style-name="ro1">
          <table:table-cell office:value-type="float" office:value="37.3613" calcext:value-type="float">
            <text:p>37.3613</text:p>
          </table:table-cell>
          <table:table-cell office:value-type="float" office:value="0.456558" calcext:value-type="float">
            <text:p>0.456558</text:p>
          </table:table-cell>
          <table:table-cell office:value-type="float" office:value="189.543" calcext:value-type="float">
            <text:p>189.543</text:p>
          </table:table-cell>
          <table:table-cell office:value-type="float" office:value="0.613538" calcext:value-type="float">
            <text:p>0.613538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90771" calcext:value-type="float">
            <text:p>-0.0190771</text:p>
          </table:table-cell>
        </table:table-row>
        <table:table-row table:style-name="ro1">
          <table:table-cell office:value-type="float" office:value="37.4714" calcext:value-type="float">
            <text:p>37.4714</text:p>
          </table:table-cell>
          <table:table-cell office:value-type="float" office:value="0.444138" calcext:value-type="float">
            <text:p>0.444138</text:p>
          </table:table-cell>
          <table:table-cell office:value-type="float" office:value="189.556" calcext:value-type="float">
            <text:p>189.556</text:p>
          </table:table-cell>
          <table:table-cell office:value-type="float" office:value="0.608344" calcext:value-type="float">
            <text:p>0.608344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21589" calcext:value-type="float">
            <text:p>-0.0221589</text:p>
          </table:table-cell>
        </table:table-row>
        <table:table-row table:style-name="ro1">
          <table:table-cell office:value-type="float" office:value="37.5815" calcext:value-type="float">
            <text:p>37.5815</text:p>
          </table:table-cell>
          <table:table-cell office:value-type="float" office:value="0.429794" calcext:value-type="float">
            <text:p>0.429794</text:p>
          </table:table-cell>
          <table:table-cell office:value-type="float" office:value="189.57" calcext:value-type="float">
            <text:p>189.57</text:p>
          </table:table-cell>
          <table:table-cell office:value-type="float" office:value="0.602297" calcext:value-type="float">
            <text:p>0.602297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57683" calcext:value-type="float">
            <text:p>-0.0257683</text:p>
          </table:table-cell>
        </table:table-row>
        <table:table-row table:style-name="ro1">
          <table:table-cell office:value-type="float" office:value="37.7002" calcext:value-type="float">
            <text:p>37.7002</text:p>
          </table:table-cell>
          <table:table-cell office:value-type="float" office:value="0.412384" calcext:value-type="float">
            <text:p>0.412384</text:p>
          </table:table-cell>
          <table:table-cell office:value-type="float" office:value="189.588" calcext:value-type="float">
            <text:p>189.588</text:p>
          </table:table-cell>
          <table:table-cell office:value-type="float" office:value="0.594653" calcext:value-type="float">
            <text:p>0.594653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304524" calcext:value-type="float">
            <text:p>-0.0304524</text:p>
          </table:table-cell>
        </table:table-row>
        <table:table-row table:style-name="ro1">
          <table:table-cell office:value-type="float" office:value="37.8103" calcext:value-type="float">
            <text:p>37.8103</text:p>
          </table:table-cell>
          <table:table-cell office:value-type="float" office:value="0.394714" calcext:value-type="float">
            <text:p>0.394714</text:p>
          </table:table-cell>
          <table:table-cell office:value-type="float" office:value="189.605" calcext:value-type="float">
            <text:p>189.605</text:p>
          </table:table-cell>
          <table:table-cell office:value-type="float" office:value="0.589503" calcext:value-type="float">
            <text:p>0.589503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325987" calcext:value-type="float">
            <text:p>-0.0325987</text:p>
          </table:table-cell>
        </table:table-row>
        <table:table-row table:style-name="ro1">
          <table:table-cell office:value-type="float" office:value="37.9199" calcext:value-type="float">
            <text:p>37.9199</text:p>
          </table:table-cell>
          <table:table-cell office:value-type="float" office:value="0.376038" calcext:value-type="float">
            <text:p>0.376038</text:p>
          </table:table-cell>
          <table:table-cell office:value-type="float" office:value="189.624" calcext:value-type="float">
            <text:p>189.624</text:p>
          </table:table-cell>
          <table:table-cell office:value-type="float" office:value="0.584377" calcext:value-type="float">
            <text:p>0.584377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345495" calcext:value-type="float">
            <text:p>-0.0345495</text:p>
          </table:table-cell>
        </table:table-row>
        <table:table-row table:style-name="ro1">
          <table:table-cell office:value-type="float" office:value="38.0356" calcext:value-type="float">
            <text:p>38.0356</text:p>
          </table:table-cell>
          <table:table-cell office:value-type="float" office:value="0.355347" calcext:value-type="float">
            <text:p>0.355347</text:p>
          </table:table-cell>
          <table:table-cell office:value-type="float" office:value="189.645" calcext:value-type="float">
            <text:p>189.645</text:p>
          </table:table-cell>
          <table:table-cell office:value-type="float" office:value="0.577863" calcext:value-type="float">
            <text:p>0.577863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375463" calcext:value-type="float">
            <text:p>-0.0375463</text:p>
          </table:table-cell>
        </table:table-row>
        <table:table-row table:style-name="ro1">
          <table:table-cell office:value-type="float" office:value="38.1533" calcext:value-type="float">
            <text:p>38.1533</text:p>
          </table:table-cell>
          <table:table-cell office:value-type="float" office:value="0.333832" calcext:value-type="float">
            <text:p>0.333832</text:p>
          </table:table-cell>
          <table:table-cell office:value-type="float" office:value="189.666" calcext:value-type="float">
            <text:p>189.666</text:p>
          </table:table-cell>
          <table:table-cell office:value-type="float" office:value="0.572495" calcext:value-type="float">
            <text:p>0.57249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392565" calcext:value-type="float">
            <text:p>-0.0392565</text:p>
          </table:table-cell>
        </table:table-row>
        <table:table-row table:style-name="ro1">
          <table:table-cell office:value-type="float" office:value="38.2676" calcext:value-type="float">
            <text:p>38.2676</text:p>
          </table:table-cell>
          <table:table-cell office:value-type="float" office:value="0.312653" calcext:value-type="float">
            <text:p>0.312653</text:p>
          </table:table-cell>
          <table:table-cell office:value-type="float" office:value="189.687" calcext:value-type="float">
            <text:p>189.687</text:p>
          </table:table-cell>
          <table:table-cell office:value-type="float" office:value="0.568698" calcext:value-type="float">
            <text:p>0.568698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394527" calcext:value-type="float">
            <text:p>-0.0394527</text:p>
          </table:table-cell>
        </table:table-row>
        <table:table-row table:style-name="ro1">
          <table:table-cell office:value-type="float" office:value="38.3821" calcext:value-type="float">
            <text:p>38.3821</text:p>
          </table:table-cell>
          <table:table-cell office:value-type="float" office:value="0.291595" calcext:value-type="float">
            <text:p>0.291595</text:p>
          </table:table-cell>
          <table:table-cell office:value-type="float" office:value="189.708" calcext:value-type="float">
            <text:p>189.708</text:p>
          </table:table-cell>
          <table:table-cell office:value-type="float" office:value="0.564974" calcext:value-type="float">
            <text:p>0.564974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395968" calcext:value-type="float">
            <text:p>-0.0395968</text:p>
          </table:table-cell>
        </table:table-row>
        <table:table-row table:style-name="ro1">
          <table:table-cell office:value-type="float" office:value="38.4946" calcext:value-type="float">
            <text:p>38.4946</text:p>
          </table:table-cell>
          <table:table-cell office:value-type="float" office:value="0.271362" calcext:value-type="float">
            <text:p>0.271362</text:p>
          </table:table-cell>
          <table:table-cell office:value-type="float" office:value="189.729" calcext:value-type="float">
            <text:p>189.729</text:p>
          </table:table-cell>
          <table:table-cell office:value-type="float" office:value="0.562737" calcext:value-type="float">
            <text:p>0.562737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383951" calcext:value-type="float">
            <text:p>-0.0383951</text:p>
          </table:table-cell>
        </table:table-row>
        <table:table-row table:style-name="ro1">
          <table:table-cell office:value-type="float" office:value="38.6064" calcext:value-type="float">
            <text:p>38.6064</text:p>
          </table:table-cell>
          <table:table-cell office:value-type="float" office:value="0.25209" calcext:value-type="float">
            <text:p>0.25209</text:p>
          </table:table-cell>
          <table:table-cell office:value-type="float" office:value="189.748" calcext:value-type="float">
            <text:p>189.748</text:p>
          </table:table-cell>
          <table:table-cell office:value-type="float" office:value="0.561171" calcext:value-type="float">
            <text:p>0.561171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366849" calcext:value-type="float">
            <text:p>-0.0366849</text:p>
          </table:table-cell>
        </table:table-row>
        <table:table-row table:style-name="ro1">
          <table:table-cell office:value-type="float" office:value="38.7263" calcext:value-type="float">
            <text:p>38.7263</text:p>
          </table:table-cell>
          <table:table-cell office:value-type="float" office:value="0.232712" calcext:value-type="float">
            <text:p>0.232712</text:p>
          </table:table-cell>
          <table:table-cell office:value-type="float" office:value="189.767" calcext:value-type="float">
            <text:p>189.767</text:p>
          </table:table-cell>
          <table:table-cell office:value-type="float" office:value="0.558662" calcext:value-type="float">
            <text:p>0.558662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358992" calcext:value-type="float">
            <text:p>-0.0358992</text:p>
          </table:table-cell>
        </table:table-row>
        <table:table-row table:style-name="ro1">
          <table:table-cell office:value-type="float" office:value="38.8342" calcext:value-type="float">
            <text:p>38.8342</text:p>
          </table:table-cell>
          <table:table-cell office:value-type="float" office:value="0.216431" calcext:value-type="float">
            <text:p>0.216431</text:p>
          </table:table-cell>
          <table:table-cell office:value-type="float" office:value="189.784" calcext:value-type="float">
            <text:p>189.784</text:p>
          </table:table-cell>
          <table:table-cell office:value-type="float" office:value="0.559773" calcext:value-type="float">
            <text:p>0.559773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3202" calcext:value-type="float">
            <text:p>-0.03202</text:p>
          </table:table-cell>
        </table:table-row>
        <table:table-row table:style-name="ro1">
          <table:table-cell office:value-type="float" office:value="38.9419" calcext:value-type="float">
            <text:p>38.9419</text:p>
          </table:table-cell>
          <table:table-cell office:value-type="float" office:value="0.20163" calcext:value-type="float">
            <text:p>0.20163</text:p>
          </table:table-cell>
          <table:table-cell office:value-type="float" office:value="189.798" calcext:value-type="float">
            <text:p>189.798</text:p>
          </table:table-cell>
          <table:table-cell office:value-type="float" office:value="0.56053" calcext:value-type="float">
            <text:p>0.56053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8747" calcext:value-type="float">
            <text:p>-0.028747</text:p>
          </table:table-cell>
        </table:table-row>
        <table:table-row table:style-name="ro1">
          <table:table-cell office:value-type="float" office:value="39.0496" calcext:value-type="float">
            <text:p>39.0496</text:p>
          </table:table-cell>
          <table:table-cell office:value-type="float" office:value="0.188202" calcext:value-type="float">
            <text:p>0.188202</text:p>
          </table:table-cell>
          <table:table-cell office:value-type="float" office:value="189.812" calcext:value-type="float">
            <text:p>189.812</text:p>
          </table:table-cell>
          <table:table-cell office:value-type="float" office:value="0.560899" calcext:value-type="float">
            <text:p>0.560899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60956" calcext:value-type="float">
            <text:p>-0.0260956</text:p>
          </table:table-cell>
        </table:table-row>
        <table:table-row table:style-name="ro1">
          <table:table-cell office:value-type="float" office:value="39.158" calcext:value-type="float">
            <text:p>39.158</text:p>
          </table:table-cell>
          <table:table-cell office:value-type="float" office:value="0.176147" calcext:value-type="float">
            <text:p>0.176147</text:p>
          </table:table-cell>
          <table:table-cell office:value-type="float" office:value="189.824" calcext:value-type="float">
            <text:p>189.824</text:p>
          </table:table-cell>
          <table:table-cell office:value-type="float" office:value="0.561353" calcext:value-type="float">
            <text:p>0.561353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35918" calcext:value-type="float">
            <text:p>-0.0235918</text:p>
          </table:table-cell>
        </table:table-row>
        <table:table-row table:style-name="ro1">
          <table:table-cell office:value-type="float" office:value="39.2651" calcext:value-type="float">
            <text:p>39.2651</text:p>
          </table:table-cell>
          <table:table-cell office:value-type="float" office:value="0.165848" calcext:value-type="float">
            <text:p>0.165848</text:p>
          </table:table-cell>
          <table:table-cell office:value-type="float" office:value="189.834" calcext:value-type="float">
            <text:p>189.834</text:p>
          </table:table-cell>
          <table:table-cell office:value-type="float" office:value="0.562774" calcext:value-type="float">
            <text:p>0.562774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04204" calcext:value-type="float">
            <text:p>-0.0204204</text:p>
          </table:table-cell>
        </table:table-row>
        <table:table-row table:style-name="ro1">
          <table:table-cell office:value-type="float" office:value="39.374" calcext:value-type="float">
            <text:p>39.374</text:p>
          </table:table-cell>
          <table:table-cell office:value-type="float" office:value="0.157028" calcext:value-type="float">
            <text:p>0.157028</text:p>
          </table:table-cell>
          <table:table-cell office:value-type="float" office:value="189.843" calcext:value-type="float">
            <text:p>189.843</text:p>
          </table:table-cell>
          <table:table-cell office:value-type="float" office:value="0.564057" calcext:value-type="float">
            <text:p>0.564057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7638" calcext:value-type="float">
            <text:p>-0.017638</text:p>
          </table:table-cell>
        </table:table-row>
        <table:table-row table:style-name="ro1">
          <table:table-cell office:value-type="float" office:value="39.4807" calcext:value-type="float">
            <text:p>39.4807</text:p>
          </table:table-cell>
          <table:table-cell office:value-type="float" office:value="0.149979" calcext:value-type="float">
            <text:p>0.149979</text:p>
          </table:table-cell>
          <table:table-cell office:value-type="float" office:value="189.85" calcext:value-type="float">
            <text:p>189.85</text:p>
          </table:table-cell>
          <table:table-cell office:value-type="float" office:value="0.566156" calcext:value-type="float">
            <text:p>0.566156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43402" calcext:value-type="float">
            <text:p>-0.0143402</text:p>
          </table:table-cell>
        </table:table-row>
        <table:table-row table:style-name="ro1">
          <table:table-cell office:value-type="float" office:value="39.5891" calcext:value-type="float">
            <text:p>39.5891</text:p>
          </table:table-cell>
          <table:table-cell office:value-type="float" office:value="0.144302" calcext:value-type="float">
            <text:p>0.144302</text:p>
          </table:table-cell>
          <table:table-cell office:value-type="float" office:value="189.856" calcext:value-type="float">
            <text:p>189.856</text:p>
          </table:table-cell>
          <table:table-cell office:value-type="float" office:value="0.567953" calcext:value-type="float">
            <text:p>0.567953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15783" calcext:value-type="float">
            <text:p>-0.0115783</text:p>
          </table:table-cell>
        </table:table-row>
        <table:table-row table:style-name="ro1">
          <table:table-cell office:value-type="float" office:value="39.698" calcext:value-type="float">
            <text:p>39.698</text:p>
          </table:table-cell>
          <table:table-cell office:value-type="float" office:value="0.14006" calcext:value-type="float">
            <text:p>0.14006</text:p>
          </table:table-cell>
          <table:table-cell office:value-type="float" office:value="189.86" calcext:value-type="float">
            <text:p>189.86</text:p>
          </table:table-cell>
          <table:table-cell office:value-type="float" office:value="0.569972" calcext:value-type="float">
            <text:p>0.569972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883835" calcext:value-type="float">
            <text:p>-0.00883835</text:p>
          </table:table-cell>
        </table:table-row>
        <table:table-row table:style-name="ro1">
          <table:table-cell office:value-type="float" office:value="39.8054" calcext:value-type="float">
            <text:p>39.8054</text:p>
          </table:table-cell>
          <table:table-cell office:value-type="float" office:value="0.137131" calcext:value-type="float">
            <text:p>0.137131</text:p>
          </table:table-cell>
          <table:table-cell office:value-type="float" office:value="189.863" calcext:value-type="float">
            <text:p>189.863</text:p>
          </table:table-cell>
          <table:table-cell office:value-type="float" office:value="0.571985" calcext:value-type="float">
            <text:p>0.57198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632741" calcext:value-type="float">
            <text:p>-0.00632741</text:p>
          </table:table-cell>
        </table:table-row>
        <table:table-row table:style-name="ro1">
          <table:table-cell office:value-type="float" office:value="39.9136" calcext:value-type="float">
            <text:p>39.9136</text:p>
          </table:table-cell>
          <table:table-cell office:value-type="float" office:value="0.135391" calcext:value-type="float">
            <text:p>0.135391</text:p>
          </table:table-cell>
          <table:table-cell office:value-type="float" office:value="189.865" calcext:value-type="float">
            <text:p>189.865</text:p>
          </table:table-cell>
          <table:table-cell office:value-type="float" office:value="0.573949" calcext:value-type="float">
            <text:p>0.573949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06746" calcext:value-type="float">
            <text:p>-0.00406746</text:p>
          </table:table-cell>
        </table:table-row>
        <table:table-row table:style-name="ro1">
          <table:table-cell office:value-type="float" office:value="40.0208" calcext:value-type="float">
            <text:p>40.0208</text:p>
          </table:table-cell>
          <table:table-cell office:value-type="float" office:value="0.134583" calcext:value-type="float">
            <text:p>0.134583</text:p>
          </table:table-cell>
          <table:table-cell office:value-type="float" office:value="189.865" calcext:value-type="float">
            <text:p>189.865</text:p>
          </table:table-cell>
          <table:table-cell office:value-type="float" office:value="0.57574" calcext:value-type="float">
            <text:p>0.57574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21393" calcext:value-type="float">
            <text:p>-0.0021393</text:p>
          </table:table-cell>
        </table:table-row>
        <table:table-row table:style-name="ro1">
          <table:table-cell office:value-type="float" office:value="40.1279" calcext:value-type="float">
            <text:p>40.1279</text:p>
          </table:table-cell>
          <table:table-cell office:value-type="float" office:value="0.134674" calcext:value-type="float">
            <text:p>0.134674</text:p>
          </table:table-cell>
          <table:table-cell office:value-type="float" office:value="189.865" calcext:value-type="float">
            <text:p>189.865</text:p>
          </table:table-cell>
          <table:table-cell office:value-type="float" office:value="0.577522" calcext:value-type="float">
            <text:p>0.577522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72508" calcext:value-type="float">
            <text:p>-0.000372508</text:p>
          </table:table-cell>
        </table:table-row>
        <table:table-row table:style-name="ro1">
          <table:table-cell office:value-type="float" office:value="40.2351" calcext:value-type="float">
            <text:p>40.2351</text:p>
          </table:table-cell>
          <table:table-cell office:value-type="float" office:value="0.135391" calcext:value-type="float">
            <text:p>0.135391</text:p>
          </table:table-cell>
          <table:table-cell office:value-type="float" office:value="189.865" calcext:value-type="float">
            <text:p>189.865</text:p>
          </table:table-cell>
          <table:table-cell office:value-type="float" office:value="0.578943" calcext:value-type="float">
            <text:p>0.578943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926702" calcext:value-type="float">
            <text:p>0.000926702</text:p>
          </table:table-cell>
        </table:table-row>
        <table:table-row table:style-name="ro1">
          <table:table-cell office:value-type="float" office:value="40.3428" calcext:value-type="float">
            <text:p>40.3428</text:p>
          </table:table-cell>
          <table:table-cell office:value-type="float" office:value="0.136642" calcext:value-type="float">
            <text:p>0.136642</text:p>
          </table:table-cell>
          <table:table-cell office:value-type="float" office:value="189.863" calcext:value-type="float">
            <text:p>189.863</text:p>
          </table:table-cell>
          <table:table-cell office:value-type="float" office:value="0.580218" calcext:value-type="float">
            <text:p>0.580218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98907" calcext:value-type="float">
            <text:p>0.00198907</text:p>
          </table:table-cell>
        </table:table-row>
        <table:table-row table:style-name="ro1">
          <table:table-cell office:value-type="float" office:value="40.4519" calcext:value-type="float">
            <text:p>40.4519</text:p>
          </table:table-cell>
          <table:table-cell office:value-type="float" office:value="0.13826" calcext:value-type="float">
            <text:p>0.13826</text:p>
          </table:table-cell>
          <table:table-cell office:value-type="float" office:value="189.862" calcext:value-type="float">
            <text:p>189.862</text:p>
          </table:table-cell>
          <table:table-cell office:value-type="float" office:value="0.581262" calcext:value-type="float">
            <text:p>0.581262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75827" calcext:value-type="float">
            <text:p>0.00275827</text:p>
          </table:table-cell>
        </table:table-row>
        <table:table-row table:style-name="ro1">
          <table:table-cell office:value-type="float" office:value="40.5637" calcext:value-type="float">
            <text:p>40.5637</text:p>
          </table:table-cell>
          <table:table-cell office:value-type="float" office:value="0.140076" calcext:value-type="float">
            <text:p>0.140076</text:p>
          </table:table-cell>
          <table:table-cell office:value-type="float" office:value="189.86" calcext:value-type="float">
            <text:p>189.86</text:p>
          </table:table-cell>
          <table:table-cell office:value-type="float" office:value="0.582097" calcext:value-type="float">
            <text:p>0.582097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28419" calcext:value-type="float">
            <text:p>0.00328419</text:p>
          </table:table-cell>
        </table:table-row>
        <table:table-row table:style-name="ro1">
          <table:table-cell office:value-type="float" office:value="40.6768" calcext:value-type="float">
            <text:p>40.6768</text:p>
          </table:table-cell>
          <table:table-cell office:value-type="float" office:value="0.142059" calcext:value-type="float">
            <text:p>0.142059</text:p>
          </table:table-cell>
          <table:table-cell office:value-type="float" office:value="189.858" calcext:value-type="float">
            <text:p>189.858</text:p>
          </table:table-cell>
          <table:table-cell office:value-type="float" office:value="0.582679" calcext:value-type="float">
            <text:p>0.582679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52906" calcext:value-type="float">
            <text:p>0.00352906</text:p>
          </table:table-cell>
        </table:table-row>
        <table:table-row table:style-name="ro1">
          <table:table-cell office:value-type="float" office:value="40.7917" calcext:value-type="float">
            <text:p>40.7917</text:p>
          </table:table-cell>
          <table:table-cell office:value-type="float" office:value="0.143814" calcext:value-type="float">
            <text:p>0.143814</text:p>
          </table:table-cell>
          <table:table-cell office:value-type="float" office:value="189.856" calcext:value-type="float">
            <text:p>189.856</text:p>
          </table:table-cell>
          <table:table-cell office:value-type="float" office:value="0.582758" calcext:value-type="float">
            <text:p>0.582758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30942" calcext:value-type="float">
            <text:p>0.00330942</text:p>
          </table:table-cell>
        </table:table-row>
        <table:table-row table:style-name="ro1">
          <table:table-cell office:value-type="float" office:value="40.8989" calcext:value-type="float">
            <text:p>40.8989</text:p>
          </table:table-cell>
          <table:table-cell office:value-type="float" office:value="0.145203" calcext:value-type="float">
            <text:p>0.145203</text:p>
          </table:table-cell>
          <table:table-cell office:value-type="float" office:value="189.855" calcext:value-type="float">
            <text:p>189.855</text:p>
          </table:table-cell>
          <table:table-cell office:value-type="float" office:value="0.582464" calcext:value-type="float">
            <text:p>0.582464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77947" calcext:value-type="float">
            <text:p>0.00277947</text:p>
          </table:table-cell>
        </table:table-row>
        <table:table-row table:style-name="ro1">
          <table:table-cell office:value-type="float" office:value="41.0061" calcext:value-type="float">
            <text:p>41.0061</text:p>
          </table:table-cell>
          <table:table-cell office:value-type="float" office:value="0.146255" calcext:value-type="float">
            <text:p>0.146255</text:p>
          </table:table-cell>
          <table:table-cell office:value-type="float" office:value="189.854" calcext:value-type="float">
            <text:p>189.854</text:p>
          </table:table-cell>
          <table:table-cell office:value-type="float" office:value="0.582055" calcext:value-type="float">
            <text:p>0.58205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19158" calcext:value-type="float">
            <text:p>0.00219158</text:p>
          </table:table-cell>
        </table:table-row>
        <table:table-row table:style-name="ro1">
          <table:table-cell office:value-type="float" office:value="41.1143" calcext:value-type="float">
            <text:p>41.1143</text:p>
          </table:table-cell>
          <table:table-cell office:value-type="float" office:value="0.146896" calcext:value-type="float">
            <text:p>0.146896</text:p>
          </table:table-cell>
          <table:table-cell office:value-type="float" office:value="189.853" calcext:value-type="float">
            <text:p>189.853</text:p>
          </table:table-cell>
          <table:table-cell office:value-type="float" office:value="0.581454" calcext:value-type="float">
            <text:p>0.581454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48206" calcext:value-type="float">
            <text:p>0.00148206</text:p>
          </table:table-cell>
        </table:table-row>
        <table:table-row table:style-name="ro1">
          <table:table-cell office:value-type="float" office:value="41.2263" calcext:value-type="float">
            <text:p>41.2263</text:p>
          </table:table-cell>
          <table:table-cell office:value-type="float" office:value="0.146759" calcext:value-type="float">
            <text:p>0.146759</text:p>
          </table:table-cell>
          <table:table-cell office:value-type="float" office:value="189.853" calcext:value-type="float">
            <text:p>189.853</text:p>
          </table:table-cell>
          <table:table-cell office:value-type="float" office:value="0.58018" calcext:value-type="float">
            <text:p>0.58018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230797" calcext:value-type="float">
            <text:p>0.000230797</text:p>
          </table:table-cell>
        </table:table-row>
        <table:table-row table:style-name="ro1">
          <table:table-cell office:value-type="float" office:value="41.3391" calcext:value-type="float">
            <text:p>41.3391</text:p>
          </table:table-cell>
          <table:table-cell office:value-type="float" office:value="0.146286" calcext:value-type="float">
            <text:p>0.146286</text:p>
          </table:table-cell>
          <table:table-cell office:value-type="float" office:value="189.854" calcext:value-type="float">
            <text:p>189.854</text:p>
          </table:table-cell>
          <table:table-cell office:value-type="float" office:value="0.579257" calcext:value-type="float">
            <text:p>0.579257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61158" calcext:value-type="float">
            <text:p>-0.00061158</text:p>
          </table:table-cell>
        </table:table-row>
        <table:table-row table:style-name="ro1">
          <table:table-cell office:value-type="float" office:value="41.4539" calcext:value-type="float">
            <text:p>41.4539</text:p>
          </table:table-cell>
          <table:table-cell office:value-type="float" office:value="0.145004" calcext:value-type="float">
            <text:p>0.145004</text:p>
          </table:table-cell>
          <table:table-cell office:value-type="float" office:value="189.855" calcext:value-type="float">
            <text:p>189.855</text:p>
          </table:table-cell>
          <table:table-cell office:value-type="float" office:value="0.577742" calcext:value-type="float">
            <text:p>0.577742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90863" calcext:value-type="float">
            <text:p>-0.00190863</text:p>
          </table:table-cell>
        </table:table-row>
        <table:table-row table:style-name="ro1">
          <table:table-cell office:value-type="float" office:value="41.5637" calcext:value-type="float">
            <text:p>41.5637</text:p>
          </table:table-cell>
          <table:table-cell office:value-type="float" office:value="0.143036" calcext:value-type="float">
            <text:p>0.143036</text:p>
          </table:table-cell>
          <table:table-cell office:value-type="float" office:value="189.857" calcext:value-type="float">
            <text:p>189.857</text:p>
          </table:table-cell>
          <table:table-cell office:value-type="float" office:value="0.576117" calcext:value-type="float">
            <text:p>0.576117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319891" calcext:value-type="float">
            <text:p>-0.00319891</text:p>
          </table:table-cell>
        </table:table-row>
        <table:table-row table:style-name="ro1">
          <table:table-cell office:value-type="float" office:value="41.6707" calcext:value-type="float">
            <text:p>41.6707</text:p>
          </table:table-cell>
          <table:table-cell office:value-type="float" office:value="0.140564" calcext:value-type="float">
            <text:p>0.140564</text:p>
          </table:table-cell>
          <table:table-cell office:value-type="float" office:value="189.859" calcext:value-type="float">
            <text:p>189.859</text:p>
          </table:table-cell>
          <table:table-cell office:value-type="float" office:value="0.574611" calcext:value-type="float">
            <text:p>0.574611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28477" calcext:value-type="float">
            <text:p>-0.00428477</text:p>
          </table:table-cell>
        </table:table-row>
        <table:table-row table:style-name="ro1">
          <table:table-cell office:value-type="float" office:value="41.78" calcext:value-type="float">
            <text:p>41.78</text:p>
          </table:table-cell>
          <table:table-cell office:value-type="float" office:value="0.137375" calcext:value-type="float">
            <text:p>0.137375</text:p>
          </table:table-cell>
          <table:table-cell office:value-type="float" office:value="189.863" calcext:value-type="float">
            <text:p>189.863</text:p>
          </table:table-cell>
          <table:table-cell office:value-type="float" office:value="0.572793" calcext:value-type="float">
            <text:p>0.572793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56037" calcext:value-type="float">
            <text:p>-0.00556037</text:p>
          </table:table-cell>
        </table:table-row>
        <table:table-row table:style-name="ro1">
          <table:table-cell office:value-type="float" office:value="41.8943" calcext:value-type="float">
            <text:p>41.8943</text:p>
          </table:table-cell>
          <table:table-cell office:value-type="float" office:value="0.133438" calcext:value-type="float">
            <text:p>0.133438</text:p>
          </table:table-cell>
          <table:table-cell office:value-type="float" office:value="189.867" calcext:value-type="float">
            <text:p>189.867</text:p>
          </table:table-cell>
          <table:table-cell office:value-type="float" office:value="0.570824" calcext:value-type="float">
            <text:p>0.570824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686019" calcext:value-type="float">
            <text:p>-0.00686019</text:p>
          </table:table-cell>
        </table:table-row>
        <table:table-row table:style-name="ro1">
          <table:table-cell office:value-type="float" office:value="42.0078" calcext:value-type="float">
            <text:p>42.0078</text:p>
          </table:table-cell>
          <table:table-cell office:value-type="float" office:value="0.128922" calcext:value-type="float">
            <text:p>0.128922</text:p>
          </table:table-cell>
          <table:table-cell office:value-type="float" office:value="189.871" calcext:value-type="float">
            <text:p>189.871</text:p>
          </table:table-cell>
          <table:table-cell office:value-type="float" office:value="0.568897" calcext:value-type="float">
            <text:p>0.568897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80196" calcext:value-type="float">
            <text:p>-0.0080196</text:p>
          </table:table-cell>
        </table:table-row>
        <table:table-row table:style-name="ro1">
          <table:table-cell office:value-type="float" office:value="42.1213" calcext:value-type="float">
            <text:p>42.1213</text:p>
          </table:table-cell>
          <table:table-cell office:value-type="float" office:value="0.123886" calcext:value-type="float">
            <text:p>0.123886</text:p>
          </table:table-cell>
          <table:table-cell office:value-type="float" office:value="189.876" calcext:value-type="float">
            <text:p>189.876</text:p>
          </table:table-cell>
          <table:table-cell office:value-type="float" office:value="0.567023" calcext:value-type="float">
            <text:p>0.567023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903782" calcext:value-type="float">
            <text:p>-0.00903782</text:p>
          </table:table-cell>
        </table:table-row>
        <table:table-row table:style-name="ro1">
          <table:table-cell office:value-type="float" office:value="42.2349" calcext:value-type="float">
            <text:p>42.2349</text:p>
          </table:table-cell>
          <table:table-cell office:value-type="float" office:value="0.118408" calcext:value-type="float">
            <text:p>0.118408</text:p>
          </table:table-cell>
          <table:table-cell office:value-type="float" office:value="189.882" calcext:value-type="float">
            <text:p>189.882</text:p>
          </table:table-cell>
          <table:table-cell office:value-type="float" office:value="0.565239" calcext:value-type="float">
            <text:p>0.565239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988997" calcext:value-type="float">
            <text:p>-0.00988997</text:p>
          </table:table-cell>
        </table:table-row>
        <table:table-row table:style-name="ro1">
          <table:table-cell office:value-type="float" office:value="42.3484" calcext:value-type="float">
            <text:p>42.3484</text:p>
          </table:table-cell>
          <table:table-cell office:value-type="float" office:value="0.112732" calcext:value-type="float">
            <text:p>0.112732</text:p>
          </table:table-cell>
          <table:table-cell office:value-type="float" office:value="189.887" calcext:value-type="float">
            <text:p>189.887</text:p>
          </table:table-cell>
          <table:table-cell office:value-type="float" office:value="0.563736" calcext:value-type="float">
            <text:p>0.563736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04286" calcext:value-type="float">
            <text:p>-0.0104286</text:p>
          </table:table-cell>
        </table:table-row>
        <table:table-row table:style-name="ro1">
          <table:table-cell office:value-type="float" office:value="42.4631" calcext:value-type="float">
            <text:p>42.4631</text:p>
          </table:table-cell>
          <table:table-cell office:value-type="float" office:value="0.106705" calcext:value-type="float">
            <text:p>0.106705</text:p>
          </table:table-cell>
          <table:table-cell office:value-type="float" office:value="189.893" calcext:value-type="float">
            <text:p>189.893</text:p>
          </table:table-cell>
          <table:table-cell office:value-type="float" office:value="0.56211" calcext:value-type="float">
            <text:p>0.56211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10293" calcext:value-type="float">
            <text:p>-0.0110293</text:p>
          </table:table-cell>
        </table:table-row>
        <table:table-row table:style-name="ro1">
          <table:table-cell office:value-type="float" office:value="42.584" calcext:value-type="float">
            <text:p>42.584</text:p>
          </table:table-cell>
          <table:table-cell office:value-type="float" office:value="0.10022" calcext:value-type="float">
            <text:p>0.10022</text:p>
          </table:table-cell>
          <table:table-cell office:value-type="float" office:value="189.9" calcext:value-type="float">
            <text:p>189.9</text:p>
          </table:table-cell>
          <table:table-cell office:value-type="float" office:value="0.560308" calcext:value-type="float">
            <text:p>0.560308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17294" calcext:value-type="float">
            <text:p>-0.0117294</text:p>
          </table:table-cell>
        </table:table-row>
        <table:table-row table:style-name="ro1">
          <table:table-cell office:value-type="float" office:value="42.6953" calcext:value-type="float">
            <text:p>42.6953</text:p>
          </table:table-cell>
          <table:table-cell office:value-type="float" office:value="0.0942535" calcext:value-type="float">
            <text:p>0.0942535</text:p>
          </table:table-cell>
          <table:table-cell office:value-type="float" office:value="189.906" calcext:value-type="float">
            <text:p>189.906</text:p>
          </table:table-cell>
          <table:table-cell office:value-type="float" office:value="0.559654" calcext:value-type="float">
            <text:p>0.559654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13689" calcext:value-type="float">
            <text:p>-0.0113689</text:p>
          </table:table-cell>
        </table:table-row>
        <table:table-row table:style-name="ro1">
          <table:table-cell office:value-type="float" office:value="42.8101" calcext:value-type="float">
            <text:p>42.8101</text:p>
          </table:table-cell>
          <table:table-cell office:value-type="float" office:value="0.0883942" calcext:value-type="float">
            <text:p>0.0883942</text:p>
          </table:table-cell>
          <table:table-cell office:value-type="float" office:value="189.912" calcext:value-type="float">
            <text:p>189.912</text:p>
          </table:table-cell>
          <table:table-cell office:value-type="float" office:value="0.55893" calcext:value-type="float">
            <text:p>0.55893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10969" calcext:value-type="float">
            <text:p>-0.0110969</text:p>
          </table:table-cell>
        </table:table-row>
        <table:table-row table:style-name="ro1">
          <table:table-cell office:value-type="float" office:value="42.9189" calcext:value-type="float">
            <text:p>42.9189</text:p>
          </table:table-cell>
          <table:table-cell office:value-type="float" office:value="0.082901" calcext:value-type="float">
            <text:p>0.082901</text:p>
          </table:table-cell>
          <table:table-cell office:value-type="float" office:value="189.917" calcext:value-type="float">
            <text:p>189.917</text:p>
          </table:table-cell>
          <table:table-cell office:value-type="float" office:value="0.558593" calcext:value-type="float">
            <text:p>0.558593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05006" calcext:value-type="float">
            <text:p>-0.0105006</text:p>
          </table:table-cell>
        </table:table-row>
        <table:table-row table:style-name="ro1">
          <table:table-cell office:value-type="float" office:value="43.0283" calcext:value-type="float">
            <text:p>43.0283</text:p>
          </table:table-cell>
          <table:table-cell office:value-type="float" office:value="0.0776062" calcext:value-type="float">
            <text:p>0.0776062</text:p>
          </table:table-cell>
          <table:table-cell office:value-type="float" office:value="189.922" calcext:value-type="float">
            <text:p>189.922</text:p>
          </table:table-cell>
          <table:table-cell office:value-type="float" office:value="0.558159" calcext:value-type="float">
            <text:p>0.558159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00338" calcext:value-type="float">
            <text:p>-0.0100338</text:p>
          </table:table-cell>
        </table:table-row>
        <table:table-row table:style-name="ro1">
          <table:table-cell office:value-type="float" office:value="43.1382" calcext:value-type="float">
            <text:p>43.1382</text:p>
          </table:table-cell>
          <table:table-cell office:value-type="float" office:value="0.0727234" calcext:value-type="float">
            <text:p>0.0727234</text:p>
          </table:table-cell>
          <table:table-cell office:value-type="float" office:value="189.927" calcext:value-type="float">
            <text:p>189.927</text:p>
          </table:table-cell>
          <table:table-cell office:value-type="float" office:value="0.557966" calcext:value-type="float">
            <text:p>0.557966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939733" calcext:value-type="float">
            <text:p>-0.00939733</text:p>
          </table:table-cell>
        </table:table-row>
        <table:table-row table:style-name="ro1">
          <table:table-cell office:value-type="float" office:value="43.2485" calcext:value-type="float">
            <text:p>43.2485</text:p>
          </table:table-cell>
          <table:table-cell office:value-type="float" office:value="0.0683136" calcext:value-type="float">
            <text:p>0.0683136</text:p>
          </table:table-cell>
          <table:table-cell office:value-type="float" office:value="189.932" calcext:value-type="float">
            <text:p>189.932</text:p>
          </table:table-cell>
          <table:table-cell office:value-type="float" office:value="0.557998" calcext:value-type="float">
            <text:p>0.557998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861581" calcext:value-type="float">
            <text:p>-0.00861581</text:p>
          </table:table-cell>
        </table:table-row>
        <table:table-row table:style-name="ro1">
          <table:table-cell office:value-type="float" office:value="43.3577" calcext:value-type="float">
            <text:p>43.3577</text:p>
          </table:table-cell>
          <table:table-cell office:value-type="float" office:value="0.0644073" calcext:value-type="float">
            <text:p>0.0644073</text:p>
          </table:table-cell>
          <table:table-cell office:value-type="float" office:value="189.936" calcext:value-type="float">
            <text:p>189.936</text:p>
          </table:table-cell>
          <table:table-cell office:value-type="float" office:value="0.558262" calcext:value-type="float">
            <text:p>0.558262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768758" calcext:value-type="float">
            <text:p>-0.00768758</text:p>
          </table:table-cell>
        </table:table-row>
        <table:table-row table:style-name="ro1">
          <table:table-cell office:value-type="float" office:value="43.4646" calcext:value-type="float">
            <text:p>43.4646</text:p>
          </table:table-cell>
          <table:table-cell office:value-type="float" office:value="0.0608215" calcext:value-type="float">
            <text:p>0.0608215</text:p>
          </table:table-cell>
          <table:table-cell office:value-type="float" office:value="189.939" calcext:value-type="float">
            <text:p>189.939</text:p>
          </table:table-cell>
          <table:table-cell office:value-type="float" office:value="0.558367" calcext:value-type="float">
            <text:p>0.558367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697305" calcext:value-type="float">
            <text:p>-0.00697305</text:p>
          </table:table-cell>
        </table:table-row>
        <table:table-row table:style-name="ro1">
          <table:table-cell office:value-type="float" office:value="43.5764" calcext:value-type="float">
            <text:p>43.5764</text:p>
          </table:table-cell>
          <table:table-cell office:value-type="float" office:value="0.0577393" calcext:value-type="float">
            <text:p>0.0577393</text:p>
          </table:table-cell>
          <table:table-cell office:value-type="float" office:value="189.942" calcext:value-type="float">
            <text:p>189.942</text:p>
          </table:table-cell>
          <table:table-cell office:value-type="float" office:value="0.55868" calcext:value-type="float">
            <text:p>0.55868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613607" calcext:value-type="float">
            <text:p>-0.00613607</text:p>
          </table:table-cell>
        </table:table-row>
        <table:table-row table:style-name="ro1">
          <table:table-cell office:value-type="float" office:value="43.6948" calcext:value-type="float">
            <text:p>43.6948</text:p>
          </table:table-cell>
          <table:table-cell office:value-type="float" office:value="0.0551758" calcext:value-type="float">
            <text:p>0.0551758</text:p>
          </table:table-cell>
          <table:table-cell office:value-type="float" office:value="189.945" calcext:value-type="float">
            <text:p>189.945</text:p>
          </table:table-cell>
          <table:table-cell office:value-type="float" office:value="0.55917" calcext:value-type="float">
            <text:p>0.55917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20944" calcext:value-type="float">
            <text:p>-0.00520944</text:p>
          </table:table-cell>
        </table:table-row>
        <table:table-row table:style-name="ro1">
          <table:table-cell office:value-type="float" office:value="43.8105" calcext:value-type="float">
            <text:p>43.8105</text:p>
          </table:table-cell>
          <table:table-cell office:value-type="float" office:value="0.0531921" calcext:value-type="float">
            <text:p>0.0531921</text:p>
          </table:table-cell>
          <table:table-cell office:value-type="float" office:value="189.947" calcext:value-type="float">
            <text:p>189.947</text:p>
          </table:table-cell>
          <table:table-cell office:value-type="float" office:value="0.559855" calcext:value-type="float">
            <text:p>0.55985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18771" calcext:value-type="float">
            <text:p>-0.00418771</text:p>
          </table:table-cell>
        </table:table-row>
        <table:table-row table:style-name="ro1">
          <table:table-cell office:value-type="float" office:value="43.9182" calcext:value-type="float">
            <text:p>43.9182</text:p>
          </table:table-cell>
          <table:table-cell office:value-type="float" office:value="0.0518951" calcext:value-type="float">
            <text:p>0.0518951</text:p>
          </table:table-cell>
          <table:table-cell office:value-type="float" office:value="189.948" calcext:value-type="float">
            <text:p>189.948</text:p>
          </table:table-cell>
          <table:table-cell office:value-type="float" office:value="0.560942" calcext:value-type="float">
            <text:p>0.560942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288063" calcext:value-type="float">
            <text:p>-0.00288063</text:p>
          </table:table-cell>
        </table:table-row>
        <table:table-row table:style-name="ro1">
          <table:table-cell office:value-type="float" office:value="44.0276" calcext:value-type="float">
            <text:p>44.0276</text:p>
          </table:table-cell>
          <table:table-cell office:value-type="float" office:value="0.0510712" calcext:value-type="float">
            <text:p>0.0510712</text:p>
          </table:table-cell>
          <table:table-cell office:value-type="float" office:value="189.949" calcext:value-type="float">
            <text:p>189.949</text:p>
          </table:table-cell>
          <table:table-cell office:value-type="float" office:value="0.561818" calcext:value-type="float">
            <text:p>0.561818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8642" calcext:value-type="float">
            <text:p>-0.0018642</text:p>
          </table:table-cell>
        </table:table-row>
        <table:table-row table:style-name="ro1">
          <table:table-cell office:value-type="float" office:value="44.1414" calcext:value-type="float">
            <text:p>44.1414</text:p>
          </table:table-cell>
          <table:table-cell office:value-type="float" office:value="0.0507965" calcext:value-type="float">
            <text:p>0.0507965</text:p>
          </table:table-cell>
          <table:table-cell office:value-type="float" office:value="189.949" calcext:value-type="float">
            <text:p>189.949</text:p>
          </table:table-cell>
          <table:table-cell office:value-type="float" office:value="0.562757" calcext:value-type="float">
            <text:p>0.562757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878128" calcext:value-type="float">
            <text:p>-0.000878128</text:p>
          </table:table-cell>
        </table:table-row>
        <table:table-row table:style-name="ro1">
          <table:table-cell office:value-type="float" office:value="44.2576" calcext:value-type="float">
            <text:p>44.2576</text:p>
          </table:table-cell>
          <table:table-cell office:value-type="float" office:value="0.0509796" calcext:value-type="float">
            <text:p>0.0509796</text:p>
          </table:table-cell>
          <table:table-cell office:value-type="float" office:value="189.949" calcext:value-type="float">
            <text:p>189.949</text:p>
          </table:table-cell>
          <table:table-cell office:value-type="float" office:value="0.563678" calcext:value-type="float">
            <text:p>0.563678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0111025" calcext:value-type="float">
            <text:p>0.0000111025</text:p>
          </table:table-cell>
        </table:table-row>
        <table:table-row table:style-name="ro1">
          <table:table-cell office:value-type="float" office:value="44.3755" calcext:value-type="float">
            <text:p>44.3755</text:p>
          </table:table-cell>
          <table:table-cell office:value-type="float" office:value="0.0518494" calcext:value-type="float">
            <text:p>0.0518494</text:p>
          </table:table-cell>
          <table:table-cell office:value-type="float" office:value="189.948" calcext:value-type="float">
            <text:p>189.948</text:p>
          </table:table-cell>
          <table:table-cell office:value-type="float" office:value="0.564946" calcext:value-type="float">
            <text:p>0.564946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13179" calcext:value-type="float">
            <text:p>0.00113179</text:p>
          </table:table-cell>
        </table:table-row>
        <table:table-row table:style-name="ro1">
          <table:table-cell office:value-type="float" office:value="44.4924" calcext:value-type="float">
            <text:p>44.4924</text:p>
          </table:table-cell>
          <table:table-cell office:value-type="float" office:value="0.0529633" calcext:value-type="float">
            <text:p>0.0529633</text:p>
          </table:table-cell>
          <table:table-cell office:value-type="float" office:value="189.947" calcext:value-type="float">
            <text:p>189.947</text:p>
          </table:table-cell>
          <table:table-cell office:value-type="float" office:value="0.565847" calcext:value-type="float">
            <text:p>0.565847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84346" calcext:value-type="float">
            <text:p>0.00184346</text:p>
          </table:table-cell>
        </table:table-row>
        <table:table-row table:style-name="ro1">
          <table:table-cell office:value-type="float" office:value="44.6021" calcext:value-type="float">
            <text:p>44.6021</text:p>
          </table:table-cell>
          <table:table-cell office:value-type="float" office:value="0.054306" calcext:value-type="float">
            <text:p>0.054306</text:p>
          </table:table-cell>
          <table:table-cell office:value-type="float" office:value="189.946" calcext:value-type="float">
            <text:p>189.946</text:p>
          </table:table-cell>
          <table:table-cell office:value-type="float" office:value="0.566547" calcext:value-type="float">
            <text:p>0.566547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31523" calcext:value-type="float">
            <text:p>0.00231523</text:p>
          </table:table-cell>
        </table:table-row>
        <table:table-row table:style-name="ro1">
          <table:table-cell office:value-type="float" office:value="44.7134" calcext:value-type="float">
            <text:p>44.7134</text:p>
          </table:table-cell>
          <table:table-cell office:value-type="float" office:value="0.0560303" calcext:value-type="float">
            <text:p>0.0560303</text:p>
          </table:table-cell>
          <table:table-cell office:value-type="float" office:value="189.944" calcext:value-type="float">
            <text:p>189.944</text:p>
          </table:table-cell>
          <table:table-cell office:value-type="float" office:value="0.567516" calcext:value-type="float">
            <text:p>0.567516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99116" calcext:value-type="float">
            <text:p>0.00299116</text:p>
          </table:table-cell>
        </table:table-row>
        <table:table-row table:style-name="ro1">
          <table:table-cell office:value-type="float" office:value="44.8325" calcext:value-type="float">
            <text:p>44.8325</text:p>
          </table:table-cell>
          <table:table-cell office:value-type="float" office:value="0.0581207" calcext:value-type="float">
            <text:p>0.0581207</text:p>
          </table:table-cell>
          <table:table-cell office:value-type="float" office:value="189.942" calcext:value-type="float">
            <text:p>189.942</text:p>
          </table:table-cell>
          <table:table-cell office:value-type="float" office:value="0.568462" calcext:value-type="float">
            <text:p>0.568462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58128" calcext:value-type="float">
            <text:p>0.00358128</text:p>
          </table:table-cell>
        </table:table-row>
        <table:table-row table:style-name="ro1">
          <table:table-cell office:value-type="float" office:value="44.9412" calcext:value-type="float">
            <text:p>44.9412</text:p>
          </table:table-cell>
          <table:table-cell office:value-type="float" office:value="0.0603027" calcext:value-type="float">
            <text:p>0.0603027</text:p>
          </table:table-cell>
          <table:table-cell office:value-type="float" office:value="189.94" calcext:value-type="float">
            <text:p>189.94</text:p>
          </table:table-cell>
          <table:table-cell office:value-type="float" office:value="0.569235" calcext:value-type="float">
            <text:p>0.56923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98356" calcext:value-type="float">
            <text:p>0.00398356</text:p>
          </table:table-cell>
        </table:table-row>
        <table:table-row table:style-name="ro1">
          <table:table-cell office:value-type="float" office:value="45.0515" calcext:value-type="float">
            <text:p>45.0515</text:p>
          </table:table-cell>
          <table:table-cell office:value-type="float" office:value="0.0626526" calcext:value-type="float">
            <text:p>0.0626526</text:p>
          </table:table-cell>
          <table:table-cell office:value-type="float" office:value="189.937" calcext:value-type="float">
            <text:p>189.937</text:p>
          </table:table-cell>
          <table:table-cell office:value-type="float" office:value="0.569952" calcext:value-type="float">
            <text:p>0.569952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430114" calcext:value-type="float">
            <text:p>0.00430114</text:p>
          </table:table-cell>
        </table:table-row>
        <table:table-row table:style-name="ro1">
          <table:table-cell office:value-type="float" office:value="45.1587" calcext:value-type="float">
            <text:p>45.1587</text:p>
          </table:table-cell>
          <table:table-cell office:value-type="float" office:value="0.0648193" calcext:value-type="float">
            <text:p>0.0648193</text:p>
          </table:table-cell>
          <table:table-cell office:value-type="float" office:value="189.935" calcext:value-type="float">
            <text:p>189.935</text:p>
          </table:table-cell>
          <table:table-cell office:value-type="float" office:value="0.570164" calcext:value-type="float">
            <text:p>0.570164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414443" calcext:value-type="float">
            <text:p>0.00414443</text:p>
          </table:table-cell>
        </table:table-row>
        <table:table-row table:style-name="ro1">
          <table:table-cell office:value-type="float" office:value="45.2651" calcext:value-type="float">
            <text:p>45.2651</text:p>
          </table:table-cell>
          <table:table-cell office:value-type="float" office:value="0.0670776" calcext:value-type="float">
            <text:p>0.0670776</text:p>
          </table:table-cell>
          <table:table-cell office:value-type="float" office:value="189.933" calcext:value-type="float">
            <text:p>189.933</text:p>
          </table:table-cell>
          <table:table-cell office:value-type="float" office:value="0.570634" calcext:value-type="float">
            <text:p>0.570634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42313" calcext:value-type="float">
            <text:p>0.0042313</text:p>
          </table:table-cell>
        </table:table-row>
        <table:table-row table:style-name="ro1">
          <table:table-cell office:value-type="float" office:value="45.3738" calcext:value-type="float">
            <text:p>45.3738</text:p>
          </table:table-cell>
          <table:table-cell office:value-type="float" office:value="0.0692749" calcext:value-type="float">
            <text:p>0.0692749</text:p>
          </table:table-cell>
          <table:table-cell office:value-type="float" office:value="189.931" calcext:value-type="float">
            <text:p>189.931</text:p>
          </table:table-cell>
          <table:table-cell office:value-type="float" office:value="0.570905" calcext:value-type="float">
            <text:p>0.57090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412872" calcext:value-type="float">
            <text:p>0.00412872</text:p>
          </table:table-cell>
        </table:table-row>
        <table:table-row table:style-name="ro1">
          <table:table-cell office:value-type="float" office:value="45.4817" calcext:value-type="float">
            <text:p>45.4817</text:p>
          </table:table-cell>
          <table:table-cell office:value-type="float" office:value="0.0714417" calcext:value-type="float">
            <text:p>0.0714417</text:p>
          </table:table-cell>
          <table:table-cell office:value-type="float" office:value="189.929" calcext:value-type="float">
            <text:p>189.929</text:p>
          </table:table-cell>
          <table:table-cell office:value-type="float" office:value="0.571179" calcext:value-type="float">
            <text:p>0.571179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403421" calcext:value-type="float">
            <text:p>0.00403421</text:p>
          </table:table-cell>
        </table:table-row>
        <table:table-row table:style-name="ro1">
          <table:table-cell office:value-type="float" office:value="45.5908" calcext:value-type="float">
            <text:p>45.5908</text:p>
          </table:table-cell>
          <table:table-cell office:value-type="float" office:value="0.0734711" calcext:value-type="float">
            <text:p>0.0734711</text:p>
          </table:table-cell>
          <table:table-cell office:value-type="float" office:value="189.927" calcext:value-type="float">
            <text:p>189.927</text:p>
          </table:table-cell>
          <table:table-cell office:value-type="float" office:value="0.571348" calcext:value-type="float">
            <text:p>0.571348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85782" calcext:value-type="float">
            <text:p>0.00385782</text:p>
          </table:table-cell>
        </table:table-row>
        <table:table-row table:style-name="ro1">
          <table:table-cell office:value-type="float" office:value="45.7002" calcext:value-type="float">
            <text:p>45.7002</text:p>
          </table:table-cell>
          <table:table-cell office:value-type="float" office:value="0.0754242" calcext:value-type="float">
            <text:p>0.0754242</text:p>
          </table:table-cell>
          <table:table-cell office:value-type="float" office:value="189.925" calcext:value-type="float">
            <text:p>189.925</text:p>
          </table:table-cell>
          <table:table-cell office:value-type="float" office:value="0.571554" calcext:value-type="float">
            <text:p>0.571554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73191" calcext:value-type="float">
            <text:p>0.00373191</text:p>
          </table:table-cell>
        </table:table-row>
        <table:table-row table:style-name="ro1">
          <table:table-cell office:value-type="float" office:value="45.813" calcext:value-type="float">
            <text:p>45.813</text:p>
          </table:table-cell>
          <table:table-cell office:value-type="float" office:value="0.0772552" calcext:value-type="float">
            <text:p>0.0772552</text:p>
          </table:table-cell>
          <table:table-cell office:value-type="float" office:value="189.923" calcext:value-type="float">
            <text:p>189.923</text:p>
          </table:table-cell>
          <table:table-cell office:value-type="float" office:value="0.57166" calcext:value-type="float">
            <text:p>0.57166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52616" calcext:value-type="float">
            <text:p>0.00352616</text:p>
          </table:table-cell>
        </table:table-row>
        <table:table-row table:style-name="ro1">
          <table:table-cell office:value-type="float" office:value="45.9258" calcext:value-type="float">
            <text:p>45.9258</text:p>
          </table:table-cell>
          <table:table-cell office:value-type="float" office:value="0.0788727" calcext:value-type="float">
            <text:p>0.0788727</text:p>
          </table:table-cell>
          <table:table-cell office:value-type="float" office:value="189.921" calcext:value-type="float">
            <text:p>189.921</text:p>
          </table:table-cell>
          <table:table-cell office:value-type="float" office:value="0.571572" calcext:value-type="float">
            <text:p>0.571572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16363" calcext:value-type="float">
            <text:p>0.00316363</text:p>
          </table:table-cell>
        </table:table-row>
        <table:table-row table:style-name="ro1">
          <table:table-cell office:value-type="float" office:value="46.0374" calcext:value-type="float">
            <text:p>46.0374</text:p>
          </table:table-cell>
          <table:table-cell office:value-type="float" office:value="0.0800934" calcext:value-type="float">
            <text:p>0.0800934</text:p>
          </table:table-cell>
          <table:table-cell office:value-type="float" office:value="189.92" calcext:value-type="float">
            <text:p>189.92</text:p>
          </table:table-cell>
          <table:table-cell office:value-type="float" office:value="0.571128" calcext:value-type="float">
            <text:p>0.571128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5117" calcext:value-type="float">
            <text:p>0.0025117</text:p>
          </table:table-cell>
        </table:table-row>
        <table:table-row table:style-name="ro1">
          <table:table-cell office:value-type="float" office:value="46.1519" calcext:value-type="float">
            <text:p>46.1519</text:p>
          </table:table-cell>
          <table:table-cell office:value-type="float" office:value="0.081131" calcext:value-type="float">
            <text:p>0.081131</text:p>
          </table:table-cell>
          <table:table-cell office:value-type="float" office:value="189.919" calcext:value-type="float">
            <text:p>189.919</text:p>
          </table:table-cell>
          <table:table-cell office:value-type="float" office:value="0.570896" calcext:value-type="float">
            <text:p>0.570896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10402" calcext:value-type="float">
            <text:p>0.00210402</text:p>
          </table:table-cell>
        </table:table-row>
        <table:table-row table:style-name="ro1">
          <table:table-cell office:value-type="float" office:value="46.2659" calcext:value-type="float">
            <text:p>46.2659</text:p>
          </table:table-cell>
          <table:table-cell office:value-type="float" office:value="0.0818634" calcext:value-type="float">
            <text:p>0.0818634</text:p>
          </table:table-cell>
          <table:table-cell office:value-type="float" office:value="189.918" calcext:value-type="float">
            <text:p>189.918</text:p>
          </table:table-cell>
          <table:table-cell office:value-type="float" office:value="0.570521" calcext:value-type="float">
            <text:p>0.570521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60379" calcext:value-type="float">
            <text:p>0.00160379</text:p>
          </table:table-cell>
        </table:table-row>
        <table:table-row table:style-name="ro1">
          <table:table-cell office:value-type="float" office:value="46.3926" calcext:value-type="float">
            <text:p>46.3926</text:p>
          </table:table-cell>
          <table:table-cell office:value-type="float" office:value="0.082428" calcext:value-type="float">
            <text:p>0.082428</text:p>
          </table:table-cell>
          <table:table-cell office:value-type="float" office:value="189.918" calcext:value-type="float">
            <text:p>189.918</text:p>
          </table:table-cell>
          <table:table-cell office:value-type="float" office:value="0.570201" calcext:value-type="float">
            <text:p>0.570201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18859" calcext:value-type="float">
            <text:p>0.00118859</text:p>
          </table:table-cell>
        </table:table-row>
        <table:table-row table:style-name="ro1">
          <table:table-cell office:value-type="float" office:value="46.5037" calcext:value-type="float">
            <text:p>46.5037</text:p>
          </table:table-cell>
          <table:table-cell office:value-type="float" office:value="0.0826721" calcext:value-type="float">
            <text:p>0.0826721</text:p>
          </table:table-cell>
          <table:table-cell office:value-type="float" office:value="189.917" calcext:value-type="float">
            <text:p>189.917</text:p>
          </table:table-cell>
          <table:table-cell office:value-type="float" office:value="0.569685" calcext:value-type="float">
            <text:p>0.56968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630415" calcext:value-type="float">
            <text:p>0.000630415</text:p>
          </table:table-cell>
        </table:table-row>
        <table:table-row table:style-name="ro1">
          <table:table-cell office:value-type="float" office:value="46.6116" calcext:value-type="float">
            <text:p>46.6116</text:p>
          </table:table-cell>
          <table:table-cell office:value-type="float" office:value="0.0829163" calcext:value-type="float">
            <text:p>0.0829163</text:p>
          </table:table-cell>
          <table:table-cell office:value-type="float" office:value="189.917" calcext:value-type="float">
            <text:p>189.917</text:p>
          </table:table-cell>
          <table:table-cell office:value-type="float" office:value="0.56956" calcext:value-type="float">
            <text:p>0.56956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464298" calcext:value-type="float">
            <text:p>0.000464298</text:p>
          </table:table-cell>
        </table:table-row>
        <table:table-row table:style-name="ro1">
          <table:table-cell office:value-type="float" office:value="46.7195" calcext:value-type="float">
            <text:p>46.7195</text:p>
          </table:table-cell>
          <table:table-cell office:value-type="float" office:value="0.0829163" calcext:value-type="float">
            <text:p>0.0829163</text:p>
          </table:table-cell>
          <table:table-cell office:value-type="float" office:value="189.917" calcext:value-type="float">
            <text:p>189.917</text:p>
          </table:table-cell>
          <table:table-cell office:value-type="float" office:value="0.569232" calcext:value-type="float">
            <text:p>0.569232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136534" calcext:value-type="float">
            <text:p>0.000136534</text:p>
          </table:table-cell>
        </table:table-row>
        <table:table-row table:style-name="ro1">
          <table:table-cell office:value-type="float" office:value="46.8352" calcext:value-type="float">
            <text:p>46.8352</text:p>
          </table:table-cell>
          <table:table-cell office:value-type="float" office:value="0.0828552" calcext:value-type="float">
            <text:p>0.0828552</text:p>
          </table:table-cell>
          <table:table-cell office:value-type="float" office:value="189.917" calcext:value-type="float">
            <text:p>189.917</text:p>
          </table:table-cell>
          <table:table-cell office:value-type="float" office:value="0.569029" calcext:value-type="float">
            <text:p>0.569029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566502" calcext:value-type="float">
            <text:p>-0.0000566502</text:p>
          </table:table-cell>
        </table:table-row>
        <table:table-row table:style-name="ro1">
          <table:table-cell office:value-type="float" office:value="46.9419" calcext:value-type="float">
            <text:p>46.9419</text:p>
          </table:table-cell>
          <table:table-cell office:value-type="float" office:value="0.0827332" calcext:value-type="float">
            <text:p>0.0827332</text:p>
          </table:table-cell>
          <table:table-cell office:value-type="float" office:value="189.917" calcext:value-type="float">
            <text:p>189.917</text:p>
          </table:table-cell>
          <table:table-cell office:value-type="float" office:value="0.568838" calcext:value-type="float">
            <text:p>0.568838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22656" calcext:value-type="float">
            <text:p>-0.00022656</text:p>
          </table:table-cell>
        </table:table-row>
        <table:table-row table:style-name="ro1">
          <table:table-cell office:value-type="float" office:value="47.05" calcext:value-type="float">
            <text:p>47.05</text:p>
          </table:table-cell>
          <table:table-cell office:value-type="float" office:value="0.0826721" calcext:value-type="float">
            <text:p>0.0826721</text:p>
          </table:table-cell>
          <table:table-cell office:value-type="float" office:value="189.917" calcext:value-type="float">
            <text:p>189.917</text:p>
          </table:table-cell>
          <table:table-cell office:value-type="float" office:value="0.568883" calcext:value-type="float">
            <text:p>0.568883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71588" calcext:value-type="float">
            <text:p>-0.000171588</text:p>
          </table:table-cell>
        </table:table-row>
        <table:table-row table:style-name="ro1">
          <table:table-cell office:value-type="float" office:value="47.1587" calcext:value-type="float">
            <text:p>47.1587</text:p>
          </table:table-cell>
          <table:table-cell office:value-type="float" office:value="0.0826111" calcext:value-type="float">
            <text:p>0.0826111</text:p>
          </table:table-cell>
          <table:table-cell office:value-type="float" office:value="189.917" calcext:value-type="float">
            <text:p>189.917</text:p>
          </table:table-cell>
          <table:table-cell office:value-type="float" office:value="0.568936" calcext:value-type="float">
            <text:p>0.568936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08255" calcext:value-type="float">
            <text:p>-0.000108255</text:p>
          </table:table-cell>
        </table:table-row>
        <table:table-row table:style-name="ro1">
          <table:table-cell office:value-type="float" office:value="47.2673" calcext:value-type="float">
            <text:p>47.2673</text:p>
          </table:table-cell>
          <table:table-cell office:value-type="float" office:value="0.08255" calcext:value-type="float">
            <text:p>0.08255</text:p>
          </table:table-cell>
          <table:table-cell office:value-type="float" office:value="189.917" calcext:value-type="float">
            <text:p>189.917</text:p>
          </table:table-cell>
          <table:table-cell office:value-type="float" office:value="0.568898" calcext:value-type="float">
            <text:p>0.568898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3576" calcext:value-type="float">
            <text:p>-0.00013576</text:p>
          </table:table-cell>
        </table:table-row>
        <table:table-row table:style-name="ro1">
          <table:table-cell office:value-type="float" office:value="47.3962" calcext:value-type="float">
            <text:p>47.3962</text:p>
          </table:table-cell>
          <table:table-cell office:value-type="float" office:value="0.0826111" calcext:value-type="float">
            <text:p>0.0826111</text:p>
          </table:table-cell>
          <table:table-cell office:value-type="float" office:value="189.917" calcext:value-type="float">
            <text:p>189.917</text:p>
          </table:table-cell>
          <table:table-cell office:value-type="float" office:value="0.569147" calcext:value-type="float">
            <text:p>0.569147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102935" calcext:value-type="float">
            <text:p>0.000102935</text:p>
          </table:table-cell>
        </table:table-row>
        <table:table-row table:style-name="ro1">
          <table:table-cell office:value-type="float" office:value="47.5205" calcext:value-type="float">
            <text:p>47.5205</text:p>
          </table:table-cell>
          <table:table-cell office:value-type="float" office:value="0.0828705" calcext:value-type="float">
            <text:p>0.0828705</text:p>
          </table:table-cell>
          <table:table-cell office:value-type="float" office:value="189.917" calcext:value-type="float">
            <text:p>189.917</text:p>
          </table:table-cell>
          <table:table-cell office:value-type="float" office:value="0.569479" calcext:value-type="float">
            <text:p>0.569479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390849" calcext:value-type="float">
            <text:p>0.000390849</text:p>
          </table:table-cell>
        </table:table-row>
        <table:table-row table:style-name="ro1">
          <table:table-cell office:value-type="float" office:value="47.6316" calcext:value-type="float">
            <text:p>47.6316</text:p>
          </table:table-cell>
          <table:table-cell office:value-type="float" office:value="0.0832367" calcext:value-type="float">
            <text:p>0.0832367</text:p>
          </table:table-cell>
          <table:table-cell office:value-type="float" office:value="189.917" calcext:value-type="float">
            <text:p>189.917</text:p>
          </table:table-cell>
          <table:table-cell office:value-type="float" office:value="0.569758" calcext:value-type="float">
            <text:p>0.569758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608184" calcext:value-type="float">
            <text:p>0.000608184</text:p>
          </table:table-cell>
        </table:table-row>
        <table:table-row table:style-name="ro1">
          <table:table-cell office:value-type="float" office:value="47.7395" calcext:value-type="float">
            <text:p>47.7395</text:p>
          </table:table-cell>
          <table:table-cell office:value-type="float" office:value="0.0837402" calcext:value-type="float">
            <text:p>0.0837402</text:p>
          </table:table-cell>
          <table:table-cell office:value-type="float" office:value="189.916" calcext:value-type="float">
            <text:p>189.916</text:p>
          </table:table-cell>
          <table:table-cell office:value-type="float" office:value="0.57004" calcext:value-type="float">
            <text:p>0.57004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804623" calcext:value-type="float">
            <text:p>0.000804623</text:p>
          </table:table-cell>
        </table:table-row>
        <table:table-row table:style-name="ro1">
          <table:table-cell office:value-type="float" office:value="47.8501" calcext:value-type="float">
            <text:p>47.8501</text:p>
          </table:table-cell>
          <table:table-cell office:value-type="float" office:value="0.0845337" calcext:value-type="float">
            <text:p>0.0845337</text:p>
          </table:table-cell>
          <table:table-cell office:value-type="float" office:value="189.915" calcext:value-type="float">
            <text:p>189.915</text:p>
          </table:table-cell>
          <table:table-cell office:value-type="float" office:value="0.570673" calcext:value-type="float">
            <text:p>0.570673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30241" calcext:value-type="float">
            <text:p>0.00130241</text:p>
          </table:table-cell>
        </table:table-row>
        <table:table-row table:style-name="ro1">
          <table:table-cell office:value-type="float" office:value="47.9617" calcext:value-type="float">
            <text:p>47.9617</text:p>
          </table:table-cell>
          <table:table-cell office:value-type="float" office:value="0.085556" calcext:value-type="float">
            <text:p>0.085556</text:p>
          </table:table-cell>
          <table:table-cell office:value-type="float" office:value="189.914" calcext:value-type="float">
            <text:p>189.914</text:p>
          </table:table-cell>
          <table:table-cell office:value-type="float" office:value="0.571328" calcext:value-type="float">
            <text:p>0.571328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78383" calcext:value-type="float">
            <text:p>0.00178383</text:p>
          </table:table-cell>
        </table:table-row>
        <table:table-row table:style-name="ro1">
          <table:table-cell office:value-type="float" office:value="48.0693" calcext:value-type="float">
            <text:p>48.0693</text:p>
          </table:table-cell>
          <table:table-cell office:value-type="float" office:value="0.0869446" calcext:value-type="float">
            <text:p>0.0869446</text:p>
          </table:table-cell>
          <table:table-cell office:value-type="float" office:value="189.913" calcext:value-type="float">
            <text:p>189.913</text:p>
          </table:table-cell>
          <table:table-cell office:value-type="float" office:value="0.572161" calcext:value-type="float">
            <text:p>0.572161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38032" calcext:value-type="float">
            <text:p>0.00238032</text:p>
          </table:table-cell>
        </table:table-row>
        <table:table-row table:style-name="ro1">
          <table:table-cell office:value-type="float" office:value="48.1765" calcext:value-type="float">
            <text:p>48.1765</text:p>
          </table:table-cell>
          <table:table-cell office:value-type="float" office:value="0.0884857" calcext:value-type="float">
            <text:p>0.0884857</text:p>
          </table:table-cell>
          <table:table-cell office:value-type="float" office:value="189.912" calcext:value-type="float">
            <text:p>189.912</text:p>
          </table:table-cell>
          <table:table-cell office:value-type="float" office:value="0.572851" calcext:value-type="float">
            <text:p>0.572851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80809" calcext:value-type="float">
            <text:p>0.00280809</text:p>
          </table:table-cell>
        </table:table-row>
        <table:table-row table:style-name="ro1">
          <table:table-cell office:value-type="float" office:value="48.2832" calcext:value-type="float">
            <text:p>48.2832</text:p>
          </table:table-cell>
          <table:table-cell office:value-type="float" office:value="0.0901489" calcext:value-type="float">
            <text:p>0.0901489</text:p>
          </table:table-cell>
          <table:table-cell office:value-type="float" office:value="189.91" calcext:value-type="float">
            <text:p>189.91</text:p>
          </table:table-cell>
          <table:table-cell office:value-type="float" office:value="0.573435" calcext:value-type="float">
            <text:p>0.57343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10951" calcext:value-type="float">
            <text:p>0.00310951</text:p>
          </table:table-cell>
        </table:table-row>
        <table:table-row table:style-name="ro1">
          <table:table-cell office:value-type="float" office:value="48.3918" calcext:value-type="float">
            <text:p>48.3918</text:p>
          </table:table-cell>
          <table:table-cell office:value-type="float" office:value="0.0920868" calcext:value-type="float">
            <text:p>0.0920868</text:p>
          </table:table-cell>
          <table:table-cell office:value-type="float" office:value="189.908" calcext:value-type="float">
            <text:p>189.908</text:p>
          </table:table-cell>
          <table:table-cell office:value-type="float" office:value="0.574174" calcext:value-type="float">
            <text:p>0.574174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51968" calcext:value-type="float">
            <text:p>0.00351968</text:p>
          </table:table-cell>
        </table:table-row>
        <table:table-row table:style-name="ro1">
          <table:table-cell office:value-type="float" office:value="48.5007" calcext:value-type="float">
            <text:p>48.5007</text:p>
          </table:table-cell>
          <table:table-cell office:value-type="float" office:value="0.0944977" calcext:value-type="float">
            <text:p>0.0944977</text:p>
          </table:table-cell>
          <table:table-cell office:value-type="float" office:value="189.906" calcext:value-type="float">
            <text:p>189.906</text:p>
          </table:table-cell>
          <table:table-cell office:value-type="float" office:value="0.5753" calcext:value-type="float">
            <text:p>0.5753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423504" calcext:value-type="float">
            <text:p>0.00423504</text:p>
          </table:table-cell>
        </table:table-row>
        <table:table-row table:style-name="ro1">
          <table:table-cell office:value-type="float" office:value="48.6108" calcext:value-type="float">
            <text:p>48.6108</text:p>
          </table:table-cell>
          <table:table-cell office:value-type="float" office:value="0.0971527" calcext:value-type="float">
            <text:p>0.0971527</text:p>
          </table:table-cell>
          <table:table-cell office:value-type="float" office:value="189.903" calcext:value-type="float">
            <text:p>189.903</text:p>
          </table:table-cell>
          <table:table-cell office:value-type="float" office:value="0.576305" calcext:value-type="float">
            <text:p>0.57630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478931" calcext:value-type="float">
            <text:p>0.00478931</text:p>
          </table:table-cell>
        </table:table-row>
        <table:table-row table:style-name="ro1">
          <table:table-cell office:value-type="float" office:value="48.7231" calcext:value-type="float">
            <text:p>48.7231</text:p>
          </table:table-cell>
          <table:table-cell office:value-type="float" office:value="0.0999451" calcext:value-type="float">
            <text:p>0.0999451</text:p>
          </table:table-cell>
          <table:table-cell office:value-type="float" office:value="189.9" calcext:value-type="float">
            <text:p>189.9</text:p>
          </table:table-cell>
          <table:table-cell office:value-type="float" office:value="0.577133" calcext:value-type="float">
            <text:p>0.577133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514216" calcext:value-type="float">
            <text:p>0.00514216</text:p>
          </table:table-cell>
        </table:table-row>
        <table:table-row table:style-name="ro1">
          <table:table-cell office:value-type="float" office:value="48.844" calcext:value-type="float">
            <text:p>48.844</text:p>
          </table:table-cell>
          <table:table-cell office:value-type="float" office:value="0.103424" calcext:value-type="float">
            <text:p>0.103424</text:p>
          </table:table-cell>
          <table:table-cell office:value-type="float" office:value="189.897" calcext:value-type="float">
            <text:p>189.897</text:p>
          </table:table-cell>
          <table:table-cell office:value-type="float" office:value="0.5787" calcext:value-type="float">
            <text:p>0.5787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611745" calcext:value-type="float">
            <text:p>0.00611745</text:p>
          </table:table-cell>
        </table:table-row>
        <table:table-row table:style-name="ro1">
          <table:table-cell office:value-type="float" office:value="48.9517" calcext:value-type="float">
            <text:p>48.9517</text:p>
          </table:table-cell>
          <table:table-cell office:value-type="float" office:value="0.106644" calcext:value-type="float">
            <text:p>0.106644</text:p>
          </table:table-cell>
          <table:table-cell office:value-type="float" office:value="189.893" calcext:value-type="float">
            <text:p>189.893</text:p>
          </table:table-cell>
          <table:table-cell office:value-type="float" office:value="0.579234" calcext:value-type="float">
            <text:p>0.579234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61041" calcext:value-type="float">
            <text:p>0.0061041</text:p>
          </table:table-cell>
        </table:table-row>
        <table:table-row table:style-name="ro1">
          <table:table-cell office:value-type="float" office:value="49.0608" calcext:value-type="float">
            <text:p>49.0608</text:p>
          </table:table-cell>
          <table:table-cell office:value-type="float" office:value="0.110001" calcext:value-type="float">
            <text:p>0.110001</text:p>
          </table:table-cell>
          <table:table-cell office:value-type="float" office:value="189.89" calcext:value-type="float">
            <text:p>189.89</text:p>
          </table:table-cell>
          <table:table-cell office:value-type="float" office:value="0.579962" calcext:value-type="float">
            <text:p>0.579962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62619" calcext:value-type="float">
            <text:p>0.0062619</text:p>
          </table:table-cell>
        </table:table-row>
        <table:table-row table:style-name="ro1">
          <table:table-cell office:value-type="float" office:value="49.1694" calcext:value-type="float">
            <text:p>49.1694</text:p>
          </table:table-cell>
          <table:table-cell office:value-type="float" office:value="0.113556" calcext:value-type="float">
            <text:p>0.113556</text:p>
          </table:table-cell>
          <table:table-cell office:value-type="float" office:value="189.886" calcext:value-type="float">
            <text:p>189.886</text:p>
          </table:table-cell>
          <table:table-cell office:value-type="float" office:value="0.580845" calcext:value-type="float">
            <text:p>0.58084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654034" calcext:value-type="float">
            <text:p>0.00654034</text:p>
          </table:table-cell>
        </table:table-row>
        <table:table-row table:style-name="ro1">
          <table:table-cell office:value-type="float" office:value="49.2776" calcext:value-type="float">
            <text:p>49.2776</text:p>
          </table:table-cell>
          <table:table-cell office:value-type="float" office:value="0.117218" calcext:value-type="float">
            <text:p>0.117218</text:p>
          </table:table-cell>
          <table:table-cell office:value-type="float" office:value="189.883" calcext:value-type="float">
            <text:p>189.883</text:p>
          </table:table-cell>
          <table:table-cell office:value-type="float" office:value="0.581697" calcext:value-type="float">
            <text:p>0.581697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677019" calcext:value-type="float">
            <text:p>0.00677019</text:p>
          </table:table-cell>
        </table:table-row>
        <table:table-row table:style-name="ro1">
          <table:table-cell office:value-type="float" office:value="49.3879" calcext:value-type="float">
            <text:p>49.3879</text:p>
          </table:table-cell>
          <table:table-cell office:value-type="float" office:value="0.121078" calcext:value-type="float">
            <text:p>0.121078</text:p>
          </table:table-cell>
          <table:table-cell office:value-type="float" office:value="189.879" calcext:value-type="float">
            <text:p>189.879</text:p>
          </table:table-cell>
          <table:table-cell office:value-type="float" office:value="0.58265" calcext:value-type="float">
            <text:p>0.582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706634" calcext:value-type="float">
            <text:p>0.00706634</text:p>
          </table:table-cell>
        </table:table-row>
        <table:table-row table:style-name="ro1">
          <table:table-cell office:value-type="float" office:value="49.4983" calcext:value-type="float">
            <text:p>49.4983</text:p>
          </table:table-cell>
          <table:table-cell office:value-type="float" office:value="0.125061" calcext:value-type="float">
            <text:p>0.125061</text:p>
          </table:table-cell>
          <table:table-cell office:value-type="float" office:value="189.875" calcext:value-type="float">
            <text:p>189.875</text:p>
          </table:table-cell>
          <table:table-cell office:value-type="float" office:value="0.5836" calcext:value-type="float">
            <text:p>0.5836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733994" calcext:value-type="float">
            <text:p>0.00733994</text:p>
          </table:table-cell>
        </table:table-row>
        <table:table-row table:style-name="ro1">
          <table:table-cell office:value-type="float" office:value="49.6108" calcext:value-type="float">
            <text:p>49.6108</text:p>
          </table:table-cell>
          <table:table-cell office:value-type="float" office:value="0.129211" calcext:value-type="float">
            <text:p>0.129211</text:p>
          </table:table-cell>
          <table:table-cell office:value-type="float" office:value="189.871" calcext:value-type="float">
            <text:p>189.871</text:p>
          </table:table-cell>
          <table:table-cell office:value-type="float" office:value="0.584621" calcext:value-type="float">
            <text:p>0.584621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765553" calcext:value-type="float">
            <text:p>0.00765553</text:p>
          </table:table-cell>
        </table:table-row>
        <table:table-row table:style-name="ro1">
          <table:table-cell office:value-type="float" office:value="49.7263" calcext:value-type="float">
            <text:p>49.7263</text:p>
          </table:table-cell>
          <table:table-cell office:value-type="float" office:value="0.133423" calcext:value-type="float">
            <text:p>0.133423</text:p>
          </table:table-cell>
          <table:table-cell office:value-type="float" office:value="189.867" calcext:value-type="float">
            <text:p>189.867</text:p>
          </table:table-cell>
          <table:table-cell office:value-type="float" office:value="0.585428" calcext:value-type="float">
            <text:p>0.585428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774627" calcext:value-type="float">
            <text:p>0.00774627</text:p>
          </table:table-cell>
        </table:table-row>
        <table:table-row table:style-name="ro1">
          <table:table-cell office:value-type="float" office:value="49.8374" calcext:value-type="float">
            <text:p>49.8374</text:p>
          </table:table-cell>
          <table:table-cell office:value-type="float" office:value="0.137466" calcext:value-type="float">
            <text:p>0.137466</text:p>
          </table:table-cell>
          <table:table-cell office:value-type="float" office:value="189.863" calcext:value-type="float">
            <text:p>189.863</text:p>
          </table:table-cell>
          <table:table-cell office:value-type="float" office:value="0.586018" calcext:value-type="float">
            <text:p>0.586018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764849" calcext:value-type="float">
            <text:p>0.00764849</text:p>
          </table:table-cell>
        </table:table-row>
        <table:table-row table:style-name="ro1">
          <table:table-cell office:value-type="float" office:value="49.9448" calcext:value-type="float">
            <text:p>49.9448</text:p>
          </table:table-cell>
          <table:table-cell office:value-type="float" office:value="0.141296" calcext:value-type="float">
            <text:p>0.141296</text:p>
          </table:table-cell>
          <table:table-cell office:value-type="float" office:value="189.859" calcext:value-type="float">
            <text:p>189.859</text:p>
          </table:table-cell>
          <table:table-cell office:value-type="float" office:value="0.586284" calcext:value-type="float">
            <text:p>0.586284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726367" calcext:value-type="float">
            <text:p>0.00726367</text:p>
          </table:table-cell>
        </table:table-row>
        <table:table-row table:style-name="ro1">
          <table:table-cell office:value-type="float" office:value="50.0535" calcext:value-type="float">
            <text:p>50.0535</text:p>
          </table:table-cell>
          <table:table-cell office:value-type="float" office:value="0.145096" calcext:value-type="float">
            <text:p>0.145096</text:p>
          </table:table-cell>
          <table:table-cell office:value-type="float" office:value="189.855" calcext:value-type="float">
            <text:p>189.855</text:p>
          </table:table-cell>
          <table:table-cell office:value-type="float" office:value="0.586838" calcext:value-type="float">
            <text:p>0.586838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717149" calcext:value-type="float">
            <text:p>0.00717149</text:p>
          </table:table-cell>
        </table:table-row>
        <table:table-row table:style-name="ro1">
          <table:table-cell office:value-type="float" office:value="50.1633" calcext:value-type="float">
            <text:p>50.1633</text:p>
          </table:table-cell>
          <table:table-cell office:value-type="float" office:value="0.148743" calcext:value-type="float">
            <text:p>0.148743</text:p>
          </table:table-cell>
          <table:table-cell office:value-type="float" office:value="189.851" calcext:value-type="float">
            <text:p>189.851</text:p>
          </table:table-cell>
          <table:table-cell office:value-type="float" office:value="0.58723" calcext:value-type="float">
            <text:p>0.58723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694418" calcext:value-type="float">
            <text:p>0.00694418</text:p>
          </table:table-cell>
        </table:table-row>
        <table:table-row table:style-name="ro1">
          <table:table-cell office:value-type="float" office:value="50.2781" calcext:value-type="float">
            <text:p>50.2781</text:p>
          </table:table-cell>
          <table:table-cell office:value-type="float" office:value="0.15239" calcext:value-type="float">
            <text:p>0.15239</text:p>
          </table:table-cell>
          <table:table-cell office:value-type="float" office:value="189.848" calcext:value-type="float">
            <text:p>189.848</text:p>
          </table:table-cell>
          <table:table-cell office:value-type="float" office:value="0.587772" calcext:value-type="float">
            <text:p>0.587772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686629" calcext:value-type="float">
            <text:p>0.00686629</text:p>
          </table:table-cell>
        </table:table-row>
        <table:table-row table:style-name="ro1">
          <table:table-cell office:value-type="float" office:value="50.3933" calcext:value-type="float">
            <text:p>50.3933</text:p>
          </table:table-cell>
          <table:table-cell office:value-type="float" office:value="0.155807" calcext:value-type="float">
            <text:p>0.155807</text:p>
          </table:table-cell>
          <table:table-cell office:value-type="float" office:value="189.844" calcext:value-type="float">
            <text:p>189.844</text:p>
          </table:table-cell>
          <table:table-cell office:value-type="float" office:value="0.588042" calcext:value-type="float">
            <text:p>0.588042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655493" calcext:value-type="float">
            <text:p>0.00655493</text:p>
          </table:table-cell>
        </table:table-row>
        <table:table-row table:style-name="ro1">
          <table:table-cell office:value-type="float" office:value="50.511" calcext:value-type="float">
            <text:p>50.511</text:p>
          </table:table-cell>
          <table:table-cell office:value-type="float" office:value="0.159103" calcext:value-type="float">
            <text:p>0.159103</text:p>
          </table:table-cell>
          <table:table-cell office:value-type="float" office:value="189.841" calcext:value-type="float">
            <text:p>189.841</text:p>
          </table:table-cell>
          <table:table-cell office:value-type="float" office:value="0.588253" calcext:value-type="float">
            <text:p>0.588253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620588" calcext:value-type="float">
            <text:p>0.00620588</text:p>
          </table:table-cell>
        </table:table-row>
        <table:table-row table:style-name="ro1">
          <table:table-cell office:value-type="float" office:value="50.6252" calcext:value-type="float">
            <text:p>50.6252</text:p>
          </table:table-cell>
          <table:table-cell office:value-type="float" office:value="0.162277" calcext:value-type="float">
            <text:p>0.162277</text:p>
          </table:table-cell>
          <table:table-cell office:value-type="float" office:value="189.838" calcext:value-type="float">
            <text:p>189.838</text:p>
          </table:table-cell>
          <table:table-cell office:value-type="float" office:value="0.588596" calcext:value-type="float">
            <text:p>0.588596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600864" calcext:value-type="float">
            <text:p>0.00600864</text:p>
          </table:table-cell>
        </table:table-row>
        <table:table-row table:style-name="ro1">
          <table:table-cell office:value-type="float" office:value="50.7375" calcext:value-type="float">
            <text:p>50.7375</text:p>
          </table:table-cell>
          <table:table-cell office:value-type="float" office:value="0.165146" calcext:value-type="float">
            <text:p>0.165146</text:p>
          </table:table-cell>
          <table:table-cell office:value-type="float" office:value="189.835" calcext:value-type="float">
            <text:p>189.835</text:p>
          </table:table-cell>
          <table:table-cell office:value-type="float" office:value="0.588626" calcext:value-type="float">
            <text:p>0.588626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555163" calcext:value-type="float">
            <text:p>0.00555163</text:p>
          </table:table-cell>
        </table:table-row>
        <table:table-row table:style-name="ro1">
          <table:table-cell office:value-type="float" office:value="50.8591" calcext:value-type="float">
            <text:p>50.8591</text:p>
          </table:table-cell>
          <table:table-cell office:value-type="float" office:value="0.167938" calcext:value-type="float">
            <text:p>0.167938</text:p>
          </table:table-cell>
          <table:table-cell office:value-type="float" office:value="189.832" calcext:value-type="float">
            <text:p>189.832</text:p>
          </table:table-cell>
          <table:table-cell office:value-type="float" office:value="0.588947" calcext:value-type="float">
            <text:p>0.588947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539791" calcext:value-type="float">
            <text:p>0.00539791</text:p>
          </table:table-cell>
        </table:table-row>
        <table:table-row table:style-name="ro1">
          <table:table-cell office:value-type="float" office:value="50.9766" calcext:value-type="float">
            <text:p>50.9766</text:p>
          </table:table-cell>
          <table:table-cell office:value-type="float" office:value="0.170456" calcext:value-type="float">
            <text:p>0.170456</text:p>
          </table:table-cell>
          <table:table-cell office:value-type="float" office:value="189.83" calcext:value-type="float">
            <text:p>189.83</text:p>
          </table:table-cell>
          <table:table-cell office:value-type="float" office:value="0.588903" calcext:value-type="float">
            <text:p>0.588903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492566" calcext:value-type="float">
            <text:p>0.00492566</text:p>
          </table:table-cell>
        </table:table-row>
        <table:table-row table:style-name="ro1">
          <table:table-cell office:value-type="float" office:value="51.0952" calcext:value-type="float">
            <text:p>51.0952</text:p>
          </table:table-cell>
          <table:table-cell office:value-type="float" office:value="0.172867" calcext:value-type="float">
            <text:p>0.172867</text:p>
          </table:table-cell>
          <table:table-cell office:value-type="float" office:value="189.827" calcext:value-type="float">
            <text:p>189.827</text:p>
          </table:table-cell>
          <table:table-cell office:value-type="float" office:value="0.589007" calcext:value-type="float">
            <text:p>0.589007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462004" calcext:value-type="float">
            <text:p>0.00462004</text:p>
          </table:table-cell>
        </table:table-row>
        <table:table-row table:style-name="ro1">
          <table:table-cell office:value-type="float" office:value="51.217" calcext:value-type="float">
            <text:p>51.217</text:p>
          </table:table-cell>
          <table:table-cell office:value-type="float" office:value="0.175125" calcext:value-type="float">
            <text:p>0.175125</text:p>
          </table:table-cell>
          <table:table-cell office:value-type="float" office:value="189.825" calcext:value-type="float">
            <text:p>189.825</text:p>
          </table:table-cell>
          <table:table-cell office:value-type="float" office:value="0.589153" calcext:value-type="float">
            <text:p>0.589153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438186" calcext:value-type="float">
            <text:p>0.00438186</text:p>
          </table:table-cell>
        </table:table-row>
        <table:table-row table:style-name="ro1">
          <table:table-cell office:value-type="float" office:value="51.332" calcext:value-type="float">
            <text:p>51.332</text:p>
          </table:table-cell>
          <table:table-cell office:value-type="float" office:value="0.177246" calcext:value-type="float">
            <text:p>0.177246</text:p>
          </table:table-cell>
          <table:table-cell office:value-type="float" office:value="189.823" calcext:value-type="float">
            <text:p>189.823</text:p>
          </table:table-cell>
          <table:table-cell office:value-type="float" office:value="0.589253" calcext:value-type="float">
            <text:p>0.589253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412157" calcext:value-type="float">
            <text:p>0.00412157</text:p>
          </table:table-cell>
        </table:table-row>
        <table:table-row table:style-name="ro1">
          <table:table-cell office:value-type="float" office:value="51.4512" calcext:value-type="float">
            <text:p>51.4512</text:p>
          </table:table-cell>
          <table:table-cell office:value-type="float" office:value="0.179169" calcext:value-type="float">
            <text:p>0.179169</text:p>
          </table:table-cell>
          <table:table-cell office:value-type="float" office:value="189.821" calcext:value-type="float">
            <text:p>189.821</text:p>
          </table:table-cell>
          <table:table-cell office:value-type="float" office:value="0.589225" calcext:value-type="float">
            <text:p>0.58922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76605" calcext:value-type="float">
            <text:p>0.00376605</text:p>
          </table:table-cell>
        </table:table-row>
        <table:table-row table:style-name="ro1">
          <table:table-cell office:value-type="float" office:value="51.564" calcext:value-type="float">
            <text:p>51.564</text:p>
          </table:table-cell>
          <table:table-cell office:value-type="float" office:value="0.180923" calcext:value-type="float">
            <text:p>0.180923</text:p>
          </table:table-cell>
          <table:table-cell office:value-type="float" office:value="189.819" calcext:value-type="float">
            <text:p>189.819</text:p>
          </table:table-cell>
          <table:table-cell office:value-type="float" office:value="0.589176" calcext:value-type="float">
            <text:p>0.589176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41862" calcext:value-type="float">
            <text:p>0.00341862</text:p>
          </table:table-cell>
        </table:table-row>
        <table:table-row table:style-name="ro1">
          <table:table-cell office:value-type="float" office:value="51.6733" calcext:value-type="float">
            <text:p>51.6733</text:p>
          </table:table-cell>
          <table:table-cell office:value-type="float" office:value="0.18277" calcext:value-type="float">
            <text:p>0.18277</text:p>
          </table:table-cell>
          <table:table-cell office:value-type="float" office:value="189.817" calcext:value-type="float">
            <text:p>189.817</text:p>
          </table:table-cell>
          <table:table-cell office:value-type="float" office:value="0.589525" calcext:value-type="float">
            <text:p>0.58952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45449" calcext:value-type="float">
            <text:p>0.00345449</text:p>
          </table:table-cell>
        </table:table-row>
        <table:table-row table:style-name="ro1">
          <table:table-cell office:value-type="float" office:value="51.7859" calcext:value-type="float">
            <text:p>51.7859</text:p>
          </table:table-cell>
          <table:table-cell office:value-type="float" office:value="0.184601" calcext:value-type="float">
            <text:p>0.184601</text:p>
          </table:table-cell>
          <table:table-cell office:value-type="float" office:value="189.815" calcext:value-type="float">
            <text:p>189.815</text:p>
          </table:table-cell>
          <table:table-cell office:value-type="float" office:value="0.589834" calcext:value-type="float">
            <text:p>0.589834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45147" calcext:value-type="float">
            <text:p>0.00345147</text:p>
          </table:table-cell>
        </table:table-row>
        <table:table-row table:style-name="ro1">
          <table:table-cell office:value-type="float" office:value="51.8965" calcext:value-type="float">
            <text:p>51.8965</text:p>
          </table:table-cell>
          <table:table-cell office:value-type="float" office:value="0.186447" calcext:value-type="float">
            <text:p>0.186447</text:p>
          </table:table-cell>
          <table:table-cell office:value-type="float" office:value="189.814" calcext:value-type="float">
            <text:p>189.814</text:p>
          </table:table-cell>
          <table:table-cell office:value-type="float" office:value="0.590161" calcext:value-type="float">
            <text:p>0.590161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4645" calcext:value-type="float">
            <text:p>0.0034645</text:p>
          </table:table-cell>
        </table:table-row>
        <table:table-row table:style-name="ro1">
          <table:table-cell office:value-type="float" office:value="52.0085" calcext:value-type="float">
            <text:p>52.0085</text:p>
          </table:table-cell>
          <table:table-cell office:value-type="float" office:value="0.188477" calcext:value-type="float">
            <text:p>0.188477</text:p>
          </table:table-cell>
          <table:table-cell office:value-type="float" office:value="189.812" calcext:value-type="float">
            <text:p>189.812</text:p>
          </table:table-cell>
          <table:table-cell office:value-type="float" office:value="0.590735" calcext:value-type="float">
            <text:p>0.59073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69403" calcext:value-type="float">
            <text:p>0.00369403</text:p>
          </table:table-cell>
        </table:table-row>
        <table:table-row table:style-name="ro1">
          <table:table-cell office:value-type="float" office:value="52.1204" calcext:value-type="float">
            <text:p>52.1204</text:p>
          </table:table-cell>
          <table:table-cell office:value-type="float" office:value="0.190491" calcext:value-type="float">
            <text:p>0.190491</text:p>
          </table:table-cell>
          <table:table-cell office:value-type="float" office:value="189.81" calcext:value-type="float">
            <text:p>189.81</text:p>
          </table:table-cell>
          <table:table-cell office:value-type="float" office:value="0.59118" calcext:value-type="float">
            <text:p>0.59118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79687" calcext:value-type="float">
            <text:p>0.00379687</text:p>
          </table:table-cell>
        </table:table-row>
        <table:table-row table:style-name="ro1">
          <table:table-cell office:value-type="float" office:value="52.2375" calcext:value-type="float">
            <text:p>52.2375</text:p>
          </table:table-cell>
          <table:table-cell office:value-type="float" office:value="0.192657" calcext:value-type="float">
            <text:p>0.192657</text:p>
          </table:table-cell>
          <table:table-cell office:value-type="float" office:value="189.807" calcext:value-type="float">
            <text:p>189.807</text:p>
          </table:table-cell>
          <table:table-cell office:value-type="float" office:value="0.591738" calcext:value-type="float">
            <text:p>0.591738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98669" calcext:value-type="float">
            <text:p>0.00398669</text:p>
          </table:table-cell>
        </table:table-row>
        <table:table-row table:style-name="ro1">
          <table:table-cell office:value-type="float" office:value="52.353" calcext:value-type="float">
            <text:p>52.353</text:p>
          </table:table-cell>
          <table:table-cell office:value-type="float" office:value="0.195221" calcext:value-type="float">
            <text:p>0.195221</text:p>
          </table:table-cell>
          <table:table-cell office:value-type="float" office:value="189.805" calcext:value-type="float">
            <text:p>189.805</text:p>
          </table:table-cell>
          <table:table-cell office:value-type="float" office:value="0.592783" calcext:value-type="float">
            <text:p>0.592783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459571" calcext:value-type="float">
            <text:p>0.00459571</text:p>
          </table:table-cell>
        </table:table-row>
        <table:table-row table:style-name="ro1">
          <table:table-cell office:value-type="float" office:value="52.4739" calcext:value-type="float">
            <text:p>52.4739</text:p>
          </table:table-cell>
          <table:table-cell office:value-type="float" office:value="0.197983" calcext:value-type="float">
            <text:p>0.197983</text:p>
          </table:table-cell>
          <table:table-cell office:value-type="float" office:value="189.802" calcext:value-type="float">
            <text:p>189.802</text:p>
          </table:table-cell>
          <table:table-cell office:value-type="float" office:value="0.593654" calcext:value-type="float">
            <text:p>0.593654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499695" calcext:value-type="float">
            <text:p>0.00499695</text:p>
          </table:table-cell>
        </table:table-row>
        <table:table-row table:style-name="ro1">
          <table:table-cell office:value-type="float" office:value="52.5962" calcext:value-type="float">
            <text:p>52.5962</text:p>
          </table:table-cell>
          <table:table-cell office:value-type="float" office:value="0.200958" calcext:value-type="float">
            <text:p>0.200958</text:p>
          </table:table-cell>
          <table:table-cell office:value-type="float" office:value="189.799" calcext:value-type="float">
            <text:p>189.799</text:p>
          </table:table-cell>
          <table:table-cell office:value-type="float" office:value="0.594498" calcext:value-type="float">
            <text:p>0.594498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5335" calcext:value-type="float">
            <text:p>0.005335</text:p>
          </table:table-cell>
        </table:table-row>
        <table:table-row table:style-name="ro1">
          <table:table-cell office:value-type="float" office:value="52.7188" calcext:value-type="float">
            <text:p>52.7188</text:p>
          </table:table-cell>
          <table:table-cell office:value-type="float" office:value="0.204269" calcext:value-type="float">
            <text:p>0.204269</text:p>
          </table:table-cell>
          <table:table-cell office:value-type="float" office:value="189.796" calcext:value-type="float">
            <text:p>189.796</text:p>
          </table:table-cell>
          <table:table-cell office:value-type="float" office:value="0.595648" calcext:value-type="float">
            <text:p>0.595648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592267" calcext:value-type="float">
            <text:p>0.00592267</text:p>
          </table:table-cell>
        </table:table-row>
        <table:table-row table:style-name="ro1">
          <table:table-cell office:value-type="float" office:value="52.8428" calcext:value-type="float">
            <text:p>52.8428</text:p>
          </table:table-cell>
          <table:table-cell office:value-type="float" office:value="0.207657" calcext:value-type="float">
            <text:p>0.207657</text:p>
          </table:table-cell>
          <table:table-cell office:value-type="float" office:value="189.792" calcext:value-type="float">
            <text:p>189.792</text:p>
          </table:table-cell>
          <table:table-cell office:value-type="float" office:value="0.59656" calcext:value-type="float">
            <text:p>0.59656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625832" calcext:value-type="float">
            <text:p>0.00625832</text:p>
          </table:table-cell>
        </table:table-row>
        <table:table-row table:style-name="ro1">
          <table:table-cell office:value-type="float" office:value="52.9507" calcext:value-type="float">
            <text:p>52.9507</text:p>
          </table:table-cell>
          <table:table-cell office:value-type="float" office:value="0.210724" calcext:value-type="float">
            <text:p>0.210724</text:p>
          </table:table-cell>
          <table:table-cell office:value-type="float" office:value="189.789" calcext:value-type="float">
            <text:p>189.789</text:p>
          </table:table-cell>
          <table:table-cell office:value-type="float" office:value="0.596774" calcext:value-type="float">
            <text:p>0.596774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595115" calcext:value-type="float">
            <text:p>0.00595115</text:p>
          </table:table-cell>
        </table:table-row>
        <table:table-row table:style-name="ro1">
          <table:table-cell office:value-type="float" office:value="53.0669" calcext:value-type="float">
            <text:p>53.0669</text:p>
          </table:table-cell>
          <table:table-cell office:value-type="float" office:value="0.214233" calcext:value-type="float">
            <text:p>0.214233</text:p>
          </table:table-cell>
          <table:table-cell office:value-type="float" office:value="189.786" calcext:value-type="float">
            <text:p>189.786</text:p>
          </table:table-cell>
          <table:table-cell office:value-type="float" office:value="0.597829" calcext:value-type="float">
            <text:p>0.597829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640923" calcext:value-type="float">
            <text:p>0.00640923</text:p>
          </table:table-cell>
        </table:table-row>
        <table:table-row table:style-name="ro1">
          <table:table-cell office:value-type="float" office:value="53.1858" calcext:value-type="float">
            <text:p>53.1858</text:p>
          </table:table-cell>
          <table:table-cell office:value-type="float" office:value="0.217987" calcext:value-type="float">
            <text:p>0.217987</text:p>
          </table:table-cell>
          <table:table-cell office:value-type="float" office:value="189.782" calcext:value-type="float">
            <text:p>189.782</text:p>
          </table:table-cell>
          <table:table-cell office:value-type="float" office:value="0.598877" calcext:value-type="float">
            <text:p>0.598877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681952" calcext:value-type="float">
            <text:p>0.00681952</text:p>
          </table:table-cell>
        </table:table-row>
        <table:table-row table:style-name="ro1">
          <table:table-cell office:value-type="float" office:value="53.303" calcext:value-type="float">
            <text:p>53.303</text:p>
          </table:table-cell>
          <table:table-cell office:value-type="float" office:value="0.221939" calcext:value-type="float">
            <text:p>0.221939</text:p>
          </table:table-cell>
          <table:table-cell office:value-type="float" office:value="189.778" calcext:value-type="float">
            <text:p>189.778</text:p>
          </table:table-cell>
          <table:table-cell office:value-type="float" office:value="0.599932" calcext:value-type="float">
            <text:p>0.599932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720195" calcext:value-type="float">
            <text:p>0.00720195</text:p>
          </table:table-cell>
        </table:table-row>
        <table:table-row table:style-name="ro1">
          <table:table-cell office:value-type="float" office:value="53.417" calcext:value-type="float">
            <text:p>53.417</text:p>
          </table:table-cell>
          <table:table-cell office:value-type="float" office:value="0.225861" calcext:value-type="float">
            <text:p>0.225861</text:p>
          </table:table-cell>
          <table:table-cell office:value-type="float" office:value="189.774" calcext:value-type="float">
            <text:p>189.774</text:p>
          </table:table-cell>
          <table:table-cell office:value-type="float" office:value="0.600696" calcext:value-type="float">
            <text:p>0.600696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729945" calcext:value-type="float">
            <text:p>0.00729945</text:p>
          </table:table-cell>
        </table:table-row>
        <table:table-row table:style-name="ro1">
          <table:table-cell office:value-type="float" office:value="53.5312" calcext:value-type="float">
            <text:p>53.5312</text:p>
          </table:table-cell>
          <table:table-cell office:value-type="float" office:value="0.229843" calcext:value-type="float">
            <text:p>0.229843</text:p>
          </table:table-cell>
          <table:table-cell office:value-type="float" office:value="189.77" calcext:value-type="float">
            <text:p>189.77</text:p>
          </table:table-cell>
          <table:table-cell office:value-type="float" office:value="0.601546" calcext:value-type="float">
            <text:p>0.601546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747262" calcext:value-type="float">
            <text:p>0.00747262</text:p>
          </table:table-cell>
        </table:table-row>
        <table:table-row table:style-name="ro1">
          <table:table-cell office:value-type="float" office:value="53.6462" calcext:value-type="float">
            <text:p>53.6462</text:p>
          </table:table-cell>
          <table:table-cell office:value-type="float" office:value="0.233932" calcext:value-type="float">
            <text:p>0.233932</text:p>
          </table:table-cell>
          <table:table-cell office:value-type="float" office:value="189.766" calcext:value-type="float">
            <text:p>189.766</text:p>
          </table:table-cell>
          <table:table-cell office:value-type="float" office:value="0.602395" calcext:value-type="float">
            <text:p>0.60239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762693" calcext:value-type="float">
            <text:p>0.00762693</text:p>
          </table:table-cell>
        </table:table-row>
        <table:table-row table:style-name="ro1">
          <table:table-cell office:value-type="float" office:value="53.7603" calcext:value-type="float">
            <text:p>53.7603</text:p>
          </table:table-cell>
          <table:table-cell office:value-type="float" office:value="0.23819" calcext:value-type="float">
            <text:p>0.23819</text:p>
          </table:table-cell>
          <table:table-cell office:value-type="float" office:value="189.762" calcext:value-type="float">
            <text:p>189.762</text:p>
          </table:table-cell>
          <table:table-cell office:value-type="float" office:value="0.60343" calcext:value-type="float">
            <text:p>0.60343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793742" calcext:value-type="float">
            <text:p>0.00793742</text:p>
          </table:table-cell>
        </table:table-row>
        <table:table-row table:style-name="ro1">
          <table:table-cell office:value-type="float" office:value="53.8774" calcext:value-type="float">
            <text:p>53.8774</text:p>
          </table:table-cell>
          <table:table-cell office:value-type="float" office:value="0.242447" calcext:value-type="float">
            <text:p>0.242447</text:p>
          </table:table-cell>
          <table:table-cell office:value-type="float" office:value="189.758" calcext:value-type="float">
            <text:p>189.758</text:p>
          </table:table-cell>
          <table:table-cell office:value-type="float" office:value="0.604189" calcext:value-type="float">
            <text:p>0.604189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79729" calcext:value-type="float">
            <text:p>0.0079729</text:p>
          </table:table-cell>
        </table:table-row>
        <table:table-row table:style-name="ro1">
          <table:table-cell office:value-type="float" office:value="53.9934" calcext:value-type="float">
            <text:p>53.9934</text:p>
          </table:table-cell>
          <table:table-cell office:value-type="float" office:value="0.246857" calcext:value-type="float">
            <text:p>0.246857</text:p>
          </table:table-cell>
          <table:table-cell office:value-type="float" office:value="189.753" calcext:value-type="float">
            <text:p>189.753</text:p>
          </table:table-cell>
          <table:table-cell office:value-type="float" office:value="0.605133" calcext:value-type="float">
            <text:p>0.605133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816782" calcext:value-type="float">
            <text:p>0.00816782</text:p>
          </table:table-cell>
        </table:table-row>
        <table:table-row table:style-name="ro1">
          <table:table-cell office:value-type="float" office:value="54.1111" calcext:value-type="float">
            <text:p>54.1111</text:p>
          </table:table-cell>
          <table:table-cell office:value-type="float" office:value="0.251282" calcext:value-type="float">
            <text:p>0.251282</text:p>
          </table:table-cell>
          <table:table-cell office:value-type="float" office:value="189.749" calcext:value-type="float">
            <text:p>189.749</text:p>
          </table:table-cell>
          <table:table-cell office:value-type="float" office:value="0.605938" calcext:value-type="float">
            <text:p>0.605938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822041" calcext:value-type="float">
            <text:p>0.00822041</text:p>
          </table:table-cell>
        </table:table-row>
        <table:table-row table:style-name="ro1">
          <table:table-cell office:value-type="float" office:value="54.2273" calcext:value-type="float">
            <text:p>54.2273</text:p>
          </table:table-cell>
          <table:table-cell office:value-type="float" office:value="0.2556" calcext:value-type="float">
            <text:p>0.2556</text:p>
          </table:table-cell>
          <table:table-cell office:value-type="float" office:value="189.744" calcext:value-type="float">
            <text:p>189.744</text:p>
          </table:table-cell>
          <table:table-cell office:value-type="float" office:value="0.606571" calcext:value-type="float">
            <text:p>0.606571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811912" calcext:value-type="float">
            <text:p>0.00811912</text:p>
          </table:table-cell>
        </table:table-row>
        <table:table-row table:style-name="ro1">
          <table:table-cell office:value-type="float" office:value="54.3403" calcext:value-type="float">
            <text:p>54.3403</text:p>
          </table:table-cell>
          <table:table-cell office:value-type="float" office:value="0.259735" calcext:value-type="float">
            <text:p>0.259735</text:p>
          </table:table-cell>
          <table:table-cell office:value-type="float" office:value="189.74" calcext:value-type="float">
            <text:p>189.74</text:p>
          </table:table-cell>
          <table:table-cell office:value-type="float" office:value="0.607071" calcext:value-type="float">
            <text:p>0.607071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791576" calcext:value-type="float">
            <text:p>0.00791576</text:p>
          </table:table-cell>
        </table:table-row>
        <table:table-row table:style-name="ro1">
          <table:table-cell office:value-type="float" office:value="54.4563" calcext:value-type="float">
            <text:p>54.4563</text:p>
          </table:table-cell>
          <table:table-cell office:value-type="float" office:value="0.263809" calcext:value-type="float">
            <text:p>0.263809</text:p>
          </table:table-cell>
          <table:table-cell office:value-type="float" office:value="189.736" calcext:value-type="float">
            <text:p>189.736</text:p>
          </table:table-cell>
          <table:table-cell office:value-type="float" office:value="0.60757" calcext:value-type="float">
            <text:p>0.60757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772276" calcext:value-type="float">
            <text:p>0.00772276</text:p>
          </table:table-cell>
        </table:table-row>
        <table:table-row table:style-name="ro1">
          <table:table-cell office:value-type="float" office:value="54.5659" calcext:value-type="float">
            <text:p>54.5659</text:p>
          </table:table-cell>
          <table:table-cell office:value-type="float" office:value="0.267776" calcext:value-type="float">
            <text:p>0.267776</text:p>
          </table:table-cell>
          <table:table-cell office:value-type="float" office:value="189.732" calcext:value-type="float">
            <text:p>189.732</text:p>
          </table:table-cell>
          <table:table-cell office:value-type="float" office:value="0.608035" calcext:value-type="float">
            <text:p>0.60803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751275" calcext:value-type="float">
            <text:p>0.00751275</text:p>
          </table:table-cell>
        </table:table-row>
        <table:table-row table:style-name="ro1">
          <table:table-cell office:value-type="float" office:value="54.6794" calcext:value-type="float">
            <text:p>54.6794</text:p>
          </table:table-cell>
          <table:table-cell office:value-type="float" office:value="0.271805" calcext:value-type="float">
            <text:p>0.271805</text:p>
          </table:table-cell>
          <table:table-cell office:value-type="float" office:value="189.728" calcext:value-type="float">
            <text:p>189.728</text:p>
          </table:table-cell>
          <table:table-cell office:value-type="float" office:value="0.608805" calcext:value-type="float">
            <text:p>0.60880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759829" calcext:value-type="float">
            <text:p>0.00759829</text:p>
          </table:table-cell>
        </table:table-row>
        <table:table-row table:style-name="ro1">
          <table:table-cell office:value-type="float" office:value="54.79" calcext:value-type="float">
            <text:p>54.79</text:p>
          </table:table-cell>
          <table:table-cell office:value-type="float" office:value="0.275635" calcext:value-type="float">
            <text:p>0.275635</text:p>
          </table:table-cell>
          <table:table-cell office:value-type="float" office:value="189.724" calcext:value-type="float">
            <text:p>189.724</text:p>
          </table:table-cell>
          <table:table-cell office:value-type="float" office:value="0.609136" calcext:value-type="float">
            <text:p>0.609136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72784" calcext:value-type="float">
            <text:p>0.0072784</text:p>
          </table:table-cell>
        </table:table-row>
        <table:table-row table:style-name="ro1">
          <table:table-cell office:value-type="float" office:value="54.9062" calcext:value-type="float">
            <text:p>54.9062</text:p>
          </table:table-cell>
          <table:table-cell office:value-type="float" office:value="0.279739" calcext:value-type="float">
            <text:p>0.279739</text:p>
          </table:table-cell>
          <table:table-cell office:value-type="float" office:value="189.72" calcext:value-type="float">
            <text:p>189.72</text:p>
          </table:table-cell>
          <table:table-cell office:value-type="float" office:value="0.610149" calcext:value-type="float">
            <text:p>0.610149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759328" calcext:value-type="float">
            <text:p>0.00759328</text:p>
          </table:table-cell>
        </table:table-row>
        <table:table-row table:style-name="ro1">
          <table:table-cell office:value-type="float" office:value="55.0181" calcext:value-type="float">
            <text:p>55.0181</text:p>
          </table:table-cell>
          <table:table-cell office:value-type="float" office:value="0.283325" calcext:value-type="float">
            <text:p>0.283325</text:p>
          </table:table-cell>
          <table:table-cell office:value-type="float" office:value="189.717" calcext:value-type="float">
            <text:p>189.717</text:p>
          </table:table-cell>
          <table:table-cell office:value-type="float" office:value="0.610128" calcext:value-type="float">
            <text:p>0.610128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6963" calcext:value-type="float">
            <text:p>0.006963</text:p>
          </table:table-cell>
        </table:table-row>
        <table:table-row table:style-name="ro1">
          <table:table-cell office:value-type="float" office:value="55.1338" calcext:value-type="float">
            <text:p>55.1338</text:p>
          </table:table-cell>
          <table:table-cell office:value-type="float" office:value="0.287155" calcext:value-type="float">
            <text:p>0.287155</text:p>
          </table:table-cell>
          <table:table-cell office:value-type="float" office:value="189.713" calcext:value-type="float">
            <text:p>189.713</text:p>
          </table:table-cell>
          <table:table-cell office:value-type="float" office:value="0.61089" calcext:value-type="float">
            <text:p>0.61089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70735" calcext:value-type="float">
            <text:p>0.0070735</text:p>
          </table:table-cell>
        </table:table-row>
        <table:table-row table:style-name="ro1">
          <table:table-cell office:value-type="float" office:value="55.2505" calcext:value-type="float">
            <text:p>55.2505</text:p>
          </table:table-cell>
          <table:table-cell office:value-type="float" office:value="0.291016" calcext:value-type="float">
            <text:p>0.291016</text:p>
          </table:table-cell>
          <table:table-cell office:value-type="float" office:value="189.709" calcext:value-type="float">
            <text:p>189.709</text:p>
          </table:table-cell>
          <table:table-cell office:value-type="float" office:value="0.61136" calcext:value-type="float">
            <text:p>0.61136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688787" calcext:value-type="float">
            <text:p>0.00688787</text:p>
          </table:table-cell>
        </table:table-row>
        <table:table-row table:style-name="ro1">
          <table:table-cell office:value-type="float" office:value="55.3589" calcext:value-type="float">
            <text:p>55.3589</text:p>
          </table:table-cell>
          <table:table-cell office:value-type="float" office:value="0.294479" calcext:value-type="float">
            <text:p>0.294479</text:p>
          </table:table-cell>
          <table:table-cell office:value-type="float" office:value="189.706" calcext:value-type="float">
            <text:p>189.706</text:p>
          </table:table-cell>
          <table:table-cell office:value-type="float" office:value="0.61171" calcext:value-type="float">
            <text:p>0.61171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664802" calcext:value-type="float">
            <text:p>0.00664802</text:p>
          </table:table-cell>
        </table:table-row>
        <table:table-row table:style-name="ro1">
          <table:table-cell office:value-type="float" office:value="55.4722" calcext:value-type="float">
            <text:p>55.4722</text:p>
          </table:table-cell>
          <table:table-cell office:value-type="float" office:value="0.298096" calcext:value-type="float">
            <text:p>0.298096</text:p>
          </table:table-cell>
          <table:table-cell office:value-type="float" office:value="189.702" calcext:value-type="float">
            <text:p>189.702</text:p>
          </table:table-cell>
          <table:table-cell office:value-type="float" office:value="0.61245" calcext:value-type="float">
            <text:p>0.6124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67739" calcext:value-type="float">
            <text:p>0.0067739</text:p>
          </table:table-cell>
        </table:table-row>
        <table:table-row table:style-name="ro1">
          <table:table-cell office:value-type="float" office:value="55.5833" calcext:value-type="float">
            <text:p>55.5833</text:p>
          </table:table-cell>
          <table:table-cell office:value-type="float" office:value="0.301453" calcext:value-type="float">
            <text:p>0.301453</text:p>
          </table:table-cell>
          <table:table-cell office:value-type="float" office:value="189.699" calcext:value-type="float">
            <text:p>189.699</text:p>
          </table:table-cell>
          <table:table-cell office:value-type="float" office:value="0.612676" calcext:value-type="float">
            <text:p>0.612676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642867" calcext:value-type="float">
            <text:p>0.00642867</text:p>
          </table:table-cell>
        </table:table-row>
        <table:table-row table:style-name="ro1">
          <table:table-cell office:value-type="float" office:value="55.7029" calcext:value-type="float">
            <text:p>55.7029</text:p>
          </table:table-cell>
          <table:table-cell office:value-type="float" office:value="0.305161" calcext:value-type="float">
            <text:p>0.305161</text:p>
          </table:table-cell>
          <table:table-cell office:value-type="float" office:value="189.695" calcext:value-type="float">
            <text:p>189.695</text:p>
          </table:table-cell>
          <table:table-cell office:value-type="float" office:value="0.613668" calcext:value-type="float">
            <text:p>0.613668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679074" calcext:value-type="float">
            <text:p>0.00679074</text:p>
          </table:table-cell>
        </table:table-row>
        <table:table-row table:style-name="ro1">
          <table:table-cell office:value-type="float" office:value="55.8235" calcext:value-type="float">
            <text:p>55.8235</text:p>
          </table:table-cell>
          <table:table-cell office:value-type="float" office:value="0.308853" calcext:value-type="float">
            <text:p>0.308853</text:p>
          </table:table-cell>
          <table:table-cell office:value-type="float" office:value="189.691" calcext:value-type="float">
            <text:p>189.691</text:p>
          </table:table-cell>
          <table:table-cell office:value-type="float" office:value="0.614401" calcext:value-type="float">
            <text:p>0.614401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689631" calcext:value-type="float">
            <text:p>0.00689631</text:p>
          </table:table-cell>
        </table:table-row>
        <table:table-row table:style-name="ro1">
          <table:table-cell office:value-type="float" office:value="55.9402" calcext:value-type="float">
            <text:p>55.9402</text:p>
          </table:table-cell>
          <table:table-cell office:value-type="float" office:value="0.312225" calcext:value-type="float">
            <text:p>0.312225</text:p>
          </table:table-cell>
          <table:table-cell office:value-type="float" office:value="189.688" calcext:value-type="float">
            <text:p>189.688</text:p>
          </table:table-cell>
          <table:table-cell office:value-type="float" office:value="0.614642" calcext:value-type="float">
            <text:p>0.614642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65636" calcext:value-type="float">
            <text:p>0.0065636</text:p>
          </table:table-cell>
        </table:table-row>
        <table:table-row table:style-name="ro1">
          <table:table-cell office:value-type="float" office:value="56.0559" calcext:value-type="float">
            <text:p>56.0559</text:p>
          </table:table-cell>
          <table:table-cell office:value-type="float" office:value="0.315552" calcext:value-type="float">
            <text:p>0.315552</text:p>
          </table:table-cell>
          <table:table-cell office:value-type="float" office:value="189.684" calcext:value-type="float">
            <text:p>189.684</text:p>
          </table:table-cell>
          <table:table-cell office:value-type="float" office:value="0.615008" calcext:value-type="float">
            <text:p>0.615008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636373" calcext:value-type="float">
            <text:p>0.00636373</text:p>
          </table:table-cell>
        </table:table-row>
        <table:table-row table:style-name="ro1">
          <table:table-cell office:value-type="float" office:value="56.1714" calcext:value-type="float">
            <text:p>56.1714</text:p>
          </table:table-cell>
          <table:table-cell office:value-type="float" office:value="0.318909" calcext:value-type="float">
            <text:p>0.318909</text:p>
          </table:table-cell>
          <table:table-cell office:value-type="float" office:value="189.681" calcext:value-type="float">
            <text:p>189.681</text:p>
          </table:table-cell>
          <table:table-cell office:value-type="float" office:value="0.615542" calcext:value-type="float">
            <text:p>0.615542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632721" calcext:value-type="float">
            <text:p>0.00632721</text:p>
          </table:table-cell>
        </table:table-row>
        <table:table-row table:style-name="ro1">
          <table:table-cell office:value-type="float" office:value="56.2852" calcext:value-type="float">
            <text:p>56.2852</text:p>
          </table:table-cell>
          <table:table-cell office:value-type="float" office:value="0.32225" calcext:value-type="float">
            <text:p>0.32225</text:p>
          </table:table-cell>
          <table:table-cell office:value-type="float" office:value="189.678" calcext:value-type="float">
            <text:p>189.678</text:p>
          </table:table-cell>
          <table:table-cell office:value-type="float" office:value="0.61604" calcext:value-type="float">
            <text:p>0.61604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625744" calcext:value-type="float">
            <text:p>0.00625744</text:p>
          </table:table-cell>
        </table:table-row>
        <table:table-row table:style-name="ro1">
          <table:table-cell office:value-type="float" office:value="56.3999" calcext:value-type="float">
            <text:p>56.3999</text:p>
          </table:table-cell>
          <table:table-cell office:value-type="float" office:value="0.325623" calcext:value-type="float">
            <text:p>0.325623</text:p>
          </table:table-cell>
          <table:table-cell office:value-type="float" office:value="189.674" calcext:value-type="float">
            <text:p>189.674</text:p>
          </table:table-cell>
          <table:table-cell office:value-type="float" office:value="0.616641" calcext:value-type="float">
            <text:p>0.616641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628499" calcext:value-type="float">
            <text:p>0.00628499</text:p>
          </table:table-cell>
        </table:table-row>
        <table:table-row table:style-name="ro1">
          <table:table-cell office:value-type="float" office:value="56.5142" calcext:value-type="float">
            <text:p>56.5142</text:p>
          </table:table-cell>
          <table:table-cell office:value-type="float" office:value="0.328903" calcext:value-type="float">
            <text:p>0.328903</text:p>
          </table:table-cell>
          <table:table-cell office:value-type="float" office:value="189.671" calcext:value-type="float">
            <text:p>189.671</text:p>
          </table:table-cell>
          <table:table-cell office:value-type="float" office:value="0.617135" calcext:value-type="float">
            <text:p>0.61713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622133" calcext:value-type="float">
            <text:p>0.00622133</text:p>
          </table:table-cell>
        </table:table-row>
        <table:table-row table:style-name="ro1">
          <table:table-cell office:value-type="float" office:value="56.6274" calcext:value-type="float">
            <text:p>56.6274</text:p>
          </table:table-cell>
          <table:table-cell office:value-type="float" office:value="0.332184" calcext:value-type="float">
            <text:p>0.332184</text:p>
          </table:table-cell>
          <table:table-cell office:value-type="float" office:value="189.668" calcext:value-type="float">
            <text:p>189.668</text:p>
          </table:table-cell>
          <table:table-cell office:value-type="float" office:value="0.617628" calcext:value-type="float">
            <text:p>0.617628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615649" calcext:value-type="float">
            <text:p>0.00615649</text:p>
          </table:table-cell>
        </table:table-row>
        <table:table-row table:style-name="ro1">
          <table:table-cell office:value-type="float" office:value="56.748" calcext:value-type="float">
            <text:p>56.748</text:p>
          </table:table-cell>
          <table:table-cell office:value-type="float" office:value="0.335693" calcext:value-type="float">
            <text:p>0.335693</text:p>
          </table:table-cell>
          <table:table-cell office:value-type="float" office:value="189.664" calcext:value-type="float">
            <text:p>189.664</text:p>
          </table:table-cell>
          <table:table-cell office:value-type="float" office:value="0.618532" calcext:value-type="float">
            <text:p>0.618532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646458" calcext:value-type="float">
            <text:p>0.00646458</text:p>
          </table:table-cell>
        </table:table-row>
        <table:table-row table:style-name="ro1">
          <table:table-cell office:value-type="float" office:value="56.866" calcext:value-type="float">
            <text:p>56.866</text:p>
          </table:table-cell>
          <table:table-cell office:value-type="float" office:value="0.339096" calcext:value-type="float">
            <text:p>0.339096</text:p>
          </table:table-cell>
          <table:table-cell office:value-type="float" office:value="189.661" calcext:value-type="float">
            <text:p>189.661</text:p>
          </table:table-cell>
          <table:table-cell office:value-type="float" office:value="0.619038" calcext:value-type="float">
            <text:p>0.619038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639159" calcext:value-type="float">
            <text:p>0.00639159</text:p>
          </table:table-cell>
        </table:table-row>
        <table:table-row table:style-name="ro1">
          <table:table-cell office:value-type="float" office:value="56.9893" calcext:value-type="float">
            <text:p>56.9893</text:p>
          </table:table-cell>
          <table:table-cell office:value-type="float" office:value="0.342636" calcext:value-type="float">
            <text:p>0.342636</text:p>
          </table:table-cell>
          <table:table-cell office:value-type="float" office:value="189.657" calcext:value-type="float">
            <text:p>189.657</text:p>
          </table:table-cell>
          <table:table-cell office:value-type="float" office:value="0.61981" calcext:value-type="float">
            <text:p>0.61981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656206" calcext:value-type="float">
            <text:p>0.00656206</text:p>
          </table:table-cell>
        </table:table-row>
        <table:table-row table:style-name="ro1">
          <table:table-cell office:value-type="float" office:value="57.1089" calcext:value-type="float">
            <text:p>57.1089</text:p>
          </table:table-cell>
          <table:table-cell office:value-type="float" office:value="0.346039" calcext:value-type="float">
            <text:p>0.346039</text:p>
          </table:table-cell>
          <table:table-cell office:value-type="float" office:value="189.654" calcext:value-type="float">
            <text:p>189.654</text:p>
          </table:table-cell>
          <table:table-cell office:value-type="float" office:value="0.620283" calcext:value-type="float">
            <text:p>0.620283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645615" calcext:value-type="float">
            <text:p>0.00645615</text:p>
          </table:table-cell>
        </table:table-row>
        <table:table-row table:style-name="ro1">
          <table:table-cell office:value-type="float" office:value="57.2251" calcext:value-type="float">
            <text:p>57.2251</text:p>
          </table:table-cell>
          <table:table-cell office:value-type="float" office:value="0.34935" calcext:value-type="float">
            <text:p>0.34935</text:p>
          </table:table-cell>
          <table:table-cell office:value-type="float" office:value="189.651" calcext:value-type="float">
            <text:p>189.651</text:p>
          </table:table-cell>
          <table:table-cell office:value-type="float" office:value="0.620705" calcext:value-type="float">
            <text:p>0.62070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631588" calcext:value-type="float">
            <text:p>0.00631588</text:p>
          </table:table-cell>
        </table:table-row>
        <table:table-row table:style-name="ro1">
          <table:table-cell office:value-type="float" office:value="57.343" calcext:value-type="float">
            <text:p>57.343</text:p>
          </table:table-cell>
          <table:table-cell office:value-type="float" office:value="0.352676" calcext:value-type="float">
            <text:p>0.352676</text:p>
          </table:table-cell>
          <table:table-cell office:value-type="float" office:value="189.647" calcext:value-type="float">
            <text:p>189.647</text:p>
          </table:table-cell>
          <table:table-cell office:value-type="float" office:value="0.621265" calcext:value-type="float">
            <text:p>0.62126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630989" calcext:value-type="float">
            <text:p>0.00630989</text:p>
          </table:table-cell>
        </table:table-row>
        <table:table-row table:style-name="ro1">
          <table:table-cell office:value-type="float" office:value="57.4563" calcext:value-type="float">
            <text:p>57.4563</text:p>
          </table:table-cell>
          <table:table-cell office:value-type="float" office:value="0.355911" calcext:value-type="float">
            <text:p>0.355911</text:p>
          </table:table-cell>
          <table:table-cell office:value-type="float" office:value="189.644" calcext:value-type="float">
            <text:p>189.644</text:p>
          </table:table-cell>
          <table:table-cell office:value-type="float" office:value="0.621625" calcext:value-type="float">
            <text:p>0.62162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612037" calcext:value-type="float">
            <text:p>0.00612037</text:p>
          </table:table-cell>
        </table:table-row>
        <table:table-row table:style-name="ro1">
          <table:table-cell office:value-type="float" office:value="57.571" calcext:value-type="float">
            <text:p>57.571</text:p>
          </table:table-cell>
          <table:table-cell office:value-type="float" office:value="0.359146" calcext:value-type="float">
            <text:p>0.359146</text:p>
          </table:table-cell>
          <table:table-cell office:value-type="float" office:value="189.641" calcext:value-type="float">
            <text:p>189.641</text:p>
          </table:table-cell>
          <table:table-cell office:value-type="float" office:value="0.622114" calcext:value-type="float">
            <text:p>0.622114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605873" calcext:value-type="float">
            <text:p>0.00605873</text:p>
          </table:table-cell>
        </table:table-row>
        <table:table-row table:style-name="ro1">
          <table:table-cell office:value-type="float" office:value="57.679" calcext:value-type="float">
            <text:p>57.679</text:p>
          </table:table-cell>
          <table:table-cell office:value-type="float" office:value="0.362076" calcext:value-type="float">
            <text:p>0.362076</text:p>
          </table:table-cell>
          <table:table-cell office:value-type="float" office:value="189.638" calcext:value-type="float">
            <text:p>189.638</text:p>
          </table:table-cell>
          <table:table-cell office:value-type="float" office:value="0.622213" calcext:value-type="float">
            <text:p>0.622213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565965" calcext:value-type="float">
            <text:p>0.00565965</text:p>
          </table:table-cell>
        </table:table-row>
        <table:table-row table:style-name="ro1">
          <table:table-cell office:value-type="float" office:value="57.7888" calcext:value-type="float">
            <text:p>57.7888</text:p>
          </table:table-cell>
          <table:table-cell office:value-type="float" office:value="0.364944" calcext:value-type="float">
            <text:p>0.364944</text:p>
          </table:table-cell>
          <table:table-cell office:value-type="float" office:value="189.635" calcext:value-type="float">
            <text:p>189.635</text:p>
          </table:table-cell>
          <table:table-cell office:value-type="float" office:value="0.622525" calcext:value-type="float">
            <text:p>0.622525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548481" calcext:value-type="float">
            <text:p>0.00548481</text:p>
          </table:table-cell>
        </table:table-row>
        <table:table-row table:style-name="ro1">
          <table:table-cell office:value-type="float" office:value="57.9011" calcext:value-type="float">
            <text:p>57.9011</text:p>
          </table:table-cell>
          <table:table-cell office:value-type="float" office:value="0.36792" calcext:value-type="float">
            <text:p>0.36792</text:p>
          </table:table-cell>
          <table:table-cell office:value-type="float" office:value="189.632" calcext:value-type="float">
            <text:p>189.632</text:p>
          </table:table-cell>
          <table:table-cell office:value-type="float" office:value="0.623121" calcext:value-type="float">
            <text:p>0.623121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557501" calcext:value-type="float">
            <text:p>0.00557501</text:p>
          </table:table-cell>
        </table:table-row>
        <table:table-row table:style-name="ro1">
          <table:table-cell office:value-type="float" office:value="58.0188" calcext:value-type="float">
            <text:p>58.0188</text:p>
          </table:table-cell>
          <table:table-cell office:value-type="float" office:value="0.371033" calcext:value-type="float">
            <text:p>0.371033</text:p>
          </table:table-cell>
          <table:table-cell office:value-type="float" office:value="189.629" calcext:value-type="float">
            <text:p>189.629</text:p>
          </table:table-cell>
          <table:table-cell office:value-type="float" office:value="0.623826" calcext:value-type="float">
            <text:p>0.623826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575081" calcext:value-type="float">
            <text:p>0.00575081</text:p>
          </table:table-cell>
        </table:table-row>
        <table:table-row table:style-name="ro1">
          <table:table-cell office:value-type="float" office:value="58.1331" calcext:value-type="float">
            <text:p>58.1331</text:p>
          </table:table-cell>
          <table:table-cell office:value-type="float" office:value="0.373901" calcext:value-type="float">
            <text:p>0.373901</text:p>
          </table:table-cell>
          <table:table-cell office:value-type="float" office:value="189.626" calcext:value-type="float">
            <text:p>189.626</text:p>
          </table:table-cell>
          <table:table-cell office:value-type="float" office:value="0.623999" calcext:value-type="float">
            <text:p>0.623999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543561" calcext:value-type="float">
            <text:p>0.00543561</text:p>
          </table:table-cell>
        </table:table-row>
        <table:table-row table:style-name="ro1">
          <table:table-cell office:value-type="float" office:value="58.2441" calcext:value-type="float">
            <text:p>58.2441</text:p>
          </table:table-cell>
          <table:table-cell office:value-type="float" office:value="0.376648" calcext:value-type="float">
            <text:p>0.376648</text:p>
          </table:table-cell>
          <table:table-cell office:value-type="float" office:value="189.623" calcext:value-type="float">
            <text:p>189.623</text:p>
          </table:table-cell>
          <table:table-cell office:value-type="float" office:value="0.624289" calcext:value-type="float">
            <text:p>0.624289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525842" calcext:value-type="float">
            <text:p>0.00525842</text:p>
          </table:table-cell>
        </table:table-row>
        <table:table-row table:style-name="ro1">
          <table:table-cell office:value-type="float" office:value="58.3535" calcext:value-type="float">
            <text:p>58.3535</text:p>
          </table:table-cell>
          <table:table-cell office:value-type="float" office:value="0.379379" calcext:value-type="float">
            <text:p>0.379379</text:p>
          </table:table-cell>
          <table:table-cell office:value-type="float" office:value="189.621" calcext:value-type="float">
            <text:p>189.621</text:p>
          </table:table-cell>
          <table:table-cell office:value-type="float" office:value="0.624663" calcext:value-type="float">
            <text:p>0.624663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516828" calcext:value-type="float">
            <text:p>0.00516828</text:p>
          </table:table-cell>
        </table:table-row>
        <table:table-row table:style-name="ro1">
          <table:table-cell office:value-type="float" office:value="58.48" calcext:value-type="float">
            <text:p>58.48</text:p>
          </table:table-cell>
          <table:table-cell office:value-type="float" office:value="0.382355" calcext:value-type="float">
            <text:p>0.382355</text:p>
          </table:table-cell>
          <table:table-cell office:value-type="float" office:value="189.618" calcext:value-type="float">
            <text:p>189.618</text:p>
          </table:table-cell>
          <table:table-cell office:value-type="float" office:value="0.625493" calcext:value-type="float">
            <text:p>0.625493</text:p>
          </table:table-cell>
          <table:table-cell office:value-type="float" office:value="190" calcext:value-type="float">
            <text:p>19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549291" calcext:value-type="float">
            <text:p>0.005492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7.2$Windows_X86_64 LibreOffice_project/dd47e4b30cb7dab30588d6c79c651f218165e3c5</meta:generator>
    <dc:date>2024-05-11T01:30:09.779000000</dc:date>
    <meta:editing-duration>PT4M3S</meta:editing-duration>
    <meta:editing-cycles>1</meta:editing-cycles>
    <meta:document-statistic meta:table-count="1" meta:cell-count="3631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583cm" svg:height="20.985cm" xlink:href=".." xlink:type="simple" chart:class="chart:line" chart:style-name="ch1">
        <chart:legend chart:legend-position="end" svg:x="22.022cm" svg:y="9.944cm" style:legend-expansion="high" chart:style-name="ch2"/>
        <chart:plot-area chart:style-name="ch3" table:cell-range-address="c90b.G11:c90b.G11 c90b.A13:c90b.A529 c90b.C13:c90b.C529 c90b.E13:c90b.E529" chart:data-source-has-labels="both" svg:x="0.491cm" svg:y="0.419cm" svg:width="21.04cm" svg:height="20.147cm">
          <chart:coordinate-region svg:x="1.584cm" svg:y="0.618cm" svg:width="19.92cm" svg:height="18.426cm"/>
          <chart:axis chart:dimension="x" chart:name="primary-x" chart:style-name="ch4" chartooo:axis-type="auto">
            <chartooo:date-scale/>
            <chart:categories table:cell-range-address="c90b.A13:c90b.A5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90b.C13:c90b.C529" chart:label-cell-address="c90b.C13:c90b.C13" chart:class="chart:line">
            <chart:data-point chart:repeated="517"/>
          </chart:series>
          <chart:series chart:style-name="ch7" chart:values-cell-range-address="c90b.E13:c90b.E529" chart:label-cell-address="c90b.E13:c90b.E13" chart:class="chart:line">
            <chart:data-point chart:repeated="5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</text:p>
                <draw:g>
                  <svg:desc>c90b.C13:c90b.C13</svg:desc>
                </draw:g>
              </table:table-cell>
              <table:table-cell office:value-type="string">
                <text:p>setpoint</text:p>
                <draw:g>
                  <svg:desc>c90b.E13:c90b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</text:p>
                <draw:g>
                  <svg:desc>c90b.A13:c90b.A529</svg:desc>
                </draw:g>
              </table:table-cell>
              <table:table-cell office:value-type="float" office:value="NaN">
                <text:p>NaN</text:p>
                <draw:g>
                  <svg:desc>c90b.C13:c90b.C529</svg:desc>
                </draw:g>
              </table:table-cell>
              <table:table-cell office:value-type="float" office:value="NaN">
                <text:p>NaN</text:p>
                <draw:g>
                  <svg:desc>c90b.E13:c90b.E529</svg:desc>
                </draw:g>
              </table:table-cell>
            </table:table-row>
            <table:table-row>
              <table:table-cell office:value-type="float" office:value="0.158203">
                <text:p>0.158203</text:p>
              </table:table-cell>
              <table:table-cell office:value-type="float" office:value="177.755">
                <text:p>177.75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0.268555">
                <text:p>0.268555</text:p>
              </table:table-cell>
              <table:table-cell office:value-type="float" office:value="177.746">
                <text:p>177.74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0.379395">
                <text:p>0.379395</text:p>
              </table:table-cell>
              <table:table-cell office:value-type="float" office:value="177.737">
                <text:p>177.73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0.490967">
                <text:p>0.490967</text:p>
              </table:table-cell>
              <table:table-cell office:value-type="float" office:value="177.726">
                <text:p>177.72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0.606689">
                <text:p>0.606689</text:p>
              </table:table-cell>
              <table:table-cell office:value-type="float" office:value="177.715">
                <text:p>177.71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0.715576">
                <text:p>0.715576</text:p>
              </table:table-cell>
              <table:table-cell office:value-type="float" office:value="177.703">
                <text:p>177.70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0.821533">
                <text:p>0.821533</text:p>
              </table:table-cell>
              <table:table-cell office:value-type="float" office:value="177.691">
                <text:p>177.69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0.928223">
                <text:p>0.928223</text:p>
              </table:table-cell>
              <table:table-cell office:value-type="float" office:value="177.679">
                <text:p>177.67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.03638">
                <text:p>1.03638</text:p>
              </table:table-cell>
              <table:table-cell office:value-type="float" office:value="177.665">
                <text:p>177.66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.14233">
                <text:p>1.14233</text:p>
              </table:table-cell>
              <table:table-cell office:value-type="float" office:value="177.651">
                <text:p>177.65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.24683">
                <text:p>1.24683</text:p>
              </table:table-cell>
              <table:table-cell office:value-type="float" office:value="177.636">
                <text:p>177.63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.35059">
                <text:p>1.35059</text:p>
              </table:table-cell>
              <table:table-cell office:value-type="float" office:value="177.621">
                <text:p>177.62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.45605">
                <text:p>1.45605</text:p>
              </table:table-cell>
              <table:table-cell office:value-type="float" office:value="177.605">
                <text:p>177.60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.5686">
                <text:p>1.5686</text:p>
              </table:table-cell>
              <table:table-cell office:value-type="float" office:value="177.586">
                <text:p>177.58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.67554">
                <text:p>1.67554</text:p>
              </table:table-cell>
              <table:table-cell office:value-type="float" office:value="177.568">
                <text:p>177.56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.7832">
                <text:p>1.7832</text:p>
              </table:table-cell>
              <table:table-cell office:value-type="float" office:value="177.549">
                <text:p>177.54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.89282">
                <text:p>1.89282</text:p>
              </table:table-cell>
              <table:table-cell office:value-type="float" office:value="177.529">
                <text:p>177.52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.00098">
                <text:p>2.00098</text:p>
              </table:table-cell>
              <table:table-cell office:value-type="float" office:value="177.508">
                <text:p>177.5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.10889">
                <text:p>2.10889</text:p>
              </table:table-cell>
              <table:table-cell office:value-type="float" office:value="177.487">
                <text:p>177.48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.22021">
                <text:p>2.22021</text:p>
              </table:table-cell>
              <table:table-cell office:value-type="float" office:value="177.464">
                <text:p>177.46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.32837">
                <text:p>2.32837</text:p>
              </table:table-cell>
              <table:table-cell office:value-type="float" office:value="177.44">
                <text:p>177.4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.43652">
                <text:p>2.43652</text:p>
              </table:table-cell>
              <table:table-cell office:value-type="float" office:value="177.416">
                <text:p>177.41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.54565">
                <text:p>2.54565</text:p>
              </table:table-cell>
              <table:table-cell office:value-type="float" office:value="177.39">
                <text:p>177.3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.65601">
                <text:p>2.65601</text:p>
              </table:table-cell>
              <table:table-cell office:value-type="float" office:value="177.363">
                <text:p>177.36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.7688">
                <text:p>2.7688</text:p>
              </table:table-cell>
              <table:table-cell office:value-type="float" office:value="177.334">
                <text:p>177.3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.87817">
                <text:p>2.87817</text:p>
              </table:table-cell>
              <table:table-cell office:value-type="float" office:value="177.304">
                <text:p>177.30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.98462">
                <text:p>2.98462</text:p>
              </table:table-cell>
              <table:table-cell office:value-type="float" office:value="177.275">
                <text:p>177.27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3.0957">
                <text:p>3.0957</text:p>
              </table:table-cell>
              <table:table-cell office:value-type="float" office:value="177.243">
                <text:p>177.24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3.21094">
                <text:p>3.21094</text:p>
              </table:table-cell>
              <table:table-cell office:value-type="float" office:value="177.208">
                <text:p>177.2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3.32446">
                <text:p>3.32446</text:p>
              </table:table-cell>
              <table:table-cell office:value-type="float" office:value="177.173">
                <text:p>177.17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3.44165">
                <text:p>3.44165</text:p>
              </table:table-cell>
              <table:table-cell office:value-type="float" office:value="177.135">
                <text:p>177.13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3.56079">
                <text:p>3.56079</text:p>
              </table:table-cell>
              <table:table-cell office:value-type="float" office:value="177.095">
                <text:p>177.09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3.67529">
                <text:p>3.67529</text:p>
              </table:table-cell>
              <table:table-cell office:value-type="float" office:value="177.055">
                <text:p>177.05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3.78906">
                <text:p>3.78906</text:p>
              </table:table-cell>
              <table:table-cell office:value-type="float" office:value="177.013">
                <text:p>177.01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3.90674">
                <text:p>3.90674</text:p>
              </table:table-cell>
              <table:table-cell office:value-type="float" office:value="176.969">
                <text:p>176.96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.01221">
                <text:p>4.01221</text:p>
              </table:table-cell>
              <table:table-cell office:value-type="float" office:value="176.928">
                <text:p>176.92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.11719">
                <text:p>4.11719</text:p>
              </table:table-cell>
              <table:table-cell office:value-type="float" office:value="176.886">
                <text:p>176.88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.23364">
                <text:p>4.23364</text:p>
              </table:table-cell>
              <table:table-cell office:value-type="float" office:value="176.837">
                <text:p>176.83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.34521">
                <text:p>4.34521</text:p>
              </table:table-cell>
              <table:table-cell office:value-type="float" office:value="176.79">
                <text:p>176.7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.4502">
                <text:p>4.4502</text:p>
              </table:table-cell>
              <table:table-cell office:value-type="float" office:value="176.743">
                <text:p>176.74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.56226">
                <text:p>4.56226</text:p>
              </table:table-cell>
              <table:table-cell office:value-type="float" office:value="176.692">
                <text:p>176.69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.67944">
                <text:p>4.67944</text:p>
              </table:table-cell>
              <table:table-cell office:value-type="float" office:value="176.637">
                <text:p>176.63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.80005">
                <text:p>4.80005</text:p>
              </table:table-cell>
              <table:table-cell office:value-type="float" office:value="176.579">
                <text:p>176.57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.92627">
                <text:p>4.92627</text:p>
              </table:table-cell>
              <table:table-cell office:value-type="float" office:value="176.516">
                <text:p>176.51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5.02954">
                <text:p>5.02954</text:p>
              </table:table-cell>
              <table:table-cell office:value-type="float" office:value="176.463">
                <text:p>176.46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5.1416">
                <text:p>5.1416</text:p>
              </table:table-cell>
              <table:table-cell office:value-type="float" office:value="176.403">
                <text:p>176.40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5.2561">
                <text:p>5.2561</text:p>
              </table:table-cell>
              <table:table-cell office:value-type="float" office:value="176.342">
                <text:p>176.34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5.3689">
                <text:p>5.3689</text:p>
              </table:table-cell>
              <table:table-cell office:value-type="float" office:value="176.279">
                <text:p>176.27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5.48169">
                <text:p>5.48169</text:p>
              </table:table-cell>
              <table:table-cell office:value-type="float" office:value="176.215">
                <text:p>176.21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5.59985">
                <text:p>5.59985</text:p>
              </table:table-cell>
              <table:table-cell office:value-type="float" office:value="176.146">
                <text:p>176.14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5.71094">
                <text:p>5.71094</text:p>
              </table:table-cell>
              <table:table-cell office:value-type="float" office:value="176.08">
                <text:p>176.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5.82666">
                <text:p>5.82666</text:p>
              </table:table-cell>
              <table:table-cell office:value-type="float" office:value="176.009">
                <text:p>176.00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5.93286">
                <text:p>5.93286</text:p>
              </table:table-cell>
              <table:table-cell office:value-type="float" office:value="175.943">
                <text:p>175.94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6.04053">
                <text:p>6.04053</text:p>
              </table:table-cell>
              <table:table-cell office:value-type="float" office:value="175.875">
                <text:p>175.87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6.14453">
                <text:p>6.14453</text:p>
              </table:table-cell>
              <table:table-cell office:value-type="float" office:value="175.807">
                <text:p>175.80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6.26562">
                <text:p>6.26562</text:p>
              </table:table-cell>
              <table:table-cell office:value-type="float" office:value="175.727">
                <text:p>175.72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6.37378">
                <text:p>6.37378</text:p>
              </table:table-cell>
              <table:table-cell office:value-type="float" office:value="175.654">
                <text:p>175.65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6.48364">
                <text:p>6.48364</text:p>
              </table:table-cell>
              <table:table-cell office:value-type="float" office:value="175.578">
                <text:p>175.57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6.60059">
                <text:p>6.60059</text:p>
              </table:table-cell>
              <table:table-cell office:value-type="float" office:value="175.496">
                <text:p>175.49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6.71802">
                <text:p>6.71802</text:p>
              </table:table-cell>
              <table:table-cell office:value-type="float" office:value="175.412">
                <text:p>175.41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6.82983">
                <text:p>6.82983</text:p>
              </table:table-cell>
              <table:table-cell office:value-type="float" office:value="175.331">
                <text:p>175.33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6.93726">
                <text:p>6.93726</text:p>
              </table:table-cell>
              <table:table-cell office:value-type="float" office:value="175.251">
                <text:p>175.25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7.04565">
                <text:p>7.04565</text:p>
              </table:table-cell>
              <table:table-cell office:value-type="float" office:value="175.17">
                <text:p>175.1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7.15405">
                <text:p>7.15405</text:p>
              </table:table-cell>
              <table:table-cell office:value-type="float" office:value="175.087">
                <text:p>175.08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7.2605">
                <text:p>7.2605</text:p>
              </table:table-cell>
              <table:table-cell office:value-type="float" office:value="175.004">
                <text:p>175.00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7.37231">
                <text:p>7.37231</text:p>
              </table:table-cell>
              <table:table-cell office:value-type="float" office:value="174.915">
                <text:p>174.91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7.48438">
                <text:p>7.48438</text:p>
              </table:table-cell>
              <table:table-cell office:value-type="float" office:value="174.825">
                <text:p>174.82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7.59717">
                <text:p>7.59717</text:p>
              </table:table-cell>
              <table:table-cell office:value-type="float" office:value="174.733">
                <text:p>174.7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7.71118">
                <text:p>7.71118</text:p>
              </table:table-cell>
              <table:table-cell office:value-type="float" office:value="174.639">
                <text:p>174.63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7.83032">
                <text:p>7.83032</text:p>
              </table:table-cell>
              <table:table-cell office:value-type="float" office:value="174.539">
                <text:p>174.53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7.93384">
                <text:p>7.93384</text:p>
              </table:table-cell>
              <table:table-cell office:value-type="float" office:value="174.451">
                <text:p>174.45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8.05078">
                <text:p>8.05078</text:p>
              </table:table-cell>
              <table:table-cell office:value-type="float" office:value="174.35">
                <text:p>174.3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8.16577">
                <text:p>8.16577</text:p>
              </table:table-cell>
              <table:table-cell office:value-type="float" office:value="174.249">
                <text:p>174.24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8.28345">
                <text:p>8.28345</text:p>
              </table:table-cell>
              <table:table-cell office:value-type="float" office:value="174.145">
                <text:p>174.14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8.40552">
                <text:p>8.40552</text:p>
              </table:table-cell>
              <table:table-cell office:value-type="float" office:value="174.035">
                <text:p>174.03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8.53198">
                <text:p>8.53198</text:p>
              </table:table-cell>
              <table:table-cell office:value-type="float" office:value="173.92">
                <text:p>173.9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8.66162">
                <text:p>8.66162</text:p>
              </table:table-cell>
              <table:table-cell office:value-type="float" office:value="173.802">
                <text:p>173.80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8.78931">
                <text:p>8.78931</text:p>
              </table:table-cell>
              <table:table-cell office:value-type="float" office:value="173.685">
                <text:p>173.68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8.92041">
                <text:p>8.92041</text:p>
              </table:table-cell>
              <table:table-cell office:value-type="float" office:value="173.567">
                <text:p>173.56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9.04858">
                <text:p>9.04858</text:p>
              </table:table-cell>
              <table:table-cell office:value-type="float" office:value="173.454">
                <text:p>173.45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9.17725">
                <text:p>9.17725</text:p>
              </table:table-cell>
              <table:table-cell office:value-type="float" office:value="173.346">
                <text:p>173.34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9.30566">
                <text:p>9.30566</text:p>
              </table:table-cell>
              <table:table-cell office:value-type="float" office:value="173.245">
                <text:p>173.24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9.42114">
                <text:p>9.42114</text:p>
              </table:table-cell>
              <table:table-cell office:value-type="float" office:value="173.161">
                <text:p>173.16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9.54932">
                <text:p>9.54932</text:p>
              </table:table-cell>
              <table:table-cell office:value-type="float" office:value="173.078">
                <text:p>173.07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9.66284">
                <text:p>9.66284</text:p>
              </table:table-cell>
              <table:table-cell office:value-type="float" office:value="173.014">
                <text:p>173.01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9.78955">
                <text:p>9.78955</text:p>
              </table:table-cell>
              <table:table-cell office:value-type="float" office:value="172.955">
                <text:p>172.95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9.90576">
                <text:p>9.90576</text:p>
              </table:table-cell>
              <table:table-cell office:value-type="float" office:value="172.914">
                <text:p>172.91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0.033">
                <text:p>10.033</text:p>
              </table:table-cell>
              <table:table-cell office:value-type="float" office:value="172.884">
                <text:p>172.88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0.1479">
                <text:p>10.1479</text:p>
              </table:table-cell>
              <table:table-cell office:value-type="float" office:value="172.872">
                <text:p>172.87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0.2515">
                <text:p>10.2515</text:p>
              </table:table-cell>
              <table:table-cell office:value-type="float" office:value="172.873">
                <text:p>172.87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0.3599">
                <text:p>10.3599</text:p>
              </table:table-cell>
              <table:table-cell office:value-type="float" office:value="172.887">
                <text:p>172.88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0.4644">
                <text:p>10.4644</text:p>
              </table:table-cell>
              <table:table-cell office:value-type="float" office:value="172.912">
                <text:p>172.91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0.5669">
                <text:p>10.5669</text:p>
              </table:table-cell>
              <table:table-cell office:value-type="float" office:value="172.948">
                <text:p>172.94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0.6763">
                <text:p>10.6763</text:p>
              </table:table-cell>
              <table:table-cell office:value-type="float" office:value="172.998">
                <text:p>172.99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0.7839">
                <text:p>10.7839</text:p>
              </table:table-cell>
              <table:table-cell office:value-type="float" office:value="173.058">
                <text:p>173.05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0.8936">
                <text:p>10.8936</text:p>
              </table:table-cell>
              <table:table-cell office:value-type="float" office:value="173.131">
                <text:p>173.13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1.0015">
                <text:p>11.0015</text:p>
              </table:table-cell>
              <table:table-cell office:value-type="float" office:value="173.212">
                <text:p>173.21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1.1106">
                <text:p>11.1106</text:p>
              </table:table-cell>
              <table:table-cell office:value-type="float" office:value="173.303">
                <text:p>173.30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1.2209">
                <text:p>11.2209</text:p>
              </table:table-cell>
              <table:table-cell office:value-type="float" office:value="173.404">
                <text:p>173.40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1.3281">
                <text:p>11.3281</text:p>
              </table:table-cell>
              <table:table-cell office:value-type="float" office:value="173.509">
                <text:p>173.50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1.4351">
                <text:p>11.4351</text:p>
              </table:table-cell>
              <table:table-cell office:value-type="float" office:value="173.618">
                <text:p>173.61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1.5435">
                <text:p>11.5435</text:p>
              </table:table-cell>
              <table:table-cell office:value-type="float" office:value="173.733">
                <text:p>173.7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1.6528">
                <text:p>11.6528</text:p>
              </table:table-cell>
              <table:table-cell office:value-type="float" office:value="173.851">
                <text:p>173.85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1.7642">
                <text:p>11.7642</text:p>
              </table:table-cell>
              <table:table-cell office:value-type="float" office:value="173.972">
                <text:p>173.97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1.8774">
                <text:p>11.8774</text:p>
              </table:table-cell>
              <table:table-cell office:value-type="float" office:value="174.093">
                <text:p>174.09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1.9854">
                <text:p>11.9854</text:p>
              </table:table-cell>
              <table:table-cell office:value-type="float" office:value="174.206">
                <text:p>174.20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2.095">
                <text:p>12.095</text:p>
              </table:table-cell>
              <table:table-cell office:value-type="float" office:value="174.315">
                <text:p>174.31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2.2053">
                <text:p>12.2053</text:p>
              </table:table-cell>
              <table:table-cell office:value-type="float" office:value="174.419">
                <text:p>174.41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2.324">
                <text:p>12.324</text:p>
              </table:table-cell>
              <table:table-cell office:value-type="float" office:value="174.522">
                <text:p>174.52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2.4336">
                <text:p>12.4336</text:p>
              </table:table-cell>
              <table:table-cell office:value-type="float" office:value="174.608">
                <text:p>174.6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2.5427">
                <text:p>12.5427</text:p>
              </table:table-cell>
              <table:table-cell office:value-type="float" office:value="174.683">
                <text:p>174.68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2.6519">
                <text:p>12.6519</text:p>
              </table:table-cell>
              <table:table-cell office:value-type="float" office:value="174.748">
                <text:p>174.74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2.76">
                <text:p>12.76</text:p>
              </table:table-cell>
              <table:table-cell office:value-type="float" office:value="174.802">
                <text:p>174.80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2.8689">
                <text:p>12.8689</text:p>
              </table:table-cell>
              <table:table-cell office:value-type="float" office:value="174.845">
                <text:p>174.84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2.9792">
                <text:p>12.9792</text:p>
              </table:table-cell>
              <table:table-cell office:value-type="float" office:value="174.878">
                <text:p>174.87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.0886">
                <text:p>13.0886</text:p>
              </table:table-cell>
              <table:table-cell office:value-type="float" office:value="174.9">
                <text:p>174.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.1992">
                <text:p>13.1992</text:p>
              </table:table-cell>
              <table:table-cell office:value-type="float" office:value="174.911">
                <text:p>174.91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.3093">
                <text:p>13.3093</text:p>
              </table:table-cell>
              <table:table-cell office:value-type="float" office:value="174.913">
                <text:p>174.91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.4189">
                <text:p>13.4189</text:p>
              </table:table-cell>
              <table:table-cell office:value-type="float" office:value="174.906">
                <text:p>174.90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.5278">
                <text:p>13.5278</text:p>
              </table:table-cell>
              <table:table-cell office:value-type="float" office:value="174.891">
                <text:p>174.89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.6367">
                <text:p>13.6367</text:p>
              </table:table-cell>
              <table:table-cell office:value-type="float" office:value="174.869">
                <text:p>174.86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.7483">
                <text:p>13.7483</text:p>
              </table:table-cell>
              <table:table-cell office:value-type="float" office:value="174.841">
                <text:p>174.84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.8618">
                <text:p>13.8618</text:p>
              </table:table-cell>
              <table:table-cell office:value-type="float" office:value="174.808">
                <text:p>174.8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.9736">
                <text:p>13.9736</text:p>
              </table:table-cell>
              <table:table-cell office:value-type="float" office:value="174.771">
                <text:p>174.77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.0845">
                <text:p>14.0845</text:p>
              </table:table-cell>
              <table:table-cell office:value-type="float" office:value="174.733">
                <text:p>174.7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.1941">
                <text:p>14.1941</text:p>
              </table:table-cell>
              <table:table-cell office:value-type="float" office:value="174.694">
                <text:p>174.69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.3088">
                <text:p>14.3088</text:p>
              </table:table-cell>
              <table:table-cell office:value-type="float" office:value="174.653">
                <text:p>174.65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.4297">
                <text:p>14.4297</text:p>
              </table:table-cell>
              <table:table-cell office:value-type="float" office:value="174.612">
                <text:p>174.61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.5391">
                <text:p>14.5391</text:p>
              </table:table-cell>
              <table:table-cell office:value-type="float" office:value="174.578">
                <text:p>174.57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.6509">
                <text:p>14.6509</text:p>
              </table:table-cell>
              <table:table-cell office:value-type="float" office:value="174.546">
                <text:p>174.54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.7634">
                <text:p>14.7634</text:p>
              </table:table-cell>
              <table:table-cell office:value-type="float" office:value="174.518">
                <text:p>174.51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.8772">
                <text:p>14.8772</text:p>
              </table:table-cell>
              <table:table-cell office:value-type="float" office:value="174.496">
                <text:p>174.49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.9885">
                <text:p>14.9885</text:p>
              </table:table-cell>
              <table:table-cell office:value-type="float" office:value="174.479">
                <text:p>174.47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.0989">
                <text:p>15.0989</text:p>
              </table:table-cell>
              <table:table-cell office:value-type="float" office:value="174.468">
                <text:p>174.46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.2104">
                <text:p>15.2104</text:p>
              </table:table-cell>
              <table:table-cell office:value-type="float" office:value="174.462">
                <text:p>174.46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.3186">
                <text:p>15.3186</text:p>
              </table:table-cell>
              <table:table-cell office:value-type="float" office:value="174.462">
                <text:p>174.46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.4292">
                <text:p>15.4292</text:p>
              </table:table-cell>
              <table:table-cell office:value-type="float" office:value="174.466">
                <text:p>174.46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.542">
                <text:p>15.542</text:p>
              </table:table-cell>
              <table:table-cell office:value-type="float" office:value="174.475">
                <text:p>174.47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.6545">
                <text:p>15.6545</text:p>
              </table:table-cell>
              <table:table-cell office:value-type="float" office:value="174.488">
                <text:p>174.48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.7695">
                <text:p>15.7695</text:p>
              </table:table-cell>
              <table:table-cell office:value-type="float" office:value="174.506">
                <text:p>174.50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.8835">
                <text:p>15.8835</text:p>
              </table:table-cell>
              <table:table-cell office:value-type="float" office:value="174.525">
                <text:p>174.52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.0105">
                <text:p>16.0105</text:p>
              </table:table-cell>
              <table:table-cell office:value-type="float" office:value="174.55">
                <text:p>174.5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.1238">
                <text:p>16.1238</text:p>
              </table:table-cell>
              <table:table-cell office:value-type="float" office:value="174.573">
                <text:p>174.57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.2361">
                <text:p>16.2361</text:p>
              </table:table-cell>
              <table:table-cell office:value-type="float" office:value="174.597">
                <text:p>174.59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.3484">
                <text:p>16.3484</text:p>
              </table:table-cell>
              <table:table-cell office:value-type="float" office:value="174.62">
                <text:p>174.6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.4626">
                <text:p>16.4626</text:p>
              </table:table-cell>
              <table:table-cell office:value-type="float" office:value="174.643">
                <text:p>174.64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.574">
                <text:p>16.574</text:p>
              </table:table-cell>
              <table:table-cell office:value-type="float" office:value="174.664">
                <text:p>174.66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.6899">
                <text:p>16.6899</text:p>
              </table:table-cell>
              <table:table-cell office:value-type="float" office:value="174.684">
                <text:p>174.68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.8069">
                <text:p>16.8069</text:p>
              </table:table-cell>
              <table:table-cell office:value-type="float" office:value="174.702">
                <text:p>174.70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.9192">
                <text:p>16.9192</text:p>
              </table:table-cell>
              <table:table-cell office:value-type="float" office:value="174.716">
                <text:p>174.71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7.0376">
                <text:p>17.0376</text:p>
              </table:table-cell>
              <table:table-cell office:value-type="float" office:value="174.728">
                <text:p>174.72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7.155">
                <text:p>17.155</text:p>
              </table:table-cell>
              <table:table-cell office:value-type="float" office:value="174.736">
                <text:p>174.73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7.2805">
                <text:p>17.2805</text:p>
              </table:table-cell>
              <table:table-cell office:value-type="float" office:value="174.742">
                <text:p>174.74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7.3987">
                <text:p>17.3987</text:p>
              </table:table-cell>
              <table:table-cell office:value-type="float" office:value="174.743">
                <text:p>174.74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7.5168">
                <text:p>17.5168</text:p>
              </table:table-cell>
              <table:table-cell office:value-type="float" office:value="174.742">
                <text:p>174.74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7.6328">
                <text:p>17.6328</text:p>
              </table:table-cell>
              <table:table-cell office:value-type="float" office:value="174.738">
                <text:p>174.73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7.7429">
                <text:p>17.7429</text:p>
              </table:table-cell>
              <table:table-cell office:value-type="float" office:value="174.732">
                <text:p>174.7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7.8508">
                <text:p>17.8508</text:p>
              </table:table-cell>
              <table:table-cell office:value-type="float" office:value="174.724">
                <text:p>174.72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7.9626">
                <text:p>17.9626</text:p>
              </table:table-cell>
              <table:table-cell office:value-type="float" office:value="174.714">
                <text:p>174.71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8.0732">
                <text:p>18.0732</text:p>
              </table:table-cell>
              <table:table-cell office:value-type="float" office:value="174.703">
                <text:p>174.70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8.1887">
                <text:p>18.1887</text:p>
              </table:table-cell>
              <table:table-cell office:value-type="float" office:value="174.691">
                <text:p>174.69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8.3044">
                <text:p>18.3044</text:p>
              </table:table-cell>
              <table:table-cell office:value-type="float" office:value="174.678">
                <text:p>174.67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8.4395">
                <text:p>18.4395</text:p>
              </table:table-cell>
              <table:table-cell office:value-type="float" office:value="174.664">
                <text:p>174.66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8.5571">
                <text:p>18.5571</text:p>
              </table:table-cell>
              <table:table-cell office:value-type="float" office:value="174.652">
                <text:p>174.65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8.6731">
                <text:p>18.6731</text:p>
              </table:table-cell>
              <table:table-cell office:value-type="float" office:value="174.642">
                <text:p>174.64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8.7896">
                <text:p>18.7896</text:p>
              </table:table-cell>
              <table:table-cell office:value-type="float" office:value="174.633">
                <text:p>174.6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8.8997">
                <text:p>18.8997</text:p>
              </table:table-cell>
              <table:table-cell office:value-type="float" office:value="174.627">
                <text:p>174.62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9.011">
                <text:p>19.011</text:p>
              </table:table-cell>
              <table:table-cell office:value-type="float" office:value="174.622">
                <text:p>174.62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9.1191">
                <text:p>19.1191</text:p>
              </table:table-cell>
              <table:table-cell office:value-type="float" office:value="174.62">
                <text:p>174.6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9.2295">
                <text:p>19.2295</text:p>
              </table:table-cell>
              <table:table-cell office:value-type="float" office:value="174.62">
                <text:p>174.6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9.3394">
                <text:p>19.3394</text:p>
              </table:table-cell>
              <table:table-cell office:value-type="float" office:value="174.622">
                <text:p>174.62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9.4551">
                <text:p>19.4551</text:p>
              </table:table-cell>
              <table:table-cell office:value-type="float" office:value="174.627">
                <text:p>174.62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9.5691">
                <text:p>19.5691</text:p>
              </table:table-cell>
              <table:table-cell office:value-type="float" office:value="174.633">
                <text:p>174.6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9.6858">
                <text:p>19.6858</text:p>
              </table:table-cell>
              <table:table-cell office:value-type="float" office:value="174.642">
                <text:p>174.64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9.802">
                <text:p>19.802</text:p>
              </table:table-cell>
              <table:table-cell office:value-type="float" office:value="174.653">
                <text:p>174.65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9.9155">
                <text:p>19.9155</text:p>
              </table:table-cell>
              <table:table-cell office:value-type="float" office:value="174.665">
                <text:p>174.66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0.0293">
                <text:p>20.0293</text:p>
              </table:table-cell>
              <table:table-cell office:value-type="float" office:value="174.679">
                <text:p>174.67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0.1426">
                <text:p>20.1426</text:p>
              </table:table-cell>
              <table:table-cell office:value-type="float" office:value="174.693">
                <text:p>174.69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0.2561">
                <text:p>20.2561</text:p>
              </table:table-cell>
              <table:table-cell office:value-type="float" office:value="174.708">
                <text:p>174.7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0.3701">
                <text:p>20.3701</text:p>
              </table:table-cell>
              <table:table-cell office:value-type="float" office:value="174.724">
                <text:p>174.72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0.489">
                <text:p>20.489</text:p>
              </table:table-cell>
              <table:table-cell office:value-type="float" office:value="174.74">
                <text:p>174.7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0.5967">
                <text:p>20.5967</text:p>
              </table:table-cell>
              <table:table-cell office:value-type="float" office:value="174.755">
                <text:p>174.75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0.7034">
                <text:p>20.7034</text:p>
              </table:table-cell>
              <table:table-cell office:value-type="float" office:value="174.769">
                <text:p>174.76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0.8162">
                <text:p>20.8162</text:p>
              </table:table-cell>
              <table:table-cell office:value-type="float" office:value="174.784">
                <text:p>174.78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0.9297">
                <text:p>20.9297</text:p>
              </table:table-cell>
              <table:table-cell office:value-type="float" office:value="174.798">
                <text:p>174.79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1.0391">
                <text:p>21.0391</text:p>
              </table:table-cell>
              <table:table-cell office:value-type="float" office:value="174.81">
                <text:p>174.8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1.1523">
                <text:p>21.1523</text:p>
              </table:table-cell>
              <table:table-cell office:value-type="float" office:value="174.822">
                <text:p>174.82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1.2671">
                <text:p>21.2671</text:p>
              </table:table-cell>
              <table:table-cell office:value-type="float" office:value="174.833">
                <text:p>174.8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1.3826">
                <text:p>21.3826</text:p>
              </table:table-cell>
              <table:table-cell office:value-type="float" office:value="174.843">
                <text:p>174.84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1.5007">
                <text:p>21.5007</text:p>
              </table:table-cell>
              <table:table-cell office:value-type="float" office:value="174.851">
                <text:p>174.85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1.6125">
                <text:p>21.6125</text:p>
              </table:table-cell>
              <table:table-cell office:value-type="float" office:value="174.859">
                <text:p>174.85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1.7275">
                <text:p>21.7275</text:p>
              </table:table-cell>
              <table:table-cell office:value-type="float" office:value="174.865">
                <text:p>174.86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1.8452">
                <text:p>21.8452</text:p>
              </table:table-cell>
              <table:table-cell office:value-type="float" office:value="174.871">
                <text:p>174.87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1.9607">
                <text:p>21.9607</text:p>
              </table:table-cell>
              <table:table-cell office:value-type="float" office:value="174.876">
                <text:p>174.87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2.0781">
                <text:p>22.0781</text:p>
              </table:table-cell>
              <table:table-cell office:value-type="float" office:value="174.883">
                <text:p>174.88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22.1941">
                <text:p>22.1941</text:p>
              </table:table-cell>
              <table:table-cell office:value-type="float" office:value="174.893">
                <text:p>174.89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22.3098">
                <text:p>22.3098</text:p>
              </table:table-cell>
              <table:table-cell office:value-type="float" office:value="174.907">
                <text:p>174.90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22.4243">
                <text:p>22.4243</text:p>
              </table:table-cell>
              <table:table-cell office:value-type="float" office:value="174.927">
                <text:p>174.92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22.5437">
                <text:p>22.5437</text:p>
              </table:table-cell>
              <table:table-cell office:value-type="float" office:value="174.955">
                <text:p>174.95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22.6541">
                <text:p>22.6541</text:p>
              </table:table-cell>
              <table:table-cell office:value-type="float" office:value="174.989">
                <text:p>174.98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22.7634">
                <text:p>22.7634</text:p>
              </table:table-cell>
              <table:table-cell office:value-type="float" office:value="175.03">
                <text:p>175.0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22.8748">
                <text:p>22.8748</text:p>
              </table:table-cell>
              <table:table-cell office:value-type="float" office:value="175.08">
                <text:p>175.0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22.9849">
                <text:p>22.9849</text:p>
              </table:table-cell>
              <table:table-cell office:value-type="float" office:value="175.138">
                <text:p>175.13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23.0969">
                <text:p>23.0969</text:p>
              </table:table-cell>
              <table:table-cell office:value-type="float" office:value="175.205">
                <text:p>175.20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23.2083">
                <text:p>23.2083</text:p>
              </table:table-cell>
              <table:table-cell office:value-type="float" office:value="175.28">
                <text:p>175.2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23.3188">
                <text:p>23.3188</text:p>
              </table:table-cell>
              <table:table-cell office:value-type="float" office:value="175.364">
                <text:p>175.36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23.4297">
                <text:p>23.4297</text:p>
              </table:table-cell>
              <table:table-cell office:value-type="float" office:value="175.455">
                <text:p>175.45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23.543">
                <text:p>23.543</text:p>
              </table:table-cell>
              <table:table-cell office:value-type="float" office:value="175.556">
                <text:p>175.55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3.6541">
                <text:p>23.6541</text:p>
              </table:table-cell>
              <table:table-cell office:value-type="float" office:value="175.662">
                <text:p>175.66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3.7656">
                <text:p>23.7656</text:p>
              </table:table-cell>
              <table:table-cell office:value-type="float" office:value="175.774">
                <text:p>175.77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3.8796">
                <text:p>23.8796</text:p>
              </table:table-cell>
              <table:table-cell office:value-type="float" office:value="175.896">
                <text:p>175.89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3.9915">
                <text:p>23.9915</text:p>
              </table:table-cell>
              <table:table-cell office:value-type="float" office:value="176.021">
                <text:p>176.02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4.1047">
                <text:p>24.1047</text:p>
              </table:table-cell>
              <table:table-cell office:value-type="float" office:value="176.152">
                <text:p>176.15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4.2153">
                <text:p>24.2153</text:p>
              </table:table-cell>
              <table:table-cell office:value-type="float" office:value="176.285">
                <text:p>176.28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4.3245">
                <text:p>24.3245</text:p>
              </table:table-cell>
              <table:table-cell office:value-type="float" office:value="176.42">
                <text:p>176.4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4.4346">
                <text:p>24.4346</text:p>
              </table:table-cell>
              <table:table-cell office:value-type="float" office:value="176.559">
                <text:p>176.55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4.5503">
                <text:p>24.5503</text:p>
              </table:table-cell>
              <table:table-cell office:value-type="float" office:value="176.709">
                <text:p>176.70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4.6594">
                <text:p>24.6594</text:p>
              </table:table-cell>
              <table:table-cell office:value-type="float" office:value="176.853">
                <text:p>176.85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4.7737">
                <text:p>24.7737</text:p>
              </table:table-cell>
              <table:table-cell office:value-type="float" office:value="177.006">
                <text:p>177.00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4.8887">
                <text:p>24.8887</text:p>
              </table:table-cell>
              <table:table-cell office:value-type="float" office:value="177.163">
                <text:p>177.16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5.0029">
                <text:p>25.0029</text:p>
              </table:table-cell>
              <table:table-cell office:value-type="float" office:value="177.32">
                <text:p>177.3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5.1187">
                <text:p>25.1187</text:p>
              </table:table-cell>
              <table:table-cell office:value-type="float" office:value="177.48">
                <text:p>177.4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5.2329">
                <text:p>25.2329</text:p>
              </table:table-cell>
              <table:table-cell office:value-type="float" office:value="177.639">
                <text:p>177.63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5.3503">
                <text:p>25.3503</text:p>
              </table:table-cell>
              <table:table-cell office:value-type="float" office:value="177.804">
                <text:p>177.80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5.4622">
                <text:p>25.4622</text:p>
              </table:table-cell>
              <table:table-cell office:value-type="float" office:value="177.961">
                <text:p>177.96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5.5664">
                <text:p>25.5664</text:p>
              </table:table-cell>
              <table:table-cell office:value-type="float" office:value="178.108">
                <text:p>178.10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5.6973">
                <text:p>25.6973</text:p>
              </table:table-cell>
              <table:table-cell office:value-type="float" office:value="178.293">
                <text:p>178.29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5.8132">
                <text:p>25.8132</text:p>
              </table:table-cell>
              <table:table-cell office:value-type="float" office:value="178.458">
                <text:p>178.45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5.9292">
                <text:p>25.9292</text:p>
              </table:table-cell>
              <table:table-cell office:value-type="float" office:value="178.622">
                <text:p>178.62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6.0581">
                <text:p>26.0581</text:p>
              </table:table-cell>
              <table:table-cell office:value-type="float" office:value="178.804">
                <text:p>178.80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6.1873">
                <text:p>26.1873</text:p>
              </table:table-cell>
              <table:table-cell office:value-type="float" office:value="178.987">
                <text:p>178.98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6.3049">
                <text:p>26.3049</text:p>
              </table:table-cell>
              <table:table-cell office:value-type="float" office:value="179.153">
                <text:p>179.15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6.4243">
                <text:p>26.4243</text:p>
              </table:table-cell>
              <table:table-cell office:value-type="float" office:value="179.321">
                <text:p>179.32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6.5374">
                <text:p>26.5374</text:p>
              </table:table-cell>
              <table:table-cell office:value-type="float" office:value="179.48">
                <text:p>179.4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6.6575">
                <text:p>26.6575</text:p>
              </table:table-cell>
              <table:table-cell office:value-type="float" office:value="179.648">
                <text:p>179.64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6.7822">
                <text:p>26.7822</text:p>
              </table:table-cell>
              <table:table-cell office:value-type="float" office:value="179.823">
                <text:p>179.82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6.9031">
                <text:p>26.9031</text:p>
              </table:table-cell>
              <table:table-cell office:value-type="float" office:value="179.991">
                <text:p>179.99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7.0261">
                <text:p>27.0261</text:p>
              </table:table-cell>
              <table:table-cell office:value-type="float" office:value="180.161">
                <text:p>180.16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7.1494">
                <text:p>27.1494</text:p>
              </table:table-cell>
              <table:table-cell office:value-type="float" office:value="180.332">
                <text:p>180.33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7.2747">
                <text:p>27.2747</text:p>
              </table:table-cell>
              <table:table-cell office:value-type="float" office:value="180.505">
                <text:p>180.50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7.4038">
                <text:p>27.4038</text:p>
              </table:table-cell>
              <table:table-cell office:value-type="float" office:value="180.682">
                <text:p>180.68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7.5332">
                <text:p>27.5332</text:p>
              </table:table-cell>
              <table:table-cell office:value-type="float" office:value="180.858">
                <text:p>180.85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7.6621">
                <text:p>27.6621</text:p>
              </table:table-cell>
              <table:table-cell office:value-type="float" office:value="181.033">
                <text:p>181.03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7.7795">
                <text:p>27.7795</text:p>
              </table:table-cell>
              <table:table-cell office:value-type="float" office:value="181.192">
                <text:p>181.19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7.8811">
                <text:p>27.8811</text:p>
              </table:table-cell>
              <table:table-cell office:value-type="float" office:value="181.328">
                <text:p>181.32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7.9849">
                <text:p>27.9849</text:p>
              </table:table-cell>
              <table:table-cell office:value-type="float" office:value="181.468">
                <text:p>181.46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8.0979">
                <text:p>28.0979</text:p>
              </table:table-cell>
              <table:table-cell office:value-type="float" office:value="181.619">
                <text:p>181.61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8.2131">
                <text:p>28.2131</text:p>
              </table:table-cell>
              <table:table-cell office:value-type="float" office:value="181.772">
                <text:p>181.77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8.3296">
                <text:p>28.3296</text:p>
              </table:table-cell>
              <table:table-cell office:value-type="float" office:value="181.925">
                <text:p>181.92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8.4453">
                <text:p>28.4453</text:p>
              </table:table-cell>
              <table:table-cell office:value-type="float" office:value="182.078">
                <text:p>182.07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8.563">
                <text:p>28.563</text:p>
              </table:table-cell>
              <table:table-cell office:value-type="float" office:value="182.231">
                <text:p>182.23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8.6775">
                <text:p>28.6775</text:p>
              </table:table-cell>
              <table:table-cell office:value-type="float" office:value="182.38">
                <text:p>182.3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8.7954">
                <text:p>28.7954</text:p>
              </table:table-cell>
              <table:table-cell office:value-type="float" office:value="182.533">
                <text:p>182.53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8.9116">
                <text:p>28.9116</text:p>
              </table:table-cell>
              <table:table-cell office:value-type="float" office:value="182.682">
                <text:p>182.68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9.0251">
                <text:p>29.0251</text:p>
              </table:table-cell>
              <table:table-cell office:value-type="float" office:value="182.827">
                <text:p>182.82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9.1396">
                <text:p>29.1396</text:p>
              </table:table-cell>
              <table:table-cell office:value-type="float" office:value="182.973">
                <text:p>182.97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9.2544">
                <text:p>29.2544</text:p>
              </table:table-cell>
              <table:table-cell office:value-type="float" office:value="183.118">
                <text:p>183.11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9.3701">
                <text:p>29.3701</text:p>
              </table:table-cell>
              <table:table-cell office:value-type="float" office:value="183.264">
                <text:p>183.26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9.4839">
                <text:p>29.4839</text:p>
              </table:table-cell>
              <table:table-cell office:value-type="float" office:value="183.406">
                <text:p>183.40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9.5977">
                <text:p>29.5977</text:p>
              </table:table-cell>
              <table:table-cell office:value-type="float" office:value="183.547">
                <text:p>183.54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9.7117">
                <text:p>29.7117</text:p>
              </table:table-cell>
              <table:table-cell office:value-type="float" office:value="183.689">
                <text:p>183.68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9.8259">
                <text:p>29.8259</text:p>
              </table:table-cell>
              <table:table-cell office:value-type="float" office:value="183.83">
                <text:p>183.8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9.9414">
                <text:p>29.9414</text:p>
              </table:table-cell>
              <table:table-cell office:value-type="float" office:value="183.972">
                <text:p>183.97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0.0554">
                <text:p>30.0554</text:p>
              </table:table-cell>
              <table:table-cell office:value-type="float" office:value="184.112">
                <text:p>184.11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0.1694">
                <text:p>30.1694</text:p>
              </table:table-cell>
              <table:table-cell office:value-type="float" office:value="184.251">
                <text:p>184.25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0.2881">
                <text:p>30.2881</text:p>
              </table:table-cell>
              <table:table-cell office:value-type="float" office:value="184.395">
                <text:p>184.39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0.3999">
                <text:p>30.3999</text:p>
              </table:table-cell>
              <table:table-cell office:value-type="float" office:value="184.531">
                <text:p>184.53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0.5266">
                <text:p>30.5266</text:p>
              </table:table-cell>
              <table:table-cell office:value-type="float" office:value="184.684">
                <text:p>184.68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0.646">
                <text:p>30.646</text:p>
              </table:table-cell>
              <table:table-cell office:value-type="float" office:value="184.827">
                <text:p>184.82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0.7583">
                <text:p>30.7583</text:p>
              </table:table-cell>
              <table:table-cell office:value-type="float" office:value="184.962">
                <text:p>184.96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0.8745">
                <text:p>30.8745</text:p>
              </table:table-cell>
              <table:table-cell office:value-type="float" office:value="185.101">
                <text:p>185.10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0.9839">
                <text:p>30.9839</text:p>
              </table:table-cell>
              <table:table-cell office:value-type="float" office:value="185.231">
                <text:p>185.23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1.0928">
                <text:p>31.0928</text:p>
              </table:table-cell>
              <table:table-cell office:value-type="float" office:value="185.361">
                <text:p>185.36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1.2046">
                <text:p>31.2046</text:p>
              </table:table-cell>
              <table:table-cell office:value-type="float" office:value="185.493">
                <text:p>185.49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1.3167">
                <text:p>31.3167</text:p>
              </table:table-cell>
              <table:table-cell office:value-type="float" office:value="185.625">
                <text:p>185.62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1.428">
                <text:p>31.428</text:p>
              </table:table-cell>
              <table:table-cell office:value-type="float" office:value="185.756">
                <text:p>185.75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1.5386">
                <text:p>31.5386</text:p>
              </table:table-cell>
              <table:table-cell office:value-type="float" office:value="185.886">
                <text:p>185.88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1.6475">
                <text:p>31.6475</text:p>
              </table:table-cell>
              <table:table-cell office:value-type="float" office:value="186.013">
                <text:p>186.01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1.7542">
                <text:p>31.7542</text:p>
              </table:table-cell>
              <table:table-cell office:value-type="float" office:value="186.137">
                <text:p>186.13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1.8621">
                <text:p>31.8621</text:p>
              </table:table-cell>
              <table:table-cell office:value-type="float" office:value="186.262">
                <text:p>186.26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1.9709">
                <text:p>31.9709</text:p>
              </table:table-cell>
              <table:table-cell office:value-type="float" office:value="186.388">
                <text:p>186.38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2.0774">
                <text:p>32.0774</text:p>
              </table:table-cell>
              <table:table-cell office:value-type="float" office:value="186.511">
                <text:p>186.51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2.1887">
                <text:p>32.1887</text:p>
              </table:table-cell>
              <table:table-cell office:value-type="float" office:value="186.639">
                <text:p>186.63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2.3145">
                <text:p>32.3145</text:p>
              </table:table-cell>
              <table:table-cell office:value-type="float" office:value="186.783">
                <text:p>186.78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2.4294">
                <text:p>32.4294</text:p>
              </table:table-cell>
              <table:table-cell office:value-type="float" office:value="186.914">
                <text:p>186.91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2.5474">
                <text:p>32.5474</text:p>
              </table:table-cell>
              <table:table-cell office:value-type="float" office:value="187.048">
                <text:p>187.04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2.6616">
                <text:p>32.6616</text:p>
              </table:table-cell>
              <table:table-cell office:value-type="float" office:value="187.178">
                <text:p>187.17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2.7712">
                <text:p>32.7712</text:p>
              </table:table-cell>
              <table:table-cell office:value-type="float" office:value="187.301">
                <text:p>187.30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2.8801">
                <text:p>32.8801</text:p>
              </table:table-cell>
              <table:table-cell office:value-type="float" office:value="187.424">
                <text:p>187.42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2.989">
                <text:p>32.989</text:p>
              </table:table-cell>
              <table:table-cell office:value-type="float" office:value="187.546">
                <text:p>187.54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3.0957">
                <text:p>33.0957</text:p>
              </table:table-cell>
              <table:table-cell office:value-type="float" office:value="187.665">
                <text:p>187.66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3.2026">
                <text:p>33.2026</text:p>
              </table:table-cell>
              <table:table-cell office:value-type="float" office:value="187.784">
                <text:p>187.78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3.311">
                <text:p>33.311</text:p>
              </table:table-cell>
              <table:table-cell office:value-type="float" office:value="187.905">
                <text:p>187.90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3.4209">
                <text:p>33.4209</text:p>
              </table:table-cell>
              <table:table-cell office:value-type="float" office:value="188.026">
                <text:p>188.02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3.5288">
                <text:p>33.5288</text:p>
              </table:table-cell>
              <table:table-cell office:value-type="float" office:value="188.145">
                <text:p>188.14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3.6365">
                <text:p>33.6365</text:p>
              </table:table-cell>
              <table:table-cell office:value-type="float" office:value="188.261">
                <text:p>188.26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3.7432">
                <text:p>33.7432</text:p>
              </table:table-cell>
              <table:table-cell office:value-type="float" office:value="188.375">
                <text:p>188.37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3.8499">
                <text:p>33.8499</text:p>
              </table:table-cell>
              <table:table-cell office:value-type="float" office:value="188.485">
                <text:p>188.48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3.957">
                <text:p>33.957</text:p>
              </table:table-cell>
              <table:table-cell office:value-type="float" office:value="188.593">
                <text:p>188.59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4.0688">
                <text:p>34.0688</text:p>
              </table:table-cell>
              <table:table-cell office:value-type="float" office:value="188.701">
                <text:p>188.70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4.1819">
                <text:p>34.1819</text:p>
              </table:table-cell>
              <table:table-cell office:value-type="float" office:value="188.805">
                <text:p>188.80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4.2954">
                <text:p>34.2954</text:p>
              </table:table-cell>
              <table:table-cell office:value-type="float" office:value="188.903">
                <text:p>188.90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4.4089">
                <text:p>34.4089</text:p>
              </table:table-cell>
              <table:table-cell office:value-type="float" office:value="188.995">
                <text:p>188.99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4.5249">
                <text:p>34.5249</text:p>
              </table:table-cell>
              <table:table-cell office:value-type="float" office:value="189.082">
                <text:p>189.08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4.6431">
                <text:p>34.6431</text:p>
              </table:table-cell>
              <table:table-cell office:value-type="float" office:value="189.162">
                <text:p>189.16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4.7505">
                <text:p>34.7505</text:p>
              </table:table-cell>
              <table:table-cell office:value-type="float" office:value="189.227">
                <text:p>189.22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4.8579">
                <text:p>34.8579</text:p>
              </table:table-cell>
              <table:table-cell office:value-type="float" office:value="189.285">
                <text:p>189.28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4.9675">
                <text:p>34.9675</text:p>
              </table:table-cell>
              <table:table-cell office:value-type="float" office:value="189.336">
                <text:p>189.33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5.0757">
                <text:p>35.0757</text:p>
              </table:table-cell>
              <table:table-cell office:value-type="float" office:value="189.38">
                <text:p>189.3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5.1882">
                <text:p>35.1882</text:p>
              </table:table-cell>
              <table:table-cell office:value-type="float" office:value="189.418">
                <text:p>189.41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5.3015">
                <text:p>35.3015</text:p>
              </table:table-cell>
              <table:table-cell office:value-type="float" office:value="189.45">
                <text:p>189.4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5.4141">
                <text:p>35.4141</text:p>
              </table:table-cell>
              <table:table-cell office:value-type="float" office:value="189.475">
                <text:p>189.47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5.5327">
                <text:p>35.5327</text:p>
              </table:table-cell>
              <table:table-cell office:value-type="float" office:value="189.494">
                <text:p>189.49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5.6409">
                <text:p>35.6409</text:p>
              </table:table-cell>
              <table:table-cell office:value-type="float" office:value="189.507">
                <text:p>189.50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5.7517">
                <text:p>35.7517</text:p>
              </table:table-cell>
              <table:table-cell office:value-type="float" office:value="189.516">
                <text:p>189.51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5.8677">
                <text:p>35.8677</text:p>
              </table:table-cell>
              <table:table-cell office:value-type="float" office:value="189.521">
                <text:p>189.52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5.9736">
                <text:p>35.9736</text:p>
              </table:table-cell>
              <table:table-cell office:value-type="float" office:value="189.523">
                <text:p>189.52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6.0852">
                <text:p>36.0852</text:p>
              </table:table-cell>
              <table:table-cell office:value-type="float" office:value="189.523">
                <text:p>189.52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6.1953">
                <text:p>36.1953</text:p>
              </table:table-cell>
              <table:table-cell office:value-type="float" office:value="189.522">
                <text:p>189.52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6.3035">
                <text:p>36.3035</text:p>
              </table:table-cell>
              <table:table-cell office:value-type="float" office:value="189.519">
                <text:p>189.51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6.4121">
                <text:p>36.4121</text:p>
              </table:table-cell>
              <table:table-cell office:value-type="float" office:value="189.517">
                <text:p>189.51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6.5298">
                <text:p>36.5298</text:p>
              </table:table-cell>
              <table:table-cell office:value-type="float" office:value="189.514">
                <text:p>189.51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6.6472">
                <text:p>36.6472</text:p>
              </table:table-cell>
              <table:table-cell office:value-type="float" office:value="189.513">
                <text:p>189.51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6.7588">
                <text:p>36.7588</text:p>
              </table:table-cell>
              <table:table-cell office:value-type="float" office:value="189.512">
                <text:p>189.51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6.8728">
                <text:p>36.8728</text:p>
              </table:table-cell>
              <table:table-cell office:value-type="float" office:value="189.513">
                <text:p>189.51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6.9883">
                <text:p>36.9883</text:p>
              </table:table-cell>
              <table:table-cell office:value-type="float" office:value="189.517">
                <text:p>189.51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7.1008">
                <text:p>37.1008</text:p>
              </table:table-cell>
              <table:table-cell office:value-type="float" office:value="189.522">
                <text:p>189.52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7.2314">
                <text:p>37.2314</text:p>
              </table:table-cell>
              <table:table-cell office:value-type="float" office:value="189.531">
                <text:p>189.53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7.3613">
                <text:p>37.3613</text:p>
              </table:table-cell>
              <table:table-cell office:value-type="float" office:value="189.543">
                <text:p>189.54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7.4714">
                <text:p>37.4714</text:p>
              </table:table-cell>
              <table:table-cell office:value-type="float" office:value="189.556">
                <text:p>189.55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7.5815">
                <text:p>37.5815</text:p>
              </table:table-cell>
              <table:table-cell office:value-type="float" office:value="189.57">
                <text:p>189.5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7.7002">
                <text:p>37.7002</text:p>
              </table:table-cell>
              <table:table-cell office:value-type="float" office:value="189.588">
                <text:p>189.58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7.8103">
                <text:p>37.8103</text:p>
              </table:table-cell>
              <table:table-cell office:value-type="float" office:value="189.605">
                <text:p>189.60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7.9199">
                <text:p>37.9199</text:p>
              </table:table-cell>
              <table:table-cell office:value-type="float" office:value="189.624">
                <text:p>189.62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8.0356">
                <text:p>38.0356</text:p>
              </table:table-cell>
              <table:table-cell office:value-type="float" office:value="189.645">
                <text:p>189.64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8.1533">
                <text:p>38.1533</text:p>
              </table:table-cell>
              <table:table-cell office:value-type="float" office:value="189.666">
                <text:p>189.66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8.2676">
                <text:p>38.2676</text:p>
              </table:table-cell>
              <table:table-cell office:value-type="float" office:value="189.687">
                <text:p>189.68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8.3821">
                <text:p>38.3821</text:p>
              </table:table-cell>
              <table:table-cell office:value-type="float" office:value="189.708">
                <text:p>189.70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8.4946">
                <text:p>38.4946</text:p>
              </table:table-cell>
              <table:table-cell office:value-type="float" office:value="189.729">
                <text:p>189.72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8.6064">
                <text:p>38.6064</text:p>
              </table:table-cell>
              <table:table-cell office:value-type="float" office:value="189.748">
                <text:p>189.74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8.7263">
                <text:p>38.7263</text:p>
              </table:table-cell>
              <table:table-cell office:value-type="float" office:value="189.767">
                <text:p>189.76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8.8342">
                <text:p>38.8342</text:p>
              </table:table-cell>
              <table:table-cell office:value-type="float" office:value="189.784">
                <text:p>189.78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8.9419">
                <text:p>38.9419</text:p>
              </table:table-cell>
              <table:table-cell office:value-type="float" office:value="189.798">
                <text:p>189.79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9.0496">
                <text:p>39.0496</text:p>
              </table:table-cell>
              <table:table-cell office:value-type="float" office:value="189.812">
                <text:p>189.81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9.158">
                <text:p>39.158</text:p>
              </table:table-cell>
              <table:table-cell office:value-type="float" office:value="189.824">
                <text:p>189.82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9.2651">
                <text:p>39.2651</text:p>
              </table:table-cell>
              <table:table-cell office:value-type="float" office:value="189.834">
                <text:p>189.83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9.374">
                <text:p>39.374</text:p>
              </table:table-cell>
              <table:table-cell office:value-type="float" office:value="189.843">
                <text:p>189.84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9.4807">
                <text:p>39.4807</text:p>
              </table:table-cell>
              <table:table-cell office:value-type="float" office:value="189.85">
                <text:p>189.8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9.5891">
                <text:p>39.5891</text:p>
              </table:table-cell>
              <table:table-cell office:value-type="float" office:value="189.856">
                <text:p>189.85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9.698">
                <text:p>39.698</text:p>
              </table:table-cell>
              <table:table-cell office:value-type="float" office:value="189.86">
                <text:p>189.8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9.8054">
                <text:p>39.8054</text:p>
              </table:table-cell>
              <table:table-cell office:value-type="float" office:value="189.863">
                <text:p>189.86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9.9136">
                <text:p>39.9136</text:p>
              </table:table-cell>
              <table:table-cell office:value-type="float" office:value="189.865">
                <text:p>189.86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0.0208">
                <text:p>40.0208</text:p>
              </table:table-cell>
              <table:table-cell office:value-type="float" office:value="189.865">
                <text:p>189.86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0.1279">
                <text:p>40.1279</text:p>
              </table:table-cell>
              <table:table-cell office:value-type="float" office:value="189.865">
                <text:p>189.86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0.2351">
                <text:p>40.2351</text:p>
              </table:table-cell>
              <table:table-cell office:value-type="float" office:value="189.865">
                <text:p>189.86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0.3428">
                <text:p>40.3428</text:p>
              </table:table-cell>
              <table:table-cell office:value-type="float" office:value="189.863">
                <text:p>189.86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0.4519">
                <text:p>40.4519</text:p>
              </table:table-cell>
              <table:table-cell office:value-type="float" office:value="189.862">
                <text:p>189.86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0.5637">
                <text:p>40.5637</text:p>
              </table:table-cell>
              <table:table-cell office:value-type="float" office:value="189.86">
                <text:p>189.8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0.6768">
                <text:p>40.6768</text:p>
              </table:table-cell>
              <table:table-cell office:value-type="float" office:value="189.858">
                <text:p>189.85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0.7917">
                <text:p>40.7917</text:p>
              </table:table-cell>
              <table:table-cell office:value-type="float" office:value="189.856">
                <text:p>189.85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0.8989">
                <text:p>40.8989</text:p>
              </table:table-cell>
              <table:table-cell office:value-type="float" office:value="189.855">
                <text:p>189.85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1.0061">
                <text:p>41.0061</text:p>
              </table:table-cell>
              <table:table-cell office:value-type="float" office:value="189.854">
                <text:p>189.85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1.1143">
                <text:p>41.1143</text:p>
              </table:table-cell>
              <table:table-cell office:value-type="float" office:value="189.853">
                <text:p>189.85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1.2263">
                <text:p>41.2263</text:p>
              </table:table-cell>
              <table:table-cell office:value-type="float" office:value="189.853">
                <text:p>189.85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1.3391">
                <text:p>41.3391</text:p>
              </table:table-cell>
              <table:table-cell office:value-type="float" office:value="189.854">
                <text:p>189.85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1.4539">
                <text:p>41.4539</text:p>
              </table:table-cell>
              <table:table-cell office:value-type="float" office:value="189.855">
                <text:p>189.85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1.5637">
                <text:p>41.5637</text:p>
              </table:table-cell>
              <table:table-cell office:value-type="float" office:value="189.857">
                <text:p>189.85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1.6707">
                <text:p>41.6707</text:p>
              </table:table-cell>
              <table:table-cell office:value-type="float" office:value="189.859">
                <text:p>189.85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1.78">
                <text:p>41.78</text:p>
              </table:table-cell>
              <table:table-cell office:value-type="float" office:value="189.863">
                <text:p>189.86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1.8943">
                <text:p>41.8943</text:p>
              </table:table-cell>
              <table:table-cell office:value-type="float" office:value="189.867">
                <text:p>189.86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2.0078">
                <text:p>42.0078</text:p>
              </table:table-cell>
              <table:table-cell office:value-type="float" office:value="189.871">
                <text:p>189.87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2.1213">
                <text:p>42.1213</text:p>
              </table:table-cell>
              <table:table-cell office:value-type="float" office:value="189.876">
                <text:p>189.87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2.2349">
                <text:p>42.2349</text:p>
              </table:table-cell>
              <table:table-cell office:value-type="float" office:value="189.882">
                <text:p>189.88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2.3484">
                <text:p>42.3484</text:p>
              </table:table-cell>
              <table:table-cell office:value-type="float" office:value="189.887">
                <text:p>189.88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2.4631">
                <text:p>42.4631</text:p>
              </table:table-cell>
              <table:table-cell office:value-type="float" office:value="189.893">
                <text:p>189.89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2.584">
                <text:p>42.584</text:p>
              </table:table-cell>
              <table:table-cell office:value-type="float" office:value="189.9">
                <text:p>189.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2.6953">
                <text:p>42.6953</text:p>
              </table:table-cell>
              <table:table-cell office:value-type="float" office:value="189.906">
                <text:p>189.90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2.8101">
                <text:p>42.8101</text:p>
              </table:table-cell>
              <table:table-cell office:value-type="float" office:value="189.912">
                <text:p>189.91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2.9189">
                <text:p>42.9189</text:p>
              </table:table-cell>
              <table:table-cell office:value-type="float" office:value="189.917">
                <text:p>189.91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3.0283">
                <text:p>43.0283</text:p>
              </table:table-cell>
              <table:table-cell office:value-type="float" office:value="189.922">
                <text:p>189.92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3.1382">
                <text:p>43.1382</text:p>
              </table:table-cell>
              <table:table-cell office:value-type="float" office:value="189.927">
                <text:p>189.92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3.2485">
                <text:p>43.2485</text:p>
              </table:table-cell>
              <table:table-cell office:value-type="float" office:value="189.932">
                <text:p>189.93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3.3577">
                <text:p>43.3577</text:p>
              </table:table-cell>
              <table:table-cell office:value-type="float" office:value="189.936">
                <text:p>189.93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3.4646">
                <text:p>43.4646</text:p>
              </table:table-cell>
              <table:table-cell office:value-type="float" office:value="189.939">
                <text:p>189.93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3.5764">
                <text:p>43.5764</text:p>
              </table:table-cell>
              <table:table-cell office:value-type="float" office:value="189.942">
                <text:p>189.94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3.6948">
                <text:p>43.6948</text:p>
              </table:table-cell>
              <table:table-cell office:value-type="float" office:value="189.945">
                <text:p>189.94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3.8105">
                <text:p>43.8105</text:p>
              </table:table-cell>
              <table:table-cell office:value-type="float" office:value="189.947">
                <text:p>189.94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3.9182">
                <text:p>43.9182</text:p>
              </table:table-cell>
              <table:table-cell office:value-type="float" office:value="189.948">
                <text:p>189.94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4.0276">
                <text:p>44.0276</text:p>
              </table:table-cell>
              <table:table-cell office:value-type="float" office:value="189.949">
                <text:p>189.94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4.1414">
                <text:p>44.1414</text:p>
              </table:table-cell>
              <table:table-cell office:value-type="float" office:value="189.949">
                <text:p>189.94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4.2576">
                <text:p>44.2576</text:p>
              </table:table-cell>
              <table:table-cell office:value-type="float" office:value="189.949">
                <text:p>189.94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4.3755">
                <text:p>44.3755</text:p>
              </table:table-cell>
              <table:table-cell office:value-type="float" office:value="189.948">
                <text:p>189.94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4.4924">
                <text:p>44.4924</text:p>
              </table:table-cell>
              <table:table-cell office:value-type="float" office:value="189.947">
                <text:p>189.94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4.6021">
                <text:p>44.6021</text:p>
              </table:table-cell>
              <table:table-cell office:value-type="float" office:value="189.946">
                <text:p>189.94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4.7134">
                <text:p>44.7134</text:p>
              </table:table-cell>
              <table:table-cell office:value-type="float" office:value="189.944">
                <text:p>189.94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4.8325">
                <text:p>44.8325</text:p>
              </table:table-cell>
              <table:table-cell office:value-type="float" office:value="189.942">
                <text:p>189.94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4.9412">
                <text:p>44.9412</text:p>
              </table:table-cell>
              <table:table-cell office:value-type="float" office:value="189.94">
                <text:p>189.9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5.0515">
                <text:p>45.0515</text:p>
              </table:table-cell>
              <table:table-cell office:value-type="float" office:value="189.937">
                <text:p>189.93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5.1587">
                <text:p>45.1587</text:p>
              </table:table-cell>
              <table:table-cell office:value-type="float" office:value="189.935">
                <text:p>189.93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5.2651">
                <text:p>45.2651</text:p>
              </table:table-cell>
              <table:table-cell office:value-type="float" office:value="189.933">
                <text:p>189.93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5.3738">
                <text:p>45.3738</text:p>
              </table:table-cell>
              <table:table-cell office:value-type="float" office:value="189.931">
                <text:p>189.93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5.4817">
                <text:p>45.4817</text:p>
              </table:table-cell>
              <table:table-cell office:value-type="float" office:value="189.929">
                <text:p>189.92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5.5908">
                <text:p>45.5908</text:p>
              </table:table-cell>
              <table:table-cell office:value-type="float" office:value="189.927">
                <text:p>189.92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5.7002">
                <text:p>45.7002</text:p>
              </table:table-cell>
              <table:table-cell office:value-type="float" office:value="189.925">
                <text:p>189.92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5.813">
                <text:p>45.813</text:p>
              </table:table-cell>
              <table:table-cell office:value-type="float" office:value="189.923">
                <text:p>189.92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5.9258">
                <text:p>45.9258</text:p>
              </table:table-cell>
              <table:table-cell office:value-type="float" office:value="189.921">
                <text:p>189.92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6.0374">
                <text:p>46.0374</text:p>
              </table:table-cell>
              <table:table-cell office:value-type="float" office:value="189.92">
                <text:p>189.9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6.1519">
                <text:p>46.1519</text:p>
              </table:table-cell>
              <table:table-cell office:value-type="float" office:value="189.919">
                <text:p>189.91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6.2659">
                <text:p>46.2659</text:p>
              </table:table-cell>
              <table:table-cell office:value-type="float" office:value="189.918">
                <text:p>189.91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6.3926">
                <text:p>46.3926</text:p>
              </table:table-cell>
              <table:table-cell office:value-type="float" office:value="189.918">
                <text:p>189.91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6.5037">
                <text:p>46.5037</text:p>
              </table:table-cell>
              <table:table-cell office:value-type="float" office:value="189.917">
                <text:p>189.91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6.6116">
                <text:p>46.6116</text:p>
              </table:table-cell>
              <table:table-cell office:value-type="float" office:value="189.917">
                <text:p>189.91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6.7195">
                <text:p>46.7195</text:p>
              </table:table-cell>
              <table:table-cell office:value-type="float" office:value="189.917">
                <text:p>189.91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6.8352">
                <text:p>46.8352</text:p>
              </table:table-cell>
              <table:table-cell office:value-type="float" office:value="189.917">
                <text:p>189.91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6.9419">
                <text:p>46.9419</text:p>
              </table:table-cell>
              <table:table-cell office:value-type="float" office:value="189.917">
                <text:p>189.91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7.05">
                <text:p>47.05</text:p>
              </table:table-cell>
              <table:table-cell office:value-type="float" office:value="189.917">
                <text:p>189.91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7.1587">
                <text:p>47.1587</text:p>
              </table:table-cell>
              <table:table-cell office:value-type="float" office:value="189.917">
                <text:p>189.91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7.2673">
                <text:p>47.2673</text:p>
              </table:table-cell>
              <table:table-cell office:value-type="float" office:value="189.917">
                <text:p>189.91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7.3962">
                <text:p>47.3962</text:p>
              </table:table-cell>
              <table:table-cell office:value-type="float" office:value="189.917">
                <text:p>189.91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7.5205">
                <text:p>47.5205</text:p>
              </table:table-cell>
              <table:table-cell office:value-type="float" office:value="189.917">
                <text:p>189.91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7.6316">
                <text:p>47.6316</text:p>
              </table:table-cell>
              <table:table-cell office:value-type="float" office:value="189.917">
                <text:p>189.91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7.7395">
                <text:p>47.7395</text:p>
              </table:table-cell>
              <table:table-cell office:value-type="float" office:value="189.916">
                <text:p>189.91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7.8501">
                <text:p>47.8501</text:p>
              </table:table-cell>
              <table:table-cell office:value-type="float" office:value="189.915">
                <text:p>189.91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7.9617">
                <text:p>47.9617</text:p>
              </table:table-cell>
              <table:table-cell office:value-type="float" office:value="189.914">
                <text:p>189.91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8.0693">
                <text:p>48.0693</text:p>
              </table:table-cell>
              <table:table-cell office:value-type="float" office:value="189.913">
                <text:p>189.91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8.1765">
                <text:p>48.1765</text:p>
              </table:table-cell>
              <table:table-cell office:value-type="float" office:value="189.912">
                <text:p>189.91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8.2832">
                <text:p>48.2832</text:p>
              </table:table-cell>
              <table:table-cell office:value-type="float" office:value="189.91">
                <text:p>189.9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8.3918">
                <text:p>48.3918</text:p>
              </table:table-cell>
              <table:table-cell office:value-type="float" office:value="189.908">
                <text:p>189.90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8.5007">
                <text:p>48.5007</text:p>
              </table:table-cell>
              <table:table-cell office:value-type="float" office:value="189.906">
                <text:p>189.90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8.6108">
                <text:p>48.6108</text:p>
              </table:table-cell>
              <table:table-cell office:value-type="float" office:value="189.903">
                <text:p>189.90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8.7231">
                <text:p>48.7231</text:p>
              </table:table-cell>
              <table:table-cell office:value-type="float" office:value="189.9">
                <text:p>189.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8.844">
                <text:p>48.844</text:p>
              </table:table-cell>
              <table:table-cell office:value-type="float" office:value="189.897">
                <text:p>189.89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8.9517">
                <text:p>48.9517</text:p>
              </table:table-cell>
              <table:table-cell office:value-type="float" office:value="189.893">
                <text:p>189.89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9.0608">
                <text:p>49.0608</text:p>
              </table:table-cell>
              <table:table-cell office:value-type="float" office:value="189.89">
                <text:p>189.8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9.1694">
                <text:p>49.1694</text:p>
              </table:table-cell>
              <table:table-cell office:value-type="float" office:value="189.886">
                <text:p>189.88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9.2776">
                <text:p>49.2776</text:p>
              </table:table-cell>
              <table:table-cell office:value-type="float" office:value="189.883">
                <text:p>189.88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9.3879">
                <text:p>49.3879</text:p>
              </table:table-cell>
              <table:table-cell office:value-type="float" office:value="189.879">
                <text:p>189.87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9.4983">
                <text:p>49.4983</text:p>
              </table:table-cell>
              <table:table-cell office:value-type="float" office:value="189.875">
                <text:p>189.87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9.6108">
                <text:p>49.6108</text:p>
              </table:table-cell>
              <table:table-cell office:value-type="float" office:value="189.871">
                <text:p>189.87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9.7263">
                <text:p>49.7263</text:p>
              </table:table-cell>
              <table:table-cell office:value-type="float" office:value="189.867">
                <text:p>189.86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9.8374">
                <text:p>49.8374</text:p>
              </table:table-cell>
              <table:table-cell office:value-type="float" office:value="189.863">
                <text:p>189.86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9.9448">
                <text:p>49.9448</text:p>
              </table:table-cell>
              <table:table-cell office:value-type="float" office:value="189.859">
                <text:p>189.85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0.0535">
                <text:p>50.0535</text:p>
              </table:table-cell>
              <table:table-cell office:value-type="float" office:value="189.855">
                <text:p>189.85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0.1633">
                <text:p>50.1633</text:p>
              </table:table-cell>
              <table:table-cell office:value-type="float" office:value="189.851">
                <text:p>189.85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0.2781">
                <text:p>50.2781</text:p>
              </table:table-cell>
              <table:table-cell office:value-type="float" office:value="189.848">
                <text:p>189.84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0.3933">
                <text:p>50.3933</text:p>
              </table:table-cell>
              <table:table-cell office:value-type="float" office:value="189.844">
                <text:p>189.84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0.511">
                <text:p>50.511</text:p>
              </table:table-cell>
              <table:table-cell office:value-type="float" office:value="189.841">
                <text:p>189.84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0.6252">
                <text:p>50.6252</text:p>
              </table:table-cell>
              <table:table-cell office:value-type="float" office:value="189.838">
                <text:p>189.83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0.7375">
                <text:p>50.7375</text:p>
              </table:table-cell>
              <table:table-cell office:value-type="float" office:value="189.835">
                <text:p>189.83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0.8591">
                <text:p>50.8591</text:p>
              </table:table-cell>
              <table:table-cell office:value-type="float" office:value="189.832">
                <text:p>189.83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0.9766">
                <text:p>50.9766</text:p>
              </table:table-cell>
              <table:table-cell office:value-type="float" office:value="189.83">
                <text:p>189.8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1.0952">
                <text:p>51.0952</text:p>
              </table:table-cell>
              <table:table-cell office:value-type="float" office:value="189.827">
                <text:p>189.82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1.217">
                <text:p>51.217</text:p>
              </table:table-cell>
              <table:table-cell office:value-type="float" office:value="189.825">
                <text:p>189.82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1.332">
                <text:p>51.332</text:p>
              </table:table-cell>
              <table:table-cell office:value-type="float" office:value="189.823">
                <text:p>189.82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1.4512">
                <text:p>51.4512</text:p>
              </table:table-cell>
              <table:table-cell office:value-type="float" office:value="189.821">
                <text:p>189.82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1.564">
                <text:p>51.564</text:p>
              </table:table-cell>
              <table:table-cell office:value-type="float" office:value="189.819">
                <text:p>189.81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1.6733">
                <text:p>51.6733</text:p>
              </table:table-cell>
              <table:table-cell office:value-type="float" office:value="189.817">
                <text:p>189.81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1.7859">
                <text:p>51.7859</text:p>
              </table:table-cell>
              <table:table-cell office:value-type="float" office:value="189.815">
                <text:p>189.81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1.8965">
                <text:p>51.8965</text:p>
              </table:table-cell>
              <table:table-cell office:value-type="float" office:value="189.814">
                <text:p>189.81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2.0085">
                <text:p>52.0085</text:p>
              </table:table-cell>
              <table:table-cell office:value-type="float" office:value="189.812">
                <text:p>189.81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2.1204">
                <text:p>52.1204</text:p>
              </table:table-cell>
              <table:table-cell office:value-type="float" office:value="189.81">
                <text:p>189.8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2.2375">
                <text:p>52.2375</text:p>
              </table:table-cell>
              <table:table-cell office:value-type="float" office:value="189.807">
                <text:p>189.80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2.353">
                <text:p>52.353</text:p>
              </table:table-cell>
              <table:table-cell office:value-type="float" office:value="189.805">
                <text:p>189.80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2.4739">
                <text:p>52.4739</text:p>
              </table:table-cell>
              <table:table-cell office:value-type="float" office:value="189.802">
                <text:p>189.80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2.5962">
                <text:p>52.5962</text:p>
              </table:table-cell>
              <table:table-cell office:value-type="float" office:value="189.799">
                <text:p>189.79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2.7188">
                <text:p>52.7188</text:p>
              </table:table-cell>
              <table:table-cell office:value-type="float" office:value="189.796">
                <text:p>189.79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2.8428">
                <text:p>52.8428</text:p>
              </table:table-cell>
              <table:table-cell office:value-type="float" office:value="189.792">
                <text:p>189.79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2.9507">
                <text:p>52.9507</text:p>
              </table:table-cell>
              <table:table-cell office:value-type="float" office:value="189.789">
                <text:p>189.78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3.0669">
                <text:p>53.0669</text:p>
              </table:table-cell>
              <table:table-cell office:value-type="float" office:value="189.786">
                <text:p>189.78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3.1858">
                <text:p>53.1858</text:p>
              </table:table-cell>
              <table:table-cell office:value-type="float" office:value="189.782">
                <text:p>189.78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3.303">
                <text:p>53.303</text:p>
              </table:table-cell>
              <table:table-cell office:value-type="float" office:value="189.778">
                <text:p>189.77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3.417">
                <text:p>53.417</text:p>
              </table:table-cell>
              <table:table-cell office:value-type="float" office:value="189.774">
                <text:p>189.77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3.5312">
                <text:p>53.5312</text:p>
              </table:table-cell>
              <table:table-cell office:value-type="float" office:value="189.77">
                <text:p>189.7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3.6462">
                <text:p>53.6462</text:p>
              </table:table-cell>
              <table:table-cell office:value-type="float" office:value="189.766">
                <text:p>189.76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3.7603">
                <text:p>53.7603</text:p>
              </table:table-cell>
              <table:table-cell office:value-type="float" office:value="189.762">
                <text:p>189.76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3.8774">
                <text:p>53.8774</text:p>
              </table:table-cell>
              <table:table-cell office:value-type="float" office:value="189.758">
                <text:p>189.75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3.9934">
                <text:p>53.9934</text:p>
              </table:table-cell>
              <table:table-cell office:value-type="float" office:value="189.753">
                <text:p>189.75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4.1111">
                <text:p>54.1111</text:p>
              </table:table-cell>
              <table:table-cell office:value-type="float" office:value="189.749">
                <text:p>189.74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4.2273">
                <text:p>54.2273</text:p>
              </table:table-cell>
              <table:table-cell office:value-type="float" office:value="189.744">
                <text:p>189.74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4.3403">
                <text:p>54.3403</text:p>
              </table:table-cell>
              <table:table-cell office:value-type="float" office:value="189.74">
                <text:p>189.7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4.4563">
                <text:p>54.4563</text:p>
              </table:table-cell>
              <table:table-cell office:value-type="float" office:value="189.736">
                <text:p>189.73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4.5659">
                <text:p>54.5659</text:p>
              </table:table-cell>
              <table:table-cell office:value-type="float" office:value="189.732">
                <text:p>189.73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4.6794">
                <text:p>54.6794</text:p>
              </table:table-cell>
              <table:table-cell office:value-type="float" office:value="189.728">
                <text:p>189.72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4.79">
                <text:p>54.79</text:p>
              </table:table-cell>
              <table:table-cell office:value-type="float" office:value="189.724">
                <text:p>189.72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4.9062">
                <text:p>54.9062</text:p>
              </table:table-cell>
              <table:table-cell office:value-type="float" office:value="189.72">
                <text:p>189.7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5.0181">
                <text:p>55.0181</text:p>
              </table:table-cell>
              <table:table-cell office:value-type="float" office:value="189.717">
                <text:p>189.71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5.1338">
                <text:p>55.1338</text:p>
              </table:table-cell>
              <table:table-cell office:value-type="float" office:value="189.713">
                <text:p>189.71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5.2505">
                <text:p>55.2505</text:p>
              </table:table-cell>
              <table:table-cell office:value-type="float" office:value="189.709">
                <text:p>189.70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5.3589">
                <text:p>55.3589</text:p>
              </table:table-cell>
              <table:table-cell office:value-type="float" office:value="189.706">
                <text:p>189.70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5.4722">
                <text:p>55.4722</text:p>
              </table:table-cell>
              <table:table-cell office:value-type="float" office:value="189.702">
                <text:p>189.70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5.5833">
                <text:p>55.5833</text:p>
              </table:table-cell>
              <table:table-cell office:value-type="float" office:value="189.699">
                <text:p>189.69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5.7029">
                <text:p>55.7029</text:p>
              </table:table-cell>
              <table:table-cell office:value-type="float" office:value="189.695">
                <text:p>189.69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5.8235">
                <text:p>55.8235</text:p>
              </table:table-cell>
              <table:table-cell office:value-type="float" office:value="189.691">
                <text:p>189.69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5.9402">
                <text:p>55.9402</text:p>
              </table:table-cell>
              <table:table-cell office:value-type="float" office:value="189.688">
                <text:p>189.68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6.0559">
                <text:p>56.0559</text:p>
              </table:table-cell>
              <table:table-cell office:value-type="float" office:value="189.684">
                <text:p>189.68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6.1714">
                <text:p>56.1714</text:p>
              </table:table-cell>
              <table:table-cell office:value-type="float" office:value="189.681">
                <text:p>189.68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6.2852">
                <text:p>56.2852</text:p>
              </table:table-cell>
              <table:table-cell office:value-type="float" office:value="189.678">
                <text:p>189.67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6.3999">
                <text:p>56.3999</text:p>
              </table:table-cell>
              <table:table-cell office:value-type="float" office:value="189.674">
                <text:p>189.67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6.5142">
                <text:p>56.5142</text:p>
              </table:table-cell>
              <table:table-cell office:value-type="float" office:value="189.671">
                <text:p>189.67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6.6274">
                <text:p>56.6274</text:p>
              </table:table-cell>
              <table:table-cell office:value-type="float" office:value="189.668">
                <text:p>189.66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6.748">
                <text:p>56.748</text:p>
              </table:table-cell>
              <table:table-cell office:value-type="float" office:value="189.664">
                <text:p>189.66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6.866">
                <text:p>56.866</text:p>
              </table:table-cell>
              <table:table-cell office:value-type="float" office:value="189.661">
                <text:p>189.66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6.9893">
                <text:p>56.9893</text:p>
              </table:table-cell>
              <table:table-cell office:value-type="float" office:value="189.657">
                <text:p>189.65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7.1089">
                <text:p>57.1089</text:p>
              </table:table-cell>
              <table:table-cell office:value-type="float" office:value="189.654">
                <text:p>189.65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7.2251">
                <text:p>57.2251</text:p>
              </table:table-cell>
              <table:table-cell office:value-type="float" office:value="189.651">
                <text:p>189.65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7.343">
                <text:p>57.343</text:p>
              </table:table-cell>
              <table:table-cell office:value-type="float" office:value="189.647">
                <text:p>189.64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7.4563">
                <text:p>57.4563</text:p>
              </table:table-cell>
              <table:table-cell office:value-type="float" office:value="189.644">
                <text:p>189.64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7.571">
                <text:p>57.571</text:p>
              </table:table-cell>
              <table:table-cell office:value-type="float" office:value="189.641">
                <text:p>189.64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7.679">
                <text:p>57.679</text:p>
              </table:table-cell>
              <table:table-cell office:value-type="float" office:value="189.638">
                <text:p>189.63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7.7888">
                <text:p>57.7888</text:p>
              </table:table-cell>
              <table:table-cell office:value-type="float" office:value="189.635">
                <text:p>189.63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7.9011">
                <text:p>57.9011</text:p>
              </table:table-cell>
              <table:table-cell office:value-type="float" office:value="189.632">
                <text:p>189.63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8.0188">
                <text:p>58.0188</text:p>
              </table:table-cell>
              <table:table-cell office:value-type="float" office:value="189.629">
                <text:p>189.62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8.1331">
                <text:p>58.1331</text:p>
              </table:table-cell>
              <table:table-cell office:value-type="float" office:value="189.626">
                <text:p>189.62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8.2441">
                <text:p>58.2441</text:p>
              </table:table-cell>
              <table:table-cell office:value-type="float" office:value="189.623">
                <text:p>189.62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8.3535">
                <text:p>58.3535</text:p>
              </table:table-cell>
              <table:table-cell office:value-type="float" office:value="189.621">
                <text:p>189.62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8.48">
                <text:p>58.48</text:p>
              </table:table-cell>
              <table:table-cell office:value-type="float" office:value="189.618">
                <text:p>189.618</text:p>
              </table:table-cell>
              <table:table-cell office:value-type="float" office:value="190">
                <text:p>1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7.2$Windows_X86_64 LibreOffice_project/dd47e4b30cb7dab30588d6c79c651f218165e3c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